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24cm" fo:margin-left="-0.191cm" fo:margin-top="0cm" fo:margin-bottom="0cm" table:align="left" style:writing-mode="lr-tb"/>
    </style:style>
    <style:style style:name="Tabela1.A" style:family="table-column">
      <style:table-column-properties style:column-width="5.0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24cm" fo:margin-left="-0.191cm" fo:margin-top="0cm" fo:margin-bottom="0cm" table:align="left" style:writing-mode="lr-tb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7.618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24cm" fo:margin-left="-0.191cm" fo:margin-top="0cm" fo:margin-bottom="0cm" table:align="left" style:writing-mode="lr-tb"/>
    </style:style>
    <style:style style:name="Tabela3.A" style:family="table-column">
      <style:table-column-properties style:column-width="3.81cm"/>
    </style:style>
    <style:style style:name="Tabela3.D" style:family="table-column">
      <style:table-column-properties style:column-width="3.808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24cm" fo:margin-left="-0.191cm" fo:margin-top="0cm" fo:margin-bottom="0cm" table:align="left" style:writing-mode="lr-tb"/>
    </style:style>
    <style:style style:name="Tabela4.A" style:family="table-column">
      <style:table-column-properties style:column-width="3.81cm"/>
    </style:style>
    <style:style style:name="Tabela4.D" style:family="table-column">
      <style:table-column-properties style:column-width="3.808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5.24cm" fo:margin-left="-0.191cm" fo:margin-top="0cm" fo:margin-bottom="0cm" table:align="left" style:writing-mode="lr-tb"/>
    </style:style>
    <style:style style:name="Tabela5.A" style:family="table-column">
      <style:table-column-properties style:column-width="2.54cm"/>
    </style:style>
    <style:style style:name="Tabela5.B" style:family="table-column">
      <style:table-column-properties style:column-width="2.538cm"/>
    </style:style>
    <style:style style:name="Tabela5.C" style:family="table-column">
      <style:table-column-properties style:column-width="2.54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5.231cm" fo:margin-left="-0.191cm" fo:margin-top="0cm" fo:margin-bottom="0cm" table:align="left" style:writing-mode="lr-tb"/>
    </style:style>
    <style:style style:name="Tabela6.A" style:family="table-column">
      <style:table-column-properties style:column-width="1.383cm"/>
    </style:style>
    <style:style style:name="Tabela6.B" style:family="table-column">
      <style:table-column-properties style:column-width="1.385cm"/>
    </style:style>
    <style:style style:name="Tabela6.F" style:family="table-column">
      <style:table-column-properties style:column-width="1.388cm"/>
    </style:style>
    <style:style style:name="Tabela6.K" style:family="table-column">
      <style:table-column-properties style:column-width="1.37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24cm" fo:margin-left="-0.191cm" fo:margin-top="0cm" fo:margin-bottom="0cm" table:align="left" style:writing-mode="lr-tb"/>
    </style:style>
    <style:style style:name="Tabela7.A" style:family="table-column">
      <style:table-column-properties style:column-width="2.54cm"/>
    </style:style>
    <style:style style:name="Tabela7.B" style:family="table-column">
      <style:table-column-properties style:column-width="2.538cm"/>
    </style:style>
    <style:style style:name="Tabela7.C" style:family="table-column">
      <style:table-column-properties style:column-width="2.54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236cm" fo:margin-left="-0.191cm" fo:margin-top="0cm" fo:margin-bottom="0cm" table:align="left" style:writing-mode="lr-tb"/>
    </style:style>
    <style:style style:name="Tabela8.A" style:family="table-column">
      <style:table-column-properties style:column-width="2.177cm"/>
    </style:style>
    <style:style style:name="Tabela8.B" style:family="table-column">
      <style:table-column-properties style:column-width="2.175cm"/>
    </style:style>
    <style:style style:name="Tabela8.C" style:family="table-column">
      <style:table-column-properties style:column-width="2.178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24cm" fo:margin-left="-0.191cm" fo:margin-top="0cm" fo:margin-bottom="0cm" table:align="left" style:writing-mode="lr-tb"/>
    </style:style>
    <style:style style:name="Tabela9.A" style:family="table-column">
      <style:table-column-properties style:column-width="3.048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5.24cm" fo:margin-left="-0.191cm" fo:margin-top="0cm" fo:margin-bottom="0cm" table:align="left" style:writing-mode="lr-tb"/>
    </style:style>
    <style:style style:name="Tabela10.A" style:family="table-column">
      <style:table-column-properties style:column-width="3.048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24cm" fo:margin-left="-0.191cm" fo:margin-top="0cm" fo:margin-bottom="0cm" table:align="left" style:writing-mode="lr-tb"/>
    </style:style>
    <style:style style:name="Tabela11.A" style:family="table-column">
      <style:table-column-properties style:column-width="2.54cm"/>
    </style:style>
    <style:style style:name="Tabela11.B" style:family="table-column">
      <style:table-column-properties style:column-width="2.538cm"/>
    </style:style>
    <style:style style:name="Tabela11.C" style:family="table-column">
      <style:table-column-properties style:column-width="2.542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236cm" fo:margin-left="-0.191cm" fo:margin-top="0cm" fo:margin-bottom="0cm" table:align="left" style:writing-mode="lr-tb"/>
    </style:style>
    <style:style style:name="Tabela12.A" style:family="table-column">
      <style:table-column-properties style:column-width="2.177cm"/>
    </style:style>
    <style:style style:name="Tabela12.B" style:family="table-column">
      <style:table-column-properties style:column-width="2.175cm"/>
    </style:style>
    <style:style style:name="Tabela12.C" style:family="table-column">
      <style:table-column-properties style:column-width="2.178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24cm" fo:margin-left="-0.191cm" fo:margin-top="0cm" fo:margin-bottom="0cm" table:align="left" style:writing-mode="lr-tb"/>
    </style:style>
    <style:style style:name="Tabela13.A" style:family="table-column">
      <style:table-column-properties style:column-width="3.81cm"/>
    </style:style>
    <style:style style:name="Tabela13.D" style:family="table-column">
      <style:table-column-properties style:column-width="3.808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24cm" fo:margin-left="-0.191cm" fo:margin-top="0cm" fo:margin-bottom="0cm" table:align="left" style:writing-mode="lr-tb"/>
    </style:style>
    <style:style style:name="Tabela14.A" style:family="table-column">
      <style:table-column-properties style:column-width="3.81cm"/>
    </style:style>
    <style:style style:name="Tabela14.D" style:family="table-column">
      <style:table-column-properties style:column-width="3.808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24cm" fo:margin-left="-0.191cm" fo:margin-top="0cm" fo:margin-bottom="0cm" table:align="left" style:writing-mode="lr-tb"/>
    </style:style>
    <style:style style:name="Tabela15.A" style:family="table-column">
      <style:table-column-properties style:column-width="3.81cm"/>
    </style:style>
    <style:style style:name="Tabela15.D" style:family="table-column">
      <style:table-column-properties style:column-width="3.808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24cm" fo:margin-left="-0.191cm" fo:margin-top="0cm" fo:margin-bottom="0cm" table:align="left" style:writing-mode="lr-tb"/>
    </style:style>
    <style:style style:name="Tabela16.A" style:family="table-column">
      <style:table-column-properties style:column-width="3.048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24cm" fo:margin-left="-0.191cm" fo:margin-top="0cm" fo:margin-bottom="0cm" table:align="left" style:writing-mode="lr-tb"/>
    </style:style>
    <style:style style:name="Tabela17.A" style:family="table-column">
      <style:table-column-properties style:column-width="5.08cm"/>
    </style:style>
    <style:style style:name="Tabela17.1" style:family="table-row">
      <style:table-row-properties fo:keep-together="auto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24cm" fo:margin-left="-0.191cm" fo:margin-top="0cm" fo:margin-bottom="0cm" table:align="left" style:writing-mode="lr-tb"/>
    </style:style>
    <style:style style:name="Tabela18.A" style:family="table-column">
      <style:table-column-properties style:column-width="3.048cm"/>
    </style:style>
    <style:style style:name="Tabela18.1" style:family="table-row">
      <style:table-row-properties fo:keep-together="auto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5.236cm" fo:margin-left="-0.191cm" fo:margin-top="0cm" fo:margin-bottom="0cm" table:align="left" style:writing-mode="lr-tb"/>
    </style:style>
    <style:style style:name="Tabela19.A" style:family="table-column">
      <style:table-column-properties style:column-width="2.177cm"/>
    </style:style>
    <style:style style:name="Tabela19.B" style:family="table-column">
      <style:table-column-properties style:column-width="2.175cm"/>
    </style:style>
    <style:style style:name="Tabela19.C" style:family="table-column">
      <style:table-column-properties style:column-width="2.178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" style:family="table">
      <style:table-properties style:width="15.24cm" fo:margin-left="-0.191cm" fo:margin-top="0cm" fo:margin-bottom="0cm" table:align="left" style:writing-mode="lr-tb"/>
    </style:style>
    <style:style style:name="Tabela20.A" style:family="table-column">
      <style:table-column-properties style:column-width="3.81cm"/>
    </style:style>
    <style:style style:name="Tabela20.D" style:family="table-column">
      <style:table-column-properties style:column-width="3.808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1" style:family="table">
      <style:table-properties style:width="15.24cm" fo:margin-left="-0.191cm" fo:margin-top="0cm" fo:margin-bottom="0cm" table:align="left" style:writing-mode="lr-tb"/>
    </style:style>
    <style:style style:name="Tabela21.A" style:family="table-column">
      <style:table-column-properties style:column-width="3.048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2" style:family="table">
      <style:table-properties style:width="15.24cm" fo:margin-left="-0.191cm" fo:margin-top="0cm" fo:margin-bottom="0cm" table:align="left" style:writing-mode="lr-tb"/>
    </style:style>
    <style:style style:name="Tabela22.A" style:family="table-column">
      <style:table-column-properties style:column-width="3.048cm"/>
    </style:style>
    <style:style style:name="Tabela22.1" style:family="table-row">
      <style:table-row-properties fo:keep-together="auto"/>
    </style:style>
    <style:style style:name="Tabela2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3" style:family="table">
      <style:table-properties style:width="15.24cm" fo:margin-left="-0.191cm" fo:margin-top="0cm" fo:margin-bottom="0cm" table:align="left" style:writing-mode="lr-tb"/>
    </style:style>
    <style:style style:name="Tabela23.A" style:family="table-column">
      <style:table-column-properties style:column-width="3.81cm"/>
    </style:style>
    <style:style style:name="Tabela23.D" style:family="table-column">
      <style:table-column-properties style:column-width="3.808cm"/>
    </style:style>
    <style:style style:name="Tabela23.1" style:family="table-row">
      <style:table-row-properties fo:keep-together="auto"/>
    </style:style>
    <style:style style:name="Tabela2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4" style:family="table">
      <style:table-properties style:width="15.24cm" fo:margin-left="-0.191cm" fo:margin-top="0cm" fo:margin-bottom="0cm" table:align="left" style:writing-mode="lr-tb"/>
    </style:style>
    <style:style style:name="Tabela24.A" style:family="table-column">
      <style:table-column-properties style:column-width="3.048cm"/>
    </style:style>
    <style:style style:name="Tabela24.1" style:family="table-row">
      <style:table-row-properties fo:keep-together="auto"/>
    </style:style>
    <style:style style:name="Tabela2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5" style:family="table">
      <style:table-properties style:width="15.24cm" fo:margin-left="-0.191cm" fo:margin-top="0cm" fo:margin-bottom="0cm" table:align="left" style:writing-mode="lr-tb"/>
    </style:style>
    <style:style style:name="Tabela25.A" style:family="table-column">
      <style:table-column-properties style:column-width="3.81cm"/>
    </style:style>
    <style:style style:name="Tabela25.D" style:family="table-column">
      <style:table-column-properties style:column-width="3.808cm"/>
    </style:style>
    <style:style style:name="Tabela25.1" style:family="table-row">
      <style:table-row-properties fo:keep-together="auto"/>
    </style:style>
    <style:style style:name="Tabela2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P2" style:family="paragraph" style:parent-style-name="Heading_20_1">
      <style:paragraph-properties fo:margin-top="0.847cm" fo:margin-bottom="0cm" style:contextual-spacing="false" fo:keep-together="always" fo:keep-with-next="always"/>
    </style:style>
    <style:style style:name="P3" style:family="paragraph" style:parent-style-name="List_20_1" style:list-style-name="WWNum1"/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style:paragraph-properties fo:margin-top="0cm" fo:margin-bottom="0.353cm" style:contextual-spacing="false" fo:break-before="page"/>
    </style:style>
    <style:style style:name="P7" style:family="paragraph" style:parent-style-name="Text_20_body">
      <style:paragraph-properties fo:margin-top="0cm" fo:margin-bottom="0.353cm" style:contextual-spacing="false"/>
    </style:style>
    <style:style style:name="P8" style:family="paragraph" style:parent-style-name="Heading_20_3">
      <style:paragraph-properties fo:margin-top="0cm" fo:margin-bottom="0.353cm" style:contextual-spacing="false"/>
    </style:style>
    <style:style style:name="P9" style:family="paragraph" style:parent-style-name="Text_20_body" style:list-style-name="WWNum7">
      <style:paragraph-properties fo:margin-left="1.251cm" fo:margin-top="0cm" fo:margin-bottom="0.353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0" style:family="paragraph" style:parent-style-name="Text_20_body" style:list-style-name="WWNum8">
      <style:paragraph-properties fo:margin-left="1.251cm" fo:margin-top="0cm" fo:margin-bottom="0.353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1" style:family="paragraph" style:parent-style-name="Text_20_body" style:list-style-name="WWNum8">
      <style:paragraph-properties fo:margin-left="2.501cm" fo:margin-top="0cm" fo:margin-bottom="0.353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2" style:family="paragraph" style:parent-style-name="Text_20_body" style:list-style-name="WWNum9">
      <style:paragraph-properties fo:margin-left="1.251cm" fo:margin-top="0cm" fo:margin-bottom="0.353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3" style:family="paragraph" style:parent-style-name="Text_20_body" style:list-style-name="WWNum10">
      <style:paragraph-properties fo:margin-left="1.251cm" fo:margin-top="0cm" fo:margin-bottom="0.353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top="0cm" fo:margin-bottom="0.353cm" style:contextual-spacing="false"/>
    </style:style>
    <style:style style:name="T1" style:family="text">
      <style:text-properties fo:color="#365f91" loext:opacity="100%" style:font-name="Calibri" fo:font-size="14pt" fo:font-weight="bold" style:font-name-asian="F" style:font-size-asian="14pt" style:font-weight-asian="bold" style:font-name-complex="F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2" style:family="text">
      <style:text-properties fo:color="#365f91" loext:opacity="100%" fo:font-size="14pt" fo:font-weight="bold" style:font-name-asian="F" style:font-size-asian="14pt" style:font-weight-asian="bold" style:font-name-complex="F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" style:family="text">
      <style:text-properties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T4" style:family="text">
      <style:text-properties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o Mestre — Mundo dos Sapos (Organizado)</text:p>
      <text:h text:style-name="Heading_20_1" text:outline-level="1">ÍNDICE</text:h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O sumário será gerado automaticamente no Word (selecione e pressione F9).</text:p>
        </text:index-body>
      </text:table-of-content>
      <text:h text:style-name="P2" text:outline-level="1" loext:marker-style-name="T1"><text:span text:style-name="T2">🐸 Documento Mestre — Mundo dos Sapos</text:span><text:span text:style-name="T1"/></text:h>
      <text:h text:style-name="Heading_20_2" text:outline-level="2">1. 📜 Visão Geral</text:h>
      <text:p text:style-name="Standard">O Mundo dos Sapos é um jogo que mistura sobrevivência, exploração, PvE, PvP opcional, crafting, economia entre jogadores e um hub social interativo (Plaza). Cada sapo é único, com genética própria, raridade e atributos que influenciam seu desempenho em combate, reprodução e interações.</text:p>
      <text:p text:style-name="Standard">O ciclo central do jogo é:</text:p>
      <text:p text:style-name="Standard">Caçar → Obter Recursos → Criar/Negociar → Evoluir → Sobreviver</text:p>
      <text:h text:style-name="Heading_20_2" text:outline-level="2">2. 🏛 Plaza (Hub Social)</text:h>
      <text:p text:style-name="Standard">O Plaza é a área social em tempo real onde os jogadores:</text:p>
      <text:list text:style-name="WWNum1">
        <text:list-item>
          <text:p text:style-name="P3">Movem seu sapo ativo livremente em 8 direções (setas ou WASD).</text:p>
        </text:list-item>
        <text:list-item>
          <text:p text:style-name="P3">Conversam em canais: Geral, Local, Comércio e Ajuda.</text:p>
        </text:list-item>
        <text:list-item>
          <text:p text:style-name="P3">Enviam PM clicando em outros jogadores.</text:p>
        </text:list-item>
        <text:list-item>
          <text:p text:style-name="P3">Realizam trade seguro P2P de itens não‑NFT.</text:p>
        </text:list-item>
        <text:list-item>
          <text:p text:style-name="P3">Marcam sapos/jogadores como aliado ou agressivo (influencia PvP nas Hunts).</text:p>
        </text:list-item>
        <text:list-item>
          <text:p text:style-name="P3">Participam de eventos sociais, minigames e encontros da comunidade.</text:p>
        </text:list-item>
        <text:list-item>
          <text:p text:style-name="P3">Instâncias com 30–60 jogadores.</text:p>
        </text:list-item>
      </text:list>
      <text:h text:style-name="Heading_20_2" text:outline-level="2">3. 🏅 Raridades</text:h>
      <table:table table:name="Tabela1" table:style-name="Tabela1">
        <table:table-column table:style-name="Tabela1.A" table:number-columns-repeated="3"/>
        <table:table-row table:style-name="Tabela1.1">
          <table:table-cell table:style-name="Tabela1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1.A1" office:value-type="string">
            <text:p text:style-name="P4" loext:marker-style-name="T3"><text:span text:style-name="T4">Descrição</text:span><text:span text:style-name="T3"/></text:p>
          </table:table-cell>
          <table:table-cell table:style-name="Tabela1.A1" office:value-type="string">
            <text:p text:style-name="P4" loext:marker-style-name="T3"><text:span text:style-name="T4">Observações</text:span><text:span text:style-name="T3"/></text:p>
          </table:table-cell>
        </table:table-row>
        <table:table-row table:style-name="Tabela1.1">
          <table:table-cell table:style-name="Tabela1.A1" office:value-type="string">
            <text:p text:style-name="P4" loext:marker-style-name="T3"><text:span text:style-name="T4">🆓 Grátis</text:span><text:span text:style-name="T3"/></text:p>
          </table:table-cell>
          <table:table-cell table:style-name="Tabela1.A1" office:value-type="string">
            <text:p text:style-name="P4" loext:marker-style-name="T3"><text:span text:style-name="T4">1 por conta; não‑NFT; não pode breedar; XP/loot = 1/3; pode virar Comum NFT.</text:span><text:span text:style-name="T3"/></text:p>
          </table:table-cell>
          <table:table-cell table:style-name="Tabela1.A1" office:value-type="string">
            <text:p text:style-name="P4" loext:marker-style-name="T3"><text:span text:style-name="T4">Sapo inicial de aprendizado.</text:span><text:span text:style-name="T3"/></text:p>
          </table:table-cell>
        </table:table-row>
        <table:table-row table:style-name="Tabela1.1">
          <table:table-cell table:style-name="Tabela1.A1" office:value-type="string">
            <text:p text:style-name="P4" loext:marker-style-name="T3"><text:span text:style-name="T4">🟢 Comum</text:span><text:span text:style-name="T3"/></text:p>
          </table:table-cell>
          <table:table-cell table:style-name="Tabela1.A1" office:value-type="string">
            <text:p text:style-name="P4" loext:marker-style-name="T3"><text:span text:style-name="T4">Equilibrado.</text:span><text:span text:style-name="T3"/></text:p>
          </table:table-cell>
          <table:table-cell table:style-name="Tabela1.A1" office:value-type="string">
            <text:p text:style-name="P4" loext:marker-style-name="T3"><text:span text:style-name="T4">Boa progressão geral.</text:span><text:span text:style-name="T3"/></text:p>
          </table:table-cell>
        </table:table-row>
        <table:table-row table:style-name="Tabela1.1">
          <table:table-cell table:style-name="Tabela1.A1" office:value-type="string">
            <text:p text:style-name="P4" loext:marker-style-name="T3"><text:span text:style-name="T4">🔵 Incomum</text:span><text:span text:style-name="T3"/></text:p>
          </table:table-cell>
          <table:table-cell table:style-name="Tabela1.A1" office:value-type="string">
            <text:p text:style-name="P4" loext:marker-style-name="T3"><text:span text:style-name="T4">Mais potencial e melhores chances de habilidades.</text:span><text:span text:style-name="T3"/></text:p>
          </table:table-cell>
          <table:table-cell table:style-name="Tabela1.A1" office:value-type="string">
            <text:p text:style-name="P4" loext:marker-style-name="T3"><text:span text:style-name="T4">Excelente para PvP médio e Hunts mais difíceis.</text:span><text:span text:style-name="T3"/></text:p>
          </table:table-cell>
        </table:table-row>
        <table:table-row table:style-name="Tabela1.1">
          <table:table-cell table:style-name="Tabela1.A1" office:value-type="string">
            <text:p text:style-name="P4" loext:marker-style-name="T3"><text:span text:style-name="T4">🟣 Raro</text:span><text:span text:style-name="T3"/></text:p>
          </table:table-cell>
          <table:table-cell table:style-name="Tabela1.A1" office:value-type="string">
            <text:p text:style-name="P4" loext:marker-style-name="T3"><text:span text:style-name="T4">Status e habilidades máximos.</text:span><text:span text:style-name="T3"/></text:p>
          </table:table-cell>
          <table:table-cell table:style-name="Tabela1.A1" office:value-type="string">
            <text:p text:style-name="P4" loext:marker-style-name="T3"><text:span text:style-name="T4">Mais valioso e cobiçado.</text:span><text:span text:style-name="T3"/></text:p>
          </table:table-cell>
        </table:table-row>
      </table:table>
      <text:h text:style-name="Heading_20_2" text:outline-level="2"><text:soft-page-break/>4. 📈 Progressão</text:h>
      <text:list text:continue-numbering="true" text:style-name="WWNum1">
        <text:list-item>
          <text:p text:style-name="P3">Nível Máximo: 30</text:p>
        </text:list-item>
        <text:list-item>
          <text:p text:style-name="P3">+1 ponto em ATK/DEF/VEL a cada 3 níveis</text:p>
        </text:list-item>
        <text:list-item>
          <text:p text:style-name="P3">Bônus (Vida/Energia/Fome) a cada 5 níveis</text:p>
        </text:list-item>
        <text:list-item>
          <text:p text:style-name="P3">XP ganho: Hunts, PvP, crafting avançado, eventos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 loext:marker-style-name="T3"><text:span text:style-name="T4">Nível</text:span><text:span text:style-name="T3"/></text:p>
          </table:table-cell>
          <table:table-cell table:style-name="Tabela2.A1" office:value-type="string">
            <text:p text:style-name="P4" loext:marker-style-name="T3"><text:span text:style-name="T4">XP acumulado</text:span><text:span text:style-name="T3"/></text:p>
          </table:table-cell>
        </table:table-row>
        <table:table-row table:style-name="Tabela2.1">
          <table:table-cell table:style-name="Tabela2.A1" office:value-type="string">
            <text:p text:style-name="P4" loext:marker-style-name="T3"><text:span text:style-name="T4">1</text:span><text:span text:style-name="T3"/></text:p>
          </table:table-cell>
          <table:table-cell table:style-name="Tabela2.A1" office:value-type="string">
            <text:p text:style-name="P4" loext:marker-style-name="T3"><text:span text:style-name="T4">0</text:span><text:span text:style-name="T3"/></text:p>
          </table:table-cell>
        </table:table-row>
        <table:table-row table:style-name="Tabela2.1">
          <table:table-cell table:style-name="Tabela2.A1" office:value-type="string">
            <text:p text:style-name="P4" loext:marker-style-name="T3"><text:span text:style-name="T4">2</text:span><text:span text:style-name="T3"/></text:p>
          </table:table-cell>
          <table:table-cell table:style-name="Tabela2.A1" office:value-type="string">
            <text:p text:style-name="P4" loext:marker-style-name="T3"><text:span text:style-name="T4">15</text:span><text:span text:style-name="T3"/></text:p>
          </table:table-cell>
        </table:table-row>
        <table:table-row table:style-name="Tabela2.1">
          <table:table-cell table:style-name="Tabela2.A1" office:value-type="string">
            <text:p text:style-name="P4" loext:marker-style-name="T3"><text:span text:style-name="T4">3</text:span><text:span text:style-name="T3"/></text:p>
          </table:table-cell>
          <table:table-cell table:style-name="Tabela2.A1" office:value-type="string">
            <text:p text:style-name="P4" loext:marker-style-name="T3"><text:span text:style-name="T4">45</text:span><text:span text:style-name="T3"/></text:p>
          </table:table-cell>
        </table:table-row>
        <table:table-row table:style-name="Tabela2.1">
          <table:table-cell table:style-name="Tabela2.A1" office:value-type="string">
            <text:p text:style-name="P4" loext:marker-style-name="T3"><text:span text:style-name="T4">4</text:span><text:span text:style-name="T3"/></text:p>
          </table:table-cell>
          <table:table-cell table:style-name="Tabela2.A1" office:value-type="string">
            <text:p text:style-name="P4" loext:marker-style-name="T3"><text:span text:style-name="T4">90</text:span><text:span text:style-name="T3"/></text:p>
          </table:table-cell>
        </table:table-row>
        <table:table-row table:style-name="Tabela2.1">
          <table:table-cell table:style-name="Tabela2.A1" office:value-type="string">
            <text:p text:style-name="P4" loext:marker-style-name="T3"><text:span text:style-name="T4">5</text:span><text:span text:style-name="T3"/></text:p>
          </table:table-cell>
          <table:table-cell table:style-name="Tabela2.A1" office:value-type="string">
            <text:p text:style-name="P4" loext:marker-style-name="T3"><text:span text:style-name="T4">150</text:span><text:span text:style-name="T3"/></text:p>
          </table:table-cell>
        </table:table-row>
        <table:table-row table:style-name="Tabela2.1">
          <table:table-cell table:style-name="Tabela2.A1" office:value-type="string">
            <text:p text:style-name="P4" loext:marker-style-name="T3"><text:span text:style-name="T4">…</text:span><text:span text:style-name="T3"/></text:p>
          </table:table-cell>
          <table:table-cell table:style-name="Tabela2.A1" office:value-type="string">
            <text:p text:style-name="P4" loext:marker-style-name="T3"><text:span text:style-name="T4">Incremento progressivo</text:span><text:span text:style-name="T3"/></text:p>
          </table:table-cell>
        </table:table-row>
      </table:table>
      <text:h text:style-name="Heading_20_2" text:outline-level="2">5. 💪 Status</text:h>
      <text:h text:style-name="Heading_20_3" text:outline-level="3">Sobrevivência</text:h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3.A1" office:value-type="string">
            <text:p text:style-name="P4" loext:marker-style-name="T3"><text:span text:style-name="T4">Vida ❤️</text:span><text:span text:style-name="T3"/></text:p>
          </table:table-cell>
          <table:table-cell table:style-name="Tabela3.A1" office:value-type="string">
            <text:p text:style-name="P4" loext:marker-style-name="T3"><text:span text:style-name="T4">Energia ⚡</text:span><text:span text:style-name="T3"/></text:p>
          </table:table-cell>
          <table:table-cell table:style-name="Tabela3.A1" office:value-type="string">
            <text:p text:style-name="P4" loext:marker-style-name="T3"><text:span text:style-name="T4">Fome 🍎</text:span><text:span text:style-name="T3"/></text:p>
          </table:table-cell>
        </table:table-row>
        <table:table-row table:style-name="Tabela3.1">
          <table:table-cell table:style-name="Tabela3.A1" office:value-type="string">
            <text:p text:style-name="P4" loext:marker-style-name="T3"><text:span text:style-name="T4">Grátis</text:span><text:span text:style-name="T3"/></text:p>
          </table:table-cell>
          <table:table-cell table:style-name="Tabela3.A1" office:value-type="string">
            <text:p text:style-name="P4" loext:marker-style-name="T3"><text:span text:style-name="T4">75</text:span><text:span text:style-name="T3"/></text:p>
          </table:table-cell>
          <table:table-cell table:style-name="Tabela3.A1" office:value-type="string">
            <text:p text:style-name="P4" loext:marker-style-name="T3"><text:span text:style-name="T4">75</text:span><text:span text:style-name="T3"/></text:p>
          </table:table-cell>
          <table:table-cell table:style-name="Tabela3.A1" office:value-type="string">
            <text:p text:style-name="P4" loext:marker-style-name="T3"><text:span text:style-name="T4">75</text:span><text:span text:style-name="T3"/></text:p>
          </table:table-cell>
        </table:table-row>
        <table:table-row table:style-name="Tabela3.1">
          <table:table-cell table:style-name="Tabela3.A1" office:value-type="string">
            <text:p text:style-name="P4" loext:marker-style-name="T3"><text:span text:style-name="T4">Comum</text:span><text:span text:style-name="T3"/></text:p>
          </table:table-cell>
          <table:table-cell table:style-name="Tabela3.A1" office:value-type="string">
            <text:p text:style-name="P4" loext:marker-style-name="T3"><text:span text:style-name="T4">90</text:span><text:span text:style-name="T3"/></text:p>
          </table:table-cell>
          <table:table-cell table:style-name="Tabela3.A1" office:value-type="string">
            <text:p text:style-name="P4" loext:marker-style-name="T3"><text:span text:style-name="T4">90</text:span><text:span text:style-name="T3"/></text:p>
          </table:table-cell>
          <table:table-cell table:style-name="Tabela3.A1" office:value-type="string">
            <text:p text:style-name="P4" loext:marker-style-name="T3"><text:span text:style-name="T4">90</text:span><text:span text:style-name="T3"/></text:p>
          </table:table-cell>
        </table:table-row>
        <table:table-row table:style-name="Tabela3.1">
          <table:table-cell table:style-name="Tabela3.A1" office:value-type="string">
            <text:p text:style-name="P4" loext:marker-style-name="T3"><text:span text:style-name="T4">Incomum</text:span><text:span text:style-name="T3"/></text:p>
          </table:table-cell>
          <table:table-cell table:style-name="Tabela3.A1" office:value-type="string">
            <text:p text:style-name="P4" loext:marker-style-name="T3"><text:span text:style-name="T4">120</text:span><text:span text:style-name="T3"/></text:p>
          </table:table-cell>
          <table:table-cell table:style-name="Tabela3.A1" office:value-type="string">
            <text:p text:style-name="P4" loext:marker-style-name="T3"><text:span text:style-name="T4">120</text:span><text:span text:style-name="T3"/></text:p>
          </table:table-cell>
          <table:table-cell table:style-name="Tabela3.A1" office:value-type="string">
            <text:p text:style-name="P4" loext:marker-style-name="T3"><text:span text:style-name="T4">120</text:span><text:span text:style-name="T3"/></text:p>
          </table:table-cell>
        </table:table-row>
        <table:table-row table:style-name="Tabela3.1">
          <table:table-cell table:style-name="Tabela3.A1" office:value-type="string">
            <text:p text:style-name="P4" loext:marker-style-name="T3"><text:span text:style-name="T4">Raro</text:span><text:span text:style-name="T3"/></text:p>
          </table:table-cell>
          <table:table-cell table:style-name="Tabela3.A1" office:value-type="string">
            <text:p text:style-name="P4" loext:marker-style-name="T3"><text:span text:style-name="T4">150</text:span><text:span text:style-name="T3"/></text:p>
          </table:table-cell>
          <table:table-cell table:style-name="Tabela3.A1" office:value-type="string">
            <text:p text:style-name="P4" loext:marker-style-name="T3"><text:span text:style-name="T4">150</text:span><text:span text:style-name="T3"/></text:p>
          </table:table-cell>
          <table:table-cell table:style-name="Tabela3.A1" office:value-type="string">
            <text:p text:style-name="P4" loext:marker-style-name="T3"><text:span text:style-name="T4">150</text:span><text:span text:style-name="T3"/></text:p>
          </table:table-cell>
        </table:table-row>
      </table:table>
      <text:p text:style-name="Standard">Regras de sobrevivência:</text:p>
      <text:list text:continue-numbering="true" text:style-name="WWNum1">
        <text:list-item>
          <text:p text:style-name="P3">Energia: regenera com o tempo.</text:p>
        </text:list-item>
        <text:list-item>
          <text:p text:style-name="P3">Fome: cai com o tempo; se zerar, Vida cai com o tempo.</text:p>
        </text:list-item>
        <text:list-item>
          <text:p text:style-name="P3">Se Fome ≥ 50% e sapo inativo → Vida regenera lentamente.</text:p>
        </text:list-item>
      </text:list>
      <text:h text:style-name="Heading_20_3" text:outline-level="3">Batalha</text:h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4.A1" office:value-type="string">
            <text:p text:style-name="P4" loext:marker-style-name="T3"><text:span text:style-name="T4">Soma Máx. (ATK+DEF+VEL)</text:span><text:span text:style-name="T3"/></text:p>
          </table:table-cell>
          <table:table-cell table:style-name="Tabela4.A1" office:value-type="string">
            <text:p text:style-name="P4" loext:marker-style-name="T3"><text:span text:style-name="T4">Mín./atrib.</text:span><text:span text:style-name="T3"/></text:p>
          </table:table-cell>
          <table:table-cell table:style-name="Tabela4.A1" office:value-type="string">
            <text:p text:style-name="P4" loext:marker-style-name="T3"><text:span text:style-name="T4">Máx./atrib.</text:span><text:span text:style-name="T3"/></text:p>
          </table:table-cell>
        </table:table-row>
        <table:table-row table:style-name="Tabela4.1">
          <table:table-cell table:style-name="Tabela4.A1" office:value-type="string">
            <text:p text:style-name="P4" loext:marker-style-name="T3"><text:span text:style-name="T4">Grátis</text:span><text:span text:style-name="T3"/></text:p>
          </table:table-cell>
          <table:table-cell table:style-name="Tabela4.A1" office:value-type="string">
            <text:p text:style-name="P4" loext:marker-style-name="T3"><text:span text:style-name="T4">15</text:span><text:span text:style-name="T3"/></text:p>
          </table:table-cell>
          <table:table-cell table:style-name="Tabela4.A1" office:value-type="string">
            <text:p text:style-name="P4" loext:marker-style-name="T3"><text:span text:style-name="T4">3</text:span><text:span text:style-name="T3"/></text:p>
          </table:table-cell>
          <table:table-cell table:style-name="Tabela4.A1" office:value-type="string">
            <text:p text:style-name="P4" loext:marker-style-name="T3"><text:span text:style-name="T4">9</text:span><text:span text:style-name="T3"/></text:p>
          </table:table-cell>
        </table:table-row>
        <table:table-row table:style-name="Tabela4.1">
          <table:table-cell table:style-name="Tabela4.A1" office:value-type="string">
            <text:p text:style-name="P4" loext:marker-style-name="T3"><text:span text:style-name="T4">Comum</text:span><text:span text:style-name="T3"/></text:p>
          </table:table-cell>
          <table:table-cell table:style-name="Tabela4.A1" office:value-type="string">
            <text:p text:style-name="P4" loext:marker-style-name="T3"><text:span text:style-name="T4">18</text:span><text:span text:style-name="T3"/></text:p>
          </table:table-cell>
          <table:table-cell table:style-name="Tabela4.A1" office:value-type="string">
            <text:p text:style-name="P4" loext:marker-style-name="T3"><text:span text:style-name="T4">3</text:span><text:span text:style-name="T3"/></text:p>
          </table:table-cell>
          <table:table-cell table:style-name="Tabela4.A1" office:value-type="string">
            <text:p text:style-name="P4" loext:marker-style-name="T3"><text:span text:style-name="T4">12</text:span><text:span text:style-name="T3"/></text:p>
          </table:table-cell>
        </table:table-row>
        <table:table-row table:style-name="Tabela4.1">
          <table:table-cell table:style-name="Tabela4.A1" office:value-type="string">
            <text:p text:style-name="P4" loext:marker-style-name="T3"><text:span text:style-name="T4">Incomum</text:span><text:span text:style-name="T3"/></text:p>
          </table:table-cell>
          <table:table-cell table:style-name="Tabela4.A1" office:value-type="string">
            <text:p text:style-name="P4" loext:marker-style-name="T3"><text:span text:style-name="T4">21</text:span><text:span text:style-name="T3"/></text:p>
          </table:table-cell>
          <table:table-cell table:style-name="Tabela4.A1" office:value-type="string">
            <text:p text:style-name="P4" loext:marker-style-name="T3"><text:span text:style-name="T4">3</text:span><text:span text:style-name="T3"/></text:p>
          </table:table-cell>
          <table:table-cell table:style-name="Tabela4.A1" office:value-type="string">
            <text:p text:style-name="P4" loext:marker-style-name="T3"><text:span text:style-name="T4">15</text:span><text:span text:style-name="T3"/></text:p>
          </table:table-cell>
        </table:table-row>
        <table:table-row table:style-name="Tabela4.1">
          <table:table-cell table:style-name="Tabela4.A1" office:value-type="string">
            <text:p text:style-name="P4" loext:marker-style-name="T3"><text:span text:style-name="T4">Raro</text:span><text:span text:style-name="T3"/></text:p>
          </table:table-cell>
          <table:table-cell table:style-name="Tabela4.A1" office:value-type="string">
            <text:p text:style-name="P4" loext:marker-style-name="T3"><text:span text:style-name="T4">24</text:span><text:span text:style-name="T3"/></text:p>
          </table:table-cell>
          <table:table-cell table:style-name="Tabela4.A1" office:value-type="string">
            <text:p text:style-name="P4" loext:marker-style-name="T3"><text:span text:style-name="T4">3</text:span><text:span text:style-name="T3"/></text:p>
          </table:table-cell>
          <table:table-cell table:style-name="Tabela4.A1" office:value-type="string">
            <text:p text:style-name="P4" loext:marker-style-name="T3"><text:span text:style-name="T4">18</text:span><text:span text:style-name="T3"/></text:p>
          </table:table-cell>
        </table:table-row>
      </table:table>
      <text:h text:style-name="Heading_20_2" text:outline-level="2">6. 🌀 Habilidades (Skills)</text:h>
      <text:list text:continue-numbering="true" text:style-name="WWNum1">
        <text:list-item>
          <text:p text:style-name="P3">Possibilidades: 0, 1 ou 2 skills.</text:p>
        </text:list-item>
        <text:list-item>
          <text:p text:style-name="P3">Sorteio:</text:p>
        </text:list-item>
        <text:list-item>
          <text:p text:style-name="P3">1ª skill: chance por raridade.</text:p>
        </text:list-item>
        <text:list-item>
          <text:p text:style-name="P3">2ª skill: chance condicional.</text:p>
        </text:list-item>
        <text:list-item>
          <text:p text:style-name="P3"><text:s text:c="4"/>1ª skill: chance por raridade.</text:p>
        </text:list-item>
        <text:list-item>
          <text:p text:style-name="P3"><text:s text:c="4"/>2ª skill: chance condicional.</text:p>
        </text:list-item>
        <text:list-item>
          <text:p text:style-name="P3">1ª skill: chance por raridade.</text:p>
        </text:list-item>
        <text:list-item>
          <text:p text:style-name="P3">2ª skill: chance condicional.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A"/>
        <table:table-column table:style-name="Tabela5.B"/>
        <table:table-column table:style-name="Tabela5.A"/>
        <text:soft-page-break/>
        <table:table-row table:style-name="Tabela5.1">
          <table:table-cell table:style-name="Tabela5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5.A1" office:value-type="string">
            <text:p text:style-name="P4" loext:marker-style-name="T3"><text:span text:style-name="T4">1ª Skill</text:span><text:span text:style-name="T3"/></text:p>
          </table:table-cell>
          <table:table-cell table:style-name="Tabela5.A1" office:value-type="string">
            <text:p text:style-name="P4" loext:marker-style-name="T3"><text:span text:style-name="T4">2ª Skill (cond.)</text:span><text:span text:style-name="T3"/></text:p>
          </table:table-cell>
          <table:table-cell table:style-name="Tabela5.A1" office:value-type="string">
            <text:p text:style-name="P4" loext:marker-style-name="T3"><text:span text:style-name="T4">0 Skills</text:span><text:span text:style-name="T3"/></text:p>
          </table:table-cell>
          <table:table-cell table:style-name="Tabela5.A1" office:value-type="string">
            <text:p text:style-name="P4" loext:marker-style-name="T3"><text:span text:style-name="T4">1 Skill</text:span><text:span text:style-name="T3"/></text:p>
          </table:table-cell>
          <table:table-cell table:style-name="Tabela5.A1" office:value-type="string">
            <text:p text:style-name="P4" loext:marker-style-name="T3"><text:span text:style-name="T4">2 Skills</text:span><text:span text:style-name="T3"/></text:p>
          </table:table-cell>
        </table:table-row>
        <table:table-row table:style-name="Tabela5.1">
          <table:table-cell table:style-name="Tabela5.A1" office:value-type="string">
            <text:p text:style-name="P4" loext:marker-style-name="T3"><text:span text:style-name="T4">Grátis</text:span><text:span text:style-name="T3"/></text:p>
          </table:table-cell>
          <table:table-cell table:style-name="Tabela5.A1" office:value-type="string">
            <text:p text:style-name="P4" loext:marker-style-name="T3"><text:span text:style-name="T4">20%</text:span><text:span text:style-name="T3"/></text:p>
          </table:table-cell>
          <table:table-cell table:style-name="Tabela5.A1" office:value-type="string">
            <text:p text:style-name="P4" loext:marker-style-name="T3"><text:span text:style-name="T4">30%</text:span><text:span text:style-name="T3"/></text:p>
          </table:table-cell>
          <table:table-cell table:style-name="Tabela5.A1" office:value-type="string">
            <text:p text:style-name="P4" loext:marker-style-name="T3"><text:span text:style-name="T4">80%</text:span><text:span text:style-name="T3"/></text:p>
          </table:table-cell>
          <table:table-cell table:style-name="Tabela5.A1" office:value-type="string">
            <text:p text:style-name="P4" loext:marker-style-name="T3"><text:span text:style-name="T4">14%</text:span><text:span text:style-name="T3"/></text:p>
          </table:table-cell>
          <table:table-cell table:style-name="Tabela5.A1" office:value-type="string">
            <text:p text:style-name="P4" loext:marker-style-name="T3"><text:span text:style-name="T4">6%</text:span><text:span text:style-name="T3"/></text:p>
          </table:table-cell>
        </table:table-row>
        <table:table-row table:style-name="Tabela5.1">
          <table:table-cell table:style-name="Tabela5.A1" office:value-type="string">
            <text:p text:style-name="P4" loext:marker-style-name="T3"><text:span text:style-name="T4">Comum</text:span><text:span text:style-name="T3"/></text:p>
          </table:table-cell>
          <table:table-cell table:style-name="Tabela5.A1" office:value-type="string">
            <text:p text:style-name="P4" loext:marker-style-name="T3"><text:span text:style-name="T4">45%</text:span><text:span text:style-name="T3"/></text:p>
          </table:table-cell>
          <table:table-cell table:style-name="Tabela5.A1" office:value-type="string">
            <text:p text:style-name="P4" loext:marker-style-name="T3"><text:span text:style-name="T4">30%</text:span><text:span text:style-name="T3"/></text:p>
          </table:table-cell>
          <table:table-cell table:style-name="Tabela5.A1" office:value-type="string">
            <text:p text:style-name="P4" loext:marker-style-name="T3"><text:span text:style-name="T4">55%</text:span><text:span text:style-name="T3"/></text:p>
          </table:table-cell>
          <table:table-cell table:style-name="Tabela5.A1" office:value-type="string">
            <text:p text:style-name="P4" loext:marker-style-name="T3"><text:span text:style-name="T4">31,5%</text:span><text:span text:style-name="T3"/></text:p>
          </table:table-cell>
          <table:table-cell table:style-name="Tabela5.A1" office:value-type="string">
            <text:p text:style-name="P4" loext:marker-style-name="T3"><text:span text:style-name="T4">13,5%</text:span><text:span text:style-name="T3"/></text:p>
          </table:table-cell>
        </table:table-row>
        <table:table-row table:style-name="Tabela5.1">
          <table:table-cell table:style-name="Tabela5.A1" office:value-type="string">
            <text:p text:style-name="P4" loext:marker-style-name="T3"><text:span text:style-name="T4">Incomum</text:span><text:span text:style-name="T3"/></text:p>
          </table:table-cell>
          <table:table-cell table:style-name="Tabela5.A1" office:value-type="string">
            <text:p text:style-name="P4" loext:marker-style-name="T3"><text:span text:style-name="T4">60%</text:span><text:span text:style-name="T3"/></text:p>
          </table:table-cell>
          <table:table-cell table:style-name="Tabela5.A1" office:value-type="string">
            <text:p text:style-name="P4" loext:marker-style-name="T3"><text:span text:style-name="T4">45%</text:span><text:span text:style-name="T3"/></text:p>
          </table:table-cell>
          <table:table-cell table:style-name="Tabela5.A1" office:value-type="string">
            <text:p text:style-name="P4" loext:marker-style-name="T3"><text:span text:style-name="T4">40%</text:span><text:span text:style-name="T3"/></text:p>
          </table:table-cell>
          <table:table-cell table:style-name="Tabela5.A1" office:value-type="string">
            <text:p text:style-name="P4" loext:marker-style-name="T3"><text:span text:style-name="T4">33%</text:span><text:span text:style-name="T3"/></text:p>
          </table:table-cell>
          <table:table-cell table:style-name="Tabela5.A1" office:value-type="string">
            <text:p text:style-name="P4" loext:marker-style-name="T3"><text:span text:style-name="T4">27%</text:span><text:span text:style-name="T3"/></text:p>
          </table:table-cell>
        </table:table-row>
        <table:table-row table:style-name="Tabela5.1">
          <table:table-cell table:style-name="Tabela5.A1" office:value-type="string">
            <text:p text:style-name="P4" loext:marker-style-name="T3"><text:span text:style-name="T4">Raro</text:span><text:span text:style-name="T3"/></text:p>
          </table:table-cell>
          <table:table-cell table:style-name="Tabela5.A1" office:value-type="string">
            <text:p text:style-name="P4" loext:marker-style-name="T3"><text:span text:style-name="T4">75%</text:span><text:span text:style-name="T3"/></text:p>
          </table:table-cell>
          <table:table-cell table:style-name="Tabela5.A1" office:value-type="string">
            <text:p text:style-name="P4" loext:marker-style-name="T3"><text:span text:style-name="T4">60%</text:span><text:span text:style-name="T3"/></text:p>
          </table:table-cell>
          <table:table-cell table:style-name="Tabela5.A1" office:value-type="string">
            <text:p text:style-name="P4" loext:marker-style-name="T3"><text:span text:style-name="T4">25%</text:span><text:span text:style-name="T3"/></text:p>
          </table:table-cell>
          <table:table-cell table:style-name="Tabela5.A1" office:value-type="string">
            <text:p text:style-name="P4" loext:marker-style-name="T3"><text:span text:style-name="T4">30%</text:span><text:span text:style-name="T3"/></text:p>
          </table:table-cell>
          <table:table-cell table:style-name="Tabela5.A1" office:value-type="string">
            <text:p text:style-name="P4" loext:marker-style-name="T3"><text:span text:style-name="T4">45%</text:span><text:span text:style-name="T3"/></text:p>
          </table:table-cell>
        </table:table-row>
      </table:table>
      <text:p text:style-name="Standard">Tipos: Ataque, Defesa, Cura, Buff.</text:p>
      <text:h text:style-name="Heading_20_2" text:outline-level="2">7. 🧬 Genética</text:h>
      <text:list text:continue-numbering="true" text:style-name="WWNum1">
        <text:list-item>
          <text:p text:style-name="P3">Cores: corpo, contorno, barriga, pernas, olhos, bochechas, cabeça, ombros, boca, nariz.</text:p>
        </text:list-item>
        <text:list-item>
          <text:p text:style-name="P3">Padrões: pintas, manchas, listras, formas especiais.</text:p>
        </text:list-item>
        <text:list-item>
          <text:p text:style-name="P3">Trava genética: item pode preservar 1 gene no breeding.</text:p>
        </text:list-item>
      </text:list>
      <text:h text:style-name="Heading_20_3" text:outline-level="3">8. 🏹 Sistema de Caça (Hunts)</text:h>
      <text:p text:style-name="Standard">As Hunts são o principal modo de combate PvE, onde o jogador enfrenta uma sequência de fases para ganhar XP, loot e, eventualmente, eventos raros. O design é inspirado em missões segmentadas — cada fase tem inimigos e recompensas definidos, mas também uma margem de variação para manter a caça imprevisível.</text:p>
      <text:h text:style-name="Heading_20_4" text:outline-level="4">8.1 Estrutura e Regras Gerais</text:h>
      <text:list text:continue-numbering="true" text:style-name="WWNum1">
        <text:list-item>
          <text:p text:style-name="P3">Nível permitido: cada Hunt define um mínimo e máximo de nível para entrada.</text:p>
        </text:list-item>
        <text:list-item>
          <text:p text:style-name="P3">Fases: 3 a 5 fases, com dificuldade e recompensas crescentes.</text:p>
        </text:list-item>
        <text:list-item>
          <text:p text:style-name="P3">Energia: custo fixo para iniciar + custo por fase (múltiplos de 5).</text:p>
        </text:list-item>
        <text:list-item>
          <text:p text:style-name="P3">Fome/Energia: manter Fome ≥ 50% ajuda a regenerar Vida entre caçadas se o sapo descansar.</text:p>
        </text:list-item>
        <text:list-item>
          <text:p text:style-name="P3">Recuperação: pós-batalha, Vida permanece no valor final (exceto PvP, que nunca mata direto e deixa 1 de Vida mínima).</text:p>
        </text:list-item>
      </text:list>
      <text:h text:style-name="Heading_20_4" text:outline-level="4">8.2 Tipos de Inimigos</text:h>
      <text:list text:continue-numbering="true" text:style-name="WWNum1">
        <text:list-item>
          <text:p text:style-name="P3">Presas: fracos, focados em drop de comida e materiais comuns.</text:p>
        </text:list-item>
        <text:list-item>
          <text:p text:style-name="P3">Predadores: intermediários, com drop melhor e chance de consumíveis.</text:p>
        </text:list-item>
        <text:list-item>
          <text:p text:style-name="P3">Chefes: poderosos, garantem loot e têm chances de blueprint raros.</text:p>
        </text:list-item>
        <text:list-item>
          <text:p text:style-name="P3">Sapos Selvagens: podem ser agressivos (PvE) ou aliados temporários.</text:p>
        </text:list-item>
        <text:list-item>
          <text:p text:style-name="P3">PvP Opt‑in: combate contra outro jogador que ativou PvP na entrada da Hunt.</text:p>
        </text:list-item>
      </text:list>
      <text:h text:style-name="Heading_20_4" text:outline-level="4">8.3 Eventos Aleatórios</text:h>
      <text:p text:style-name="Standard">Ao iniciar cada fase, há chance de gatilho para eventos pré-configurados:</text:p>
      <text:list text:continue-numbering="true" text:style-name="WWNum1">
        <text:list-item>
          <text:p text:style-name="P3">🌟 Tesouro Perdido: baú com loot bônus e 10–20% de chance de raro.</text:p>
        </text:list-item>
        <text:list-item>
          <text:p text:style-name="P3">🐸 Sapo Mercador: NPC com oferta de item exclusivo.</text:p>
        </text:list-item>
        <text:list-item>
          <text:p text:style-name="P3">🌱 Erva Rara: item coletável que concede buff imediato.</text:p>
        </text:list-item>
        <text:list-item>
          <text:p text:style-name="P3">💥 Emboscada: ataque surpresa; loot extra se vencer.</text:p>
        </text:list-item>
        <text:list-item>
          <text:p text:style-name="P3">🔮 Ritual Arcano: mini-chefe místico com alta chance de blueprint.</text:p>
        </text:list-item>
      </text:list>
      <text:h text:style-name="Heading_20_4" text:outline-level="4"><text:soft-page-break/>8.4 Sistema de Probabilidade de Encontro</text:h>
      <text:list text:continue-numbering="true" text:style-name="WWNum1">
        <text:list-item>
          <text:p text:style-name="P3">Comuns (presas/predadores): 70–80%</text:p>
        </text:list-item>
        <text:list-item>
          <text:p text:style-name="P3">Raros (chefes de menor porte, sapos especiais, PvP): 15–20%</text:p>
        </text:list-item>
        <text:list-item>
          <text:p text:style-name="P3">Eventos especiais: 5–10%</text:p>
        </text:list-item>
      </text:list>
      <text:h text:style-name="Heading_20_4" text:outline-level="4">8.5 Modelo de Tabela de Hunt</text:h>
      <table:table table:name="Tabela6" table:style-name="Tabela6">
        <table:table-column table:style-name="Tabela6.A"/>
        <table:table-column table:style-name="Tabela6.B" table:number-columns-repeated="4"/>
        <table:table-column table:style-name="Tabela6.F"/>
        <table:table-column table:style-name="Tabela6.B" table:number-columns-repeated="4"/>
        <table:table-column table:style-name="Tabela6.K"/>
        <table:table-row table:style-name="Tabela6.1">
          <table:table-cell table:style-name="Tabela6.A1" office:value-type="string">
            <text:p text:style-name="P4" loext:marker-style-name="T3"><text:span text:style-name="T4">Hunt</text:span><text:span text:style-name="T3"/></text:p>
          </table:table-cell>
          <table:table-cell table:style-name="Tabela6.A1" office:value-type="string">
            <text:p text:style-name="P4" loext:marker-style-name="T3"><text:span text:style-name="T4">Nível</text:span><text:span text:style-name="T3"/></text:p>
          </table:table-cell>
          <table:table-cell table:style-name="Tabela6.A1" office:value-type="string">
            <text:p text:style-name="P4" loext:marker-style-name="T3"><text:span text:style-name="T4">Fase</text:span><text:span text:style-name="T3"/></text:p>
          </table:table-cell>
          <table:table-cell table:style-name="Tabela6.A1" office:value-type="string">
            <text:p text:style-name="P4" loext:marker-style-name="T3"><text:span text:style-name="T4">Monstros</text:span><text:span text:style-name="T3"/></text:p>
          </table:table-cell>
          <table:table-cell table:style-name="Tabela6.A1" office:value-type="string">
            <text:p text:style-name="P4" loext:marker-style-name="T3"><text:span text:style-name="T4">Qtd.</text:span><text:span text:style-name="T3"/></text:p>
          </table:table-cell>
          <table:table-cell table:style-name="Tabela6.A1" office:value-type="string">
            <text:p text:style-name="P4" loext:marker-style-name="T3"><text:span text:style-name="T4">XP cada</text:span><text:span text:style-name="T3"/></text:p>
          </table:table-cell>
          <table:table-cell table:style-name="Tabela6.A1" office:value-type="string">
            <text:p text:style-name="P4" loext:marker-style-name="T3"><text:span text:style-name="T4">Total XP fase</text:span><text:span text:style-name="T3"/></text:p>
          </table:table-cell>
          <table:table-cell table:style-name="Tabela6.A1" office:value-type="string">
            <text:p text:style-name="P4" loext:marker-style-name="T3"><text:span text:style-name="T4">Loot Base</text:span><text:span text:style-name="T3"/></text:p>
          </table:table-cell>
          <table:table-cell table:style-name="Tabela6.A1" office:value-type="string">
            <text:p text:style-name="P4" loext:marker-style-name="T3"><text:span text:style-name="T4">Chance</text:span><text:span text:style-name="T3"/></text:p>
          </table:table-cell>
          <table:table-cell table:style-name="Tabela6.A1" office:value-type="string">
            <text:p text:style-name="P4" loext:marker-style-name="T3"><text:span text:style-name="T4">Drop Secundário</text:span><text:span text:style-name="T3"/></text:p>
          </table:table-cell>
          <table:table-cell table:style-name="Tabela6.A1" office:value-type="string">
            <text:p text:style-name="P4" loext:marker-style-name="T3"><text:span text:style-name="T4">Chance</text:span><text:span text:style-name="T3"/></text:p>
          </table:table-cell>
        </table:table-row>
        <table:table-row table:style-name="Tabela6.1">
          <table:table-cell table:style-name="Tabela6.A1" office:value-type="string">
            <text:p text:style-name="P4" loext:marker-style-name="T3"><text:span text:style-name="T4">H1 Colônia das Formigas</text:span><text:span text:style-name="T3"/></text:p>
          </table:table-cell>
          <table:table-cell table:style-name="Tabela6.A1" office:value-type="string">
            <text:p text:style-name="P4" loext:marker-style-name="T3"><text:span text:style-name="T4">1‑3</text:span><text:span text:style-name="T3"/></text:p>
          </table:table-cell>
          <table:table-cell table:style-name="Tabela6.A1" office:value-type="string">
            <text:p text:style-name="P4" loext:marker-style-name="T3"><text:span text:style-name="T4">1</text:span><text:span text:style-name="T3"/></text:p>
          </table:table-cell>
          <table:table-cell table:style-name="Tabela6.A1" office:value-type="string">
            <text:p text:style-name="P4" loext:marker-style-name="T3"><text:span text:style-name="T4">Formiga</text:span><text:span text:style-name="T3"/></text:p>
          </table:table-cell>
          <table:table-cell table:style-name="Tabela6.A1" office:value-type="string">
            <text:p text:style-name="P4" loext:marker-style-name="T3"><text:span text:style-name="T4">2</text:span><text:span text:style-name="T3"/></text:p>
          </table:table-cell>
          <table:table-cell table:style-name="Tabela6.A1" office:value-type="string">
            <text:p text:style-name="P4" loext:marker-style-name="T3"><text:span text:style-name="T4">1</text:span><text:span text:style-name="T3"/></text:p>
          </table:table-cell>
          <table:table-cell table:style-name="Tabela6.A1" office:value-type="string">
            <text:p text:style-name="P4" loext:marker-style-name="T3"><text:span text:style-name="T4">2</text:span><text:span text:style-name="T3"/></text:p>
          </table:table-cell>
          <table:table-cell table:style-name="Tabela6.A1" office:value-type="string">
            <text:p text:style-name="P4" loext:marker-style-name="T3"><text:span text:style-name="T4">Comida Crua Comum</text:span><text:span text:style-name="T3"/></text:p>
          </table:table-cell>
          <table:table-cell table:style-name="Tabela6.A1" office:value-type="string">
            <text:p text:style-name="P4" loext:marker-style-name="T3"><text:span text:style-name="T4">80%</text:span><text:span text:style-name="T3"/></text:p>
          </table:table-cell>
          <table:table-cell table:style-name="Tabela6.A1" office:value-type="string">
            <text:p text:style-name="P4" loext:marker-style-name="T3"><text:span text:style-name="T4">Materiais Comuns</text:span><text:span text:style-name="T3"/></text:p>
          </table:table-cell>
          <table:table-cell table:style-name="Tabela6.A1" office:value-type="string">
            <text:p text:style-name="P4" loext:marker-style-name="T3"><text:span text:style-name="T4">20%</text:span><text:span text:style-name="T3"/></text:p>
          </table:table-cell>
        </table:table-row>
        <table:table-row table:style-name="Tabela6.1">
          <table:table-cell table:style-name="Tabela6.A1" office:value-type="string">
            <text:p text:style-name="P5" loext:marker-style-name="T3"/>
          </table:table-cell>
          <table:table-cell table:style-name="Tabela6.A1" office:value-type="string">
            <text:p text:style-name="P5" loext:marker-style-name="T3"/>
          </table:table-cell>
          <table:table-cell table:style-name="Tabela6.A1" office:value-type="string">
            <text:p text:style-name="P4" loext:marker-style-name="T3"><text:span text:style-name="T4">2</text:span><text:span text:style-name="T3"/></text:p>
          </table:table-cell>
          <table:table-cell table:style-name="Tabela6.A1" office:value-type="string">
            <text:p text:style-name="P4" loext:marker-style-name="T3"><text:span text:style-name="T4">Formiga</text:span><text:span text:style-name="T3"/></text:p>
          </table:table-cell>
          <table:table-cell table:style-name="Tabela6.A1" office:value-type="string">
            <text:p text:style-name="P4" loext:marker-style-name="T3"><text:span text:style-name="T4">2</text:span><text:span text:style-name="T3"/></text:p>
          </table:table-cell>
          <table:table-cell table:style-name="Tabela6.A1" office:value-type="string">
            <text:p text:style-name="P4" loext:marker-style-name="T3"><text:span text:style-name="T4">1</text:span><text:span text:style-name="T3"/></text:p>
          </table:table-cell>
          <table:table-cell table:style-name="Tabela6.A1" office:value-type="string">
            <text:p text:style-name="P4" loext:marker-style-name="T3"><text:span text:style-name="T4">2</text:span><text:span text:style-name="T3"/></text:p>
          </table:table-cell>
          <table:table-cell table:style-name="Tabela6.A1" office:value-type="string">
            <text:p text:style-name="P4" loext:marker-style-name="T3"><text:span text:style-name="T4">Comida Crua Comum</text:span><text:span text:style-name="T3"/></text:p>
          </table:table-cell>
          <table:table-cell table:style-name="Tabela6.A1" office:value-type="string">
            <text:p text:style-name="P4" loext:marker-style-name="T3"><text:span text:style-name="T4">80%</text:span><text:span text:style-name="T3"/></text:p>
          </table:table-cell>
          <table:table-cell table:style-name="Tabela6.A1" office:value-type="string">
            <text:p text:style-name="P4" loext:marker-style-name="T3"><text:span text:style-name="T4">Materiais Comuns</text:span><text:span text:style-name="T3"/></text:p>
          </table:table-cell>
          <table:table-cell table:style-name="Tabela6.A1" office:value-type="string">
            <text:p text:style-name="P4" loext:marker-style-name="T3"><text:span text:style-name="T4">20%</text:span><text:span text:style-name="T3"/></text:p>
          </table:table-cell>
        </table:table-row>
        <table:table-row table:style-name="Tabela6.1">
          <table:table-cell table:style-name="Tabela6.A1" office:value-type="string">
            <text:p text:style-name="P5" loext:marker-style-name="T3"/>
          </table:table-cell>
          <table:table-cell table:style-name="Tabela6.A1" office:value-type="string">
            <text:p text:style-name="P5" loext:marker-style-name="T3"/>
          </table:table-cell>
          <table:table-cell table:style-name="Tabela6.A1" office:value-type="string">
            <text:p text:style-name="P5" loext:marker-style-name="T3"/>
          </table:table-cell>
          <table:table-cell table:style-name="Tabela6.A1" office:value-type="string">
            <text:p text:style-name="P4" loext:marker-style-name="T3"><text:span text:style-name="T4">Formiga do Bundão</text:span><text:span text:style-name="T3"/></text:p>
          </table:table-cell>
          <table:table-cell table:style-name="Tabela6.A1" office:value-type="string">
            <text:p text:style-name="P4" loext:marker-style-name="T3"><text:span text:style-name="T4">1</text:span><text:span text:style-name="T3"/></text:p>
          </table:table-cell>
          <table:table-cell table:style-name="Tabela6.A1" office:value-type="string">
            <text:p text:style-name="P4" loext:marker-style-name="T3"><text:span text:style-name="T4">2</text:span><text:span text:style-name="T3"/></text:p>
          </table:table-cell>
          <table:table-cell table:style-name="Tabela6.A1" office:value-type="string">
            <text:p text:style-name="P4" loext:marker-style-name="T3"><text:span text:style-name="T4">+2</text:span><text:span text:style-name="T3"/></text:p>
          </table:table-cell>
          <table:table-cell table:style-name="Tabela6.A1" office:value-type="string">
            <text:p text:style-name="P4" loext:marker-style-name="T3"><text:span text:style-name="T4">Materiais Comuns</text:span><text:span text:style-name="T3"/></text:p>
          </table:table-cell>
          <table:table-cell table:style-name="Tabela6.A1" office:value-type="string">
            <text:p text:style-name="P4" loext:marker-style-name="T3"><text:span text:style-name="T4">60%</text:span><text:span text:style-name="T3"/></text:p>
          </table:table-cell>
          <table:table-cell table:style-name="Tabela6.A1" office:value-type="string">
            <text:p text:style-name="P4" loext:marker-style-name="T3"><text:span text:style-name="T4">Consumível Comum</text:span><text:span text:style-name="T3"/></text:p>
          </table:table-cell>
          <table:table-cell table:style-name="Tabela6.A1" office:value-type="string">
            <text:p text:style-name="P4" loext:marker-style-name="T3"><text:span text:style-name="T4">40%</text:span><text:span text:style-name="T3"/></text:p>
          </table:table-cell>
        </table:table-row>
        <table:table-row table:style-name="Tabela6.1">
          <table:table-cell table:style-name="Tabela6.A1" office:value-type="string">
            <text:p text:style-name="P5" loext:marker-style-name="T3"/>
          </table:table-cell>
          <table:table-cell table:style-name="Tabela6.A1" office:value-type="string">
            <text:p text:style-name="P5" loext:marker-style-name="T3"/>
          </table:table-cell>
          <table:table-cell table:style-name="Tabela6.A1" office:value-type="string">
            <text:p text:style-name="P4" loext:marker-style-name="T3"><text:span text:style-name="T4">3</text:span><text:span text:style-name="T3"/></text:p>
          </table:table-cell>
          <table:table-cell table:style-name="Tabela6.A1" office:value-type="string">
            <text:p text:style-name="P4" loext:marker-style-name="T3"><text:span text:style-name="T4">Rainha Formiga (Chefe)</text:span><text:span text:style-name="T3"/></text:p>
          </table:table-cell>
          <table:table-cell table:style-name="Tabela6.A1" office:value-type="string">
            <text:p text:style-name="P4" loext:marker-style-name="T3"><text:span text:style-name="T4">1</text:span><text:span text:style-name="T3"/></text:p>
          </table:table-cell>
          <table:table-cell table:style-name="Tabela6.A1" office:value-type="string">
            <text:p text:style-name="P4" loext:marker-style-name="T3"><text:span text:style-name="T4">5</text:span><text:span text:style-name="T3"/></text:p>
          </table:table-cell>
          <table:table-cell table:style-name="Tabela6.A1" office:value-type="string">
            <text:p text:style-name="P4" loext:marker-style-name="T3"><text:span text:style-name="T4">5</text:span><text:span text:style-name="T3"/></text:p>
          </table:table-cell>
          <table:table-cell table:style-name="Tabela6.A1" office:value-type="string">
            <text:p text:style-name="P4" loext:marker-style-name="T3"><text:span text:style-name="T4">Blueprint Comum</text:span><text:span text:style-name="T3"/></text:p>
          </table:table-cell>
          <table:table-cell table:style-name="Tabela6.A1" office:value-type="string">
            <text:p text:style-name="P4" loext:marker-style-name="T3"><text:span text:style-name="T4">20%</text:span><text:span text:style-name="T3"/></text:p>
          </table:table-cell>
          <table:table-cell table:style-name="Tabela6.A1" office:value-type="string">
            <text:p text:style-name="P4" loext:marker-style-name="T3"><text:span text:style-name="T4">Materiais Comuns Raros</text:span><text:span text:style-name="T3"/></text:p>
          </table:table-cell>
          <table:table-cell table:style-name="Tabela6.A1" office:value-type="string">
            <text:p text:style-name="P4" loext:marker-style-name="T3"><text:span text:style-name="T4">80%</text:span><text:span text:style-name="T3"/></text:p>
          </table:table-cell>
        </table:table-row>
      </table:table>
      <text:p text:style-name="Standard">Cada Hunt do jogo seguirá este padrão, aumentando progressivamente o XP, a dificuldade e a qualidade dos drops.</text:p>
      <text:p text:style-name="Standard"/>
      <text:h text:style-name="Heading_20_3" text:outline-level="3">8.6 📜 Lista Completa de Hunts (H1 a H20)</text:h>
      <text:p text:style-name="Standard">(Exemplo base para construir toda a progressão PvE do jogo)</text:p>
      <text:h text:style-name="Heading_20_4" text:outline-level="4">H1 – Colônia das Formigas (nível 1–3)</text:h>
      <text:list text:continue-numbering="true" text:style-name="WWNum1">
        <text:list-item>
          <text:p text:style-name="P3">Fase 1: 2× Formiga (1 XP cada) → 80% Comida Crua Comum / 20% Materiais Comuns</text:p>
        </text:list-item>
        <text:list-item>
          <text:p text:style-name="P3">Fase 2: 2× Formiga (1 XP cada) + 1× Formiga do Bundão (2 XP) → Bundão: 60% Materiais Comuns / 40% Consumível Comum</text:p>
        </text:list-item>
        <text:list-item>
          <text:p text:style-name="P3">Fase 3 (Chefe): Rainha Formiga (5 XP) → 20% Blueprint Comum / 80% Materiais Comuns Raros</text:p>
        </text:list-item>
      </text:list>
      <text:h text:style-name="Heading_20_4" text:outline-level="4">H2 – Lago dos Girinos (nível 2–5)</text:h>
      <text:list text:continue-numbering="true" text:style-name="WWNum1">
        <text:list-item>
          <text:p text:style-name="P3">Fase 1: 3× Girino (1 XP cada) → 75% Comida Crua Aquática / 25% Materiais Comuns</text:p>
        </text:list-item>
        <text:list-item>
          <text:p text:style-name="P3"><text:soft-page-break/>Fase 2: 2× Girino (1 XP cada) + 1× Girino Grande (3 XP) → Grande: 50% Consumível Energia Comum / 50% Materiais Comuns</text:p>
        </text:list-item>
        <text:list-item>
          <text:p text:style-name="P3">Fase 3: Sapo Selvagem Jovem (4 XP) → 30% Equipamento Pescoço Comum / 70% Materiais Raros</text:p>
        </text:list-item>
      </text:list>
      <text:h text:style-name="Heading_20_4" text:outline-level="4">H3 – Pântano Nebuloso (nível 4–7)</text:h>
      <text:list text:continue-numbering="true" text:style-name="WWNum1">
        <text:list-item>
          <text:p text:style-name="P3">Fase 1: 3× Mosquito do Pântano (1 XP cada) → 80% Comida Crua Comum / 20% Materiais Comuns</text:p>
        </text:list-item>
        <text:list-item>
          <text:p text:style-name="P3">Fase 2: 2× Cobra d’Água (3 XP cada) → 50% Materiais Raros / 50% Consumível Cura Comum</text:p>
        </text:list-item>
        <text:list-item>
          <text:p text:style-name="P3">Fase 3 (Chefe): Cobra Anciã (7 XP) → 15% Blueprint Raro / 85% Materiais Raros</text:p>
        </text:list-item>
      </text:list>
      <text:h text:style-name="Heading_20_4" text:outline-level="4">H4 – Floresta Sombria (nível 5–8)</text:h>
      <text:list text:continue-numbering="true" text:style-name="WWNum1">
        <text:list-item>
          <text:p text:style-name="P3">Fase 1: 2× Besouro da Sombra (2 XP cada) → 60% Materiais Comuns / 40% Consumível Energia Comum</text:p>
        </text:list-item>
        <text:list-item>
          <text:p text:style-name="P3">Fase 2: 3× Morcego Noturno (2 XP cada) → 50% Comida Crua Rara / 50% Consumível Energia Raro</text:p>
        </text:list-item>
        <text:list-item>
          <text:p text:style-name="P3">Fase 3 (Chefe): Lobo Negro (10 XP) → 20% Blueprint Raro / 80% Equipamento Costas Comum</text:p>
        </text:list-item>
      </text:list>
      <text:h text:style-name="Heading_20_4" text:outline-level="4">H5 – Montanha das Rochosas (nível 7–10)</text:h>
      <text:list text:continue-numbering="true" text:style-name="WWNum1">
        <text:list-item>
          <text:p text:style-name="P3">Fase 1: 2× Lagarto Rochoso (2 XP cada) → 70% Materiais Comuns / 30% Pedra de Craft Rara</text:p>
        </text:list-item>
        <text:list-item>
          <text:p text:style-name="P3">Fase 2: 1× Lagarto Rochoso (2 XP) + 2× Águia Pequena (3 XP cada) → Águia: 40% Consumível Buff ATK / 60% Materiais Raros</text:p>
        </text:list-item>
        <text:list-item>
          <text:p text:style-name="P3">Fase 3 (Chefe): Golem de Pedra (12 XP) → 25% Blueprint Raro / 75% Materiais Raros</text:p>
        </text:list-item>
      </text:list>
      <text:h text:style-name="Heading_20_4" text:outline-level="4">H6 – Cavernas de Cristal (nível 9–12)</text:h>
      <text:list text:continue-numbering="true" text:style-name="WWNum1">
        <text:list-item>
          <text:p text:style-name="P3">Fase 1: 3× Morcego Cristalino (2 XP cada) → 60% Materiais Comuns / 40% Fragmento de Cristal</text:p>
        </text:list-item>
        <text:list-item>
          <text:p text:style-name="P3">Fase 2: 2× Caranguejo de Rocha (3 XP cada) → 50% Materiais Raros / 50% Consumível Cura Raro</text:p>
        </text:list-item>
        <text:list-item>
          <text:p text:style-name="P3">Fase 3 (Chefe): Guardião Cristalino (15 XP) → 20% Blueprint Épico / 80% Materiais de Cristal</text:p>
        </text:list-item>
      </text:list>
      <text:h text:style-name="Heading_20_4" text:outline-level="4">H7 – Deserto Escaldante (nível 11–14)</text:h>
      <text:list text:continue-numbering="true" text:style-name="WWNum1">
        <text:list-item>
          <text:p text:style-name="P3">Fase 1: 3× Escorpião Pequeno (2 XP cada) → 60% Comida Crua Seca / 40% Materiais Comuns</text:p>
        </text:list-item>
        <text:list-item>
          <text:p text:style-name="P3">Fase 2: 2× Cobra da Areia (3 XP cada) → 50% Materiais Raros / 50% Consumível Energia Comum</text:p>
        </text:list-item>
        <text:list-item>
          <text:p text:style-name="P3">Fase 3 (Chefe): Escorpião Gigante (15 XP) → 25% Blueprint Raro / 75% Materiais Raros</text:p>
        </text:list-item>
      </text:list>
      <text:h text:style-name="Heading_20_4" text:outline-level="4"><text:soft-page-break/>H8 – Vulcão em Atividade (nível 13–16)</text:h>
      <text:list text:continue-numbering="true" text:style-name="WWNum1">
        <text:list-item>
          <text:p text:style-name="P3">Fase 1: 2× Lagarto de Magma (3 XP cada) → 50% Materiais de Lava / 50% Consumível Buff DEF</text:p>
        </text:list-item>
        <text:list-item>
          <text:p text:style-name="P3">Fase 2: 3× Morcego de Fogo (3 XP cada) → 60% Consumível Energia Raro / 40% Materiais Comuns</text:p>
        </text:list-item>
        <text:list-item>
          <text:p text:style-name="P3">Fase 3 (Chefe): Elemental de Fogo (18 XP) → 30% Blueprint Épico / 70% Pedra Rara</text:p>
        </text:list-item>
      </text:list>
      <text:h text:style-name="Heading_20_4" text:outline-level="4">H9 – Penhascos Ventosos (nível 15–18)</text:h>
      <text:list text:continue-numbering="true" text:style-name="WWNum1">
        <text:list-item>
          <text:p text:style-name="P3">Fase 1: 2× Águia Média (3 XP cada) → 40% Equipamento Costas Comum / 60% Materiais Raros</text:p>
        </text:list-item>
        <text:list-item>
          <text:p text:style-name="P3">Fase 2: 2× Águia Média (3 XP) + 1× Condor (5 XP) → Condor: 20% Blueprint Raro / 80% Consumível Buff VEL</text:p>
        </text:list-item>
        <text:list-item>
          <text:p text:style-name="P3">Fase 3 (Chefe): Dragão Alado Jovem (20 XP) → 10% Blueprint Épico / 90% Materiais Lendários</text:p>
        </text:list-item>
      </text:list>
      <text:h text:style-name="Heading_20_3" text:outline-level="3">8.6 (continuação) — Lista de Hunts H10 a H20</text:h>
      <text:h text:style-name="Heading_20_4" text:outline-level="4">H10 – Ruínas Afundadas (nível 17–20)</text:h>
      <text:list text:continue-numbering="true" text:style-name="WWNum1">
        <text:list-item>
          <text:p text:style-name="P3">Fase 1: 3× Piranha das Profundezas (3 XP cada) → 70% Comida Crua Aquática / 30% Materiais Comuns</text:p>
        </text:list-item>
        <text:list-item>
          <text:p text:style-name="P3">Fase 2: 2× Enguia Elétrica (4 XP cada) → 50% Consumível Energia Raro / 50% Materiais Raros</text:p>
        </text:list-item>
        <text:list-item>
          <text:p text:style-name="P3">Fase 3 (Chefe): Leviatã Jovem (20 XP) → 15% Blueprint Épico / 85% Materiais Lendários</text:p>
        </text:list-item>
      </text:list>
      <text:h text:style-name="Heading_20_4" text:outline-level="4">H11 – Campo Congelado (nível 19–22)</text:h>
      <text:list text:continue-numbering="true" text:style-name="WWNum1">
        <text:list-item>
          <text:p text:style-name="P3">Fase 1: 2× Lebre Ártica (3 XP cada) → 70% Comida Crua Rara / 30% Materiais Comuns</text:p>
        </text:list-item>
        <text:list-item>
          <text:p text:style-name="P3">Fase 2: 3× Corvo Polar (3 XP cada) → 40% Materiais Raros / 60% Consumível Cura Comum</text:p>
        </text:list-item>
        <text:list-item>
          <text:p text:style-name="P3">Fase 3 (Chefe): Urso Branco Gigante (22 XP) → 20% Blueprint Raro / 80% Equipamento Costas Comum</text:p>
        </text:list-item>
      </text:list>
      <text:h text:style-name="Heading_20_4" text:outline-level="4">H12 – Gruta das Sombras (nível 21–24)</text:h>
      <text:list text:continue-numbering="true" text:style-name="WWNum1">
        <text:list-item>
          <text:p text:style-name="P3">Fase 1: 3× Aranha Sombria (3 XP cada) → 60% Materiais Comuns / 40% Comida Crua Rara</text:p>
        </text:list-item>
        <text:list-item>
          <text:p text:style-name="P3">Fase 2: 2× Morcego Sombrio (4 XP cada) → 50% Consumível Buff ATK / 50% Materiais Raros</text:p>
        </text:list-item>
        <text:list-item>
          <text:p text:style-name="P3">Fase 3 (Chefe): Aracnídeo Colossal (24 XP) → 25% Blueprint Épico / 75% Materiais Raros</text:p>
        </text:list-item>
      </text:list>
      <text:h text:style-name="Heading_20_4" text:outline-level="4">H13 – Selva Antiga (nível 23–26)</text:h>
      <text:list text:continue-numbering="true" text:style-name="WWNum1">
        <text:list-item>
          <text:p text:style-name="P3">Fase 1: 3× Macaco de Cauda Longa (3 XP cada) → 70% Comida Crua Comum / 30% Materiais Comuns</text:p>
        </text:list-item>
        <text:list-item>
          <text:p text:style-name="P3"><text:soft-page-break/>Fase 2: 2× Cobra Verde (4 XP cada) → 50% Consumível Cura Raro / 50% Materiais Raros</text:p>
        </text:list-item>
        <text:list-item>
          <text:p text:style-name="P3">Fase 3 (Chefe): Tigre de Presas Longas (26 XP) → 20% Blueprint Raro / 80% Equipamento Pescoço Raro</text:p>
        </text:list-item>
      </text:list>
      <text:h text:style-name="Heading_20_4" text:outline-level="4">H14 – Penhascos Congelados (nível 25–28)</text:h>
      <text:list text:continue-numbering="true" text:style-name="WWNum1">
        <text:list-item>
          <text:p text:style-name="P3">Fase 1: 2× Águia Glacial (4 XP cada) → 60% Equipamento Costas Comum / 40% Materiais Raros</text:p>
        </text:list-item>
        <text:list-item>
          <text:p text:style-name="P3">Fase 2: 1× Águia Glacial (4 XP) + 2× Lobo Polar (5 XP cada) → 50% Consumível Buff VEL / 50% Materiais Lendários</text:p>
        </text:list-item>
        <text:list-item>
          <text:p text:style-name="P3">Fase 3 (Chefe): Fênix do Gelo (28 XP) → 15% Blueprint Épico / 85% Materiais Raros</text:p>
        </text:list-item>
      </text:list>
      <text:h text:style-name="Heading_20_4" text:outline-level="4">H15 – Fortaleza Abandonada (nível 27–30)</text:h>
      <text:list text:continue-numbering="true" text:style-name="WWNum1">
        <text:list-item>
          <text:p text:style-name="P3">Fase 1: 3× Soldado Fantasma (4 XP cada) → 70% Materiais Comuns / 30% Consumível Energia Comum</text:p>
        </text:list-item>
        <text:list-item>
          <text:p text:style-name="P3">Fase 2: 2× Cavaleiro Espectral (5 XP cada) → 40% Equipamento Pescoço Raro / 60% Materiais Raros</text:p>
        </text:list-item>
        <text:list-item>
          <text:p text:style-name="P3">Fase 3 (Chefe): General Fantasmagórico (30 XP) → 25% Blueprint Épico / 75% Materiais Lendários</text:p>
        </text:list-item>
      </text:list>
      <text:h text:style-name="Heading_20_4" text:outline-level="4">H16 – Deserto de Areia Negra (nível 29–32)</text:h>
      <text:list text:continue-numbering="true" text:style-name="WWNum1">
        <text:list-item>
          <text:p text:style-name="P3">Fase 1: 3× Escorpião de Areia Negra (4 XP cada) → 60% Comida Crua Seca / 40% Materiais Comuns</text:p>
        </text:list-item>
        <text:list-item>
          <text:p text:style-name="P3">Fase 2: 2× Serpente de Areia Negra (5 XP cada) → 50% Consumível Energia Raro / 50% Materiais Raros</text:p>
        </text:list-item>
        <text:list-item>
          <text:p text:style-name="P3">Fase 3 (Chefe): Guardião de Obsidiana (32 XP) → 20% Blueprint Épico / 80% Pedra Rara</text:p>
        </text:list-item>
      </text:list>
      <text:h text:style-name="Heading_20_4" text:outline-level="4">H17 – Cratera Lunar (nível 31–34)</text:h>
      <text:list text:continue-numbering="true" text:style-name="WWNum1">
        <text:list-item>
          <text:p text:style-name="P3">Fase 1: 3× Morcego Lunar (4 XP cada) → 70% Materiais Raros / 30% Consumível Cura Comum</text:p>
        </text:list-item>
        <text:list-item>
          <text:p text:style-name="P3">Fase 2: 2× Golem Lunar (5 XP cada) → 50% Pedra Rara / 50% Consumível Buff DEF</text:p>
        </text:list-item>
        <text:list-item>
          <text:p text:style-name="P3">Fase 3 (Chefe): Colosso Lunar (34 XP) → 20% Blueprint Épico / 80% Materiais Lendários</text:p>
        </text:list-item>
      </text:list>
      <text:h text:style-name="Heading_20_4" text:outline-level="4">H18 – Vale do Crepúsculo (nível 33–36)</text:h>
      <text:list text:continue-numbering="true" text:style-name="WWNum1">
        <text:list-item>
          <text:p text:style-name="P3">Fase 1: 2× Lobo Sombrio (5 XP cada) → 60% Materiais Comuns / 40% Comida Crua Rara</text:p>
        </text:list-item>
        <text:list-item>
          <text:p text:style-name="P3">Fase 2: 3× Coruja Noturna (4 XP cada) → 50% Consumível Buff VEL / 50% Materiais Raros</text:p>
        </text:list-item>
        <text:list-item>
          <text:p text:style-name="P3">Fase 3 (Chefe): Guardião do Crepúsculo (36 XP) → 25% Blueprint Épico / 75% Equipamento Costas Raro</text:p>
        </text:list-item>
      </text:list>
      <text:h text:style-name="Heading_20_4" text:outline-level="4"><text:soft-page-break/>H19 – Catedral Submersa (nível 35–38)</text:h>
      <text:list text:continue-numbering="true" text:style-name="WWNum1">
        <text:list-item>
          <text:p text:style-name="P3">Fase 1: 3× Peixe Abissal (4 XP cada) → 60% Comida Crua Aquática / 40% Materiais Comuns</text:p>
        </text:list-item>
        <text:list-item>
          <text:p text:style-name="P3">Fase 2: 2× Cavalo-Marinho Gigante (5 XP cada) → 50% Consumível Energia Comum / 50% Materiais Raros</text:p>
        </text:list-item>
        <text:list-item>
          <text:p text:style-name="P3">Fase 3 (Chefe): Serpente Marinha Anciã (38 XP) → 20% Blueprint Épico / 80% Materiais Lendários</text:p>
        </text:list-item>
      </text:list>
      <text:h text:style-name="Heading_20_4" text:outline-level="4">H20 – Trono dos Ancestrais (nível 39–40)</text:h>
      <text:list text:continue-numbering="true" text:style-name="WWNum1">
        <text:list-item>
          <text:p text:style-name="P3">Fase 1: 2× Guardião Ancestral (6 XP cada) → 60% Materiais Raros / 40% Consumível Cura Raro</text:p>
        </text:list-item>
        <text:list-item>
          <text:p text:style-name="P3">Fase 2: 2× Guerreiro Ancestral (6 XP cada) → 50% Equipamento Pescoço Épico / 50% Materiais Lendários</text:p>
        </text:list-item>
        <text:list-item>
          <text:p text:style-name="P3">Fase 3 (Chefe Final): Rei Ancestral (40 XP) → 30% Blueprint Lendário / 70% Equipamento Lendário</text:p>
        </text:list-item>
      </text:list>
      <text:h text:style-name="Heading_20_3" text:outline-level="3">9. 🎁 Sistema de Loot e Drop Table Completa</text:h>
      <text:p text:style-name="Standard">Esta seção organiza todas as origens de loot, separando por tipo de inimigo/evento e listando:</text:p>
      <text:list text:continue-numbering="true" text:style-name="WWNum1">
        <text:list-item>
          <text:p text:style-name="P3">Itens possíveis</text:p>
        </text:list-item>
        <text:list-item>
          <text:p text:style-name="P3">Chances de drop</text:p>
        </text:list-item>
        <text:list-item>
          <text:p text:style-name="P3">Qualidade do item (comum, raro, épico, lendário)</text:p>
        </text:list-item>
        <text:list-item>
          <text:p text:style-name="P3">Uso principal no jogo</text:p>
        </text:list-item>
      </text:list>
      <text:h text:style-name="Heading_20_4" text:outline-level="4">9.1 Tabela de Drop por Categoria de Origem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A"/>
        <table:table-column table:style-name="Tabela7.B"/>
        <table:table-column table:style-name="Tabela7.A"/>
        <table:table-row table:style-name="Tabela7.1">
          <table:table-cell table:style-name="Tabela7.A1" office:value-type="string">
            <text:p text:style-name="P4" loext:marker-style-name="T3"><text:span text:style-name="T4">Origem</text:span><text:span text:style-name="T3"/></text:p>
          </table:table-cell>
          <table:table-cell table:style-name="Tabela7.A1" office:value-type="string">
            <text:p text:style-name="P4" loext:marker-style-name="T3"><text:span text:style-name="T4">Drop Principal</text:span><text:span text:style-name="T3"/></text:p>
          </table:table-cell>
          <table:table-cell table:style-name="Tabela7.A1" office:value-type="string">
            <text:p text:style-name="P4" loext:marker-style-name="T3"><text:span text:style-name="T4">Chance</text:span><text:span text:style-name="T3"/></text:p>
          </table:table-cell>
          <table:table-cell table:style-name="Tabela7.A1" office:value-type="string">
            <text:p text:style-name="P4" loext:marker-style-name="T3"><text:span text:style-name="T4">Drop Secundário</text:span><text:span text:style-name="T3"/></text:p>
          </table:table-cell>
          <table:table-cell table:style-name="Tabela7.A1" office:value-type="string">
            <text:p text:style-name="P4" loext:marker-style-name="T3"><text:span text:style-name="T4">Chance</text:span><text:span text:style-name="T3"/></text:p>
          </table:table-cell>
          <table:table-cell table:style-name="Tabela7.A1" office:value-type="string">
            <text:p text:style-name="P4" loext:marker-style-name="T3"><text:span text:style-name="T4">Observações</text:span><text:span text:style-name="T3"/></text:p>
          </table:table-cell>
        </table:table-row>
        <table:table-row table:style-name="Tabela7.1">
          <table:table-cell table:style-name="Tabela7.A1" office:value-type="string">
            <text:p text:style-name="P4" loext:marker-style-name="T3"><text:span text:style-name="T4">Presas</text:span><text:span text:style-name="T3"/></text:p>
          </table:table-cell>
          <table:table-cell table:style-name="Tabela7.A1" office:value-type="string">
            <text:p text:style-name="P4" loext:marker-style-name="T3"><text:span text:style-name="T4">Comida Crua Comum</text:span><text:span text:style-name="T3"/></text:p>
          </table:table-cell>
          <table:table-cell table:style-name="Tabela7.A1" office:value-type="string">
            <text:p text:style-name="P4" loext:marker-style-name="T3"><text:span text:style-name="T4">80%</text:span><text:span text:style-name="T3"/></text:p>
          </table:table-cell>
          <table:table-cell table:style-name="Tabela7.A1" office:value-type="string">
            <text:p text:style-name="P4" loext:marker-style-name="T3"><text:span text:style-name="T4">Materiais Comuns</text:span><text:span text:style-name="T3"/></text:p>
          </table:table-cell>
          <table:table-cell table:style-name="Tabela7.A1" office:value-type="string">
            <text:p text:style-name="P4" loext:marker-style-name="T3"><text:span text:style-name="T4">20%</text:span><text:span text:style-name="T3"/></text:p>
          </table:table-cell>
          <table:table-cell table:style-name="Tabela7.A1" office:value-type="string">
            <text:p text:style-name="P4" loext:marker-style-name="T3"><text:span text:style-name="T4">Monstros fracos; loot básico</text:span><text:span text:style-name="T3"/></text:p>
          </table:table-cell>
        </table:table-row>
        <table:table-row table:style-name="Tabela7.1">
          <table:table-cell table:style-name="Tabela7.A1" office:value-type="string">
            <text:p text:style-name="P4" loext:marker-style-name="T3"><text:span text:style-name="T4">Predadores</text:span><text:span text:style-name="T3"/></text:p>
          </table:table-cell>
          <table:table-cell table:style-name="Tabela7.A1" office:value-type="string">
            <text:p text:style-name="P4" loext:marker-style-name="T3"><text:span text:style-name="T4">Materiais Raros</text:span><text:span text:style-name="T3"/></text:p>
          </table:table-cell>
          <table:table-cell table:style-name="Tabela7.A1" office:value-type="string">
            <text:p text:style-name="P4" loext:marker-style-name="T3"><text:span text:style-name="T4">60%</text:span><text:span text:style-name="T3"/></text:p>
          </table:table-cell>
          <table:table-cell table:style-name="Tabela7.A1" office:value-type="string">
            <text:p text:style-name="P4" loext:marker-style-name="T3"><text:span text:style-name="T4">Consumível Comum (cura/energia)</text:span><text:span text:style-name="T3"/></text:p>
          </table:table-cell>
          <table:table-cell table:style-name="Tabela7.A1" office:value-type="string">
            <text:p text:style-name="P4" loext:marker-style-name="T3"><text:span text:style-name="T4">40%</text:span><text:span text:style-name="T3"/></text:p>
          </table:table-cell>
          <table:table-cell table:style-name="Tabela7.A1" office:value-type="string">
            <text:p text:style-name="P4" loext:marker-style-name="T3"><text:span text:style-name="T4">Desafios médios; loot útil para crafting</text:span><text:span text:style-name="T3"/></text:p>
          </table:table-cell>
        </table:table-row>
        <table:table-row table:style-name="Tabela7.1">
          <table:table-cell table:style-name="Tabela7.A1" office:value-type="string">
            <text:p text:style-name="P4" loext:marker-style-name="T3"><text:span text:style-name="T4">Chefes</text:span><text:span text:style-name="T3"/></text:p>
          </table:table-cell>
          <table:table-cell table:style-name="Tabela7.A1" office:value-type="string">
            <text:p text:style-name="P4" loext:marker-style-name="T3"><text:span text:style-name="T4">Blueprint Raro ou Épico</text:span><text:span text:style-name="T3"/></text:p>
          </table:table-cell>
          <table:table-cell table:style-name="Tabela7.A1" office:value-type="string">
            <text:p text:style-name="P4" loext:marker-style-name="T3"><text:span text:style-name="T4">40%</text:span><text:span text:style-name="T3"/></text:p>
          </table:table-cell>
          <table:table-cell table:style-name="Tabela7.A1" office:value-type="string">
            <text:p text:style-name="P4" loext:marker-style-name="T3"><text:span text:style-name="T4">Consumível Raro (cura/energia)</text:span><text:span text:style-name="T3"/></text:p>
          </table:table-cell>
          <table:table-cell table:style-name="Tabela7.A1" office:value-type="string">
            <text:p text:style-name="P4" loext:marker-style-name="T3"><text:span text:style-name="T4">60%</text:span><text:span text:style-name="T3"/></text:p>
          </table:table-cell>
          <table:table-cell table:style-name="Tabela7.A1" office:value-type="string">
            <text:p text:style-name="P4" loext:marker-style-name="T3"><text:span text:style-name="T4">Garantem loot; chave para progressão</text:span><text:span text:style-name="T3"/></text:p>
          </table:table-cell>
        </table:table-row>
        <table:table-row table:style-name="Tabela7.1">
          <table:table-cell table:style-name="Tabela7.A1" office:value-type="string">
            <text:p text:style-name="P4" loext:marker-style-name="T3"><text:span text:style-name="T4">Sapos Selvagens</text:span><text:span text:style-name="T3"/></text:p>
          </table:table-cell>
          <table:table-cell table:style-name="Tabela7.A1" office:value-type="string">
            <text:p text:style-name="P4" loext:marker-style-name="T3"><text:span text:style-name="T4">Equipamento Comum (Pescoço/Costas)</text:span><text:span text:style-name="T3"/></text:p>
          </table:table-cell>
          <table:table-cell table:style-name="Tabela7.A1" office:value-type="string">
            <text:p text:style-name="P4" loext:marker-style-name="T3"><text:span text:style-name="T4">50%</text:span><text:span text:style-name="T3"/></text:p>
          </table:table-cell>
          <table:table-cell table:style-name="Tabela7.A1" office:value-type="string">
            <text:p text:style-name="P4" loext:marker-style-name="T3"><text:span text:style-name="T4">Materiais Comuns</text:span><text:span text:style-name="T3"/></text:p>
          </table:table-cell>
          <table:table-cell table:style-name="Tabela7.A1" office:value-type="string">
            <text:p text:style-name="P4" loext:marker-style-name="T3"><text:span text:style-name="T4">50%</text:span><text:span text:style-name="T3"/></text:p>
          </table:table-cell>
          <table:table-cell table:style-name="Tabela7.A1" office:value-type="string">
            <text:p text:style-name="P4" loext:marker-style-name="T3"><text:span text:style-name="T4">Cosméticos e buffs leves</text:span><text:span text:style-name="T3"/></text:p>
          </table:table-cell>
        </table:table-row>
        <table:table-row table:style-name="Tabela7.1">
          <table:table-cell table:style-name="Tabela7.A1" office:value-type="string">
            <text:p text:style-name="P4" loext:marker-style-name="T3"><text:span text:style-name="T4">Eventos</text:span><text:span text:style-name="T3"/></text:p>
          </table:table-cell>
          <table:table-cell table:style-name="Tabela7.A1" office:value-type="string">
            <text:p text:style-name="P4" loext:marker-style-name="T3"><text:span text:style-name="T4">Item Especial do Evento</text:span><text:span text:style-name="T3"/></text:p>
          </table:table-cell>
          <table:table-cell table:style-name="Tabela7.A1" office:value-type="string">
            <text:p text:style-name="P4" loext:marker-style-name="T3"><text:span text:style-name="T4">100%</text:span><text:span text:style-name="T3"/></text:p>
          </table:table-cell>
          <table:table-cell table:style-name="Tabela7.A1" office:value-type="string">
            <text:p text:style-name="P4" loext:marker-style-name="T3"><text:span text:style-name="T4">Loot Comum associado</text:span><text:span text:style-name="T3"/></text:p>
          </table:table-cell>
          <table:table-cell table:style-name="Tabela7.A1" office:value-type="string">
            <text:p text:style-name="P4" loext:marker-style-name="T3"><text:span text:style-name="T4">0–50%</text:span><text:span text:style-name="T3"/></text:p>
          </table:table-cell>
          <table:table-cell table:style-name="Tabela7.A1" office:value-type="string">
            <text:p text:style-name="P4" loext:marker-style-name="T3"><text:span text:style-name="T4">Ex.: planta rara, baú, mercador</text:span><text:span text:style-name="T3"/></text:p>
          </table:table-cell>
        </table:table-row>
      </table:table>
      <text:h text:style-name="Heading_20_4" text:outline-level="4"><text:soft-page-break/>9.2 Qualidade e Raridade dos Itens</text:h>
      <text:list text:continue-numbering="true" text:style-name="WWNum1">
        <text:list-item>
          <text:p text:style-name="P3">Comum: alta taxa de drop, fácil reposição; baixo impacto em atributos.</text:p>
        </text:list-item>
        <text:list-item>
          <text:p text:style-name="P3">Raro: taxa de drop média; impacto moderado nos atributos ou efeitos únicos de curta duração.</text:p>
        </text:list-item>
        <text:list-item>
          <text:p text:style-name="P3">Épico: baixa taxa de drop; atributos relevantes ou efeitos potentes.</text:p>
        </text:list-item>
        <text:list-item>
          <text:p text:style-name="P3">Lendário: taxa de drop muito baixa (&lt;2%); itens exclusivos, visuais únicos e buffs permanentes.</text:p>
        </text:list-item>
      </text:list>
      <text:h text:style-name="Heading_20_4" text:outline-level="4">9.3 Lista de Drops por Origem e Uso</text:h>
      <text:p text:style-name="Standard">Presas</text:p>
      <text:list text:continue-numbering="true" text:style-name="WWNum1">
        <text:list-item>
          <text:p text:style-name="P3">🍖 Comida Crua Comum: +10 Fome (pode cozinhar para +20 e +buff temporário)</text:p>
        </text:list-item>
        <text:list-item>
          <text:p text:style-name="P3">🪵 Materiais Comuns: madeira, fibras, ossos — usados em crafting básico</text:p>
        </text:list-item>
      </text:list>
      <text:p text:style-name="Standard">Predadores</text:p>
      <text:list text:continue-numbering="true" text:style-name="WWNum1">
        <text:list-item>
          <text:p text:style-name="P3">⚙️ Materiais Raros: metais, peles resistentes — crafting avançado</text:p>
        </text:list-item>
        <text:list-item>
          <text:p text:style-name="P3">🧃 Consumível Comum:</text:p>
        </text:list-item>
        <text:list-item>
          <text:p text:style-name="P3">Poção de Cura Comum: +30% Vida</text:p>
        </text:list-item>
        <text:list-item>
          <text:p text:style-name="P3">Energético Natural: +20% Energia</text:p>
        </text:list-item>
        <text:list-item>
          <text:p text:style-name="P3"><text:s text:c="4"/>Poção de Cura Comum: +30% Vida</text:p>
        </text:list-item>
        <text:list-item>
          <text:p text:style-name="P3"><text:s text:c="4"/>Energético Natural: +20% Energia</text:p>
        </text:list-item>
        <text:list-item>
          <text:p text:style-name="P3">Poção de Cura Comum: +30% Vida</text:p>
        </text:list-item>
        <text:list-item>
          <text:p text:style-name="P3">Energético Natural: +20% Energia</text:p>
        </text:list-item>
      </text:list>
      <text:p text:style-name="Standard">Chefes</text:p>
      <text:list text:continue-numbering="true" text:style-name="WWNum1">
        <text:list-item>
          <text:p text:style-name="P3">📜 Blueprints Raros/Épicos: desbloqueiam receitas de craft (equipamentos, consumíveis, decorações raras)</text:p>
        </text:list-item>
        <text:list-item>
          <text:p text:style-name="P3">💊 Consumível Raro:</text:p>
        </text:list-item>
        <text:list-item>
          <text:p text:style-name="P3">Poção de Cura Rara: Vida total + buff DEF 5 min</text:p>
        </text:list-item>
        <text:list-item>
          <text:p text:style-name="P3">Tônico de Energia Raro: +50% Energia + buff VEL 3 min</text:p>
        </text:list-item>
        <text:list-item>
          <text:p text:style-name="P3"><text:s text:c="4"/>Poção de Cura Rara: Vida total + buff DEF 5 min</text:p>
        </text:list-item>
        <text:list-item>
          <text:p text:style-name="P3"><text:s text:c="4"/>Tônico de Energia Raro: +50% Energia + buff VEL 3 min</text:p>
        </text:list-item>
        <text:list-item>
          <text:p text:style-name="P3">Poção de Cura Rara: Vida total + buff DEF 5 min</text:p>
        </text:list-item>
        <text:list-item>
          <text:p text:style-name="P3">Tônico de Energia Raro: +50% Energia + buff VEL 3 min</text:p>
        </text:list-item>
      </text:list>
      <text:p text:style-name="Standard"/>
      <text:p text:style-name="Standard">Sapos Selvagens</text:p>
      <text:list text:continue-numbering="true" text:style-name="WWNum1">
        <text:list-item>
          <text:p text:style-name="P3">👔 Equipamentos Comuns: laços, gravatas (+buff leve)</text:p>
        </text:list-item>
        <text:list-item>
          <text:p text:style-name="P3">🎒 Equipamentos de Costas: mochilas simples (+5% loot comum)</text:p>
        </text:list-item>
      </text:list>
      <text:p text:style-name="Standard">Eventos</text:p>
      <text:list text:continue-numbering="true" text:style-name="WWNum1">
        <text:list-item>
          <text:p text:style-name="P3"><text:soft-page-break/>🌟 Tesouro Perdido: item cosmético raro (ex.: capa especial)</text:p>
        </text:list-item>
        <text:list-item>
          <text:p text:style-name="P3">🌱 Erva Rara: buff imediato (+15% ATK por 5 min)</text:p>
        </text:list-item>
        <text:list-item>
          <text:p text:style-name="P3">💥 Emboscada: loot comum dobrado na fase</text:p>
        </text:list-item>
        <text:list-item>
          <text:p text:style-name="P3">🔮 Ritual Arcano: alta chance (30–50%) de blueprint épico</text:p>
        </text:list-item>
      </text:list>
      <text:h text:style-name="Heading_20_4" text:outline-level="4">9.4 Interação com Economia</text:h>
      <text:list text:continue-numbering="true" text:style-name="WWNum1">
        <text:list-item>
          <text:p text:style-name="P3">NFTs obtidos via loot: skins/cosméticos limitados, equipamentos raros, blueprints lendários.</text:p>
        </text:list-item>
        <text:list-item>
          <text:p text:style-name="P3">Não‑NFTs obtidos via loot: consumíveis, comidas, materiais, equipamentos comuns.</text:p>
        </text:list-item>
      </text:list>
      <text:h text:style-name="Heading_20_3" text:outline-level="3">10. ⚒ Crafting e Equipamentos</text:h>
      <text:h text:style-name="Heading_20_4" text:outline-level="4">10.1 Sistema de Craft</text:h>
      <text:p text:style-name="Standard">O Crafting é uma das colunas centrais do jogo, responsável por transformar recursos coletados nas Hunts em consumíveis, equipamentos e decorações.</text:p>
      <text:p text:style-name="Standard">Categorias de Craft:</text:p>
      <text:list text:continue-numbering="true" text:style-name="WWNum1">
        <text:list-item>
          <text:p text:style-name="P3">Consumíveis: poções de cura, tônicos de energia, comidas preparadas, buffs temporários.</text:p>
        </text:list-item>
        <text:list-item>
          <text:p text:style-name="P3">Equipamentos: itens equipáveis no pescoço e nas costas, com função cosmética ou buffs leves.</text:p>
        </text:list-item>
        <text:list-item>
          <text:p text:style-name="P3">Decorações: objetos estéticos para espaços sociais e coleções pessoais (NFT e não‑NFT).</text:p>
        </text:list-item>
        <text:list-item>
          <text:p text:style-name="P3">Itens de Suporte ao Breeding: artefatos que alteram chances de habilidades, raridade ou preservam genes.</text:p>
        </text:list-item>
      </text:list>
      <text:p text:style-name="Standard">Origem das receitas:</text:p>
      <text:list text:continue-numbering="true" text:style-name="WWNum1">
        <text:list-item>
          <text:p text:style-name="P3">Comuns: aprendidas por padrão ou liberadas em tutoriais.</text:p>
        </text:list-item>
        <text:list-item>
          <text:p text:style-name="P3">Raras: compradas em eventos, no mercado, ou obtidas via drop.</text:p>
        </text:list-item>
        <text:list-item>
          <text:p text:style-name="P3">Épicas/Lendárias: exigem blueprint obtido em chefes ou eventos únicos.</text:p>
        </text:list-item>
      </text:list>
      <text:h text:style-name="Heading_20_4" text:outline-level="4">10.2 Tabela de Receitas de Craft (Exemplos)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C"/>
        <table:table-column table:style-name="Tabela8.B"/>
        <table:table-column table:style-name="Tabela8.A"/>
        <table:table-row table:style-name="Tabela8.1">
          <table:table-cell table:style-name="Tabela8.A1" office:value-type="string">
            <text:p text:style-name="P4" loext:marker-style-name="T3"><text:span text:style-name="T4">Item</text:span><text:span text:style-name="T3"/></text:p>
          </table:table-cell>
          <table:table-cell table:style-name="Tabela8.A1" office:value-type="string">
            <text:p text:style-name="P4" loext:marker-style-name="T3"><text:span text:style-name="T4">Categoria</text:span><text:span text:style-name="T3"/></text:p>
          </table:table-cell>
          <table:table-cell table:style-name="Tabela8.A1" office:value-type="string">
            <text:p text:style-name="P4" loext:marker-style-name="T3"><text:span text:style-name="T4">Ingredientes</text:span><text:span text:style-name="T3"/></text:p>
          </table:table-cell>
          <table:table-cell table:style-name="Tabela8.A1" office:value-type="string">
            <text:p text:style-name="P4" loext:marker-style-name="T3"><text:span text:style-name="T4">Tempo</text:span><text:span text:style-name="T3"/></text:p>
          </table:table-cell>
          <table:table-cell table:style-name="Tabela8.A1" office:value-type="string">
            <text:p text:style-name="P4" loext:marker-style-name="T3"><text:span text:style-name="T4">Efeito</text:span><text:span text:style-name="T3"/></text:p>
          </table:table-cell>
          <table:table-cell table:style-name="Tabela8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8.A1" office:value-type="string">
            <text:p text:style-name="P4" loext:marker-style-name="T3"><text:span text:style-name="T4">Origem da Receita</text:span><text:span text:style-name="T3"/></text:p>
          </table:table-cell>
        </table:table-row>
        <table:table-row table:style-name="Tabela8.1">
          <table:table-cell table:style-name="Tabela8.A1" office:value-type="string">
            <text:p text:style-name="P4" loext:marker-style-name="T3"><text:span text:style-name="T4">Poção de Cura Comum</text:span><text:span text:style-name="T3"/></text:p>
          </table:table-cell>
          <table:table-cell table:style-name="Tabela8.A1" office:value-type="string">
            <text:p text:style-name="P4" loext:marker-style-name="T3"><text:span text:style-name="T4">Consumível</text:span><text:span text:style-name="T3"/></text:p>
          </table:table-cell>
          <table:table-cell table:style-name="Tabela8.A1" office:value-type="string">
            <text:p text:style-name="P4" loext:marker-style-name="T3"><text:span text:style-name="T4">2x Erva Comum, 1x Água Pura</text:span><text:span text:style-name="T3"/></text:p>
          </table:table-cell>
          <table:table-cell table:style-name="Tabela8.A1" office:value-type="string">
            <text:p text:style-name="P4" loext:marker-style-name="T3"><text:span text:style-name="T4">10s</text:span><text:span text:style-name="T3"/></text:p>
          </table:table-cell>
          <table:table-cell table:style-name="Tabela8.A1" office:value-type="string">
            <text:p text:style-name="P4" loext:marker-style-name="T3"><text:span text:style-name="T4">+30% Vida</text:span><text:span text:style-name="T3"/></text:p>
          </table:table-cell>
          <table:table-cell table:style-name="Tabela8.A1" office:value-type="string">
            <text:p text:style-name="P4" loext:marker-style-name="T3"><text:span text:style-name="T4">Comum</text:span><text:span text:style-name="T3"/></text:p>
          </table:table-cell>
          <table:table-cell table:style-name="Tabela8.A1" office:value-type="string">
            <text:p text:style-name="P4" loext:marker-style-name="T3"><text:span text:style-name="T4">Padrão</text:span><text:span text:style-name="T3"/></text:p>
          </table:table-cell>
        </table:table-row>
        <table:table-row table:style-name="Tabela8.1">
          <table:table-cell table:style-name="Tabela8.A1" office:value-type="string">
            <text:p text:style-name="P4" loext:marker-style-name="T3"><text:span text:style-name="T4">Poção de Cura Rara</text:span><text:span text:style-name="T3"/></text:p>
          </table:table-cell>
          <table:table-cell table:style-name="Tabela8.A1" office:value-type="string">
            <text:p text:style-name="P4" loext:marker-style-name="T3"><text:span text:style-name="T4">Consumível</text:span><text:span text:style-name="T3"/></text:p>
          </table:table-cell>
          <table:table-cell table:style-name="Tabela8.A1" office:value-type="string">
            <text:p text:style-name="P4" loext:marker-style-name="T3"><text:span text:style-name="T4">2x Erva Rara, 1x Água Pura, 1x Essência Vital</text:span><text:span text:style-name="T3"/></text:p>
          </table:table-cell>
          <table:table-cell table:style-name="Tabela8.A1" office:value-type="string">
            <text:p text:style-name="P4" loext:marker-style-name="T3"><text:span text:style-name="T4">30s</text:span><text:span text:style-name="T3"/></text:p>
          </table:table-cell>
          <table:table-cell table:style-name="Tabela8.A1" office:value-type="string">
            <text:p text:style-name="P4" loext:marker-style-name="T3"><text:span text:style-name="T4">Vida total + buff DEF 5 min</text:span><text:span text:style-name="T3"/></text:p>
          </table:table-cell>
          <table:table-cell table:style-name="Tabela8.A1" office:value-type="string">
            <text:p text:style-name="P4" loext:marker-style-name="T3"><text:span text:style-name="T4">Raro</text:span><text:span text:style-name="T3"/></text:p>
          </table:table-cell>
          <table:table-cell table:style-name="Tabela8.A1" office:value-type="string">
            <text:p text:style-name="P4" loext:marker-style-name="T3"><text:span text:style-name="T4">Drop Chefe</text:span><text:span text:style-name="T3"/></text:p>
          </table:table-cell>
        </table:table-row>
        <table:table-row table:style-name="Tabela8.1">
          <table:table-cell table:style-name="Tabela8.A1" office:value-type="string">
            <text:p text:style-name="P4" loext:marker-style-name="T3"><text:span text:style-name="T4">Energético Natural</text:span><text:span text:style-name="T3"/></text:p>
          </table:table-cell>
          <table:table-cell table:style-name="Tabela8.A1" office:value-type="string">
            <text:p text:style-name="P4" loext:marker-style-name="T3"><text:span text:style-name="T4">Consumível</text:span><text:span text:style-name="T3"/></text:p>
          </table:table-cell>
          <table:table-cell table:style-name="Tabela8.A1" office:value-type="string">
            <text:p text:style-name="P4" loext:marker-style-name="T3"><text:span text:style-name="T4">3x Fruto Energético</text:span><text:span text:style-name="T3"/></text:p>
          </table:table-cell>
          <table:table-cell table:style-name="Tabela8.A1" office:value-type="string">
            <text:p text:style-name="P4" loext:marker-style-name="T3"><text:span text:style-name="T4">8s</text:span><text:span text:style-name="T3"/></text:p>
          </table:table-cell>
          <table:table-cell table:style-name="Tabela8.A1" office:value-type="string">
            <text:p text:style-name="P4" loext:marker-style-name="T3"><text:span text:style-name="T4">+20% Energia</text:span><text:span text:style-name="T3"/></text:p>
          </table:table-cell>
          <table:table-cell table:style-name="Tabela8.A1" office:value-type="string">
            <text:p text:style-name="P4" loext:marker-style-name="T3"><text:span text:style-name="T4">Comum</text:span><text:span text:style-name="T3"/></text:p>
          </table:table-cell>
          <table:table-cell table:style-name="Tabela8.A1" office:value-type="string">
            <text:p text:style-name="P4" loext:marker-style-name="T3"><text:span text:style-name="T4">Padrão</text:span><text:span text:style-name="T3"/></text:p>
          </table:table-cell>
        </table:table-row>
        <text:soft-page-break/>
        <table:table-row table:style-name="Tabela8.1">
          <table:table-cell table:style-name="Tabela8.A1" office:value-type="string">
            <text:p text:style-name="P4" loext:marker-style-name="T3"><text:span text:style-name="T4">Tônico de Energia Raro</text:span><text:span text:style-name="T3"/></text:p>
          </table:table-cell>
          <table:table-cell table:style-name="Tabela8.A1" office:value-type="string">
            <text:p text:style-name="P4" loext:marker-style-name="T3"><text:span text:style-name="T4">Consumível</text:span><text:span text:style-name="T3"/></text:p>
          </table:table-cell>
          <table:table-cell table:style-name="Tabela8.A1" office:value-type="string">
            <text:p text:style-name="P4" loext:marker-style-name="T3"><text:span text:style-name="T4">2x Fruto Energético Raro, 1x Água Energizada</text:span><text:span text:style-name="T3"/></text:p>
          </table:table-cell>
          <table:table-cell table:style-name="Tabela8.A1" office:value-type="string">
            <text:p text:style-name="P4" loext:marker-style-name="T3"><text:span text:style-name="T4">25s</text:span><text:span text:style-name="T3"/></text:p>
          </table:table-cell>
          <table:table-cell table:style-name="Tabela8.A1" office:value-type="string">
            <text:p text:style-name="P4" loext:marker-style-name="T3"><text:span text:style-name="T4">+50% Energia + buff VEL 3 min</text:span><text:span text:style-name="T3"/></text:p>
          </table:table-cell>
          <table:table-cell table:style-name="Tabela8.A1" office:value-type="string">
            <text:p text:style-name="P4" loext:marker-style-name="T3"><text:span text:style-name="T4">Raro</text:span><text:span text:style-name="T3"/></text:p>
          </table:table-cell>
          <table:table-cell table:style-name="Tabela8.A1" office:value-type="string">
            <text:p text:style-name="P4" loext:marker-style-name="T3"><text:span text:style-name="T4">Evento</text:span><text:span text:style-name="T3"/></text:p>
          </table:table-cell>
        </table:table-row>
        <table:table-row table:style-name="Tabela8.1">
          <table:table-cell table:style-name="Tabela8.A1" office:value-type="string">
            <text:p text:style-name="P4" loext:marker-style-name="T3"><text:span text:style-name="T4">Capa Heroica Azul</text:span><text:span text:style-name="T3"/></text:p>
          </table:table-cell>
          <table:table-cell table:style-name="Tabela8.A1" office:value-type="string">
            <text:p text:style-name="P4" loext:marker-style-name="T3"><text:span text:style-name="T4">Equipamento (Costas)</text:span><text:span text:style-name="T3"/></text:p>
          </table:table-cell>
          <table:table-cell table:style-name="Tabela8.A1" office:value-type="string">
            <text:p text:style-name="P4" loext:marker-style-name="T3"><text:span text:style-name="T4">4x Tecido Comum, 2x Linha Fina</text:span><text:span text:style-name="T3"/></text:p>
          </table:table-cell>
          <table:table-cell table:style-name="Tabela8.A1" office:value-type="string">
            <text:p text:style-name="P4" loext:marker-style-name="T3"><text:span text:style-name="T4">1m</text:span><text:span text:style-name="T3"/></text:p>
          </table:table-cell>
          <table:table-cell table:style-name="Tabela8.A1" office:value-type="string">
            <text:p text:style-name="P4" loext:marker-style-name="T3"><text:span text:style-name="T4">+1 ATK, +1 VEL</text:span><text:span text:style-name="T3"/></text:p>
          </table:table-cell>
          <table:table-cell table:style-name="Tabela8.A1" office:value-type="string">
            <text:p text:style-name="P4" loext:marker-style-name="T3"><text:span text:style-name="T4">Comum</text:span><text:span text:style-name="T3"/></text:p>
          </table:table-cell>
          <table:table-cell table:style-name="Tabela8.A1" office:value-type="string">
            <text:p text:style-name="P4" loext:marker-style-name="T3"><text:span text:style-name="T4">Padrão</text:span><text:span text:style-name="T3"/></text:p>
          </table:table-cell>
        </table:table-row>
        <table:table-row table:style-name="Tabela8.1">
          <table:table-cell table:style-name="Tabela8.A1" office:value-type="string">
            <text:p text:style-name="P4" loext:marker-style-name="T3"><text:span text:style-name="T4">Mochila Explorer</text:span><text:span text:style-name="T3"/></text:p>
          </table:table-cell>
          <table:table-cell table:style-name="Tabela8.A1" office:value-type="string">
            <text:p text:style-name="P4" loext:marker-style-name="T3"><text:span text:style-name="T4">Equipamento (Costas)</text:span><text:span text:style-name="T3"/></text:p>
          </table:table-cell>
          <table:table-cell table:style-name="Tabela8.A1" office:value-type="string">
            <text:p text:style-name="P4" loext:marker-style-name="T3"><text:span text:style-name="T4">3x Couro Comum, 2x Madeira Leve</text:span><text:span text:style-name="T3"/></text:p>
          </table:table-cell>
          <table:table-cell table:style-name="Tabela8.A1" office:value-type="string">
            <text:p text:style-name="P4" loext:marker-style-name="T3"><text:span text:style-name="T4">40s</text:span><text:span text:style-name="T3"/></text:p>
          </table:table-cell>
          <table:table-cell table:style-name="Tabela8.A1" office:value-type="string">
            <text:p text:style-name="P4" loext:marker-style-name="T3"><text:span text:style-name="T4">+5% loot comum</text:span><text:span text:style-name="T3"/></text:p>
          </table:table-cell>
          <table:table-cell table:style-name="Tabela8.A1" office:value-type="string">
            <text:p text:style-name="P4" loext:marker-style-name="T3"><text:span text:style-name="T4">Raro</text:span><text:span text:style-name="T3"/></text:p>
          </table:table-cell>
          <table:table-cell table:style-name="Tabela8.A1" office:value-type="string">
            <text:p text:style-name="P4" loext:marker-style-name="T3"><text:span text:style-name="T4">Missão</text:span><text:span text:style-name="T3"/></text:p>
          </table:table-cell>
        </table:table-row>
        <table:table-row table:style-name="Tabela8.1">
          <table:table-cell table:style-name="Tabela8.A1" office:value-type="string">
            <text:p text:style-name="P4" loext:marker-style-name="T3"><text:span text:style-name="T4">Gravata Dourada</text:span><text:span text:style-name="T3"/></text:p>
          </table:table-cell>
          <table:table-cell table:style-name="Tabela8.A1" office:value-type="string">
            <text:p text:style-name="P4" loext:marker-style-name="T3"><text:span text:style-name="T4">Equipamento (Pescoço)</text:span><text:span text:style-name="T3"/></text:p>
          </table:table-cell>
          <table:table-cell table:style-name="Tabela8.A1" office:value-type="string">
            <text:p text:style-name="P4" loext:marker-style-name="T3"><text:span text:style-name="T4">2x Tecido Luxo, 1x Fio Dourado</text:span><text:span text:style-name="T3"/></text:p>
          </table:table-cell>
          <table:table-cell table:style-name="Tabela8.A1" office:value-type="string">
            <text:p text:style-name="P4" loext:marker-style-name="T3"><text:span text:style-name="T4">50s</text:span><text:span text:style-name="T3"/></text:p>
          </table:table-cell>
          <table:table-cell table:style-name="Tabela8.A1" office:value-type="string">
            <text:p text:style-name="P4" loext:marker-style-name="T3"><text:span text:style-name="T4">+2 DEF</text:span><text:span text:style-name="T3"/></text:p>
          </table:table-cell>
          <table:table-cell table:style-name="Tabela8.A1" office:value-type="string">
            <text:p text:style-name="P4" loext:marker-style-name="T3"><text:span text:style-name="T4">Raro</text:span><text:span text:style-name="T3"/></text:p>
          </table:table-cell>
          <table:table-cell table:style-name="Tabela8.A1" office:value-type="string">
            <text:p text:style-name="P4" loext:marker-style-name="T3"><text:span text:style-name="T4">Mercado</text:span><text:span text:style-name="T3"/></text:p>
          </table:table-cell>
        </table:table-row>
        <table:table-row table:style-name="Tabela8.1">
          <table:table-cell table:style-name="Tabela8.A1" office:value-type="string">
            <text:p text:style-name="P4" loext:marker-style-name="T3"><text:span text:style-name="T4">Pedra da Memória</text:span><text:span text:style-name="T3"/></text:p>
          </table:table-cell>
          <table:table-cell table:style-name="Tabela8.A1" office:value-type="string">
            <text:p text:style-name="P4" loext:marker-style-name="T3"><text:span text:style-name="T4">Breeding</text:span><text:span text:style-name="T3"/></text:p>
          </table:table-cell>
          <table:table-cell table:style-name="Tabela8.A1" office:value-type="string">
            <text:p text:style-name="P4" loext:marker-style-name="T3"><text:span text:style-name="T4">1x Cristal Memória, 2x Essência Genética</text:span><text:span text:style-name="T3"/></text:p>
          </table:table-cell>
          <table:table-cell table:style-name="Tabela8.A1" office:value-type="string">
            <text:p text:style-name="P4" loext:marker-style-name="T3"><text:span text:style-name="T4">2m</text:span><text:span text:style-name="T3"/></text:p>
          </table:table-cell>
          <table:table-cell table:style-name="Tabela8.A1" office:value-type="string">
            <text:p text:style-name="P4" loext:marker-style-name="T3"><text:span text:style-name="T4">Mantém 1 skill de um dos pais</text:span><text:span text:style-name="T3"/></text:p>
          </table:table-cell>
          <table:table-cell table:style-name="Tabela8.A1" office:value-type="string">
            <text:p text:style-name="P4" loext:marker-style-name="T3"><text:span text:style-name="T4">Raro</text:span><text:span text:style-name="T3"/></text:p>
          </table:table-cell>
          <table:table-cell table:style-name="Tabela8.A1" office:value-type="string">
            <text:p text:style-name="P4" loext:marker-style-name="T3"><text:span text:style-name="T4">Chefe Épico</text:span><text:span text:style-name="T3"/></text:p>
          </table:table-cell>
        </table:table-row>
      </table:table>
      <text:h text:style-name="Heading_20_4" text:outline-level="4">10.3 Sistema de Equipamentos</text:h>
      <text:list text:continue-numbering="true" text:style-name="WWNum1">
        <text:list-item>
          <text:p text:style-name="P3">Slots: Pescoço e Costas.</text:p>
        </text:list-item>
        <text:list-item>
          <text:p text:style-name="P3">Tipos:</text:p>
        </text:list-item>
        <text:list-item>
          <text:p text:style-name="P3">Cosmético: apenas aparência, sem efeito no combate.</text:p>
        </text:list-item>
        <text:list-item>
          <text:p text:style-name="P3">Funcional: bônus pequenos em ATK, DEF, VEL, loot ou XP.</text:p>
        </text:list-item>
        <text:list-item>
          <text:p text:style-name="P3"><text:s text:c="4"/>Cosmético: apenas aparência, sem efeito no combate.</text:p>
        </text:list-item>
        <text:list-item>
          <text:p text:style-name="P3"><text:s text:c="4"/>Funcional: bônus pequenos em ATK, DEF, VEL, loot ou XP.</text:p>
        </text:list-item>
        <text:list-item>
          <text:p text:style-name="P3">Cosmético: apenas aparência, sem efeito no combate.</text:p>
        </text:list-item>
        <text:list-item>
          <text:p text:style-name="P3">Funcional: bônus pequenos em ATK, DEF, VEL, loot ou XP.</text:p>
        </text:list-item>
        <text:list-item>
          <text:p text:style-name="P3">Regras:</text:p>
        </text:list-item>
        <text:list-item>
          <text:p text:style-name="P3">1 item por slot ativo.</text:p>
        </text:list-item>
        <text:list-item>
          <text:p text:style-name="P3">Troca livre fora de combate.</text:p>
        </text:list-item>
        <text:list-item>
          <text:p text:style-name="P3">Itens podem ser NFTs (séries limitadas) ou não‑NFTs (produção infinita).</text:p>
        </text:list-item>
        <text:list-item>
          <text:p text:style-name="P3"><text:s text:c="4"/>1 item por slot ativo.</text:p>
        </text:list-item>
        <text:list-item>
          <text:p text:style-name="P3"><text:s text:c="4"/>Troca livre fora de combate.</text:p>
        </text:list-item>
        <text:list-item>
          <text:p text:style-name="P3"><text:s text:c="4"/>Itens podem ser NFTs (séries limitadas) ou não‑NFTs (produção infinita).</text:p>
        </text:list-item>
        <text:list-item>
          <text:p text:style-name="P3">1 item por slot ativo.</text:p>
        </text:list-item>
        <text:list-item>
          <text:p text:style-name="P3">Troca livre fora de combate.</text:p>
        </text:list-item>
        <text:list-item>
          <text:p text:style-name="P3">Itens podem ser NFTs (séries limitadas) ou não‑NFTs (produção infinita).</text:p>
        </text:list-item>
      </text:list>
      <text:h text:style-name="Heading_20_3" text:outline-level="3"><text:soft-page-break/>11. 🧩 Itens de Suporte ao Breeding</text:h>
      <text:p text:style-name="Standard">O sistema de breeding no Mundo dos Sapos é uma das mecânicas mais estratégicas e lucrativas do jogo. Os itens de suporte ao breeding permitem que os jogadores influenciem o resultado da reprodução, aumentando suas chances de obter sapos com as habilidades, raridades e características genéticas desejadas.</text:p>
      <text:h text:style-name="Heading_20_4" text:outline-level="4">11.1 Regras de Uso</text:h>
      <text:list text:continue-numbering="true" text:style-name="WWNum1">
        <text:list-item>
          <text:p text:style-name="P3">Cada progenitor pode segurar 1 item de suporte antes do breeding.</text:p>
        </text:list-item>
        <text:list-item>
          <text:p text:style-name="P3">O item deve estar equipado no slot de breeding (independente de pescoço/costas para equipamentos visuais).</text:p>
        </text:list-item>
        <text:list-item>
          <text:p text:style-name="P3">Itens de suporte não são consumíveis cosméticos — são recursos estratégicos de uso único.</text:p>
        </text:list-item>
        <text:list-item>
          <text:p text:style-name="P3">Desaparecem após o breeding ser realizado.</text:p>
        </text:list-item>
        <text:list-item>
          <text:p text:style-name="P3">Podem ser NFTs (edições limitadas) ou não‑NFTs (craftáveis e farmáveis).</text:p>
        </text:list-item>
      </text:list>
      <text:h text:style-name="Heading_20_4" text:outline-level="4">11.2 Lista de Itens e Efeitos</text:h>
      <table:table table:name="Tabela9" table:style-name="Tabela9">
        <table:table-column table:style-name="Tabela9.A" table:number-columns-repeated="5"/>
        <table:table-row table:style-name="Tabela9.1">
          <table:table-cell table:style-name="Tabela9.A1" office:value-type="string">
            <text:p text:style-name="P4" loext:marker-style-name="T3"><text:span text:style-name="T4">Item</text:span><text:span text:style-name="T3"/></text:p>
          </table:table-cell>
          <table:table-cell table:style-name="Tabela9.A1" office:value-type="string">
            <text:p text:style-name="P4" loext:marker-style-name="T3"><text:span text:style-name="T4">Tipo</text:span><text:span text:style-name="T3"/></text:p>
          </table:table-cell>
          <table:table-cell table:style-name="Tabela9.A1" office:value-type="string">
            <text:p text:style-name="P4" loext:marker-style-name="T3"><text:span text:style-name="T4">Efeito</text:span><text:span text:style-name="T3"/></text:p>
          </table:table-cell>
          <table:table-cell table:style-name="Tabela9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9.A1" office:value-type="string">
            <text:p text:style-name="P4" loext:marker-style-name="T3"><text:span text:style-name="T4">Origem</text:span><text:span text:style-name="T3"/></text:p>
          </table:table-cell>
        </table:table-row>
        <table:table-row table:style-name="Tabela9.1">
          <table:table-cell table:style-name="Tabela9.A1" office:value-type="string">
            <text:p text:style-name="P4" loext:marker-style-name="T3"><text:span text:style-name="T4">Pedra da Memória 🪨</text:span><text:span text:style-name="T3"/></text:p>
          </table:table-cell>
          <table:table-cell table:style-name="Tabela9.A1" office:value-type="string">
            <text:p text:style-name="P4" loext:marker-style-name="T3"><text:span text:style-name="T4">Preservação de Skill</text:span><text:span text:style-name="T3"/></text:p>
          </table:table-cell>
          <table:table-cell table:style-name="Tabela9.A1" office:value-type="string">
            <text:p text:style-name="P4" loext:marker-style-name="T3"><text:span text:style-name="T4">50% de chance de herdar 1 habilidade específica de um dos pais.</text:span><text:span text:style-name="T3"/></text:p>
          </table:table-cell>
          <table:table-cell table:style-name="Tabela9.A1" office:value-type="string">
            <text:p text:style-name="P4" loext:marker-style-name="T3"><text:span text:style-name="T4">Raro</text:span><text:span text:style-name="T3"/></text:p>
          </table:table-cell>
          <table:table-cell table:style-name="Tabela9.A1" office:value-type="string">
            <text:p text:style-name="P4" loext:marker-style-name="T3"><text:span text:style-name="T4">Drop de chefe raro / mercado</text:span><text:span text:style-name="T3"/></text:p>
          </table:table-cell>
        </table:table-row>
        <table:table-row table:style-name="Tabela9.1">
          <table:table-cell table:style-name="Tabela9.A1" office:value-type="string">
            <text:p text:style-name="P4" loext:marker-style-name="T3"><text:span text:style-name="T4">Essência Evolutiva ✨</text:span><text:span text:style-name="T3"/></text:p>
          </table:table-cell>
          <table:table-cell table:style-name="Tabela9.A1" office:value-type="string">
            <text:p text:style-name="P4" loext:marker-style-name="T3"><text:span text:style-name="T4">Geração de 2ª Skill</text:span><text:span text:style-name="T3"/></text:p>
          </table:table-cell>
          <table:table-cell table:style-name="Tabela9.A1" office:value-type="string">
            <text:p text:style-name="P4" loext:marker-style-name="T3"><text:span text:style-name="T4">+10% de chance do filhote gerar 2ª habilidade, se já recebeu a 1ª.</text:span><text:span text:style-name="T3"/></text:p>
          </table:table-cell>
          <table:table-cell table:style-name="Tabela9.A1" office:value-type="string">
            <text:p text:style-name="P4" loext:marker-style-name="T3"><text:span text:style-name="T4">Raro</text:span><text:span text:style-name="T3"/></text:p>
          </table:table-cell>
          <table:table-cell table:style-name="Tabela9.A1" office:value-type="string">
            <text:p text:style-name="P4" loext:marker-style-name="T3"><text:span text:style-name="T4">Craft avançado / evento</text:span><text:span text:style-name="T3"/></text:p>
          </table:table-cell>
        </table:table-row>
        <table:table-row table:style-name="Tabela9.1">
          <table:table-cell table:style-name="Tabela9.A1" office:value-type="string">
            <text:p text:style-name="P4" loext:marker-style-name="T3"><text:span text:style-name="T4">Colar da Fertilidade 📿</text:span><text:span text:style-name="T3"/></text:p>
          </table:table-cell>
          <table:table-cell table:style-name="Tabela9.A1" office:value-type="string">
            <text:p text:style-name="P4" loext:marker-style-name="T3"><text:span text:style-name="T4">Aumento de Raridade</text:span><text:span text:style-name="T3"/></text:p>
          </table:table-cell>
          <table:table-cell table:style-name="Tabela9.A1" office:value-type="string">
            <text:p text:style-name="P4" loext:marker-style-name="T3"><text:span text:style-name="T4">+0,5% de chance de subir raridade final do filhote.</text:span><text:span text:style-name="T3"/></text:p>
          </table:table-cell>
          <table:table-cell table:style-name="Tabela9.A1" office:value-type="string">
            <text:p text:style-name="P4" loext:marker-style-name="T3"><text:span text:style-name="T4">Épico</text:span><text:span text:style-name="T3"/></text:p>
          </table:table-cell>
          <table:table-cell table:style-name="Tabela9.A1" office:value-type="string">
            <text:p text:style-name="P4" loext:marker-style-name="T3"><text:span text:style-name="T4">Evento especial / NFT</text:span><text:span text:style-name="T3"/></text:p>
          </table:table-cell>
        </table:table-row>
        <table:table-row table:style-name="Tabela9.1">
          <table:table-cell table:style-name="Tabela9.A1" office:value-type="string">
            <text:p text:style-name="P4" loext:marker-style-name="T3"><text:span text:style-name="T4">Lacre Genético 🔒</text:span><text:span text:style-name="T3"/></text:p>
          </table:table-cell>
          <table:table-cell table:style-name="Tabela9.A1" office:value-type="string">
            <text:p text:style-name="P4" loext:marker-style-name="T3"><text:span text:style-name="T4">Preservação Genética</text:span><text:span text:style-name="T3"/></text:p>
          </table:table-cell>
          <table:table-cell table:style-name="Tabela9.A1" office:value-type="string">
            <text:p text:style-name="P4" loext:marker-style-name="T3"><text:span text:style-name="T4">Garante que 1 gene (cor ou padrão) será herdado de um dos pais.</text:span><text:span text:style-name="T3"/></text:p>
          </table:table-cell>
          <table:table-cell table:style-name="Tabela9.A1" office:value-type="string">
            <text:p text:style-name="P4" loext:marker-style-name="T3"><text:span text:style-name="T4">Raro</text:span><text:span text:style-name="T3"/></text:p>
          </table:table-cell>
          <table:table-cell table:style-name="Tabela9.A1" office:value-type="string">
            <text:p text:style-name="P4" loext:marker-style-name="T3"><text:span text:style-name="T4">Craft com materiais lendários</text:span><text:span text:style-name="T3"/></text:p>
          </table:table-cell>
        </table:table-row>
        <table:table-row table:style-name="Tabela9.1">
          <table:table-cell table:style-name="Tabela9.A1" office:value-type="string">
            <text:p text:style-name="P4" loext:marker-style-name="T3"><text:span text:style-name="T4">Elixir Mutagênico 🧪</text:span><text:span text:style-name="T3"/></text:p>
          </table:table-cell>
          <table:table-cell table:style-name="Tabela9.A1" office:value-type="string">
            <text:p text:style-name="P4" loext:marker-style-name="T3"><text:span text:style-name="T4">Mutação Garantida</text:span><text:span text:style-name="T3"/></text:p>
          </table:table-cell>
          <table:table-cell table:style-name="Tabela9.A1" office:value-type="string">
            <text:p text:style-name="P4" loext:marker-style-name="T3"><text:span text:style-name="T4">Garante que o filhote nasça com 1 mutação visual ou de skill.</text:span><text:span text:style-name="T3"/></text:p>
          </table:table-cell>
          <table:table-cell table:style-name="Tabela9.A1" office:value-type="string">
            <text:p text:style-name="P4" loext:marker-style-name="T3"><text:span text:style-name="T4">Lendário</text:span><text:span text:style-name="T3"/></text:p>
          </table:table-cell>
          <table:table-cell table:style-name="Tabela9.A1" office:value-type="string">
            <text:p text:style-name="P4" loext:marker-style-name="T3"><text:span text:style-name="T4">Blueprint exclusivo de evento</text:span><text:span text:style-name="T3"/></text:p>
          </table:table-cell>
        </table:table-row>
      </table:table>
      <text:h text:style-name="Heading_20_4" text:outline-level="4">11.3 Sinergia com Raridade e Skills</text:h>
      <text:list text:continue-numbering="true" text:style-name="WWNum1">
        <text:list-item>
          <text:p text:style-name="P3">Itens como Pedra da Memória e Essência Evolutiva são particularmente valiosos para sapos raros ou com skills únicas.</text:p>
        </text:list-item>
        <text:list-item>
          <text:p text:style-name="P3">Lacre Genético aumenta valor de mercado de sapos raros com visuais ou padrões cobiçados.</text:p>
        </text:list-item>
        <text:list-item>
          <text:p text:style-name="P3"><text:soft-page-break/>Elixir Mutagênico cria demanda alta no mercado por ser o único que garante mutação.</text:p>
        </text:list-item>
      </text:list>
      <text:h text:style-name="Heading_20_4" text:outline-level="4">11.4 Impacto Econômico</text:h>
      <text:list text:continue-numbering="true" text:style-name="WWNum1">
        <text:list-item>
          <text:p text:style-name="P3">Itens de suporte ao breeding são fortes candidatos a serem NFTs, especialmente em edições sazonais ou limitadas.</text:p>
        </text:list-item>
        <text:list-item>
          <text:p text:style-name="P3">Itens comuns podem circular livremente como não‑NFTs, criando economia interna acessível a todos os jogadores.</text:p>
        </text:list-item>
      </text:list>
      <text:h text:style-name="Heading_20_3" text:outline-level="3">12. ❤️ Pós‑Batalha e Recuperação de Vida/Energia</text:h>
      <text:p text:style-name="Standard">O sistema de pós‑batalha no Mundo dos Sapos foi pensado para equilibrar desafio, estratégia de recursos e justiça em PvP.</text:p>
      <text:h text:style-name="Heading_20_4" text:outline-level="4">12.1 Persistência de Vida pós‑Combate</text:h>
      <text:list text:continue-numbering="true" text:style-name="WWNum1">
        <text:list-item>
          <text:p text:style-name="P3">Regra geral: o valor de Vida ao final de uma luta é mantido exatamente no estado em que terminou.</text:p>
        </text:list-item>
        <text:list-item>
          <text:p text:style-name="P3">Ex.: se o sapo venceu com 71/75 de Vida, ficará com 71/75 até ser curado ou regenerar pelo descanso.</text:p>
        </text:list-item>
        <text:list-item>
          <text:p text:style-name="P3"><text:s text:c="4"/>Ex.: se o sapo venceu com 71/75 de Vida, ficará com 71/75 até ser curado ou regenerar pelo descanso.</text:p>
        </text:list-item>
        <text:list-item>
          <text:p text:style-name="P3">Ex.: se o sapo venceu com 71/75 de Vida, ficará com 71/75 até ser curado ou regenerar pelo descanso.</text:p>
        </text:list-item>
        <text:list-item>
          <text:p text:style-name="P3">PvP (derrota):</text:p>
        </text:list-item>
        <text:list-item>
          <text:p text:style-name="P3">Vida mínima cai para 1 ponto (ex.: 1/75).</text:p>
        </text:list-item>
        <text:list-item>
          <text:p text:style-name="P3">Não há morte direta — permite recuperação estratégica.</text:p>
        </text:list-item>
        <text:list-item>
          <text:p text:style-name="P3"><text:s text:c="4"/>Vida mínima cai para 1 ponto (ex.: 1/75).</text:p>
        </text:list-item>
        <text:list-item>
          <text:p text:style-name="P3"><text:s text:c="4"/>Não há morte direta — permite recuperação estratégica.</text:p>
        </text:list-item>
        <text:list-item>
          <text:p text:style-name="P3">Vida mínima cai para 1 ponto (ex.: 1/75).</text:p>
        </text:list-item>
        <text:list-item>
          <text:p text:style-name="P3">Não há morte direta — permite recuperação estratégica.</text:p>
        </text:list-item>
        <text:list-item>
          <text:p text:style-name="P3">PvE (derrota):</text:p>
        </text:list-item>
        <text:list-item>
          <text:p text:style-name="P3">Vida pode cair a 0.</text:p>
        </text:list-item>
        <text:list-item>
          <text:p text:style-name="P3">Em 0 de Vida o sapo fica incapacitado e só pode ser queimado (burn) para conversão em valor/itens equivalentes.</text:p>
        </text:list-item>
        <text:list-item>
          <text:p text:style-name="P3"><text:s text:c="4"/>Vida pode cair a 0.</text:p>
        </text:list-item>
        <text:list-item>
          <text:p text:style-name="P3"><text:s text:c="4"/>Em 0 de Vida o sapo fica incapacitado e só pode ser queimado (burn) para conversão em valor/itens equivalentes.</text:p>
        </text:list-item>
        <text:list-item>
          <text:p text:style-name="P3">Vida pode cair a 0.</text:p>
        </text:list-item>
        <text:list-item>
          <text:p text:style-name="P3">Em 0 de Vida o sapo fica incapacitado e só pode ser queimado (burn) para conversão em valor/itens equivalentes.</text:p>
        </text:list-item>
      </text:list>
      <text:h text:style-name="Heading_20_4" text:outline-level="4">12.2 Burn Automático</text:h>
      <text:list text:continue-numbering="true" text:style-name="WWNum1">
        <text:list-item>
          <text:p text:style-name="P3">Qualquer sapo com Vida = 0 por fome ou derrota em PvE entra no estado de morte permanente.</text:p>
        </text:list-item>
        <text:list-item>
          <text:p text:style-name="P3">O burn gera:</text:p>
        </text:list-item>
        <text:list-item>
          <text:p text:style-name="P3"><text:soft-page-break/>Item simbólico (ex.: Essência de Sapo) com valor equivalente.</text:p>
        </text:list-item>
        <text:list-item>
          <text:p text:style-name="P3">Possível uso dessa essência em crafts raros ou no mercado.</text:p>
        </text:list-item>
        <text:list-item>
          <text:p text:style-name="P3"><text:s text:c="4"/>Item simbólico (ex.: Essência de Sapo) com valor equivalente.</text:p>
        </text:list-item>
        <text:list-item>
          <text:p text:style-name="P3"><text:s text:c="4"/>Possível uso dessa essência em crafts raros ou no mercado.</text:p>
        </text:list-item>
        <text:list-item>
          <text:p text:style-name="P3">Item simbólico (ex.: Essência de Sapo) com valor equivalente.</text:p>
        </text:list-item>
        <text:list-item>
          <text:p text:style-name="P3">Possível uso dessa essência em crafts raros ou no mercado.</text:p>
        </text:list-item>
      </text:list>
      <text:h text:style-name="Heading_20_4" text:outline-level="4">12.3 Recuperação de Vida</text:h>
      <text:p text:style-name="Standard">Formas de recuperar Vida:</text:p>
      <text:list text:continue-numbering="true" text:style-name="WWNum1">
        <text:list-item>
          <text:p text:style-name="P3">Descanso + Alimentação:</text:p>
        </text:list-item>
        <text:list-item>
          <text:p text:style-name="P3">Sapo inativo (fora de Hunts, PvP e breeding).</text:p>
        </text:list-item>
        <text:list-item>
          <text:p text:style-name="P3">Fome ≥ 50% → ativa regeneração lenta.</text:p>
        </text:list-item>
        <text:list-item>
          <text:p text:style-name="P3">Regeneração sugerida: +3 Vida/hora (podendo variar por raridade).</text:p>
        </text:list-item>
        <text:list-item>
          <text:p text:style-name="P3"><text:s text:c="4"/>Sapo inativo (fora de Hunts, PvP e breeding).</text:p>
        </text:list-item>
        <text:list-item>
          <text:p text:style-name="P3"><text:s text:c="4"/>Fome ≥ 50% → ativa regeneração lenta.</text:p>
        </text:list-item>
        <text:list-item>
          <text:p text:style-name="P3"><text:s text:c="4"/>Regeneração sugerida: +3 Vida/hora (podendo variar por raridade).</text:p>
        </text:list-item>
        <text:list-item>
          <text:p text:style-name="P3">Sapo inativo (fora de Hunts, PvP e breeding).</text:p>
        </text:list-item>
        <text:list-item>
          <text:p text:style-name="P3">Fome ≥ 50% → ativa regeneração lenta.</text:p>
        </text:list-item>
        <text:list-item>
          <text:p text:style-name="P3">Regeneração sugerida: +3 Vida/hora (podendo variar por raridade).</text:p>
        </text:list-item>
        <text:list-item>
          <text:p text:style-name="P3">Consumíveis de Cura:</text:p>
        </text:list-item>
        <text:list-item>
          <text:p text:style-name="P3">Poção de Cura Comum: +30% Vida.</text:p>
        </text:list-item>
        <text:list-item>
          <text:p text:style-name="P3">Poção de Cura Rara: Vida total + buff DEF por 5 minutos.</text:p>
        </text:list-item>
        <text:list-item>
          <text:p text:style-name="P3">Kit Médico Completo: Vida total + 50% de Energia.</text:p>
        </text:list-item>
        <text:list-item>
          <text:p text:style-name="P3"><text:s text:c="4"/>Poção de Cura Comum: +30% Vida.</text:p>
        </text:list-item>
        <text:list-item>
          <text:p text:style-name="P3"><text:s text:c="4"/>Poção de Cura Rara: Vida total + buff DEF por 5 minutos.</text:p>
        </text:list-item>
        <text:list-item>
          <text:p text:style-name="P3"><text:s text:c="4"/>Kit Médico Completo: Vida total + 50% de Energia.</text:p>
        </text:list-item>
        <text:list-item>
          <text:p text:style-name="P3">Poção de Cura Comum: +30% Vida.</text:p>
        </text:list-item>
        <text:list-item>
          <text:p text:style-name="P3">Poção de Cura Rara: Vida total + buff DEF por 5 minutos.</text:p>
        </text:list-item>
        <text:list-item>
          <text:p text:style-name="P3">Kit Médico Completo: Vida total + 50% de Energia.</text:p>
        </text:list-item>
      </text:list>
      <text:h text:style-name="Heading_20_4" text:outline-level="4">12.4 Recuperação de Energia</text:h>
      <text:list text:continue-numbering="true" text:style-name="WWNum1">
        <text:list-item>
          <text:p text:style-name="P3">Regeneração natural: aumenta com o tempo, mais rápida em sapos bem alimentados.</text:p>
        </text:list-item>
        <text:list-item>
          <text:p text:style-name="P3">Consumíveis de Energia:</text:p>
        </text:list-item>
        <text:list-item>
          <text:p text:style-name="P3">Energético Natural: +20% de Energia.</text:p>
        </text:list-item>
        <text:list-item>
          <text:p text:style-name="P3">Tônico de Energia Raro: +50% de Energia + buff VEL por 3 minutos.</text:p>
        </text:list-item>
        <text:list-item>
          <text:p text:style-name="P3"><text:s text:c="4"/>Energético Natural: +20% de Energia.</text:p>
        </text:list-item>
        <text:list-item>
          <text:p text:style-name="P3"><text:s text:c="4"/>Tônico de Energia Raro: +50% de Energia + buff VEL por 3 minutos.</text:p>
        </text:list-item>
        <text:list-item>
          <text:p text:style-name="P3">Energético Natural: +20% de Energia.</text:p>
        </text:list-item>
        <text:list-item>
          <text:p text:style-name="P3">Tônico de Energia Raro: +50% de Energia + buff VEL por 3 minutos.</text:p>
        </text:list-item>
      </text:list>
      <text:h text:style-name="Heading_20_4" text:outline-level="4">12.5 Interações com Fome</text:h>
      <text:list text:continue-numbering="true" text:style-name="WWNum1">
        <text:list-item>
          <text:p text:style-name="P3">Fome é o gatilho de todas as condições de sobrevivência.</text:p>
        </text:list-item>
        <text:list-item>
          <text:p text:style-name="P3"><text:soft-page-break/>Em 0% de Fome → Vida começa a cair (1 ponto por período).</text:p>
        </text:list-item>
        <text:list-item>
          <text:p text:style-name="P3">Fome cheia e acima de 50% → ativa regeneração de Vida quando em descanso.</text:p>
        </text:list-item>
      </text:list>
      <text:h text:style-name="Heading_20_3" text:outline-level="3">13. 💰 Economia, Mercado, Loja e Classificação NFT vs Não‑NFT</text:h>
      <text:h text:style-name="Heading_20_4" text:outline-level="4">13.1 Estrutura Econômica</text:h>
      <text:p text:style-name="Standard">O Mundo dos Sapos opera em duas economias interligadas:</text:p>
      <text:list text:continue-numbering="true" text:style-name="WWNum1">
        <text:list-item>
          <text:p text:style-name="P3">Economia Interna (in‑game) — circulação de recursos não‑NFT, alta liquidez, uso cotidiano.</text:p>
        </text:list-item>
        <text:list-item>
          <text:p text:style-name="P3">Economia On‑Chain (blockchain) — ativos NFT exclusivos, escassos e negociáveis dentro e fora do jogo.</text:p>
        </text:list-item>
      </text:list>
      <text:h text:style-name="Heading_20_4" text:outline-level="4">13.2 Mercado entre Jogadores</text:h>
      <text:list text:continue-numbering="true" text:style-name="WWNum1">
        <text:list-item>
          <text:p text:style-name="P3">Tipo: leilão ou venda direta.</text:p>
        </text:list-item>
        <text:list-item>
          <text:p text:style-name="P3">Acesso: via menu ou NPC no Plaza.</text:p>
        </text:list-item>
        <text:list-item>
          <text:p text:style-name="P3">Listagem: taxa fixa (em moeda interna) por anúncio.</text:p>
        </text:list-item>
        <text:list-item>
          <text:p text:style-name="P3">Filtros de busca: categoria, raridade, tipo de item.</text:p>
        </text:list-item>
        <text:list-item>
          <text:p text:style-name="P3">Funcionalidades:</text:p>
        </text:list-item>
        <text:list-item>
          <text:p text:style-name="P3">Compra/venda de NFTs (blockchain) e não‑NFTs (apenas internos).</text:p>
        </text:list-item>
        <text:list-item>
          <text:p text:style-name="P3">Histórico de preços para referência.</text:p>
        </text:list-item>
        <text:list-item>
          <text:p text:style-name="P3">Sistema de reputação de vendedores.</text:p>
        </text:list-item>
        <text:list-item>
          <text:p text:style-name="P3"><text:s text:c="4"/>Compra/venda de NFTs (blockchain) e não‑NFTs (apenas internos).</text:p>
        </text:list-item>
        <text:list-item>
          <text:p text:style-name="P3"><text:s text:c="4"/>Histórico de preços para referência.</text:p>
        </text:list-item>
        <text:list-item>
          <text:p text:style-name="P3"><text:s text:c="4"/>Sistema de reputação de vendedores.</text:p>
        </text:list-item>
        <text:list-item>
          <text:p text:style-name="P3">Compra/venda de NFTs (blockchain) e não‑NFTs (apenas internos).</text:p>
        </text:list-item>
        <text:list-item>
          <text:p text:style-name="P3">Histórico de preços para referência.</text:p>
        </text:list-item>
        <text:list-item>
          <text:p text:style-name="P3">Sistema de reputação de vendedores.</text:p>
        </text:list-item>
      </text:list>
      <text:h text:style-name="Heading_20_4" text:outline-level="4">13.3 Loja da Casa</text:h>
      <text:list text:continue-numbering="true" text:style-name="WWNum1">
        <text:list-item>
          <text:p text:style-name="P3">Inventário fixo: comida simples, materiais comuns, consumíveis básicos.</text:p>
        </text:list-item>
        <text:list-item>
          <text:p text:style-name="P3">Rotação diária/semanal: itens raros, equipamentos com buffs leves, receitas.</text:p>
        </text:list-item>
        <text:list-item>
          <text:p text:style-name="P3">Ofertas especiais: pacotes com desconto; kits para iniciantes.</text:p>
        </text:list-item>
        <text:list-item>
          <text:p text:style-name="P3">Moeda Premium: apenas para cosméticos, personalização e NFTs limitados.</text:p>
        </text:list-item>
      </text:list>
      <text:h text:style-name="Heading_20_4" text:outline-level="4">13.4 Classificação NFT vs Não‑NFT</text:h>
      <text:p text:style-name="Standard">NFTs:</text:p>
      <text:list text:continue-numbering="true" text:style-name="WWNum1">
        <text:list-item>
          <text:p text:style-name="P3">🐸 Sapos (Comum, Incomum, Raro; Grátis só se “mintado”).</text:p>
        </text:list-item>
        <text:list-item>
          <text:p text:style-name="P3">🧥 Equipamentos cosméticos raros/limitados (pescoço, costas).</text:p>
        </text:list-item>
        <text:list-item>
          <text:p text:style-name="P3">🎨 Skins exclusivas de eventos.</text:p>
        </text:list-item>
        <text:list-item>
          <text:p text:style-name="P3">📜 Blueprints lendários (receitas únicas e não replicáveis).</text:p>
        </text:list-item>
        <text:list-item>
          <text:p text:style-name="P3">🧪 Itens de breeding exclusivos (ex.: Elixir Mutagênico).</text:p>
        </text:list-item>
      </text:list>
      <text:p text:style-name="Standard">Não‑NFTs:</text:p>
      <text:list text:continue-numbering="true" text:style-name="WWNum1">
        <text:list-item>
          <text:p text:style-name="P3"><text:soft-page-break/>🍖 Comidas (cruas/preparadas).</text:p>
        </text:list-item>
        <text:list-item>
          <text:p text:style-name="P3">🪵 Materiais comuns e raros de craft.</text:p>
        </text:list-item>
        <text:list-item>
          <text:p text:style-name="P3">🧃 Consumíveis (cura, energia, buffs).</text:p>
        </text:list-item>
        <text:list-item>
          <text:p text:style-name="P3">⚒ Equipamentos comuns craftáveis.</text:p>
        </text:list-item>
        <text:list-item>
          <text:p text:style-name="P3">🧩 Itens de suporte ao breeding craftáveis.</text:p>
        </text:list-item>
        <text:list-item>
          <text:p text:style-name="P3">💰 Moeda interna.</text:p>
        </text:list-item>
        <text:list-item>
          <text:p text:style-name="P3">🎯 Itens temporários/eventos recorrentes.</text:p>
        </text:list-item>
      </text:list>
      <text:h text:style-name="Heading_20_4" text:outline-level="4">13.5 Interação entre as Economias</text:h>
      <text:list text:continue-numbering="true" text:style-name="WWNum1">
        <text:list-item>
          <text:p text:style-name="P3">Mercado On‑Chain:</text:p>
        </text:list-item>
        <text:list-item>
          <text:p text:style-name="P3">Negociação de NFTs (skins, equipamentos raros, sapos mintados).</text:p>
        </text:list-item>
        <text:list-item>
          <text:p text:style-name="P3">Valores definidos pelo mercado de jogadores.</text:p>
        </text:list-item>
        <text:list-item>
          <text:p text:style-name="P3"><text:s text:c="4"/>Negociação de NFTs (skins, equipamentos raros, sapos mintados).</text:p>
        </text:list-item>
        <text:list-item>
          <text:p text:style-name="P3"><text:s text:c="4"/>Valores definidos pelo mercado de jogadores.</text:p>
        </text:list-item>
        <text:list-item>
          <text:p text:style-name="P3">Negociação de NFTs (skins, equipamentos raros, sapos mintados).</text:p>
        </text:list-item>
        <text:list-item>
          <text:p text:style-name="P3">Valores definidos pelo mercado de jogadores.</text:p>
        </text:list-item>
        <text:list-item>
          <text:p text:style-name="P3">Mercado Interno:</text:p>
        </text:list-item>
        <text:list-item>
          <text:p text:style-name="P3">Itens não‑NFT circulam livremente, sem registro blockchain.</text:p>
        </text:list-item>
        <text:list-item>
          <text:p text:style-name="P3">Essencial para progresso de quem não opera com NFTs.</text:p>
        </text:list-item>
        <text:list-item>
          <text:p text:style-name="P3"><text:s text:c="4"/>Itens não‑NFT circulam livremente, sem registro blockchain.</text:p>
        </text:list-item>
        <text:list-item>
          <text:p text:style-name="P3"><text:s text:c="4"/>Essencial para progresso de quem não opera com NFTs.</text:p>
        </text:list-item>
        <text:list-item>
          <text:p text:style-name="P3">Itens não‑NFT circulam livremente, sem registro blockchain.</text:p>
        </text:list-item>
        <text:list-item>
          <text:p text:style-name="P3">Essencial para progresso de quem não opera com NFTs.</text:p>
        </text:list-item>
      </text:list>
      <text:h text:style-name="Heading_20_3" text:outline-level="3">14. ♿ Acessibilidade e Qualidade de Vida (QoL)</text:h>
      <text:p text:style-name="Standard">Essa parte garante que o Mundo dos Sapos seja inclusivo, confortável de jogar e conte com recursos de qualidade de vida para aumentar o engajamento e reduzir fricções desnecessárias.</text:p>
      <text:h text:style-name="Heading_20_4" text:outline-level="4">14.1 Acessibilidade Visual</text:h>
      <text:list text:continue-numbering="true" text:style-name="WWNum1">
        <text:list-item>
          <text:p text:style-name="P3">Modos daltônicos:</text:p>
        </text:list-item>
        <text:list-item>
          <text:p text:style-name="P3">Protanopia</text:p>
        </text:list-item>
        <text:list-item>
          <text:p text:style-name="P3">Deuteranopia</text:p>
        </text:list-item>
        <text:list-item>
          <text:p text:style-name="P3">Tritanopia Cada modo aplica um filtro calibrado e substitui elementos essenciais por texturas/símbolos para não depender apenas da cor.</text:p>
        </text:list-item>
        <text:list-item>
          <text:p text:style-name="P3"><text:s text:c="4"/>Protanopia</text:p>
        </text:list-item>
        <text:list-item>
          <text:p text:style-name="P3"><text:s text:c="4"/>Deuteranopia</text:p>
        </text:list-item>
        <text:list-item>
          <text:p text:style-name="P3"><text:s text:c="4"/>Tritanopia Cada modo aplica um filtro calibrado e substitui elementos essenciais por texturas/símbolos para não depender apenas da cor.</text:p>
        </text:list-item>
        <text:list-item>
          <text:p text:style-name="P3">Protanopia</text:p>
        </text:list-item>
        <text:list-item>
          <text:p text:style-name="P3">Deuteranopia</text:p>
        </text:list-item>
        <text:list-item>
          <text:p text:style-name="P3">Tritanopia Cada modo aplica um filtro calibrado e substitui elementos essenciais por texturas/símbolos para não depender apenas da cor.</text:p>
        </text:list-item>
        <text:list-item>
          <text:p text:style-name="P3"><text:soft-page-break/>Texturas e ícones auxiliares em elementos-chave (barras de status, marcadores de loot, raridade de item).</text:p>
        </text:list-item>
        <text:list-item>
          <text:p text:style-name="P3">Paleta de cores compatível com padrões WCAG 2.1 para contraste mínimo garantido.</text:p>
        </text:list-item>
      </text:list>
      <text:h text:style-name="Heading_20_4" text:outline-level="4">14.2 Acessibilidade Auditiva</text:h>
      <text:list text:continue-numbering="true" text:style-name="WWNum1">
        <text:list-item>
          <text:p text:style-name="P3">Legendas opcionais para todos os efeitos sonoros narrativos (ex.: [som de trovão]).</text:p>
        </text:list-item>
        <text:list-item>
          <text:p text:style-name="P3">Controle independente de volume de música, efeitos e vozes.</text:p>
        </text:list-item>
        <text:list-item>
          <text:p text:style-name="P3">Feedback visual complementar para alertas e notificações importantes.</text:p>
        </text:list-item>
      </text:list>
      <text:h text:style-name="Heading_20_4" text:outline-level="4">14.3 Acessibilidade Motora</text:h>
      <text:list text:continue-numbering="true" text:style-name="WWNum1">
        <text:list-item>
          <text:p text:style-name="P3">Reconfiguração completa de controles.</text:p>
        </text:list-item>
        <text:list-item>
          <text:p text:style-name="P3">Opção de movimentação assistida (pathfinding simples no Plaza e nas Hunts).</text:p>
        </text:list-item>
        <text:list-item>
          <text:p text:style-name="P3">Alternativa de combate baseada em menus/turnos simplificados, para quem não pode executar comandos rápidos.</text:p>
        </text:list-item>
      </text:list>
      <text:h text:style-name="Heading_20_4" text:outline-level="4">14.4 Qualidade de Vida (QoL)</text:h>
      <text:list text:continue-numbering="true" text:style-name="WWNum1">
        <text:list-item>
          <text:p text:style-name="P3">Favoritos e filtros no inventário e mercado para acesso rápido.</text:p>
        </text:list-item>
        <text:list-item>
          <text:p text:style-name="P3">Auto‑stack de itens iguais.</text:p>
        </text:list-item>
        <text:list-item>
          <text:p text:style-name="P3">Histórico de loot para consultas posteriores.</text:p>
        </text:list-item>
        <text:list-item>
          <text:p text:style-name="P3">Sistema de busca dentro das receitas de crafting.</text:p>
        </text:list-item>
        <text:list-item>
          <text:p text:style-name="P3">Timer de regeneração de energia e fome visível na interface.</text:p>
        </text:list-item>
        <text:list-item>
          <text:p text:style-name="P3">Alertas de status crítico de fome e vida.</text:p>
        </text:list-item>
        <text:list-item>
          <text:p text:style-name="P3">Salvamento automático em checkpoints seguros.</text:p>
        </text:list-item>
      </text:list>
      <text:h text:style-name="Heading_20_2" text:outline-level="2">💎 15. Modelo de Monetização Completo</text:h>
      <text:p text:style-name="Standard">O Mundo dos Sapos seguirá um modelo F2P (free‑to‑play) com camadas premium e um ecossistema híbrido (in‑game + on‑chain) que atende tanto jogadores casuais quanto colecionadores/investidores.</text:p>
      <text:h text:style-name="Heading_20_3" text:outline-level="3">15.1 Estrutura de Moedas</text:h>
      <text:list text:continue-numbering="true" text:style-name="WWNum1">
        <text:list-item>
          <text:p text:style-name="P3">Moeda Interna — “Moedas da Lagoa” (🪙)</text:p>
        </text:list-item>
        <text:list-item>
          <text:p text:style-name="P3">Ganho: jogando Hunts, missões, eventos, vendendo loot comum para NPC.</text:p>
        </text:list-item>
        <text:list-item>
          <text:p text:style-name="P3">Uso: consumíveis, crafting, reparos, taxas de mercado interno.</text:p>
        </text:list-item>
        <text:list-item>
          <text:p text:style-name="P3">Não é cripto, não sai do jogo.</text:p>
        </text:list-item>
        <text:list-item>
          <text:p text:style-name="P3"><text:s text:c="4"/>Ganho: jogando Hunts, missões, eventos, vendendo loot comum para NPC.</text:p>
        </text:list-item>
        <text:list-item>
          <text:p text:style-name="P3"><text:s text:c="4"/>Uso: consumíveis, crafting, reparos, taxas de mercado interno.</text:p>
        </text:list-item>
        <text:list-item>
          <text:p text:style-name="P3"><text:s text:c="4"/>Não é cripto, não sai do jogo.</text:p>
        </text:list-item>
        <text:list-item>
          <text:p text:style-name="P3">Ganho: jogando Hunts, missões, eventos, vendendo loot comum para NPC.</text:p>
        </text:list-item>
        <text:list-item>
          <text:p text:style-name="P3">Uso: consumíveis, crafting, reparos, taxas de mercado interno.</text:p>
        </text:list-item>
        <text:list-item>
          <text:p text:style-name="P3">Não é cripto, não sai do jogo.</text:p>
        </text:list-item>
        <text:list-item>
          <text:p text:style-name="P3">Moeda Premium — “Pérolas Ancestrais” (💎)</text:p>
        </text:list-item>
        <text:list-item>
          <text:p text:style-name="P3">Ganho: compra com dinheiro real, prêmios sazonais, troca limitada por Moedas da Lagoa (com taxa).</text:p>
        </text:list-item>
        <text:list-item>
          <text:p text:style-name="P3"><text:soft-page-break/>Uso: cosméticos, passes de temporada, acelerar crafting/breeding, Hunts especiais, compra de NFTs internos.</text:p>
        </text:list-item>
        <text:list-item>
          <text:p text:style-name="P3"><text:s text:c="4"/>Ganho: compra com dinheiro real, prêmios sazonais, troca limitada por Moedas da Lagoa (com taxa).</text:p>
        </text:list-item>
        <text:list-item>
          <text:p text:style-name="P3"><text:s text:c="4"/>Uso: cosméticos, passes de temporada, acelerar crafting/breeding, Hunts especiais, compra de NFTs internos.</text:p>
        </text:list-item>
        <text:list-item>
          <text:p text:style-name="P3">Ganho: compra com dinheiro real, prêmios sazonais, troca limitada por Moedas da Lagoa (com taxa).</text:p>
        </text:list-item>
        <text:list-item>
          <text:p text:style-name="P3">Uso: cosméticos, passes de temporada, acelerar crafting/breeding, Hunts especiais, compra de NFTs internos.</text:p>
        </text:list-item>
        <text:list-item>
          <text:p text:style-name="P3">Cripto/NFT (Rede escolhida)</text:p>
        </text:list-item>
        <text:list-item>
          <text:p text:style-name="P3">Ativos únicos com liquidez externa (equipamentos raros, sapos mintados, blueprints lendários).</text:p>
        </text:list-item>
        <text:list-item>
          <text:p text:style-name="P3">Troca peer‑to‑peer no marketplace do jogo ou integrado a mercados externos.</text:p>
        </text:list-item>
        <text:list-item>
          <text:p text:style-name="P3"><text:s text:c="4"/>Ativos únicos com liquidez externa (equipamentos raros, sapos mintados, blueprints lendários).</text:p>
        </text:list-item>
        <text:list-item>
          <text:p text:style-name="P3"><text:s text:c="4"/>Troca peer‑to‑peer no marketplace do jogo ou integrado a mercados externos.</text:p>
        </text:list-item>
        <text:list-item>
          <text:p text:style-name="P3">Ativos únicos com liquidez externa (equipamentos raros, sapos mintados, blueprints lendários).</text:p>
        </text:list-item>
        <text:list-item>
          <text:p text:style-name="P3">Troca peer‑to‑peer no marketplace do jogo ou integrado a mercados externos.</text:p>
        </text:list-item>
      </text:list>
      <text:h text:style-name="Heading_20_3" text:outline-level="3">15.2 Fontes de Receita (para o jogo)</text:h>
      <text:list text:continue-numbering="true" text:style-name="WWNum1">
        <text:list-item>
          <text:p text:style-name="P3">💳 Venda de Pérolas Ancestrais — pacotes com bônus progressivos.</text:p>
        </text:list-item>
        <text:list-item>
          <text:p text:style-name="P3">🛍 Lojas de Cosméticos/NFTs — skins, equipamentos raros de eventos.</text:p>
        </text:list-item>
        <text:list-item>
          <text:p text:style-name="P3">📜 Blueprints Exclusivos — limitados e vendidos em leilões.</text:p>
        </text:list-item>
        <text:list-item>
          <text:p text:style-name="P3">🎟 Passes de Temporada/Eventos — liberam conteúdo extra e recompensas exclusivas.</text:p>
        </text:list-item>
        <text:list-item>
          <text:p text:style-name="P3">💱 Taxas de Mercado On‑Chain — porcentagem sobre trocas de NFTs.</text:p>
        </text:list-item>
        <text:list-item>
          <text:p text:style-name="P3">🚀 Serviços de Conveniência — aceleração de processos, teleporte, slots extras de breeding.</text:p>
        </text:list-item>
      </text:list>
      <text:h text:style-name="Heading_20_3" text:outline-level="3">15.3 Fontes de Ganho (para o jogador)</text:h>
      <text:list text:continue-numbering="true" text:style-name="WWNum1">
        <text:list-item>
          <text:p text:style-name="P3">Loot e crafting de itens vendáveis no mercado interno.</text:p>
        </text:list-item>
        <text:list-item>
          <text:p text:style-name="P3">Participação em eventos com recompensas de alto valor.</text:p>
        </text:list-item>
        <text:list-item>
          <text:p text:style-name="P3">Venda de NFTs raros obtidos por drop ou breeding.</text:p>
        </text:list-item>
        <text:list-item>
          <text:p text:style-name="P3">Conversão limitada de Moeda Interna → Moeda Premium (com taxa alta para controle).</text:p>
        </text:list-item>
      </text:list>
      <text:h text:style-name="Heading_20_3" text:outline-level="3">15.4 Tipos de Consumidor</text:h>
      <text:list text:continue-numbering="true" text:style-name="WWNum1">
        <text:list-item>
          <text:p text:style-name="P3">Free Player</text:p>
        </text:list-item>
        <text:list-item>
          <text:p text:style-name="P3">Não investe dinheiro real.</text:p>
        </text:list-item>
        <text:list-item>
          <text:p text:style-name="P3">Foca em loot, crafting, mercado interno.</text:p>
        </text:list-item>
        <text:list-item>
          <text:p text:style-name="P3">Pode acessar NFTs via drop ou troca, mas com menor frequência.</text:p>
        </text:list-item>
        <text:list-item>
          <text:p text:style-name="P3"><text:s text:c="4"/>Não investe dinheiro real.</text:p>
        </text:list-item>
        <text:list-item>
          <text:p text:style-name="P3"><text:s text:c="4"/>Foca em loot, crafting, mercado interno.</text:p>
        </text:list-item>
        <text:list-item>
          <text:p text:style-name="P3"><text:soft-page-break/><text:s text:c="4"/>Pode acessar NFTs via drop ou troca, mas com menor frequência.</text:p>
        </text:list-item>
        <text:list-item>
          <text:p text:style-name="P3">Não investe dinheiro real.</text:p>
        </text:list-item>
        <text:list-item>
          <text:p text:style-name="P3">Foca em loot, crafting, mercado interno.</text:p>
        </text:list-item>
        <text:list-item>
          <text:p text:style-name="P3">Pode acessar NFTs via drop ou troca, mas com menor frequência.</text:p>
        </text:list-item>
        <text:list-item>
          <text:p text:style-name="P3">Premium Player</text:p>
        </text:list-item>
        <text:list-item>
          <text:p text:style-name="P3">Compra moeda premium e passes.</text:p>
        </text:list-item>
        <text:list-item>
          <text:p text:style-name="P3">Foca na personalização e conveniência.</text:p>
        </text:list-item>
        <text:list-item>
          <text:p text:style-name="P3">Tem acesso mais rápido a conteúdos e aceleração de progressão.</text:p>
        </text:list-item>
        <text:list-item>
          <text:p text:style-name="P3"><text:s text:c="4"/>Compra moeda premium e passes.</text:p>
        </text:list-item>
        <text:list-item>
          <text:p text:style-name="P3"><text:s text:c="4"/>Foca na personalização e conveniência.</text:p>
        </text:list-item>
        <text:list-item>
          <text:p text:style-name="P3"><text:s text:c="4"/>Tem acesso mais rápido a conteúdos e aceleração de progressão.</text:p>
        </text:list-item>
        <text:list-item>
          <text:p text:style-name="P3">Compra moeda premium e passes.</text:p>
        </text:list-item>
        <text:list-item>
          <text:p text:style-name="P3">Foca na personalização e conveniência.</text:p>
        </text:list-item>
        <text:list-item>
          <text:p text:style-name="P3">Tem acesso mais rápido a conteúdos e aceleração de progressão.</text:p>
        </text:list-item>
        <text:list-item>
          <text:p text:style-name="P3">Colecionador/Trader</text:p>
        </text:list-item>
        <text:list-item>
          <text:p text:style-name="P3">Investe em NFTs raros.</text:p>
        </text:list-item>
        <text:list-item>
          <text:p text:style-name="P3">Interessa‑se por skins limitadas e breeding estratégico.</text:p>
        </text:list-item>
        <text:list-item>
          <text:p text:style-name="P3">Atua no mercado externo para retorno financeiro.</text:p>
        </text:list-item>
        <text:list-item>
          <text:p text:style-name="P3"><text:s text:c="4"/>Investe em NFTs raros.</text:p>
        </text:list-item>
        <text:list-item>
          <text:p text:style-name="P3"><text:s text:c="4"/>Interessa‑se por skins limitadas e breeding estratégico.</text:p>
        </text:list-item>
        <text:list-item>
          <text:p text:style-name="P3"><text:s text:c="4"/>Atua no mercado externo para retorno financeiro.</text:p>
        </text:list-item>
        <text:list-item>
          <text:p text:style-name="P3">Investe em NFTs raros.</text:p>
        </text:list-item>
        <text:list-item>
          <text:p text:style-name="P3">Interessa‑se por skins limitadas e breeding estratégico.</text:p>
        </text:list-item>
        <text:list-item>
          <text:p text:style-name="P3">Atua no mercado externo para retorno financeiro.</text:p>
        </text:list-item>
      </text:list>
      <text:h text:style-name="Heading_20_3" text:outline-level="3">15.5 Sinks (Drenos de Moeda)</text:h>
      <text:list text:continue-numbering="true" text:style-name="WWNum1">
        <text:list-item>
          <text:p text:style-name="P3">Taxas de crafting/upgrades (moeda interna e premium).</text:p>
        </text:list-item>
        <text:list-item>
          <text:p text:style-name="P3">Reparos de equipamentos funcionais.</text:p>
        </text:list-item>
        <text:list-item>
          <text:p text:style-name="P3">Consumo constante de comida e poções.</text:p>
        </text:list-item>
        <text:list-item>
          <text:p text:style-name="P3">Conversão de interna → premium com taxa.</text:p>
        </text:list-item>
        <text:list-item>
          <text:p text:style-name="P3">Participação em eventos pagos (premium).</text:p>
        </text:list-item>
      </text:list>
      <text:h text:style-name="Heading_20_3" text:outline-level="3">15.6 Economia Segura</text:h>
      <text:list text:continue-numbering="true" text:style-name="WWNum1">
        <text:list-item>
          <text:p text:style-name="P3">Taxas dinâmicas: podem ser ajustadas para controlar inflação/desvalorização.</text:p>
        </text:list-item>
        <text:list-item>
          <text:p text:style-name="P3">Oferta limitada: NFTs e blueprints com supply fixo.</text:p>
        </text:list-item>
        <text:list-item>
          <text:p text:style-name="P3">Drop ajustável: loot raro adaptado via telemetria.</text:p>
        </text:list-item>
        <text:list-item>
          <text:p text:style-name="P3">Proteção anti‑farm: limites diários de ganhos para contas novas ou suspeitas.</text:p>
        </text:list-item>
      </text:list>
      <text:h text:style-name="Heading_20_3" text:outline-level="3">15.7 Cenários de Receita</text:h>
      <table:table table:name="Tabela10" table:style-name="Tabela10">
        <table:table-column table:style-name="Tabela10.A" table:number-columns-repeated="5"/>
        <table:table-row table:style-name="Tabela10.1">
          <table:table-cell table:style-name="Tabela10.A1" office:value-type="string">
            <text:p text:style-name="P4" loext:marker-style-name="T3"><text:span text:style-name="T4">Cenário</text:span><text:span text:style-name="T3"/></text:p>
          </table:table-cell>
          <table:table-cell table:style-name="Tabela10.A1" office:value-type="string">
            <text:p text:style-name="P4" loext:marker-style-name="T3"><text:span text:style-name="T4">ARPU (mês)</text:span><text:span text:style-name="T3"/></text:p>
          </table:table-cell>
          <table:table-cell table:style-name="Tabela10.A1" office:value-type="string">
            <text:p text:style-name="P4" loext:marker-style-name="T3"><text:span text:style-name="T4">ARPDAU</text:span><text:span text:style-name="T3"/></text:p>
          </table:table-cell>
          <table:table-cell table:style-name="Tabela10.A1" office:value-type="string">
            <text:p text:style-name="P4" loext:marker-style-name="T3"><text:span text:style-name="T4">Conversão %</text:span><text:span text:style-name="T3"/></text:p>
          </table:table-cell>
          <table:table-cell table:style-name="Tabela10.A1" office:value-type="string">
            <text:p text:style-name="P4" loext:marker-style-name="T3"><text:span text:style-name="T4">Ticket Médio Premium</text:span><text:span text:style-name="T3"/></text:p>
          </table:table-cell>
        </table:table-row>
        <table:table-row table:style-name="Tabela10.1">
          <table:table-cell table:style-name="Tabela10.A1" office:value-type="string">
            <text:p text:style-name="P4" loext:marker-style-name="T3"><text:span text:style-name="T4">Conservador</text:span><text:span text:style-name="T3"/></text:p>
          </table:table-cell>
          <table:table-cell table:style-name="Tabela10.A1" office:value-type="string">
            <text:p text:style-name="P4" loext:marker-style-name="T3"><text:span text:style-name="T4">US$ 0,60</text:span><text:span text:style-name="T3"/></text:p>
          </table:table-cell>
          <table:table-cell table:style-name="Tabela10.A1" office:value-type="string">
            <text:p text:style-name="P4" loext:marker-style-name="T3"><text:span text:style-name="T4">US$ 0,04</text:span><text:span text:style-name="T3"/></text:p>
          </table:table-cell>
          <table:table-cell table:style-name="Tabela10.A1" office:value-type="string">
            <text:p text:style-name="P4" loext:marker-style-name="T3"><text:span text:style-name="T4">1,5%</text:span><text:span text:style-name="T3"/></text:p>
          </table:table-cell>
          <table:table-cell table:style-name="Tabela10.A1" office:value-type="string">
            <text:p text:style-name="P4" loext:marker-style-name="T3"><text:span text:style-name="T4">US$ 8</text:span><text:span text:style-name="T3"/></text:p>
          </table:table-cell>
        </table:table-row>
        <table:table-row table:style-name="Tabela10.1">
          <table:table-cell table:style-name="Tabela10.A1" office:value-type="string">
            <text:p text:style-name="P4" loext:marker-style-name="T3"><text:span text:style-name="T4">Médio</text:span><text:span text:style-name="T3"/></text:p>
          </table:table-cell>
          <table:table-cell table:style-name="Tabela10.A1" office:value-type="string">
            <text:p text:style-name="P4" loext:marker-style-name="T3"><text:span text:style-name="T4">US$ 1,20</text:span><text:span text:style-name="T3"/></text:p>
          </table:table-cell>
          <table:table-cell table:style-name="Tabela10.A1" office:value-type="string">
            <text:p text:style-name="P4" loext:marker-style-name="T3"><text:span text:style-name="T4">US$ 0,08</text:span><text:span text:style-name="T3"/></text:p>
          </table:table-cell>
          <table:table-cell table:style-name="Tabela10.A1" office:value-type="string">
            <text:p text:style-name="P4" loext:marker-style-name="T3"><text:span text:style-name="T4">3%</text:span><text:span text:style-name="T3"/></text:p>
          </table:table-cell>
          <table:table-cell table:style-name="Tabela10.A1" office:value-type="string">
            <text:p text:style-name="P4" loext:marker-style-name="T3"><text:span text:style-name="T4">US$ 10</text:span><text:span text:style-name="T3"/></text:p>
          </table:table-cell>
        </table:table-row>
        <text:soft-page-break/>
        <table:table-row table:style-name="Tabela10.1">
          <table:table-cell table:style-name="Tabela10.A1" office:value-type="string">
            <text:p text:style-name="P4" loext:marker-style-name="T3"><text:span text:style-name="T4">Otimista</text:span><text:span text:style-name="T3"/></text:p>
          </table:table-cell>
          <table:table-cell table:style-name="Tabela10.A1" office:value-type="string">
            <text:p text:style-name="P4" loext:marker-style-name="T3"><text:span text:style-name="T4">US$ 2,00</text:span><text:span text:style-name="T3"/></text:p>
          </table:table-cell>
          <table:table-cell table:style-name="Tabela10.A1" office:value-type="string">
            <text:p text:style-name="P4" loext:marker-style-name="T3"><text:span text:style-name="T4">US$ 0,12</text:span><text:span text:style-name="T3"/></text:p>
          </table:table-cell>
          <table:table-cell table:style-name="Tabela10.A1" office:value-type="string">
            <text:p text:style-name="P4" loext:marker-style-name="T3"><text:span text:style-name="T4">5%</text:span><text:span text:style-name="T3"/></text:p>
          </table:table-cell>
          <table:table-cell table:style-name="Tabela10.A1" office:value-type="string">
            <text:p text:style-name="P4" loext:marker-style-name="T3"><text:span text:style-name="T4">US$ 12</text:span><text:span text:style-name="T3"/></text:p>
          </table:table-cell>
        </table:table-row>
      </table:table>
      <text:p text:style-name="Standard">Glossário: ARPU – receita média por usuário/mês ARPDAU – receita média por usuário ativo diário Conversão % – percentual de jogadores que gastam dinheiro Ticket Médio Premium – gasto médio de quem paga</text:p>
      <text:h text:style-name="Heading_20_3" text:outline-level="3">15.8 Fluxo Visual do Dinheiro</text:h>
      <text:p text:style-name="Standard">mermaid</text:p>
      <text:p text:style-name="Standard">flowchart TB</text:p>
      <text:p text:style-name="Standard">J[Jogador] --&gt;|Hunts/Missões| MI[Moeda Interna]</text:p>
      <text:p text:style-name="Standard">J --&gt;|Compra| MP[Moeda Premium]</text:p>
      <text:p text:style-name="Standard">MI --&gt;|Craft/Taxas/Conversão| MP</text:p>
      <text:p text:style-name="Standard">MP --&gt;|Premium Store / NFTs| Jogo[Receita Jogo]</text:p>
      <text:p text:style-name="Standard">NFTs --&gt;|Marketplace| Jogadores</text:p>
      <text:p text:style-name="Standard">Marketplace --&gt;|Taxa| Jogo</text:p>
      <text:h text:style-name="Heading_20_2" text:outline-level="2">📢 16. Como o Jogador Ganha Dinheiro</text:h>
      <text:p text:style-name="Standard">Dentro do Mundo dos Sapos, existem quatro vias principais de geração de valor para o jogador:</text:p>
      <text:list text:continue-numbering="true" text:style-name="WWNum1">
        <text:list-item>
          <text:p text:style-name="P3">Mercado Interno (In‑Game)</text:p>
        </text:list-item>
        <text:list-item>
          <text:p text:style-name="P3">Vender loot comum, materiais e consumíveis para outros jogadores via moedas da Lagoa.</text:p>
        </text:list-item>
        <text:list-item>
          <text:p text:style-name="P3">Apesar de não ser dinheiro real, esse fluxo alimenta progressão e prepara para alcançar ativos de maior valor.</text:p>
        </text:list-item>
        <text:list-item>
          <text:p text:style-name="P3"><text:s text:c="4"/>Vender loot comum, materiais e consumíveis para outros jogadores via moedas da Lagoa.</text:p>
        </text:list-item>
        <text:list-item>
          <text:p text:style-name="P3"><text:s text:c="4"/>Apesar de não ser dinheiro real, esse fluxo alimenta progressão e prepara para alcançar ativos de maior valor.</text:p>
        </text:list-item>
        <text:list-item>
          <text:p text:style-name="P3">Vender loot comum, materiais e consumíveis para outros jogadores via moedas da Lagoa.</text:p>
        </text:list-item>
        <text:list-item>
          <text:p text:style-name="P3">Apesar de não ser dinheiro real, esse fluxo alimenta progressão e prepara para alcançar ativos de maior valor.</text:p>
        </text:list-item>
        <text:list-item>
          <text:p text:style-name="P3">Eventos e Hunts Raras</text:p>
        </text:list-item>
        <text:list-item>
          <text:p text:style-name="P3">Participação em Hunts, chefes e eventos sazonais com chance de drop de NFTs, blueprints lendários ou cosméticos limitados.</text:p>
        </text:list-item>
        <text:list-item>
          <text:p text:style-name="P3">Esses ativos têm mercado próprio, podendo ser vendidos internamente (por moeda premium) ou externamente (em cripto).</text:p>
        </text:list-item>
        <text:list-item>
          <text:p text:style-name="P3"><text:s text:c="4"/>Participação em Hunts, chefes e eventos sazonais com chance de drop de NFTs, blueprints lendários ou cosméticos limitados.</text:p>
        </text:list-item>
        <text:list-item>
          <text:p text:style-name="P3"><text:soft-page-break/><text:s text:c="4"/>Esses ativos têm mercado próprio, podendo ser vendidos internamente (por moeda premium) ou externamente (em cripto).</text:p>
        </text:list-item>
        <text:list-item>
          <text:p text:style-name="P3">Participação em Hunts, chefes e eventos sazonais com chance de drop de NFTs, blueprints lendários ou cosméticos limitados.</text:p>
        </text:list-item>
        <text:list-item>
          <text:p text:style-name="P3">Esses ativos têm mercado próprio, podendo ser vendidos internamente (por moeda premium) ou externamente (em cripto).</text:p>
        </text:list-item>
        <text:list-item>
          <text:p text:style-name="P3">Breeding e Venda de Sapos</text:p>
        </text:list-item>
        <text:list-item>
          <text:p text:style-name="P3">Criar sapos raros ou com skills valiosas e listá‑los no marketplace on‑chain.</text:p>
        </text:list-item>
        <text:list-item>
          <text:p text:style-name="P3">O valor depende de raridade, aparência, habilidades e demanda de outros jogadores.</text:p>
        </text:list-item>
        <text:list-item>
          <text:p text:style-name="P3"><text:s text:c="4"/>Criar sapos raros ou com skills valiosas e listá‑los no marketplace on‑chain.</text:p>
        </text:list-item>
        <text:list-item>
          <text:p text:style-name="P3"><text:s text:c="4"/>O valor depende de raridade, aparência, habilidades e demanda de outros jogadores.</text:p>
        </text:list-item>
        <text:list-item>
          <text:p text:style-name="P3">Criar sapos raros ou com skills valiosas e listá‑los no marketplace on‑chain.</text:p>
        </text:list-item>
        <text:list-item>
          <text:p text:style-name="P3">O valor depende de raridade, aparência, habilidades e demanda de outros jogadores.</text:p>
        </text:list-item>
        <text:list-item>
          <text:p text:style-name="P3">Trocas P2P On‑Chain</text:p>
        </text:list-item>
        <text:list-item>
          <text:p text:style-name="P3">Venda de NFTs para outros jogadores em mercados externos integrados (ex.: OpenSea, Element), recebendo cripto diretamente na carteira conectada.</text:p>
        </text:list-item>
        <text:list-item>
          <text:p text:style-name="P3"><text:s text:c="4"/>Venda de NFTs para outros jogadores em mercados externos integrados (ex.: OpenSea, Element), recebendo cripto diretamente na carteira conectada.</text:p>
        </text:list-item>
        <text:list-item>
          <text:p text:style-name="P3">Venda de NFTs para outros jogadores em mercados externos integrados (ex.: OpenSea, Element), recebendo cripto diretamente na carteira conectada.</text:p>
        </text:list-item>
      </text:list>
      <text:h text:style-name="Heading_20_2" text:outline-level="2">🛡 17. Como o Jogo Guarda e Movimenta o Dinheiro</text:h>
      <text:p text:style-name="Standard">Transparência e segurança são pilares para manter a confiança dos jogadores.</text:p>
      <text:h text:style-name="Heading_20_3" text:outline-level="3">17.1 Custódia On‑Chain</text:h>
      <text:list text:continue-numbering="true" text:style-name="WWNum1">
        <text:list-item>
          <text:p text:style-name="P3">Ativos NFT (sapos, equipamentos, blueprints) ficam sempre na carteira blockchain do jogador ou na custódia segura do jogo (custodial wallet) se ele optar pela solução simples.</text:p>
        </text:list-item>
        <text:list-item>
          <text:p text:style-name="P3">Transações ocorrem via smart contracts auditados, com taxas claras.</text:p>
        </text:list-item>
      </text:list>
      <text:h text:style-name="Heading_20_3" text:outline-level="3">17.2 Custódia Off‑Chain</text:h>
      <text:list text:continue-numbering="true" text:style-name="WWNum1">
        <text:list-item>
          <text:p text:style-name="P3">Moeda Interna e Premium ficam armazenadas no banco de dados do jogo, vinculadas à conta do jogador.</text:p>
        </text:list-item>
        <text:list-item>
          <text:p text:style-name="P3">Protetores contra fraude: logs de transações, limites diários de transferência, verificações anti‑bot.</text:p>
        </text:list-item>
      </text:list>
      <text:h text:style-name="Heading_20_3" text:outline-level="3">17.3 Receitas e Tesouraria do Projeto</text:h>
      <text:list text:continue-numbering="true" text:style-name="WWNum1">
        <text:list-item>
          <text:p text:style-name="P3">Carteira‑cofre (multi‑assinatura) guarda a parte do time: receitas de vendas premium, taxas de marketplace e reservas para eventos futuros.</text:p>
        </text:list-item>
        <text:list-item>
          <text:p text:style-name="P3">Fundo de Liquidez para recompensar eventos e manter valor de mercado dos ativos.</text:p>
        </text:list-item>
      </text:list>
      <text:h text:style-name="Heading_20_3" text:outline-level="3">17.4 Proteções</text:h>
      <text:list text:continue-numbering="true" text:style-name="WWNum1">
        <text:list-item>
          <text:p text:style-name="P3">Auditoria externa de contratos inteligentes antes de cada grande atualização.</text:p>
        </text:list-item>
        <text:list-item>
          <text:p text:style-name="P3">Backup diário de dados off‑chain.</text:p>
        </text:list-item>
        <text:list-item>
          <text:p text:style-name="P3"><text:soft-page-break/>Seguro contra falhas críticas em parceiros de custódia cripto.</text:p>
        </text:list-item>
      </text:list>
      <text:h text:style-name="Heading_20_2" text:outline-level="2">🔄 18. Fluxo Simplificado</text:h>
      <text:p text:style-name="Standard">mermaid</text:p>
      <text:p text:style-name="Standard">flowchart LR</text:p>
      <text:p text:style-name="Standard">subgraph Jogador</text:p>
      <text:p text:style-name="Standard">L[Hunt/Eventos] --&gt; LOOT[Loot Comum/NFT]</text:p>
      <text:p text:style-name="Standard">LOOT --&gt;|Vender in‑game| MI[Moedas da Lagoa]</text:p>
      <text:p text:style-name="Standard">LOOT --&gt;|Vender on‑chain| CRIP[Cripto]</text:p>
      <text:p text:style-name="Standard">end</text:p>
      <text:p text:style-name="Standard"/>
      <text:p text:style-name="Standard">subgraph Jogo</text:p>
      <text:p text:style-name="Standard">MI -.armazenado em-&gt; DB[(Banco de Dados)]</text:p>
      <text:p text:style-name="Standard">CRIP -.via-&gt; WALLET[(Carteira do jogador)]</text:p>
      <text:p text:style-name="Standard">TAXA[Taxa de venda] --&gt; TESOURARIA[Carteira‑cofre]</text:p>
      <text:p text:style-name="Standard">end</text:p>
      <text:p text:style-name="Standard">💡 Resumo para o jogador: você pode jogar e lucrar vendendo itens comuns internamente ou ativos raros/NFTs externamente. 💡 Resumo para nós: guardamos moedas internas e premium no nosso banco seguro, ativos NFT em contratos e carteiras blockchain, e mantemos uma tesouraria controlada por multi‑assinatura para receitas e prêmios.</text:p>
      <text:h text:style-name="Heading_20_2" text:outline-level="2">📖 Guia do Jogador — Ganhos e Retiradas no Mundo dos Sapos</text:h>
      <text:p text:style-name="Standard">Este guia mostra passo a passo como você pode transformar o seu tempo de jogo em valor — seja para reinvestir na progressão ou sacar para o mundo real.</text:p>
      <text:h text:style-name="Heading_20_3" text:outline-level="3">1️⃣ Ganhe jogando</text:h>
      <text:p text:style-name="Standard">Você tem várias formas de acumular valor:</text:p>
      <text:list text:continue-numbering="true" text:style-name="WWNum1">
        <text:list-item>
          <text:p text:style-name="P3">Hunts e Missões: lute, explore e complete objetivos para obter loot.</text:p>
        </text:list-item>
        <text:list-item>
          <text:p text:style-name="P3">Eventos Sazonais: participações garantem itens especiais, alguns deles NFTs.</text:p>
        </text:list-item>
        <text:list-item>
          <text:p text:style-name="P3">Breeding Estratégico: crie sapos raros ou com habilidades únicas e valorize-os.</text:p>
        </text:list-item>
        <text:list-item>
          <text:p text:style-name="P3">Mercado Interno: venda itens e consumíveis comuns para outros jogadores (moeda interna).</text:p>
        </text:list-item>
        <text:list-item>
          <text:p text:style-name="P3">Marketplace On‑Chain: liste e negocie seus NFTs (sapos, equipamentos, blueprints raros) com outros jogadores.</text:p>
        </text:list-item>
      </text:list>
      <text:p text:style-name="Standard"><text:soft-page-break/>💡 Dica: raridade, aparência e habilidades únicas são os fatores que mais aumentam o valor de venda.</text:p>
      <text:h text:style-name="Heading_20_3" text:outline-level="3">2️⃣ Do loot ao dinheiro</text:h>
      <text:p text:style-name="Standard">Fluxo simples:</text:p>
      <text:list text:continue-numbering="true" text:style-name="WWNum1">
        <text:list-item>
          <text:p text:style-name="P3">Você joga → recebe loot (item comum ou NFT).</text:p>
        </text:list-item>
        <text:list-item>
          <text:p text:style-name="P3">Item comum → vende por Moedas da Lagoa (internas).</text:p>
        </text:list-item>
        <text:list-item>
          <text:p text:style-name="P3">NFT → vende no Marketplace On‑Chain → recebe cripto na carteira conectada.</text:p>
        </text:list-item>
        <text:list-item>
          <text:p text:style-name="P3">Moeda Interna → Premium: pode converter (com taxa) para comprar NFTs/serviços.</text:p>
        </text:list-item>
        <text:list-item>
          <text:p text:style-name="P3">Cripto → Dinheiro real: usando sua corretora ou carteira preferida.</text:p>
        </text:list-item>
      </text:list>
      <text:h text:style-name="Heading_20_3" text:outline-level="3">3️⃣ Como retirar</text:h>
      <text:list text:continue-numbering="true" text:style-name="WWNum1">
        <text:list-item>
          <text:p text:style-name="P3">Conecte uma carteira compatível (ex.: MetaMask) à sua conta do jogo.</text:p>
        </text:list-item>
        <text:list-item>
          <text:p text:style-name="P3">Ao vender um NFT, o valor em cripto cai direto na sua carteira.</text:p>
        </text:list-item>
        <text:list-item>
          <text:p text:style-name="P3">Transfira para uma corretora (ex.: Binance, Mercado Bitcoin) e saque para sua conta bancária.</text:p>
        </text:list-item>
      </text:list>
      <text:p text:style-name="Standard">🔒 Segurança: nunca compartilhe suas chaves privadas ou seed phrase.</text:p>
      <text:h text:style-name="Heading_20_3" text:outline-level="3">4️⃣ Como o jogo guarda seu dinheiro</text:h>
      <text:list text:continue-numbering="true" text:style-name="WWNum1">
        <text:list-item>
          <text:p text:style-name="P3">Moedas Internas/Premium: ficam registradas no banco de dados seguro do jogo, vinculadas à sua conta.</text:p>
        </text:list-item>
        <text:list-item>
          <text:p text:style-name="P3">NFTs/cripto: ficam na blockchain, na sua carteira ou numa custódia segura se preferir simplicidade.</text:p>
        </text:list-item>
        <text:list-item>
          <text:p text:style-name="P3">Tesouraria do Jogo: carteira multi‑assinatura usada para:</text:p>
        </text:list-item>
        <text:list-item>
          <text:p text:style-name="P3">Arrecadar taxas de mercado.</text:p>
        </text:list-item>
        <text:list-item>
          <text:p text:style-name="P3">Guardar fundos para recompensas de eventos.</text:p>
        </text:list-item>
        <text:list-item>
          <text:p text:style-name="P3">Garantir liquidez dos ativos raros.</text:p>
        </text:list-item>
        <text:list-item>
          <text:p text:style-name="P3"><text:s text:c="4"/>Arrecadar taxas de mercado.</text:p>
        </text:list-item>
        <text:list-item>
          <text:p text:style-name="P3"><text:s text:c="4"/>Guardar fundos para recompensas de eventos.</text:p>
        </text:list-item>
        <text:list-item>
          <text:p text:style-name="P3"><text:s text:c="4"/>Garantir liquidez dos ativos raros.</text:p>
        </text:list-item>
        <text:list-item>
          <text:p text:style-name="P3">Arrecadar taxas de mercado.</text:p>
        </text:list-item>
        <text:list-item>
          <text:p text:style-name="P3">Guardar fundos para recompensas de eventos.</text:p>
        </text:list-item>
        <text:list-item>
          <text:p text:style-name="P3">Garantir liquidez dos ativos raros.</text:p>
        </text:list-item>
      </text:list>
      <text:h text:style-name="Heading_20_3" text:outline-level="3">5️⃣ Proteções e garantias</text:h>
      <text:list text:continue-numbering="true" text:style-name="WWNum1">
        <text:list-item>
          <text:p text:style-name="P3">Contratos inteligentes auditados antes de cada lançamento importante.</text:p>
        </text:list-item>
        <text:list-item>
          <text:p text:style-name="P3">Taxas transparentes e sempre exibidas antes de cada transação.</text:p>
        </text:list-item>
        <text:list-item>
          <text:p text:style-name="P3">Logs de transações para você conferir todo o seu histórico.</text:p>
        </text:list-item>
        <text:list-item>
          <text:p text:style-name="P3">Sistema anti‑bot/fraude para proteger a economia.</text:p>
        </text:list-item>
      </text:list>
      <text:h text:style-name="Heading_20_3" text:outline-level="3">6️⃣ Visual do Fluxo de Ganhos e Retiradas</text:h>
      <text:p text:style-name="Standard">mermaid</text:p>
      <text:p text:style-name="Standard"><text:soft-page-break/>flowchart LR</text:p>
      <text:p text:style-name="Standard">J[Você joga] --&gt; L[Loot comum ou NFT]</text:p>
      <text:p text:style-name="Standard">L --&gt;|Venda interna| MI[Moedas da Lagoa]</text:p>
      <text:p text:style-name="Standard">MI --&gt;|Conversão opcional| MP[Pérolas Ancestrais]</text:p>
      <text:p text:style-name="Standard">L --&gt;|Venda NFT| CRIP[Cripto na carteira]</text:p>
      <text:p text:style-name="Standard">CRIP --&gt; C[Corretora]</text:p>
      <text:p text:style-name="Standard">C --&gt; $[Conta bancária]</text:p>
      <text:p text:style-name="Standard">💬 Resumo para o jogador:</text:p>
      <text:list text:continue-numbering="true" text:style-name="WWNum1">
        <text:list-item>
          <text:p text:style-name="P3">Ganhar: jogando e explorando oportunidades raras.</text:p>
        </text:list-item>
        <text:list-item>
          <text:p text:style-name="P3">Reter: moedas internas e NFTs ficam seguras em seus respectivos ambientes.</text:p>
        </text:list-item>
        <text:list-item>
          <text:p text:style-name="P3">Sacar: NFTs viram cripto, cripto vira dinheiro na sua conta.</text:p>
        </text:list-item>
      </text:list>
      <text:p text:style-name="Standard"/>
      <text:h text:style-name="Heading_20_2" text:outline-level="2">❓ FAQ – Ganhar e Retirar Dinheiro no Mundo dos Sapos</text:h>
      <text:h text:style-name="Heading_20_3" text:outline-level="3">💰 Como posso ganhar dinheiro jogando?</text:h>
      <text:p text:style-name="Standard">Você pode gerar valor de quatro formas:</text:p>
      <text:list text:continue-numbering="true" text:style-name="WWNum1">
        <text:list-item>
          <text:p text:style-name="P3">Vendendo loot comum no Mercado Interno (moedas da Lagoa) para outros jogadores.</text:p>
        </text:list-item>
        <text:list-item>
          <text:p text:style-name="P3">Participando de eventos e Hunts raras com drops de NFTs ou itens únicos.</text:p>
        </text:list-item>
        <text:list-item>
          <text:p text:style-name="P3">Fazendo breeding estratégico de sapos raros e vendendo no marketplace on‑chain.</text:p>
        </text:list-item>
        <text:list-item>
          <text:p text:style-name="P3">Negociando NFTs diretamente com outros jogadores em mercados externos, recebendo cripto.</text:p>
        </text:list-item>
      </text:list>
      <text:h text:style-name="Heading_20_3" text:outline-level="3">🪙 Qual a diferença entre Moeda Interna, Premium e Cripto?</text:h>
      <text:list text:continue-numbering="true" text:style-name="WWNum1">
        <text:list-item>
          <text:p text:style-name="P3">Moeda Interna (Moedas da Lagoa): só circula dentro do jogo, obtida jogando, usada para itens comuns e crafting.</text:p>
        </text:list-item>
        <text:list-item>
          <text:p text:style-name="P3">Moeda Premium (Pérolas Ancestrais): comprada com dinheiro real ou conquistada em eventos; usada para cosméticos, acelerações e acesso a Hunts especiais.</text:p>
        </text:list-item>
        <text:list-item>
          <text:p text:style-name="P3">Cripto: valor real recebido na sua carteira ao vender NFTs, que pode ser convertido para dinheiro via corretoras.</text:p>
        </text:list-item>
      </text:list>
      <text:h text:style-name="Heading_20_3" text:outline-level="3">🔐 Onde o meu dinheiro e meus itens ficam guardados?</text:h>
      <text:list text:continue-numbering="true" text:style-name="WWNum1">
        <text:list-item>
          <text:p text:style-name="P3">Moeda Interna/Premium: armazenadas no banco de dados seguro do jogo, ligadas à sua conta.</text:p>
        </text:list-item>
        <text:list-item>
          <text:p text:style-name="P3">NFTs/cripto: na blockchain, na sua própria carteira conectada ou numa carteira custodial do jogo (se preferir simplicidade).</text:p>
        </text:list-item>
        <text:list-item>
          <text:p text:style-name="P3">O jogo mantém uma tesouraria multi‑assinatura para taxas e fundos de recompensa.</text:p>
        </text:list-item>
      </text:list>
      <text:h text:style-name="Heading_20_3" text:outline-level="3"><text:soft-page-break/>💱 Como converter itens em dinheiro real?</text:h>
      <text:list text:continue-numbering="true" text:style-name="WWNum1">
        <text:list-item>
          <text:p text:style-name="P3">Obtenha um NFT jogando ou criando via breeding.</text:p>
        </text:list-item>
        <text:list-item>
          <text:p text:style-name="P3">Venda no marketplace on‑chain — cripto cai direto na sua carteira.</text:p>
        </text:list-item>
        <text:list-item>
          <text:p text:style-name="P3">Transfira da carteira para uma corretora confiável.</text:p>
        </text:list-item>
        <text:list-item>
          <text:p text:style-name="P3">Saque para a sua conta bancária.</text:p>
        </text:list-item>
      </text:list>
      <text:h text:style-name="Heading_20_3" text:outline-level="3">🛡 O jogo pode mexer nos meus NFTs ou cripto?</text:h>
      <text:p text:style-name="Standard">Não — se os ativos estiverem na sua carteira pessoal, só você tem acesso. Se estiverem em carteira custodial do jogo, há mecanismos seguros, mas você confia temporariamente a guarda ao sistema.</text:p>
      <text:h text:style-name="Heading_20_3" text:outline-level="3">📉 Existem taxas?</text:h>
      <text:p text:style-name="Standard">Sim, mas elas são sempre exibidas antes de qualquer operação:</text:p>
      <text:list text:continue-numbering="true" text:style-name="WWNum1">
        <text:list-item>
          <text:p text:style-name="P3">Taxa fixa ou percentual no marketplace on‑chain.</text:p>
        </text:list-item>
        <text:list-item>
          <text:p text:style-name="P3">Taxa de conversão de Moeda Interna para Premium.</text:p>
        </text:list-item>
        <text:list-item>
          <text:p text:style-name="P3">Taxas da rede blockchain (gas).</text:p>
        </text:list-item>
      </text:list>
      <text:h text:style-name="Heading_20_3" text:outline-level="3">⚠️ Como o jogo garante segurança e estabilidade da economia?</text:h>
      <text:list text:continue-numbering="true" text:style-name="WWNum1">
        <text:list-item>
          <text:p text:style-name="P3">Contratos inteligentes auditados antes de grandes lançamentos.</text:p>
        </text:list-item>
        <text:list-item>
          <text:p text:style-name="P3">Logs completos de transações.</text:p>
        </text:list-item>
        <text:list-item>
          <text:p text:style-name="P3">Monitoramento anti‑fraude e anti‑bot.</text:p>
        </text:list-item>
        <text:list-item>
          <text:p text:style-name="P3">Ajustes dinâmicos de drop e recompensas para manter equilíbrio.</text:p>
        </text:list-item>
      </text:list>
      <text:h text:style-name="Heading_20_3" text:outline-level="3">📈 Dicas para maximizar seus ganhos</text:h>
      <text:list text:continue-numbering="true" text:style-name="WWNum1">
        <text:list-item>
          <text:p text:style-name="P3">Foque em eventos e Hunts que droppam NFTs limitados.</text:p>
        </text:list-item>
        <text:list-item>
          <text:p text:style-name="P3">Estude o mercado: veja o que outros jogadores estão comprando caro.</text:p>
        </text:list-item>
        <text:list-item>
          <text:p text:style-name="P3">Use itens de suporte no breeding para aumentar chances de raridade.</text:p>
        </text:list-item>
        <text:list-item>
          <text:p text:style-name="P3">Mantenha sua carteira cripto segura e com 2FA na corretora.</text:p>
        </text:list-item>
      </text:list>
      <text:p text:style-name="Standard"/>
      <text:h text:style-name="Heading_20_2" text:outline-level="2">📊 Infográfico (versão texto para arte)</text:h>
      <text:h text:style-name="Heading_20_3" text:outline-level="3">TÍTULO:</text:h>
      <text:p text:style-name="Standard">💰 Do Pulo ao Lucro: Seu Caminho no Mundo dos Sapos</text:p>
      <text:h text:style-name="Heading_20_3" text:outline-level="3">Seção 1 – Ganhe Jogando</text:h>
      <text:p text:style-name="Standard">🎯 Atividades que geram valor:</text:p>
      <text:list text:continue-numbering="true" text:style-name="WWNum1">
        <text:list-item>
          <text:p text:style-name="P3">Caçar em Hunts e derrotar chefes</text:p>
        </text:list-item>
        <text:list-item>
          <text:p text:style-name="P3">Participar de eventos sazonais</text:p>
        </text:list-item>
        <text:list-item>
          <text:p text:style-name="P3">Criar sapos raros via breeding</text:p>
        </text:list-item>
        <text:list-item>
          <text:p text:style-name="P3">Vender loot no mercado interno</text:p>
        </text:list-item>
        <text:list-item>
          <text:p text:style-name="P3">Negociar NFTs no marketplace on‑chain</text:p>
        </text:list-item>
      </text:list>
      <text:h text:style-name="Heading_20_3" text:outline-level="3"><text:soft-page-break/>Seção 2 – Do Loot ao Dinheiro</text:h>
      <text:p text:style-name="Standard">Fluxo:</text:p>
      <text:p text:style-name="Standard">Código</text:p>
      <text:p text:style-name="Standard">[Você joga] </text:p>
      <text:p text:style-name="Standard"><text:s text:c="3"/>↓</text:p>
      <text:p text:style-name="Standard">[Recebe loot] —(comum)→ [Moedas da Lagoa]</text:p>
      <text:p text:style-name="Standard"><text:s text:c="18"/>—(NFT)→ [Venda no Marketplace On‑Chain] → [Cripto na Carteira]</text:p>
      <text:p text:style-name="Standard">💡 Itens comuns alimentam sua progressão; NFTs podem gerar valor real.</text:p>
      <text:h text:style-name="Heading_20_3" text:outline-level="3">Seção 3 – Como Retirar</text:h>
      <text:list text:continue-numbering="true" text:style-name="WWNum1">
        <text:list-item>
          <text:p text:style-name="P3">Conectar carteira compatível (MetaMask, etc.)</text:p>
        </text:list-item>
        <text:list-item>
          <text:p text:style-name="P3">Vender NFT no marketplace → receber cripto</text:p>
        </text:list-item>
        <text:list-item>
          <text:p text:style-name="P3">Transferir para corretora confiável</text:p>
        </text:list-item>
        <text:list-item>
          <text:p text:style-name="P3">Sacar para sua conta bancária</text:p>
        </text:list-item>
      </text:list>
      <text:h text:style-name="Heading_20_3" text:outline-level="3">Seção 4 – Onde o Jogo Guarda o Seu Valor</text:h>
      <text:p text:style-name="Standard">🪙 Moedas Internas/Premium: Banco de dados seguro, ligado à sua conta 🖼 NFTs: Blockchain, na sua carteira ou custódia segura 🏦 Tesouraria multi‑assinatura do jogo: taxas + fundos de eventos</text:p>
      <text:h text:style-name="Heading_20_3" text:outline-level="3">Seção 5 – Segurança Sempre</text:h>
      <text:list text:continue-numbering="true" text:style-name="WWNum1">
        <text:list-item>
          <text:p text:style-name="P3">Contratos auditados</text:p>
        </text:list-item>
        <text:list-item>
          <text:p text:style-name="P3">Taxas transparentes</text:p>
        </text:list-item>
        <text:list-item>
          <text:p text:style-name="P3">Log de transações</text:p>
        </text:list-item>
        <text:list-item>
          <text:p text:style-name="P3">Proteção anti‑bot e anti‑fraude</text:p>
        </text:list-item>
      </text:list>
      <text:h text:style-name="Heading_20_2" text:outline-level="2">🎨 Sugestão de layout para o designer:</text:h>
      <text:list text:continue-numbering="true" text:style-name="WWNum1">
        <text:list-item>
          <text:p text:style-name="P3">Topo: título com ilustração de um sapo segurando moedas e um NFT brilhante.</text:p>
        </text:list-item>
        <text:list-item>
          <text:p text:style-name="P3">Colunas:</text:p>
        </text:list-item>
        <text:list-item>
          <text:p text:style-name="P3">Esquerda: “Ganhe Jogando” com ícones (espada, bandeira de evento, ovo de sapo, moeda, NFT).</text:p>
        </text:list-item>
        <text:list-item>
          <text:p text:style-name="P3">Centro: “Fluxo” em estilo fluxograma vertical com setas e cores (verde para loot comum, dourado para NFT).</text:p>
        </text:list-item>
        <text:list-item>
          <text:p text:style-name="P3">Direita: “Como Retirar” com ícones de carteira, marketplace, corretora, banco.</text:p>
        </text:list-item>
        <text:list-item>
          <text:p text:style-name="P3"><text:s text:c="4"/>Esquerda: “Ganhe Jogando” com ícones (espada, bandeira de evento, ovo de sapo, moeda, NFT).</text:p>
        </text:list-item>
        <text:list-item>
          <text:p text:style-name="P3"><text:s text:c="4"/>Centro: “Fluxo” em estilo fluxograma vertical com setas e cores (verde para loot comum, dourado para NFT).</text:p>
        </text:list-item>
        <text:list-item>
          <text:p text:style-name="P3"><text:s text:c="4"/>Direita: “Como Retirar” com ícones de carteira, marketplace, corretora, banco.</text:p>
        </text:list-item>
        <text:list-item>
          <text:p text:style-name="P3"><text:soft-page-break/>Esquerda: “Ganhe Jogando” com ícones (espada, bandeira de evento, ovo de sapo, moeda, NFT).</text:p>
        </text:list-item>
        <text:list-item>
          <text:p text:style-name="P3">Centro: “Fluxo” em estilo fluxograma vertical com setas e cores (verde para loot comum, dourado para NFT).</text:p>
        </text:list-item>
        <text:list-item>
          <text:p text:style-name="P3">Direita: “Como Retirar” com ícones de carteira, marketplace, corretora, banco.</text:p>
        </text:list-item>
        <text:list-item>
          <text:p text:style-name="P3">Rodapé: barra de “Segurança” com ícones de cadeado, escudo e checklist.</text:p>
        </text:list-item>
      </text:list>
      <text:p text:style-name="Standard"/>
      <text:h text:style-name="Heading_20_2" text:outline-level="2">💵 19. Monetização e Gestão de Receita</text:h>
      <text:h text:style-name="Heading_20_3" text:outline-level="3">19.1 Como o projeto monetiza</text:h>
      <text:list text:continue-numbering="true" text:style-name="WWNum1">
        <text:list-item>
          <text:p text:style-name="P3">Venda direta de moeda premium (💎 Pérolas Ancestrais)</text:p>
        </text:list-item>
        <text:list-item>
          <text:p text:style-name="P3">Pacotes na loja oficial com bônus e promoções.</text:p>
        </text:list-item>
        <text:list-item>
          <text:p text:style-name="P3">Fonte mais previsível de receita recorrente.</text:p>
        </text:list-item>
        <text:list-item>
          <text:p text:style-name="P3"><text:s text:c="4"/>Pacotes na loja oficial com bônus e promoções.</text:p>
        </text:list-item>
        <text:list-item>
          <text:p text:style-name="P3"><text:s text:c="4"/>Fonte mais previsível de receita recorrente.</text:p>
        </text:list-item>
        <text:list-item>
          <text:p text:style-name="P3">Pacotes na loja oficial com bônus e promoções.</text:p>
        </text:list-item>
        <text:list-item>
          <text:p text:style-name="P3">Fonte mais previsível de receita recorrente.</text:p>
        </text:list-item>
        <text:list-item>
          <text:p text:style-name="P3">Lançamento e venda de NFTs exclusivos</text:p>
        </text:list-item>
        <text:list-item>
          <text:p text:style-name="P3">Sapos mintados, skins limitadas, equipamentos raros de evento.</text:p>
        </text:list-item>
        <text:list-item>
          <text:p text:style-name="P3">Venda direta (preço fixo) ou leilões.</text:p>
        </text:list-item>
        <text:list-item>
          <text:p text:style-name="P3">Supply controlado gera escassez e valor percebido.</text:p>
        </text:list-item>
        <text:list-item>
          <text:p text:style-name="P3"><text:s text:c="4"/>Sapos mintados, skins limitadas, equipamentos raros de evento.</text:p>
        </text:list-item>
        <text:list-item>
          <text:p text:style-name="P3"><text:s text:c="4"/>Venda direta (preço fixo) ou leilões.</text:p>
        </text:list-item>
        <text:list-item>
          <text:p text:style-name="P3"><text:s text:c="4"/>Supply controlado gera escassez e valor percebido.</text:p>
        </text:list-item>
        <text:list-item>
          <text:p text:style-name="P3">Sapos mintados, skins limitadas, equipamentos raros de evento.</text:p>
        </text:list-item>
        <text:list-item>
          <text:p text:style-name="P3">Venda direta (preço fixo) ou leilões.</text:p>
        </text:list-item>
        <text:list-item>
          <text:p text:style-name="P3">Supply controlado gera escassez e valor percebido.</text:p>
        </text:list-item>
        <text:list-item>
          <text:p text:style-name="P3">Taxas de marketplace on‑chain</text:p>
        </text:list-item>
        <text:list-item>
          <text:p text:style-name="P3">Percentual sobre cada transação NFT entre jogadores (royalties automáticos via contrato).</text:p>
        </text:list-item>
        <text:list-item>
          <text:p text:style-name="P3">Lucro sempre que um item troca de mãos, mesmo fora do jogo.</text:p>
        </text:list-item>
        <text:list-item>
          <text:p text:style-name="P3"><text:s text:c="4"/>Percentual sobre cada transação NFT entre jogadores (royalties automáticos via contrato).</text:p>
        </text:list-item>
        <text:list-item>
          <text:p text:style-name="P3"><text:s text:c="4"/>Lucro sempre que um item troca de mãos, mesmo fora do jogo.</text:p>
        </text:list-item>
        <text:list-item>
          <text:p text:style-name="P3">Percentual sobre cada transação NFT entre jogadores (royalties automáticos via contrato).</text:p>
        </text:list-item>
        <text:list-item>
          <text:p text:style-name="P3">Lucro sempre que um item troca de mãos, mesmo fora do jogo.</text:p>
        </text:list-item>
        <text:list-item>
          <text:p text:style-name="P3">Passes de temporada e eventos especiais</text:p>
        </text:list-item>
        <text:list-item>
          <text:p text:style-name="P3">Conteúdo extra, Hunts únicas, loot especial.</text:p>
        </text:list-item>
        <text:list-item>
          <text:p text:style-name="P3">Pago em moeda premium ou diretamente em cripto.</text:p>
        </text:list-item>
        <text:list-item>
          <text:p text:style-name="P3"><text:s text:c="4"/>Conteúdo extra, Hunts únicas, loot especial.</text:p>
        </text:list-item>
        <text:list-item>
          <text:p text:style-name="P3"><text:soft-page-break/><text:s text:c="4"/>Pago em moeda premium ou diretamente em cripto.</text:p>
        </text:list-item>
        <text:list-item>
          <text:p text:style-name="P3">Conteúdo extra, Hunts únicas, loot especial.</text:p>
        </text:list-item>
        <text:list-item>
          <text:p text:style-name="P3">Pago em moeda premium ou diretamente em cripto.</text:p>
        </text:list-item>
        <text:list-item>
          <text:p text:style-name="P3">Itens e serviços de conveniência</text:p>
        </text:list-item>
        <text:list-item>
          <text:p text:style-name="P3">Boosts de XP, aceleração de crafting/breeding, slots extras, teleporte rápido.</text:p>
        </text:list-item>
        <text:list-item>
          <text:p text:style-name="P3">Pequenos gastos frequentes que, no volume, geram grande receita.</text:p>
        </text:list-item>
        <text:list-item>
          <text:p text:style-name="P3"><text:s text:c="4"/>Boosts de XP, aceleração de crafting/breeding, slots extras, teleporte rápido.</text:p>
        </text:list-item>
        <text:list-item>
          <text:p text:style-name="P3"><text:s text:c="4"/>Pequenos gastos frequentes que, no volume, geram grande receita.</text:p>
        </text:list-item>
        <text:list-item>
          <text:p text:style-name="P3">Boosts de XP, aceleração de crafting/breeding, slots extras, teleporte rápido.</text:p>
        </text:list-item>
        <text:list-item>
          <text:p text:style-name="P3">Pequenos gastos frequentes que, no volume, geram grande receita.</text:p>
        </text:list-item>
        <text:list-item>
          <text:p text:style-name="P3">Parcerias e licenciamento</text:p>
        </text:list-item>
        <text:list-item>
          <text:p text:style-name="P3">Collabs com artistas e marcas para skins/eventos patrocinados.</text:p>
        </text:list-item>
        <text:list-item>
          <text:p text:style-name="P3">Pode incluir revenue share ou taxa fixa.</text:p>
        </text:list-item>
        <text:list-item>
          <text:p text:style-name="P3"><text:s text:c="4"/>Collabs com artistas e marcas para skins/eventos patrocinados.</text:p>
        </text:list-item>
        <text:list-item>
          <text:p text:style-name="P3"><text:s text:c="4"/>Pode incluir revenue share ou taxa fixa.</text:p>
        </text:list-item>
        <text:list-item>
          <text:p text:style-name="P3">Collabs com artistas e marcas para skins/eventos patrocinados.</text:p>
        </text:list-item>
        <text:list-item>
          <text:p text:style-name="P3">Pode incluir revenue share ou taxa fixa.</text:p>
        </text:list-item>
      </text:list>
      <text:h text:style-name="Heading_20_3" text:outline-level="3">19.2 Mini‑Taxa Embutida (Markup Micropercentual)</text:h>
      <text:list text:continue-numbering="true" text:style-name="WWNum1">
        <text:list-item>
          <text:p text:style-name="P3">Aplicar um pequeno acréscimo automático sobre transações on‑chain/premium.</text:p>
        </text:list-item>
        <text:list-item>
          <text:p text:style-name="P3">Ex.: Preço base 0,10 POL → Cobrado 0,11 POL (+10%).</text:p>
        </text:list-item>
        <text:list-item>
          <text:p text:style-name="P3">Diferença vai direto para a Tesouraria do Jogo.</text:p>
        </text:list-item>
      </text:list>
      <text:p text:style-name="Standard">Onde aplicar:</text:p>
      <text:list text:continue-numbering="true" text:style-name="WWNum1">
        <text:list-item>
          <text:p text:style-name="P3">Taxas de breeding on‑chain</text:p>
        </text:list-item>
        <text:list-item>
          <text:p text:style-name="P3">Mintagem de NFTs em eventos especiais</text:p>
        </text:list-item>
        <text:list-item>
          <text:p text:style-name="P3">Compras de equipamentos raros/cosméticos NFT</text:p>
        </text:list-item>
        <text:list-item>
          <text:p text:style-name="P3">Entrada em Hunts premium</text:p>
        </text:list-item>
      </text:list>
      <text:p text:style-name="Standard">Distribuição sugerida da arrecadação:</text:p>
      <text:list text:continue-numbering="true" text:style-name="WWNum1">
        <text:list-item>
          <text:p text:style-name="P3">50% → Custos e operação</text:p>
        </text:list-item>
        <text:list-item>
          <text:p text:style-name="P3">30% → Fundo de eventos/recompensas</text:p>
        </text:list-item>
        <text:list-item>
          <text:p text:style-name="P3">20% → Reserva de liquidez</text:p>
        </text:list-item>
      </text:list>
      <text:h text:style-name="Heading_20_3" text:outline-level="3">19.3 Simulação de receita anual das mini‑taxas</text:h>
      <text:p text:style-name="Standard">Premissas:</text:p>
      <text:list text:continue-numbering="true" text:style-name="WWNum1">
        <text:list-item>
          <text:p text:style-name="P3">Valor base médio: 0,10 POL</text:p>
        </text:list-item>
        <text:list-item>
          <text:p text:style-name="P3">Markup: +10% (0,01 POL extra)</text:p>
        </text:list-item>
        <text:list-item>
          <text:p text:style-name="P3">Cotação POL: US$ 0,60</text:p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A"/>
        <table:table-column table:style-name="Tabela11.B"/>
        <table:table-column table:style-name="Tabela11.A"/>
        <table:table-row table:style-name="Tabela11.1">
          <table:table-cell table:style-name="Tabela11.A1" office:value-type="string">
            <text:p text:style-name="P4" loext:marker-style-name="T3"><text:span text:style-name="T4">Cenário</text:span><text:span text:style-name="T3"/></text:p>
          </table:table-cell>
          <table:table-cell table:style-name="Tabela11.A1" office:value-type="string">
            <text:p text:style-name="P4" loext:marker-style-name="T3"><text:span text:style-name="T4">Transações/mês</text:span><text:span text:style-name="T3"/></text:p>
          </table:table-cell>
          <table:table-cell table:style-name="Tabela11.A1" office:value-type="string">
            <text:p text:style-name="P4" loext:marker-style-name="T3"><text:span text:style-name="T4">Extra por transação </text:span><text:soft-page-break/><text:span text:style-name="T4">(POL)</text:span><text:span text:style-name="T3"/></text:p>
          </table:table-cell>
          <table:table-cell table:style-name="Tabela11.A1" office:value-type="string">
            <text:p text:style-name="P4" loext:marker-style-name="T3"><text:span text:style-name="T4">Extra/mês (POL)</text:span><text:span text:style-name="T3"/></text:p>
          </table:table-cell>
          <table:table-cell table:style-name="Tabela11.A1" office:value-type="string">
            <text:p text:style-name="P4" loext:marker-style-name="T3"><text:span text:style-name="T4">Extra/mês (US$)</text:span><text:span text:style-name="T3"/></text:p>
          </table:table-cell>
          <table:table-cell table:style-name="Tabela11.A1" office:value-type="string">
            <text:p text:style-name="P4" loext:marker-style-name="T3"><text:span text:style-name="T4">Extra/ano (US$)</text:span><text:span text:style-name="T3"/></text:p>
          </table:table-cell>
        </table:table-row>
        <table:table-row table:style-name="Tabela11.1">
          <table:table-cell table:style-name="Tabela11.A1" office:value-type="string">
            <text:p text:style-name="P4" loext:marker-style-name="T3"><text:span text:style-name="T4">Conservador</text:span><text:span text:style-name="T3"/></text:p>
          </table:table-cell>
          <table:table-cell table:style-name="Tabela11.A1" office:value-type="string">
            <text:p text:style-name="P4" loext:marker-style-name="T3"><text:span text:style-name="T4">5.000</text:span><text:span text:style-name="T3"/></text:p>
          </table:table-cell>
          <table:table-cell table:style-name="Tabela11.A1" office:value-type="string">
            <text:p text:style-name="P4" loext:marker-style-name="T3"><text:span text:style-name="T4">0,01</text:span><text:span text:style-name="T3"/></text:p>
          </table:table-cell>
          <table:table-cell table:style-name="Tabela11.A1" office:value-type="string">
            <text:p text:style-name="P4" loext:marker-style-name="T3"><text:span text:style-name="T4">50</text:span><text:span text:style-name="T3"/></text:p>
          </table:table-cell>
          <table:table-cell table:style-name="Tabela11.A1" office:value-type="string">
            <text:p text:style-name="P4" loext:marker-style-name="T3"><text:span text:style-name="T4">30,00</text:span><text:span text:style-name="T3"/></text:p>
          </table:table-cell>
          <table:table-cell table:style-name="Tabela11.A1" office:value-type="string">
            <text:p text:style-name="P4" loext:marker-style-name="T3"><text:span text:style-name="T4">360,00</text:span><text:span text:style-name="T3"/></text:p>
          </table:table-cell>
        </table:table-row>
        <table:table-row table:style-name="Tabela11.1">
          <table:table-cell table:style-name="Tabela11.A1" office:value-type="string">
            <text:p text:style-name="P4" loext:marker-style-name="T3"><text:span text:style-name="T4">Médio</text:span><text:span text:style-name="T3"/></text:p>
          </table:table-cell>
          <table:table-cell table:style-name="Tabela11.A1" office:value-type="string">
            <text:p text:style-name="P4" loext:marker-style-name="T3"><text:span text:style-name="T4">20.000</text:span><text:span text:style-name="T3"/></text:p>
          </table:table-cell>
          <table:table-cell table:style-name="Tabela11.A1" office:value-type="string">
            <text:p text:style-name="P4" loext:marker-style-name="T3"><text:span text:style-name="T4">0,01</text:span><text:span text:style-name="T3"/></text:p>
          </table:table-cell>
          <table:table-cell table:style-name="Tabela11.A1" office:value-type="string">
            <text:p text:style-name="P4" loext:marker-style-name="T3"><text:span text:style-name="T4">200</text:span><text:span text:style-name="T3"/></text:p>
          </table:table-cell>
          <table:table-cell table:style-name="Tabela11.A1" office:value-type="string">
            <text:p text:style-name="P4" loext:marker-style-name="T3"><text:span text:style-name="T4">120,00</text:span><text:span text:style-name="T3"/></text:p>
          </table:table-cell>
          <table:table-cell table:style-name="Tabela11.A1" office:value-type="string">
            <text:p text:style-name="P4" loext:marker-style-name="T3"><text:span text:style-name="T4">1.440,00</text:span><text:span text:style-name="T3"/></text:p>
          </table:table-cell>
        </table:table-row>
        <table:table-row table:style-name="Tabela11.1">
          <table:table-cell table:style-name="Tabela11.A1" office:value-type="string">
            <text:p text:style-name="P4" loext:marker-style-name="T3"><text:span text:style-name="T4">Otimista</text:span><text:span text:style-name="T3"/></text:p>
          </table:table-cell>
          <table:table-cell table:style-name="Tabela11.A1" office:value-type="string">
            <text:p text:style-name="P4" loext:marker-style-name="T3"><text:span text:style-name="T4">50.000</text:span><text:span text:style-name="T3"/></text:p>
          </table:table-cell>
          <table:table-cell table:style-name="Tabela11.A1" office:value-type="string">
            <text:p text:style-name="P4" loext:marker-style-name="T3"><text:span text:style-name="T4">0,01</text:span><text:span text:style-name="T3"/></text:p>
          </table:table-cell>
          <table:table-cell table:style-name="Tabela11.A1" office:value-type="string">
            <text:p text:style-name="P4" loext:marker-style-name="T3"><text:span text:style-name="T4">500</text:span><text:span text:style-name="T3"/></text:p>
          </table:table-cell>
          <table:table-cell table:style-name="Tabela11.A1" office:value-type="string">
            <text:p text:style-name="P4" loext:marker-style-name="T3"><text:span text:style-name="T4">300,00</text:span><text:span text:style-name="T3"/></text:p>
          </table:table-cell>
          <table:table-cell table:style-name="Tabela11.A1" office:value-type="string">
            <text:p text:style-name="P4" loext:marker-style-name="T3"><text:span text:style-name="T4">3.600,00</text:span><text:span text:style-name="T3"/></text:p>
          </table:table-cell>
        </table:table-row>
      </table:table>
      <text:h text:style-name="Heading_20_3" text:outline-level="3">19.4 Como o dinheiro é guardado/gerido</text:h>
      <text:list text:continue-numbering="true" text:style-name="WWNum1">
        <text:list-item>
          <text:p text:style-name="P3">Tesouraria on‑chain: carteira multi‑assinatura para receitas em cripto/NFT, protegida contra uso unilateral.</text:p>
        </text:list-item>
        <text:list-item>
          <text:p text:style-name="P3">Contas comerciais tradicionais: para receitas da loja (cartão, PIX etc.).</text:p>
        </text:list-item>
        <text:list-item>
          <text:p text:style-name="P3">Reserva de liquidez: fundo para recomprar ativos se necessário manter preços.</text:p>
        </text:list-item>
        <text:list-item>
          <text:p text:style-name="P3">Caixa de operação: cobre servidores, equipe, marketing e desenvolvimento.</text:p>
        </text:list-item>
      </text:list>
      <text:h text:style-name="Heading_20_3" text:outline-level="3">19.5 A equação simples</text:h>
      <text:p text:style-name="Standard">Jogadores se divertem + gastam para acelerar, colecionar ou se diferenciar → você captura valor via vendas diretas e taxas → parte é reinvestida no jogo para aumentar o ciclo.</text:p>
      <text:p text:style-name="Standard"/>
      <text:h text:style-name="Heading_20_3" text:outline-level="3">Anexos a seguir — Compilado Final do Documento Mestre 🐸</text:h>
      <text:h text:style-name="Heading_20_2" text:outline-level="2">A1: Resumo de Hunts (H1 a H20)</text:h>
      <text:p text:style-name="Standard">Para referência rápida, aqui está o quadro geral consolidado com todas as informações-chave das caçadas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C"/>
        <table:table-column table:style-name="Tabela12.B"/>
        <table:table-column table:style-name="Tabela12.A"/>
        <table:table-row table:style-name="Tabela12.1">
          <table:table-cell table:style-name="Tabela12.A1" office:value-type="string">
            <text:p text:style-name="P4" loext:marker-style-name="T3"><text:span text:style-name="T4">Hunt</text:span><text:span text:style-name="T3"/></text:p>
          </table:table-cell>
          <table:table-cell table:style-name="Tabela12.A1" office:value-type="string">
            <text:p text:style-name="P4" loext:marker-style-name="T3"><text:span text:style-name="T4">Nível</text:span><text:span text:style-name="T3"/></text:p>
          </table:table-cell>
          <table:table-cell table:style-name="Tabela12.A1" office:value-type="string">
            <text:p text:style-name="P4" loext:marker-style-name="T3"><text:span text:style-name="T4">Fases</text:span><text:span text:style-name="T3"/></text:p>
          </table:table-cell>
          <table:table-cell table:style-name="Tabela12.A1" office:value-type="string">
            <text:p text:style-name="P4" loext:marker-style-name="T3"><text:span text:style-name="T4">XP Total</text:span><text:span text:style-name="T3"/></text:p>
          </table:table-cell>
          <table:table-cell table:style-name="Tabela12.A1" office:value-type="string">
            <text:p text:style-name="P4" loext:marker-style-name="T3"><text:span text:style-name="T4">Drop Principal</text:span><text:span text:style-name="T3"/></text:p>
          </table:table-cell>
          <table:table-cell table:style-name="Tabela12.A1" office:value-type="string">
            <text:p text:style-name="P4" loext:marker-style-name="T3"><text:span text:style-name="T4">Drop Secundário</text:span><text:span text:style-name="T3"/></text:p>
          </table:table-cell>
          <table:table-cell table:style-name="Tabela12.A1" office:value-type="string">
            <text:p text:style-name="P4" loext:marker-style-name="T3"><text:span text:style-name="T4">Evento Notável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 Colônia das Formigas</text:span><text:span text:style-name="T3"/></text:p>
          </table:table-cell>
          <table:table-cell table:style-name="Tabela12.A1" office:value-type="string">
            <text:p text:style-name="P4" loext:marker-style-name="T3"><text:span text:style-name="T4">1‑3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9</text:span><text:span text:style-name="T3"/></text:p>
          </table:table-cell>
          <table:table-cell table:style-name="Tabela12.A1" office:value-type="string">
            <text:p text:style-name="P4" loext:marker-style-name="T3"><text:span text:style-name="T4">Comida Crua Comum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Comuns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2 Lago dos Girinos</text:span><text:span text:style-name="T3"/></text:p>
          </table:table-cell>
          <table:table-cell table:style-name="Tabela12.A1" office:value-type="string">
            <text:p text:style-name="P4" loext:marker-style-name="T3"><text:span text:style-name="T4">2‑5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9</text:span><text:span text:style-name="T3"/></text:p>
          </table:table-cell>
          <table:table-cell table:style-name="Tabela12.A1" office:value-type="string">
            <text:p text:style-name="P4" loext:marker-style-name="T3"><text:span text:style-name="T4">Comida Crua Aquática</text:span><text:span text:style-name="T3"/></text:p>
          </table:table-cell>
          <table:table-cell table:style-name="Tabela12.A1" office:value-type="string">
            <text:p text:style-name="P4" loext:marker-style-name="T3"><text:span text:style-name="T4">Equip. Pescoço Comum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3 Pântano Nebuloso</text:span><text:span text:style-name="T3"/></text:p>
          </table:table-cell>
          <table:table-cell table:style-name="Tabela12.A1" office:value-type="string">
            <text:p text:style-name="P4" loext:marker-style-name="T3"><text:span text:style-name="T4">4‑7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13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Raros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Cura Comum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4 Floresta Sombria</text:span><text:span text:style-name="T3"/></text:p>
          </table:table-cell>
          <table:table-cell table:style-name="Tabela12.A1" office:value-type="string">
            <text:p text:style-name="P4" loext:marker-style-name="T3"><text:span text:style-name="T4">5‑8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16</text:span><text:span text:style-name="T3"/></text:p>
          </table:table-cell>
          <table:table-cell table:style-name="Tabela12.A1" office:value-type="string">
            <text:p text:style-name="P4" loext:marker-style-name="T3"><text:span text:style-name="T4">Equip. Costas Comum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Energia Raro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5 Montanha Rochosa</text:span><text:span text:style-name="T3"/></text:p>
          </table:table-cell>
          <table:table-cell table:style-name="Tabela12.A1" office:value-type="string">
            <text:p text:style-name="P4" loext:marker-style-name="T3"><text:span text:style-name="T4">7‑10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21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Raros</text:span><text:span text:style-name="T3"/></text:p>
          </table:table-cell>
          <table:table-cell table:style-name="Tabela12.A1" office:value-type="string">
            <text:p text:style-name="P4" loext:marker-style-name="T3"><text:span text:style-name="T4">Pedra Craft Rara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6 Cavernas de Cristal</text:span><text:span text:style-name="T3"/></text:p>
          </table:table-cell>
          <table:table-cell table:style-name="Tabela12.A1" office:value-type="string">
            <text:p text:style-name="P4" loext:marker-style-name="T3"><text:span text:style-name="T4">9‑12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23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de Cristal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Cura Raro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7 Deserto </text:span><text:soft-page-break/><text:span text:style-name="T4">Escaldante</text:span><text:span text:style-name="T3"/></text:p>
          </table:table-cell>
          <table:table-cell table:style-name="Tabela12.A1" office:value-type="string">
            <text:p text:style-name="P4" loext:marker-style-name="T3"><text:span text:style-name="T4">11‑14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23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Raros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Energia </text:span><text:soft-page-break/><text:span text:style-name="T4">Comum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8 Vulcão Ativo</text:span><text:span text:style-name="T3"/></text:p>
          </table:table-cell>
          <table:table-cell table:style-name="Tabela12.A1" office:value-type="string">
            <text:p text:style-name="P4" loext:marker-style-name="T3"><text:span text:style-name="T4">13‑16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27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de Lava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Buff DEF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9 Penhascos Ventosos</text:span><text:span text:style-name="T3"/></text:p>
          </table:table-cell>
          <table:table-cell table:style-name="Tabela12.A1" office:value-type="string">
            <text:p text:style-name="P4" loext:marker-style-name="T3"><text:span text:style-name="T4">15‑18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31</text:span><text:span text:style-name="T3"/></text:p>
          </table:table-cell>
          <table:table-cell table:style-name="Tabela12.A1" office:value-type="string">
            <text:p text:style-name="P4" loext:marker-style-name="T3"><text:span text:style-name="T4">Equip. Costas Comum</text:span><text:span text:style-name="T3"/></text:p>
          </table:table-cell>
          <table:table-cell table:style-name="Tabela12.A1" office:value-type="string">
            <text:p text:style-name="P4" loext:marker-style-name="T3"><text:span text:style-name="T4">Buff VEL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0 Ruínas Afundadas</text:span><text:span text:style-name="T3"/></text:p>
          </table:table-cell>
          <table:table-cell table:style-name="Tabela12.A1" office:value-type="string">
            <text:p text:style-name="P4" loext:marker-style-name="T3"><text:span text:style-name="T4">17‑20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31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Lendários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Energia Raro</text:span><text:span text:style-name="T3"/></text:p>
          </table:table-cell>
          <table:table-cell table:style-name="Tabela12.A1" office:value-type="string">
            <text:p text:style-name="P4" loext:marker-style-name="T3"><text:span text:style-name="T4">Tesouro Perdido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1 Campo Congelado</text:span><text:span text:style-name="T3"/></text:p>
          </table:table-cell>
          <table:table-cell table:style-name="Tabela12.A1" office:value-type="string">
            <text:p text:style-name="P4" loext:marker-style-name="T3"><text:span text:style-name="T4">19‑22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33</text:span><text:span text:style-name="T3"/></text:p>
          </table:table-cell>
          <table:table-cell table:style-name="Tabela12.A1" office:value-type="string">
            <text:p text:style-name="P4" loext:marker-style-name="T3"><text:span text:style-name="T4">Equip. Costas Comum</text:span><text:span text:style-name="T3"/></text:p>
          </table:table-cell>
          <table:table-cell table:style-name="Tabela12.A1" office:value-type="string">
            <text:p text:style-name="P4" loext:marker-style-name="T3"><text:span text:style-name="T4">Comida Crua Rara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2 Gruta das Sombras</text:span><text:span text:style-name="T3"/></text:p>
          </table:table-cell>
          <table:table-cell table:style-name="Tabela12.A1" office:value-type="string">
            <text:p text:style-name="P4" loext:marker-style-name="T3"><text:span text:style-name="T4">21‑24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34</text:span><text:span text:style-name="T3"/></text:p>
          </table:table-cell>
          <table:table-cell table:style-name="Tabela12.A1" office:value-type="string">
            <text:p text:style-name="P4" loext:marker-style-name="T3"><text:span text:style-name="T4">Blueprint Épico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Raros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3 Selva Antiga</text:span><text:span text:style-name="T3"/></text:p>
          </table:table-cell>
          <table:table-cell table:style-name="Tabela12.A1" office:value-type="string">
            <text:p text:style-name="P4" loext:marker-style-name="T3"><text:span text:style-name="T4">23‑26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36</text:span><text:span text:style-name="T3"/></text:p>
          </table:table-cell>
          <table:table-cell table:style-name="Tabela12.A1" office:value-type="string">
            <text:p text:style-name="P4" loext:marker-style-name="T3"><text:span text:style-name="T4">Equip. Pescoço Raro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Cura Raro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4 Penhascos Congelados</text:span><text:span text:style-name="T3"/></text:p>
          </table:table-cell>
          <table:table-cell table:style-name="Tabela12.A1" office:value-type="string">
            <text:p text:style-name="P4" loext:marker-style-name="T3"><text:span text:style-name="T4">25‑28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39</text:span><text:span text:style-name="T3"/></text:p>
          </table:table-cell>
          <table:table-cell table:style-name="Tabela12.A1" office:value-type="string">
            <text:p text:style-name="P4" loext:marker-style-name="T3"><text:span text:style-name="T4">Equip. Costas Comum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Lendários</text:span><text:span text:style-name="T3"/></text:p>
          </table:table-cell>
          <table:table-cell table:style-name="Tabela12.A1" office:value-type="string">
            <text:p text:style-name="P4" loext:marker-style-name="T3"><text:span text:style-name="T4">Fênix do Gelo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5 Fortaleza Abandonada</text:span><text:span text:style-name="T3"/></text:p>
          </table:table-cell>
          <table:table-cell table:style-name="Tabela12.A1" office:value-type="string">
            <text:p text:style-name="P4" loext:marker-style-name="T3"><text:span text:style-name="T4">27‑30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43</text:span><text:span text:style-name="T3"/></text:p>
          </table:table-cell>
          <table:table-cell table:style-name="Tabela12.A1" office:value-type="string">
            <text:p text:style-name="P4" loext:marker-style-name="T3"><text:span text:style-name="T4">Equip. Pescoço Raro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Lendários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6 Deserto Areia Negra</text:span><text:span text:style-name="T3"/></text:p>
          </table:table-cell>
          <table:table-cell table:style-name="Tabela12.A1" office:value-type="string">
            <text:p text:style-name="P4" loext:marker-style-name="T3"><text:span text:style-name="T4">29‑32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46</text:span><text:span text:style-name="T3"/></text:p>
          </table:table-cell>
          <table:table-cell table:style-name="Tabela12.A1" office:value-type="string">
            <text:p text:style-name="P4" loext:marker-style-name="T3"><text:span text:style-name="T4">Pedra Rara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Lendários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7 Cratera Lunar</text:span><text:span text:style-name="T3"/></text:p>
          </table:table-cell>
          <table:table-cell table:style-name="Tabela12.A1" office:value-type="string">
            <text:p text:style-name="P4" loext:marker-style-name="T3"><text:span text:style-name="T4">31‑34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48</text:span><text:span text:style-name="T3"/></text:p>
          </table:table-cell>
          <table:table-cell table:style-name="Tabela12.A1" office:value-type="string">
            <text:p text:style-name="P4" loext:marker-style-name="T3"><text:span text:style-name="T4">Pedra Rara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Buff DEF</text:span><text:span text:style-name="T3"/></text:p>
          </table:table-cell>
          <table:table-cell table:style-name="Tabela12.A1" office:value-type="string">
            <text:p text:style-name="P4" loext:marker-style-name="T3"><text:span text:style-name="T4">Ritual Arcano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8 Vale do Crepúsculo</text:span><text:span text:style-name="T3"/></text:p>
          </table:table-cell>
          <table:table-cell table:style-name="Tabela12.A1" office:value-type="string">
            <text:p text:style-name="P4" loext:marker-style-name="T3"><text:span text:style-name="T4">33‑36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51</text:span><text:span text:style-name="T3"/></text:p>
          </table:table-cell>
          <table:table-cell table:style-name="Tabela12.A1" office:value-type="string">
            <text:p text:style-name="P4" loext:marker-style-name="T3"><text:span text:style-name="T4">Equip. Costas Raro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Buff VEL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19 Catedral Submersa</text:span><text:span text:style-name="T3"/></text:p>
          </table:table-cell>
          <table:table-cell table:style-name="Tabela12.A1" office:value-type="string">
            <text:p text:style-name="P4" loext:marker-style-name="T3"><text:span text:style-name="T4">35‑38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53</text:span><text:span text:style-name="T3"/></text:p>
          </table:table-cell>
          <table:table-cell table:style-name="Tabela12.A1" office:value-type="string">
            <text:p text:style-name="P4" loext:marker-style-name="T3"><text:span text:style-name="T4">Materiais Lendários</text:span><text:span text:style-name="T3"/></text:p>
          </table:table-cell>
          <table:table-cell table:style-name="Tabela12.A1" office:value-type="string">
            <text:p text:style-name="P4" loext:marker-style-name="T3"><text:span text:style-name="T4">Consumível Energia Comum</text:span><text:span text:style-name="T3"/></text:p>
          </table:table-cell>
          <table:table-cell table:style-name="Tabela12.A1" office:value-type="string">
            <text:p text:style-name="P4" loext:marker-style-name="T3"><text:span text:style-name="T4">—</text:span><text:span text:style-name="T3"/></text:p>
          </table:table-cell>
        </table:table-row>
        <table:table-row table:style-name="Tabela12.1">
          <table:table-cell table:style-name="Tabela12.A1" office:value-type="string">
            <text:p text:style-name="P4" loext:marker-style-name="T3"><text:span text:style-name="T4">H20 Trono dos Ancestrais</text:span><text:span text:style-name="T3"/></text:p>
          </table:table-cell>
          <table:table-cell table:style-name="Tabela12.A1" office:value-type="string">
            <text:p text:style-name="P4" loext:marker-style-name="T3"><text:span text:style-name="T4">39‑40</text:span><text:span text:style-name="T3"/></text:p>
          </table:table-cell>
          <table:table-cell table:style-name="Tabela12.A1" office:value-type="string">
            <text:p text:style-name="P4" loext:marker-style-name="T3"><text:span text:style-name="T4">3</text:span><text:span text:style-name="T3"/></text:p>
          </table:table-cell>
          <table:table-cell table:style-name="Tabela12.A1" office:value-type="string">
            <text:p text:style-name="P4" loext:marker-style-name="T3"><text:span text:style-name="T4">56</text:span><text:span text:style-name="T3"/></text:p>
          </table:table-cell>
          <table:table-cell table:style-name="Tabela12.A1" office:value-type="string">
            <text:p text:style-name="P4" loext:marker-style-name="T3"><text:span text:style-name="T4">Equip. Lendário</text:span><text:span text:style-name="T3"/></text:p>
          </table:table-cell>
          <table:table-cell table:style-name="Tabela12.A1" office:value-type="string">
            <text:p text:style-name="P4" loext:marker-style-name="T3"><text:span text:style-name="T4">Blueprint Lendário</text:span><text:span text:style-name="T3"/></text:p>
          </table:table-cell>
          <table:table-cell table:style-name="Tabela12.A1" office:value-type="string">
            <text:p text:style-name="P4" loext:marker-style-name="T3"><text:span text:style-name="T4">Evento Final</text:span><text:span text:style-name="T3"/></text:p>
          </table:table-cell>
        </table:table-row>
      </table:table>
      <text:h text:style-name="Heading_20_2" text:outline-level="2"><text:soft-page-break/>A2: Tabelas de Consumíveis</text:h>
      <text:h text:style-name="Heading_20_3" text:outline-level="3">Cura</text:h>
      <table:table table:name="Tabela13" table:style-name="Tabela13">
        <table:table-column table:style-name="Tabela13.A" table:number-columns-repeated="3"/>
        <table:table-column table:style-name="Tabela13.D"/>
        <table:table-row table:style-name="Tabela13.1">
          <table:table-cell table:style-name="Tabela13.A1" office:value-type="string">
            <text:p text:style-name="P4" loext:marker-style-name="T3"><text:span text:style-name="T4">Item</text:span><text:span text:style-name="T3"/></text:p>
          </table:table-cell>
          <table:table-cell table:style-name="Tabela13.A1" office:value-type="string">
            <text:p text:style-name="P4" loext:marker-style-name="T3"><text:span text:style-name="T4">Efeito</text:span><text:span text:style-name="T3"/></text:p>
          </table:table-cell>
          <table:table-cell table:style-name="Tabela13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13.A1" office:value-type="string">
            <text:p text:style-name="P4" loext:marker-style-name="T3"><text:span text:style-name="T4">Origem</text:span><text:span text:style-name="T3"/></text:p>
          </table:table-cell>
        </table:table-row>
        <table:table-row table:style-name="Tabela13.1">
          <table:table-cell table:style-name="Tabela13.A1" office:value-type="string">
            <text:p text:style-name="P4" loext:marker-style-name="T3"><text:span text:style-name="T4">Poção de Cura Comum</text:span><text:span text:style-name="T3"/></text:p>
          </table:table-cell>
          <table:table-cell table:style-name="Tabela13.A1" office:value-type="string">
            <text:p text:style-name="P4" loext:marker-style-name="T3"><text:span text:style-name="T4">+30% Vida</text:span><text:span text:style-name="T3"/></text:p>
          </table:table-cell>
          <table:table-cell table:style-name="Tabela13.A1" office:value-type="string">
            <text:p text:style-name="P4" loext:marker-style-name="T3"><text:span text:style-name="T4">Comum</text:span><text:span text:style-name="T3"/></text:p>
          </table:table-cell>
          <table:table-cell table:style-name="Tabela13.A1" office:value-type="string">
            <text:p text:style-name="P4" loext:marker-style-name="T3"><text:span text:style-name="T4">Craft/Predadores</text:span><text:span text:style-name="T3"/></text:p>
          </table:table-cell>
        </table:table-row>
        <table:table-row table:style-name="Tabela13.1">
          <table:table-cell table:style-name="Tabela13.A1" office:value-type="string">
            <text:p text:style-name="P4" loext:marker-style-name="T3"><text:span text:style-name="T4">Poção de Cura Rara</text:span><text:span text:style-name="T3"/></text:p>
          </table:table-cell>
          <table:table-cell table:style-name="Tabela13.A1" office:value-type="string">
            <text:p text:style-name="P4" loext:marker-style-name="T3"><text:span text:style-name="T4">Vida total + DEF 5 min</text:span><text:span text:style-name="T3"/></text:p>
          </table:table-cell>
          <table:table-cell table:style-name="Tabela13.A1" office:value-type="string">
            <text:p text:style-name="P4" loext:marker-style-name="T3"><text:span text:style-name="T4">Raro</text:span><text:span text:style-name="T3"/></text:p>
          </table:table-cell>
          <table:table-cell table:style-name="Tabela13.A1" office:value-type="string">
            <text:p text:style-name="P4" loext:marker-style-name="T3"><text:span text:style-name="T4">Chefes</text:span><text:span text:style-name="T3"/></text:p>
          </table:table-cell>
        </table:table-row>
        <table:table-row table:style-name="Tabela13.1">
          <table:table-cell table:style-name="Tabela13.A1" office:value-type="string">
            <text:p text:style-name="P4" loext:marker-style-name="T3"><text:span text:style-name="T4">Kit Médico Completo</text:span><text:span text:style-name="T3"/></text:p>
          </table:table-cell>
          <table:table-cell table:style-name="Tabela13.A1" office:value-type="string">
            <text:p text:style-name="P4" loext:marker-style-name="T3"><text:span text:style-name="T4">Vida total + 50% Energia</text:span><text:span text:style-name="T3"/></text:p>
          </table:table-cell>
          <table:table-cell table:style-name="Tabela13.A1" office:value-type="string">
            <text:p text:style-name="P4" loext:marker-style-name="T3"><text:span text:style-name="T4">Épico</text:span><text:span text:style-name="T3"/></text:p>
          </table:table-cell>
          <table:table-cell table:style-name="Tabela13.A1" office:value-type="string">
            <text:p text:style-name="P4" loext:marker-style-name="T3"><text:span text:style-name="T4">Evento</text:span><text:span text:style-name="T3"/></text:p>
          </table:table-cell>
        </table:table-row>
      </table:table>
      <text:h text:style-name="Heading_20_3" text:outline-level="3">Energia</text:h>
      <table:table table:name="Tabela14" table:style-name="Tabela14">
        <table:table-column table:style-name="Tabela14.A" table:number-columns-repeated="3"/>
        <table:table-column table:style-name="Tabela14.D"/>
        <table:table-row table:style-name="Tabela14.1">
          <table:table-cell table:style-name="Tabela14.A1" office:value-type="string">
            <text:p text:style-name="P4" loext:marker-style-name="T3"><text:span text:style-name="T4">Item</text:span><text:span text:style-name="T3"/></text:p>
          </table:table-cell>
          <table:table-cell table:style-name="Tabela14.A1" office:value-type="string">
            <text:p text:style-name="P4" loext:marker-style-name="T3"><text:span text:style-name="T4">Efeito</text:span><text:span text:style-name="T3"/></text:p>
          </table:table-cell>
          <table:table-cell table:style-name="Tabela14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14.A1" office:value-type="string">
            <text:p text:style-name="P4" loext:marker-style-name="T3"><text:span text:style-name="T4">Origem</text:span><text:span text:style-name="T3"/></text:p>
          </table:table-cell>
        </table:table-row>
        <table:table-row table:style-name="Tabela14.1">
          <table:table-cell table:style-name="Tabela14.A1" office:value-type="string">
            <text:p text:style-name="P4" loext:marker-style-name="T3"><text:span text:style-name="T4">Energético Natural</text:span><text:span text:style-name="T3"/></text:p>
          </table:table-cell>
          <table:table-cell table:style-name="Tabela14.A1" office:value-type="string">
            <text:p text:style-name="P4" loext:marker-style-name="T3"><text:span text:style-name="T4">+20% Energia</text:span><text:span text:style-name="T3"/></text:p>
          </table:table-cell>
          <table:table-cell table:style-name="Tabela14.A1" office:value-type="string">
            <text:p text:style-name="P4" loext:marker-style-name="T3"><text:span text:style-name="T4">Comum</text:span><text:span text:style-name="T3"/></text:p>
          </table:table-cell>
          <table:table-cell table:style-name="Tabela14.A1" office:value-type="string">
            <text:p text:style-name="P4" loext:marker-style-name="T3"><text:span text:style-name="T4">Craft</text:span><text:span text:style-name="T3"/></text:p>
          </table:table-cell>
        </table:table-row>
        <table:table-row table:style-name="Tabela14.1">
          <table:table-cell table:style-name="Tabela14.A1" office:value-type="string">
            <text:p text:style-name="P4" loext:marker-style-name="T3"><text:span text:style-name="T4">Tônico de Energia Raro</text:span><text:span text:style-name="T3"/></text:p>
          </table:table-cell>
          <table:table-cell table:style-name="Tabela14.A1" office:value-type="string">
            <text:p text:style-name="P4" loext:marker-style-name="T3"><text:span text:style-name="T4">+50% Energia + VEL 3 min</text:span><text:span text:style-name="T3"/></text:p>
          </table:table-cell>
          <table:table-cell table:style-name="Tabela14.A1" office:value-type="string">
            <text:p text:style-name="P4" loext:marker-style-name="T3"><text:span text:style-name="T4">Raro</text:span><text:span text:style-name="T3"/></text:p>
          </table:table-cell>
          <table:table-cell table:style-name="Tabela14.A1" office:value-type="string">
            <text:p text:style-name="P4" loext:marker-style-name="T3"><text:span text:style-name="T4">Chefes/Eventos</text:span><text:span text:style-name="T3"/></text:p>
          </table:table-cell>
        </table:table-row>
      </table:table>
      <text:h text:style-name="Heading_20_3" text:outline-level="3">Buffs Temporários</text:h>
      <table:table table:name="Tabela15" table:style-name="Tabela15">
        <table:table-column table:style-name="Tabela15.A" table:number-columns-repeated="3"/>
        <table:table-column table:style-name="Tabela15.D"/>
        <table:table-row table:style-name="Tabela15.1">
          <table:table-cell table:style-name="Tabela15.A1" office:value-type="string">
            <text:p text:style-name="P4" loext:marker-style-name="T3"><text:span text:style-name="T4">Item</text:span><text:span text:style-name="T3"/></text:p>
          </table:table-cell>
          <table:table-cell table:style-name="Tabela15.A1" office:value-type="string">
            <text:p text:style-name="P4" loext:marker-style-name="T3"><text:span text:style-name="T4">Efeito</text:span><text:span text:style-name="T3"/></text:p>
          </table:table-cell>
          <table:table-cell table:style-name="Tabela15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15.A1" office:value-type="string">
            <text:p text:style-name="P4" loext:marker-style-name="T3"><text:span text:style-name="T4">Origem</text:span><text:span text:style-name="T3"/></text:p>
          </table:table-cell>
        </table:table-row>
        <table:table-row table:style-name="Tabela15.1">
          <table:table-cell table:style-name="Tabela15.A1" office:value-type="string">
            <text:p text:style-name="P4" loext:marker-style-name="T3"><text:span text:style-name="T4">Erva Rara</text:span><text:span text:style-name="T3"/></text:p>
          </table:table-cell>
          <table:table-cell table:style-name="Tabela15.A1" office:value-type="string">
            <text:p text:style-name="P4" loext:marker-style-name="T3"><text:span text:style-name="T4">+15% ATK 5 min</text:span><text:span text:style-name="T3"/></text:p>
          </table:table-cell>
          <table:table-cell table:style-name="Tabela15.A1" office:value-type="string">
            <text:p text:style-name="P4" loext:marker-style-name="T3"><text:span text:style-name="T4">Raro</text:span><text:span text:style-name="T3"/></text:p>
          </table:table-cell>
          <table:table-cell table:style-name="Tabela15.A1" office:value-type="string">
            <text:p text:style-name="P4" loext:marker-style-name="T3"><text:span text:style-name="T4">Evento</text:span><text:span text:style-name="T3"/></text:p>
          </table:table-cell>
        </table:table-row>
        <table:table-row table:style-name="Tabela15.1">
          <table:table-cell table:style-name="Tabela15.A1" office:value-type="string">
            <text:p text:style-name="P4" loext:marker-style-name="T3"><text:span text:style-name="T4">Fruto da Agilidade</text:span><text:span text:style-name="T3"/></text:p>
          </table:table-cell>
          <table:table-cell table:style-name="Tabela15.A1" office:value-type="string">
            <text:p text:style-name="P4" loext:marker-style-name="T3"><text:span text:style-name="T4">+15% VEL 5 min</text:span><text:span text:style-name="T3"/></text:p>
          </table:table-cell>
          <table:table-cell table:style-name="Tabela15.A1" office:value-type="string">
            <text:p text:style-name="P4" loext:marker-style-name="T3"><text:span text:style-name="T4">Raro</text:span><text:span text:style-name="T3"/></text:p>
          </table:table-cell>
          <table:table-cell table:style-name="Tabela15.A1" office:value-type="string">
            <text:p text:style-name="P4" loext:marker-style-name="T3"><text:span text:style-name="T4">Loot raro</text:span><text:span text:style-name="T3"/></text:p>
          </table:table-cell>
        </table:table-row>
      </table:table>
      <text:h text:style-name="Heading_20_2" text:outline-level="2">A3: Tabelas de Craft e Equipamentos</text:h>
      <text:list text:continue-numbering="true" text:style-name="WWNum1">
        <text:list-item>
          <text:p text:style-name="P3">Slots: Pescoço e Costas</text:p>
        </text:list-item>
        <text:list-item>
          <text:p text:style-name="P3">Função: cosmética e/ou buffs leves</text:p>
        </text:list-item>
        <text:list-item>
          <text:p text:style-name="P3">NFTs: séries limitadas, cosméticos exclusivos</text:p>
        </text:list-item>
        <text:list-item>
          <text:p text:style-name="P3">Não‑NFTs: craftáveis, uso livre</text:p>
        </text:list-item>
      </text:list>
      <table:table table:name="Tabela16" table:style-name="Tabela16">
        <table:table-column table:style-name="Tabela16.A" table:number-columns-repeated="5"/>
        <table:table-row table:style-name="Tabela16.1">
          <table:table-cell table:style-name="Tabela16.A1" office:value-type="string">
            <text:p text:style-name="P4" loext:marker-style-name="T3"><text:span text:style-name="T4">Equipamento</text:span><text:span text:style-name="T3"/></text:p>
          </table:table-cell>
          <table:table-cell table:style-name="Tabela16.A1" office:value-type="string">
            <text:p text:style-name="P4" loext:marker-style-name="T3"><text:span text:style-name="T4">Slot</text:span><text:span text:style-name="T3"/></text:p>
          </table:table-cell>
          <table:table-cell table:style-name="Tabela16.A1" office:value-type="string">
            <text:p text:style-name="P4" loext:marker-style-name="T3"><text:span text:style-name="T4">Buff</text:span><text:span text:style-name="T3"/></text:p>
          </table:table-cell>
          <table:table-cell table:style-name="Tabela16.A1" office:value-type="string">
            <text:p text:style-name="P4" loext:marker-style-name="T3"><text:span text:style-name="T4">Raridade</text:span><text:span text:style-name="T3"/></text:p>
          </table:table-cell>
          <table:table-cell table:style-name="Tabela16.A1" office:value-type="string">
            <text:p text:style-name="P4" loext:marker-style-name="T3"><text:span text:style-name="T4">Origem</text:span><text:span text:style-name="T3"/></text:p>
          </table:table-cell>
        </table:table-row>
        <table:table-row table:style-name="Tabela16.1">
          <table:table-cell table:style-name="Tabela16.A1" office:value-type="string">
            <text:p text:style-name="P4" loext:marker-style-name="T3"><text:span text:style-name="T4">Gravata Dourada</text:span><text:span text:style-name="T3"/></text:p>
          </table:table-cell>
          <table:table-cell table:style-name="Tabela16.A1" office:value-type="string">
            <text:p text:style-name="P4" loext:marker-style-name="T3"><text:span text:style-name="T4">Pescoço</text:span><text:span text:style-name="T3"/></text:p>
          </table:table-cell>
          <table:table-cell table:style-name="Tabela16.A1" office:value-type="string">
            <text:p text:style-name="P4" loext:marker-style-name="T3"><text:span text:style-name="T4">+2 DEF</text:span><text:span text:style-name="T3"/></text:p>
          </table:table-cell>
          <table:table-cell table:style-name="Tabela16.A1" office:value-type="string">
            <text:p text:style-name="P4" loext:marker-style-name="T3"><text:span text:style-name="T4">Raro</text:span><text:span text:style-name="T3"/></text:p>
          </table:table-cell>
          <table:table-cell table:style-name="Tabela16.A1" office:value-type="string">
            <text:p text:style-name="P4" loext:marker-style-name="T3"><text:span text:style-name="T4">Craft/mercado</text:span><text:span text:style-name="T3"/></text:p>
          </table:table-cell>
        </table:table-row>
        <table:table-row table:style-name="Tabela16.1">
          <table:table-cell table:style-name="Tabela16.A1" office:value-type="string">
            <text:p text:style-name="P4" loext:marker-style-name="T3"><text:span text:style-name="T4">Mochila Explorer</text:span><text:span text:style-name="T3"/></text:p>
          </table:table-cell>
          <table:table-cell table:style-name="Tabela16.A1" office:value-type="string">
            <text:p text:style-name="P4" loext:marker-style-name="T3"><text:span text:style-name="T4">Costas</text:span><text:span text:style-name="T3"/></text:p>
          </table:table-cell>
          <table:table-cell table:style-name="Tabela16.A1" office:value-type="string">
            <text:p text:style-name="P4" loext:marker-style-name="T3"><text:span text:style-name="T4">+5% loot comum</text:span><text:span text:style-name="T3"/></text:p>
          </table:table-cell>
          <table:table-cell table:style-name="Tabela16.A1" office:value-type="string">
            <text:p text:style-name="P4" loext:marker-style-name="T3"><text:span text:style-name="T4">Raro</text:span><text:span text:style-name="T3"/></text:p>
          </table:table-cell>
          <table:table-cell table:style-name="Tabela16.A1" office:value-type="string">
            <text:p text:style-name="P4" loext:marker-style-name="T3"><text:span text:style-name="T4">Craft/missão</text:span><text:span text:style-name="T3"/></text:p>
          </table:table-cell>
        </table:table-row>
        <table:table-row table:style-name="Tabela16.1">
          <table:table-cell table:style-name="Tabela16.A1" office:value-type="string">
            <text:p text:style-name="P4" loext:marker-style-name="T3"><text:span text:style-name="T4">Capa Heroica Azul</text:span><text:span text:style-name="T3"/></text:p>
          </table:table-cell>
          <table:table-cell table:style-name="Tabela16.A1" office:value-type="string">
            <text:p text:style-name="P4" loext:marker-style-name="T3"><text:span text:style-name="T4">Costas</text:span><text:span text:style-name="T3"/></text:p>
          </table:table-cell>
          <table:table-cell table:style-name="Tabela16.A1" office:value-type="string">
            <text:p text:style-name="P4" loext:marker-style-name="T3"><text:span text:style-name="T4">+1 ATK/+1 VEL</text:span><text:span text:style-name="T3"/></text:p>
          </table:table-cell>
          <table:table-cell table:style-name="Tabela16.A1" office:value-type="string">
            <text:p text:style-name="P4" loext:marker-style-name="T3"><text:span text:style-name="T4">Comum</text:span><text:span text:style-name="T3"/></text:p>
          </table:table-cell>
          <table:table-cell table:style-name="Tabela16.A1" office:value-type="string">
            <text:p text:style-name="P4" loext:marker-style-name="T3"><text:span text:style-name="T4">Craft</text:span><text:span text:style-name="T3"/></text:p>
          </table:table-cell>
        </table:table-row>
      </table:table>
      <text:h text:style-name="Heading_20_2" text:outline-level="2">A4: Glossário</text:h>
      <text:list text:continue-numbering="true" text:style-name="WWNum1">
        <text:list-item>
          <text:p text:style-name="P3">Burn: ação de remover permanentemente um sapo, gerando item/valor em troca.</text:p>
        </text:list-item>
        <text:list-item>
          <text:p text:style-name="P3">Blueprint: receita para crafting avançado.</text:p>
        </text:list-item>
        <text:list-item>
          <text:p text:style-name="P3">Cooldown: tempo de espera para reutilizar um item/habilidade.</text:p>
        </text:list-item>
        <text:list-item>
          <text:p text:style-name="P3">NFT: ativo único registrado em blockchain.</text:p>
        </text:list-item>
        <text:list-item>
          <text:p text:style-name="P3">Não‑NFT: item interno do jogo sem registro blockchain.</text:p>
        </text:list-item>
        <text:list-item>
          <text:p text:style-name="P3">PvE: Player versus Environment.</text:p>
        </text:list-item>
        <text:list-item>
          <text:p text:style-name="P3">PvP: Player versus Player.</text:p>
        </text:list-item>
        <text:list-item>
          <text:p text:style-name="P3">Slot: espaço de equipamento (Pescoço/Costas).</text:p>
        </text:list-item>
      </text:list>
      <text:p text:style-name="Standard"><text:soft-page-break/></text:p>
      <text:h text:style-name="Heading_20_1" text:outline-level="1">Mundo dos Sapos — Extras de balanceamento, contratos, rede e arte genética</text:h>
      <text:p text:style-name="Standard">Abaixo estão todos os extras pedidos, prontos para copiar e colar em documentos ou planilhas. No final há checklists e próximos passos.</text:p>
      <text:h text:style-name="Heading_20_2" text:outline-level="2">1. Modelos de balanceamento e metas numéricas</text:h>
      <text:h text:style-name="Heading_20_3" text:outline-level="3">1.1 Curva de XP, tempo e metas</text:h>
      <text:list text:continue-numbering="true" text:style-name="WWNum1">
        <text:list-item>
          <text:p text:style-name="P3">A meta é que cada faixa de nível tenha um “tempo para upar” estável e previsível.</text:p>
        </text:list-item>
        <text:list-item>
          <text:p text:style-name="P3">Curva proposta (XP por nível):</text:p>
        </text:list-item>
        <text:list-item>
          <text:p text:style-name="P3">Fórmula simples de custo incremental:</text:p>
        </text:list-item>
        <text:list-item>
          <text:p text:style-name="P3">XP do nível nn (para ir de n→n+1n \to n+1): XP(n)=15⋅n\mathrm{XP}(n)=15\cdot n</text:p>
        </text:list-item>
        <text:list-item>
          <text:p text:style-name="P3">XP acumulada até o nível nn: XPacc(n)=15⋅n(n−1)2\mathrm{XP_{acc}}(n)=15\cdot \frac{n(n-1)}{2}</text:p>
        </text:list-item>
        <text:list-item>
          <text:p text:style-name="P3"><text:s text:c="4"/>Fórmula simples de custo incremental:</text:p>
        </text:list-item>
        <text:list-item>
          <text:p text:style-name="P3"><text:s text:c="4"/>XP do nível nn (para ir de n→n+1n \to n+1): XP(n)=15⋅n\mathrm{XP}(n)=15\cdot n</text:p>
        </text:list-item>
        <text:list-item>
          <text:p text:style-name="P3"><text:s text:c="4"/>XP acumulada até o nível nn: XPacc(n)=15⋅n(n−1)2\mathrm{XP_{acc}}(n)=15\cdot \frac{n(n-1)}{2}</text:p>
        </text:list-item>
        <text:list-item>
          <text:p text:style-name="P3"><text:s text:c="4"/>XP do nível nn (para ir de n→n+1n \to n+1): XP(n)=15⋅n\mathrm{XP}(n)=15\cdot n</text:p>
        </text:list-item>
        <text:list-item>
          <text:p text:style-name="P3"><text:s text:c="4"/>XP acumulada até o nível nn: XPacc(n)=15⋅n(n−1)2\mathrm{XP_{acc}}(n)=15\cdot \frac{n(n-1)}{2}</text:p>
        </text:list-item>
        <text:list-item>
          <text:p text:style-name="P3"><text:s text:c="4"/>XP do nível nn (para ir de n→n+1n \to n+1): XP(n)=15⋅n\mathrm{XP}(n)=15\cdot n</text:p>
        </text:list-item>
        <text:list-item>
          <text:p text:style-name="P3"><text:s text:c="4"/>XP acumulada até o nível nn: XPacc(n)=15⋅n(n−1)2\mathrm{XP_{acc}}(n)=15\cdot \frac{n(n-1)}{2}</text:p>
        </text:list-item>
        <text:list-item>
          <text:p text:style-name="P3">Fórmula simples de custo incremental:</text:p>
        </text:list-item>
        <text:list-item>
          <text:p text:style-name="P3">XP do nível nn (para ir de n→n+1n \to n+1): XP(n)=15⋅n\mathrm{XP}(n)=15\cdot n</text:p>
        </text:list-item>
        <text:list-item>
          <text:p text:style-name="P3">XP acumulada até o nível nn: XPacc(n)=15⋅n(n−1)2\mathrm{XP_{acc}}(n)=15\cdot \frac{n(n-1)}{2}</text:p>
        </text:list-item>
        <text:list-item>
          <text:p text:style-name="P3"><text:s text:c="4"/>XP do nível nn (para ir de n→n+1n \to n+1): XP(n)=15⋅n\mathrm{XP}(n)=15\cdot n</text:p>
        </text:list-item>
        <text:list-item>
          <text:p text:style-name="P3"><text:s text:c="4"/>XP acumulada até o nível nn: XPacc(n)=15⋅n(n−1)2\mathrm{XP_{acc}}(n)=15\cdot \frac{n(n-1)}{2}</text:p>
        </text:list-item>
        <text:list-item>
          <text:p text:style-name="P3">XP do nível nn (para ir de n→n+1n \to n+1): XP(n)=15⋅n\mathrm{XP}(n)=15\cdot n</text:p>
        </text:list-item>
        <text:list-item>
          <text:p text:style-name="P3">XP acumulada até o nível nn: XPacc(n)=15⋅n(n−1)2\mathrm{XP_{acc}}(n)=15\cdot \frac{n(n-1)}{2}</text:p>
        </text:list-item>
      </text:list>
      <text:h text:style-name="Heading_20_4" text:outline-level="4">Tabela de XP 1–30</text:h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office:value-type="string">
            <text:p text:style-name="P4" loext:marker-style-name="T3"><text:span text:style-name="T4">Nível</text:span><text:span text:style-name="T3"/></text:p>
          </table:table-cell>
          <table:table-cell table:style-name="Tabela17.A1" office:value-type="string">
            <text:p text:style-name="P4" loext:marker-style-name="T3"><text:span text:style-name="T4">XP para upar</text:span><text:span text:style-name="T3"/></text:p>
          </table:table-cell>
          <table:table-cell table:style-name="Tabela17.A1" office:value-type="string">
            <text:p text:style-name="P4" loext:marker-style-name="T3"><text:span text:style-name="T4">XP acumulada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</text:span><text:span text:style-name="T3"/></text:p>
          </table:table-cell>
          <table:table-cell table:style-name="Tabela17.A1" office:value-type="string">
            <text:p text:style-name="P4" loext:marker-style-name="T3"><text:span text:style-name="T4">15</text:span><text:span text:style-name="T3"/></text:p>
          </table:table-cell>
          <table:table-cell table:style-name="Tabela17.A1" office:value-type="string">
            <text:p text:style-name="P4" loext:marker-style-name="T3"><text:span text:style-name="T4">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</text:span><text:span text:style-name="T3"/></text:p>
          </table:table-cell>
          <table:table-cell table:style-name="Tabela17.A1" office:value-type="string">
            <text:p text:style-name="P4" loext:marker-style-name="T3"><text:span text:style-name="T4">30</text:span><text:span text:style-name="T3"/></text:p>
          </table:table-cell>
          <table:table-cell table:style-name="Tabela17.A1" office:value-type="string">
            <text:p text:style-name="P4" loext:marker-style-name="T3"><text:span text:style-name="T4">1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3</text:span><text:span text:style-name="T3"/></text:p>
          </table:table-cell>
          <table:table-cell table:style-name="Tabela17.A1" office:value-type="string">
            <text:p text:style-name="P4" loext:marker-style-name="T3"><text:span text:style-name="T4">45</text:span><text:span text:style-name="T3"/></text:p>
          </table:table-cell>
          <table:table-cell table:style-name="Tabela17.A1" office:value-type="string">
            <text:p text:style-name="P4" loext:marker-style-name="T3"><text:span text:style-name="T4">45</text:span><text:span text:style-name="T3"/></text:p>
          </table:table-cell>
        </table:table-row>
        <text:soft-page-break/>
        <table:table-row table:style-name="Tabela17.1">
          <table:table-cell table:style-name="Tabela17.A1" office:value-type="string">
            <text:p text:style-name="P4" loext:marker-style-name="T3"><text:span text:style-name="T4">4</text:span><text:span text:style-name="T3"/></text:p>
          </table:table-cell>
          <table:table-cell table:style-name="Tabela17.A1" office:value-type="string">
            <text:p text:style-name="P4" loext:marker-style-name="T3"><text:span text:style-name="T4">60</text:span><text:span text:style-name="T3"/></text:p>
          </table:table-cell>
          <table:table-cell table:style-name="Tabela17.A1" office:value-type="string">
            <text:p text:style-name="P4" loext:marker-style-name="T3"><text:span text:style-name="T4">9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5</text:span><text:span text:style-name="T3"/></text:p>
          </table:table-cell>
          <table:table-cell table:style-name="Tabela17.A1" office:value-type="string">
            <text:p text:style-name="P4" loext:marker-style-name="T3"><text:span text:style-name="T4">75</text:span><text:span text:style-name="T3"/></text:p>
          </table:table-cell>
          <table:table-cell table:style-name="Tabela17.A1" office:value-type="string">
            <text:p text:style-name="P4" loext:marker-style-name="T3"><text:span text:style-name="T4">15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6</text:span><text:span text:style-name="T3"/></text:p>
          </table:table-cell>
          <table:table-cell table:style-name="Tabela17.A1" office:value-type="string">
            <text:p text:style-name="P4" loext:marker-style-name="T3"><text:span text:style-name="T4">90</text:span><text:span text:style-name="T3"/></text:p>
          </table:table-cell>
          <table:table-cell table:style-name="Tabela17.A1" office:value-type="string">
            <text:p text:style-name="P4" loext:marker-style-name="T3"><text:span text:style-name="T4">22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7</text:span><text:span text:style-name="T3"/></text:p>
          </table:table-cell>
          <table:table-cell table:style-name="Tabela17.A1" office:value-type="string">
            <text:p text:style-name="P4" loext:marker-style-name="T3"><text:span text:style-name="T4">105</text:span><text:span text:style-name="T3"/></text:p>
          </table:table-cell>
          <table:table-cell table:style-name="Tabela17.A1" office:value-type="string">
            <text:p text:style-name="P4" loext:marker-style-name="T3"><text:span text:style-name="T4">31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8</text:span><text:span text:style-name="T3"/></text:p>
          </table:table-cell>
          <table:table-cell table:style-name="Tabela17.A1" office:value-type="string">
            <text:p text:style-name="P4" loext:marker-style-name="T3"><text:span text:style-name="T4">120</text:span><text:span text:style-name="T3"/></text:p>
          </table:table-cell>
          <table:table-cell table:style-name="Tabela17.A1" office:value-type="string">
            <text:p text:style-name="P4" loext:marker-style-name="T3"><text:span text:style-name="T4">42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9</text:span><text:span text:style-name="T3"/></text:p>
          </table:table-cell>
          <table:table-cell table:style-name="Tabela17.A1" office:value-type="string">
            <text:p text:style-name="P4" loext:marker-style-name="T3"><text:span text:style-name="T4">135</text:span><text:span text:style-name="T3"/></text:p>
          </table:table-cell>
          <table:table-cell table:style-name="Tabela17.A1" office:value-type="string">
            <text:p text:style-name="P4" loext:marker-style-name="T3"><text:span text:style-name="T4">54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0</text:span><text:span text:style-name="T3"/></text:p>
          </table:table-cell>
          <table:table-cell table:style-name="Tabela17.A1" office:value-type="string">
            <text:p text:style-name="P4" loext:marker-style-name="T3"><text:span text:style-name="T4">150</text:span><text:span text:style-name="T3"/></text:p>
          </table:table-cell>
          <table:table-cell table:style-name="Tabela17.A1" office:value-type="string">
            <text:p text:style-name="P4" loext:marker-style-name="T3"><text:span text:style-name="T4">67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1</text:span><text:span text:style-name="T3"/></text:p>
          </table:table-cell>
          <table:table-cell table:style-name="Tabela17.A1" office:value-type="string">
            <text:p text:style-name="P4" loext:marker-style-name="T3"><text:span text:style-name="T4">165</text:span><text:span text:style-name="T3"/></text:p>
          </table:table-cell>
          <table:table-cell table:style-name="Tabela17.A1" office:value-type="string">
            <text:p text:style-name="P4" loext:marker-style-name="T3"><text:span text:style-name="T4">82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2</text:span><text:span text:style-name="T3"/></text:p>
          </table:table-cell>
          <table:table-cell table:style-name="Tabela17.A1" office:value-type="string">
            <text:p text:style-name="P4" loext:marker-style-name="T3"><text:span text:style-name="T4">180</text:span><text:span text:style-name="T3"/></text:p>
          </table:table-cell>
          <table:table-cell table:style-name="Tabela17.A1" office:value-type="string">
            <text:p text:style-name="P4" loext:marker-style-name="T3"><text:span text:style-name="T4">99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3</text:span><text:span text:style-name="T3"/></text:p>
          </table:table-cell>
          <table:table-cell table:style-name="Tabela17.A1" office:value-type="string">
            <text:p text:style-name="P4" loext:marker-style-name="T3"><text:span text:style-name="T4">195</text:span><text:span text:style-name="T3"/></text:p>
          </table:table-cell>
          <table:table-cell table:style-name="Tabela17.A1" office:value-type="string">
            <text:p text:style-name="P4" loext:marker-style-name="T3"><text:span text:style-name="T4">117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4</text:span><text:span text:style-name="T3"/></text:p>
          </table:table-cell>
          <table:table-cell table:style-name="Tabela17.A1" office:value-type="string">
            <text:p text:style-name="P4" loext:marker-style-name="T3"><text:span text:style-name="T4">210</text:span><text:span text:style-name="T3"/></text:p>
          </table:table-cell>
          <table:table-cell table:style-name="Tabela17.A1" office:value-type="string">
            <text:p text:style-name="P4" loext:marker-style-name="T3"><text:span text:style-name="T4">136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5</text:span><text:span text:style-name="T3"/></text:p>
          </table:table-cell>
          <table:table-cell table:style-name="Tabela17.A1" office:value-type="string">
            <text:p text:style-name="P4" loext:marker-style-name="T3"><text:span text:style-name="T4">225</text:span><text:span text:style-name="T3"/></text:p>
          </table:table-cell>
          <table:table-cell table:style-name="Tabela17.A1" office:value-type="string">
            <text:p text:style-name="P4" loext:marker-style-name="T3"><text:span text:style-name="T4">157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6</text:span><text:span text:style-name="T3"/></text:p>
          </table:table-cell>
          <table:table-cell table:style-name="Tabela17.A1" office:value-type="string">
            <text:p text:style-name="P4" loext:marker-style-name="T3"><text:span text:style-name="T4">240</text:span><text:span text:style-name="T3"/></text:p>
          </table:table-cell>
          <table:table-cell table:style-name="Tabela17.A1" office:value-type="string">
            <text:p text:style-name="P4" loext:marker-style-name="T3"><text:span text:style-name="T4">180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7</text:span><text:span text:style-name="T3"/></text:p>
          </table:table-cell>
          <table:table-cell table:style-name="Tabela17.A1" office:value-type="string">
            <text:p text:style-name="P4" loext:marker-style-name="T3"><text:span text:style-name="T4">255</text:span><text:span text:style-name="T3"/></text:p>
          </table:table-cell>
          <table:table-cell table:style-name="Tabela17.A1" office:value-type="string">
            <text:p text:style-name="P4" loext:marker-style-name="T3"><text:span text:style-name="T4">204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8</text:span><text:span text:style-name="T3"/></text:p>
          </table:table-cell>
          <table:table-cell table:style-name="Tabela17.A1" office:value-type="string">
            <text:p text:style-name="P4" loext:marker-style-name="T3"><text:span text:style-name="T4">270</text:span><text:span text:style-name="T3"/></text:p>
          </table:table-cell>
          <table:table-cell table:style-name="Tabela17.A1" office:value-type="string">
            <text:p text:style-name="P4" loext:marker-style-name="T3"><text:span text:style-name="T4">229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19</text:span><text:span text:style-name="T3"/></text:p>
          </table:table-cell>
          <table:table-cell table:style-name="Tabela17.A1" office:value-type="string">
            <text:p text:style-name="P4" loext:marker-style-name="T3"><text:span text:style-name="T4">285</text:span><text:span text:style-name="T3"/></text:p>
          </table:table-cell>
          <table:table-cell table:style-name="Tabela17.A1" office:value-type="string">
            <text:p text:style-name="P4" loext:marker-style-name="T3"><text:span text:style-name="T4">256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0</text:span><text:span text:style-name="T3"/></text:p>
          </table:table-cell>
          <table:table-cell table:style-name="Tabela17.A1" office:value-type="string">
            <text:p text:style-name="P4" loext:marker-style-name="T3"><text:span text:style-name="T4">300</text:span><text:span text:style-name="T3"/></text:p>
          </table:table-cell>
          <table:table-cell table:style-name="Tabela17.A1" office:value-type="string">
            <text:p text:style-name="P4" loext:marker-style-name="T3"><text:span text:style-name="T4">285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1</text:span><text:span text:style-name="T3"/></text:p>
          </table:table-cell>
          <table:table-cell table:style-name="Tabela17.A1" office:value-type="string">
            <text:p text:style-name="P4" loext:marker-style-name="T3"><text:span text:style-name="T4">315</text:span><text:span text:style-name="T3"/></text:p>
          </table:table-cell>
          <table:table-cell table:style-name="Tabela17.A1" office:value-type="string">
            <text:p text:style-name="P4" loext:marker-style-name="T3"><text:span text:style-name="T4">315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2</text:span><text:span text:style-name="T3"/></text:p>
          </table:table-cell>
          <table:table-cell table:style-name="Tabela17.A1" office:value-type="string">
            <text:p text:style-name="P4" loext:marker-style-name="T3"><text:span text:style-name="T4">330</text:span><text:span text:style-name="T3"/></text:p>
          </table:table-cell>
          <table:table-cell table:style-name="Tabela17.A1" office:value-type="string">
            <text:p text:style-name="P4" loext:marker-style-name="T3"><text:span text:style-name="T4">346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3</text:span><text:span text:style-name="T3"/></text:p>
          </table:table-cell>
          <table:table-cell table:style-name="Tabela17.A1" office:value-type="string">
            <text:p text:style-name="P4" loext:marker-style-name="T3"><text:span text:style-name="T4">345</text:span><text:span text:style-name="T3"/></text:p>
          </table:table-cell>
          <table:table-cell table:style-name="Tabela17.A1" office:value-type="string">
            <text:p text:style-name="P4" loext:marker-style-name="T3"><text:span text:style-name="T4">379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4</text:span><text:span text:style-name="T3"/></text:p>
          </table:table-cell>
          <table:table-cell table:style-name="Tabela17.A1" office:value-type="string">
            <text:p text:style-name="P4" loext:marker-style-name="T3"><text:span text:style-name="T4">360</text:span><text:span text:style-name="T3"/></text:p>
          </table:table-cell>
          <table:table-cell table:style-name="Tabela17.A1" office:value-type="string">
            <text:p text:style-name="P4" loext:marker-style-name="T3"><text:span text:style-name="T4">414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5</text:span><text:span text:style-name="T3"/></text:p>
          </table:table-cell>
          <table:table-cell table:style-name="Tabela17.A1" office:value-type="string">
            <text:p text:style-name="P4" loext:marker-style-name="T3"><text:span text:style-name="T4">375</text:span><text:span text:style-name="T3"/></text:p>
          </table:table-cell>
          <table:table-cell table:style-name="Tabela17.A1" office:value-type="string">
            <text:p text:style-name="P4" loext:marker-style-name="T3"><text:span text:style-name="T4">450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6</text:span><text:span text:style-name="T3"/></text:p>
          </table:table-cell>
          <table:table-cell table:style-name="Tabela17.A1" office:value-type="string">
            <text:p text:style-name="P4" loext:marker-style-name="T3"><text:span text:style-name="T4">390</text:span><text:span text:style-name="T3"/></text:p>
          </table:table-cell>
          <table:table-cell table:style-name="Tabela17.A1" office:value-type="string">
            <text:p text:style-name="P4" loext:marker-style-name="T3"><text:span text:style-name="T4">487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7</text:span><text:span text:style-name="T3"/></text:p>
          </table:table-cell>
          <table:table-cell table:style-name="Tabela17.A1" office:value-type="string">
            <text:p text:style-name="P4" loext:marker-style-name="T3"><text:span text:style-name="T4">405</text:span><text:span text:style-name="T3"/></text:p>
          </table:table-cell>
          <table:table-cell table:style-name="Tabela17.A1" office:value-type="string">
            <text:p text:style-name="P4" loext:marker-style-name="T3"><text:span text:style-name="T4">5265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8</text:span><text:span text:style-name="T3"/></text:p>
          </table:table-cell>
          <table:table-cell table:style-name="Tabela17.A1" office:value-type="string">
            <text:p text:style-name="P4" loext:marker-style-name="T3"><text:span text:style-name="T4">420</text:span><text:span text:style-name="T3"/></text:p>
          </table:table-cell>
          <table:table-cell table:style-name="Tabela17.A1" office:value-type="string">
            <text:p text:style-name="P4" loext:marker-style-name="T3"><text:span text:style-name="T4">567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29</text:span><text:span text:style-name="T3"/></text:p>
          </table:table-cell>
          <table:table-cell table:style-name="Tabela17.A1" office:value-type="string">
            <text:p text:style-name="P4" loext:marker-style-name="T3"><text:span text:style-name="T4">435</text:span><text:span text:style-name="T3"/></text:p>
          </table:table-cell>
          <table:table-cell table:style-name="Tabela17.A1" office:value-type="string">
            <text:p text:style-name="P4" loext:marker-style-name="T3"><text:span text:style-name="T4">6090</text:span><text:span text:style-name="T3"/></text:p>
          </table:table-cell>
        </table:table-row>
        <table:table-row table:style-name="Tabela17.1">
          <table:table-cell table:style-name="Tabela17.A1" office:value-type="string">
            <text:p text:style-name="P4" loext:marker-style-name="T3"><text:span text:style-name="T4">30</text:span><text:span text:style-name="T3"/></text:p>
          </table:table-cell>
          <table:table-cell table:style-name="Tabela17.A1" office:value-type="string">
            <text:p text:style-name="P4" loext:marker-style-name="T3"><text:span text:style-name="T4">—</text:span><text:span text:style-name="T3"/></text:p>
          </table:table-cell>
          <table:table-cell table:style-name="Tabela17.A1" office:value-type="string">
            <text:p text:style-name="P4" loext:marker-style-name="T3"><text:span text:style-name="T4">6525</text:span><text:span text:style-name="T3"/></text:p>
          </table:table-cell>
        </table:table-row>
      </table:table>
      <text:list text:continue-numbering="true" text:style-name="WWNum1">
        <text:list-item>
          <text:p text:style-name="P3">Metas de tempo:</text:p>
        </text:list-item>
        <text:list-item>
          <text:p text:style-name="P3">Early (1–10): 20–30 min/nível</text:p>
        </text:list-item>
        <text:list-item>
          <text:p text:style-name="P3">Mid (11–20): 30–45 min/nível</text:p>
        </text:list-item>
        <text:list-item>
          <text:p text:style-name="P3">Late (21–30): 45–60 min/nível</text:p>
        </text:list-item>
        <text:list-item>
          <text:p text:style-name="P3"><text:s text:c="4"/>Early (1–10): 20–30 min/nível</text:p>
        </text:list-item>
        <text:list-item>
          <text:p text:style-name="P3"><text:s text:c="4"/>Mid (11–20): 30–45 min/nível</text:p>
        </text:list-item>
        <text:list-item>
          <text:p text:style-name="P3"><text:s text:c="4"/>Late (21–30): 45–60 min/nível</text:p>
        </text:list-item>
        <text:list-item>
          <text:p text:style-name="P3">Early (1–10): 20–30 min/nível</text:p>
        </text:list-item>
        <text:list-item>
          <text:p text:style-name="P3">Mid (11–20): 30–45 min/nível</text:p>
        </text:list-item>
        <text:list-item>
          <text:p text:style-name="P3">Late (21–30): 45–60 min/nível</text:p>
        </text:list-item>
      </text:list>
      <text:h text:style-name="Heading_20_3" text:outline-level="3">1.2 Economia de energia, fome e vida</text:h>
      <text:list text:continue-numbering="true" text:style-name="WWNum1">
        <text:list-item>
          <text:p text:style-name="P3">Energia:</text:p>
        </text:list-item>
        <text:list-item>
          <text:p text:style-name="P3">Regeneração base: rE=1r_E=1 a cada 2 min (ajustável por raridade/eventos)</text:p>
        </text:list-item>
        <text:list-item>
          <text:p text:style-name="P3">Custo de Hunt: entrada 5 + 5 por fase (Hunt de 3 fases = 20 energia)</text:p>
        </text:list-item>
        <text:list-item>
          <text:p text:style-name="P3"><text:s text:c="4"/>Regeneração base: rE=1r_E=1 a cada 2 min (ajustável por raridade/eventos)</text:p>
        </text:list-item>
        <text:list-item>
          <text:p text:style-name="P3"><text:s text:c="4"/>Custo de Hunt: entrada 5 + 5 por fase (Hunt de 3 fases = 20 energia)</text:p>
        </text:list-item>
        <text:list-item>
          <text:p text:style-name="P3">Regeneração base: rE=1r_E=1 a cada 2 min (ajustável por raridade/eventos)</text:p>
        </text:list-item>
        <text:list-item>
          <text:p text:style-name="P3"><text:soft-page-break/>Custo de Hunt: entrada 5 + 5 por fase (Hunt de 3 fases = 20 energia)</text:p>
        </text:list-item>
        <text:list-item>
          <text:p text:style-name="P3">Fome:</text:p>
        </text:list-item>
        <text:list-item>
          <text:p text:style-name="P3">Decai rF=1r_F=1 a cada 5 min em tempo real.</text:p>
        </text:list-item>
        <text:list-item>
          <text:p text:style-name="P3">Se Fome = 0 → Vida decai rV=1r_V=1 a cada 10 min.</text:p>
        </text:list-item>
        <text:list-item>
          <text:p text:style-name="P3"><text:s text:c="4"/>Decai rF=1r_F=1 a cada 5 min em tempo real.</text:p>
        </text:list-item>
        <text:list-item>
          <text:p text:style-name="P3"><text:s text:c="4"/>Se Fome = 0 → Vida decai rV=1r_V=1 a cada 10 min.</text:p>
        </text:list-item>
        <text:list-item>
          <text:p text:style-name="P3">Decai rF=1r_F=1 a cada 5 min em tempo real.</text:p>
        </text:list-item>
        <text:list-item>
          <text:p text:style-name="P3">Se Fome = 0 → Vida decai rV=1r_V=1 a cada 10 min.</text:p>
        </text:list-item>
        <text:list-item>
          <text:p text:style-name="P3">Vida (descanso nutritivo):</text:p>
        </text:list-item>
        <text:list-item>
          <text:p text:style-name="P3">Se inativo e Fome ≥ 50% → Vida regenera rV+=3r_{V+}=3 por hora.</text:p>
        </text:list-item>
        <text:list-item>
          <text:p text:style-name="P3"><text:s text:c="4"/>Se inativo e Fome ≥ 50% → Vida regenera rV+=3r_{V+}=3 por hora.</text:p>
        </text:list-item>
        <text:list-item>
          <text:p text:style-name="P3">Se inativo e Fome ≥ 50% → Vida regenera rV+=3r_{V+}=3 por hora.</text:p>
        </text:list-item>
      </text:list>
      <text:h text:style-name="Heading_20_3" text:outline-level="3">1.3 Orçamento de loot por tier de Hunt</text:h>
      <text:list text:continue-numbering="true" text:style-name="WWNum1">
        <text:list-item>
          <text:p text:style-name="P3">Tier 1 (nível 1–5): 1 item garantido por fase + 10% chance extra</text:p>
        </text:list-item>
        <text:list-item>
          <text:p text:style-name="P3">Tier 2 (6–10): 1 garantido + 20% extra</text:p>
        </text:list-item>
        <text:list-item>
          <text:p text:style-name="P3">Tier 3 (11–20): 1 garantido + 30% extra</text:p>
        </text:list-item>
        <text:list-item>
          <text:p text:style-name="P3">Tier 4 (21–30): 1 garantido + 40% extra</text:p>
        </text:list-item>
        <text:list-item>
          <text:p text:style-name="P3">Chefes: sempre 1 garantido + tabela especial de blueprint/consumível raro</text:p>
        </text:list-item>
      </text:list>
      <text:h text:style-name="Heading_20_3" text:outline-level="3">1.4 Dano, dificuldade e progressão de inimigos</text:h>
      <text:list text:continue-numbering="true" text:style-name="WWNum1">
        <text:list-item>
          <text:p text:style-name="P3">Vida do inimigo por tier:</text:p>
        </text:list-item>
        <text:list-item>
          <text:p text:style-name="P3">Presas: HP=10+2nHP = 10 + 2n</text:p>
        </text:list-item>
        <text:list-item>
          <text:p text:style-name="P3">Predadores: HP=20+3nHP = 20 + 3n</text:p>
        </text:list-item>
        <text:list-item>
          <text:p text:style-name="P3">Chefes: HP=50+5nHP = 50 + 5n</text:p>
        </text:list-item>
        <text:list-item>
          <text:p text:style-name="P3">Onde nn = nível médio da Hunt</text:p>
        </text:list-item>
        <text:list-item>
          <text:p text:style-name="P3"><text:s text:c="4"/>Presas: HP=10+2nHP = 10 + 2n</text:p>
        </text:list-item>
        <text:list-item>
          <text:p text:style-name="P3"><text:s text:c="4"/>Predadores: HP=20+3nHP = 20 + 3n</text:p>
        </text:list-item>
        <text:list-item>
          <text:p text:style-name="P3"><text:s text:c="4"/>Chefes: HP=50+5nHP = 50 + 5n</text:p>
        </text:list-item>
        <text:list-item>
          <text:p text:style-name="P3"><text:s text:c="4"/>Onde nn = nível médio da Hunt</text:p>
        </text:list-item>
        <text:list-item>
          <text:p text:style-name="P3">Presas: HP=10+2nHP = 10 + 2n</text:p>
        </text:list-item>
        <text:list-item>
          <text:p text:style-name="P3">Predadores: HP=20+3nHP = 20 + 3n</text:p>
        </text:list-item>
        <text:list-item>
          <text:p text:style-name="P3">Chefes: HP=50+5nHP = 50 + 5n</text:p>
        </text:list-item>
        <text:list-item>
          <text:p text:style-name="P3">Onde nn = nível médio da Hunt</text:p>
        </text:list-item>
        <text:list-item>
          <text:p text:style-name="P3">Dano recomendado dos inimigos: Presas 2–4, Predadores 4–7, Chefes 8–12 por turno.</text:p>
        </text:list-item>
        <text:list-item>
          <text:p text:style-name="P3">Bônus de equipamentos funcionais: até +3 pontos combinados em ATK/DEF/VEL por conjunto.</text:p>
        </text:list-item>
      </text:list>
      <text:h text:style-name="Heading_20_2" text:outline-level="2">2. Tabelas-mestre de drop e loot economy</text:h>
      <text:h text:style-name="Heading_20_3" text:outline-level="3">2.1 “Quem dropa o quê” (global)</text:h>
      <table:table table:name="Tabela18" table:style-name="Tabela18">
        <table:table-column table:style-name="Tabela18.A" table:number-columns-repeated="5"/>
        <table:table-row table:style-name="Tabela18.1">
          <table:table-cell table:style-name="Tabela18.A1" office:value-type="string">
            <text:p text:style-name="P4" loext:marker-style-name="T3"><text:span text:style-name="T4">Origem</text:span><text:span text:style-name="T3"/></text:p>
          </table:table-cell>
          <table:table-cell table:style-name="Tabela18.A1" office:value-type="string">
            <text:p text:style-name="P4" loext:marker-style-name="T3"><text:span text:style-name="T4">Drop principal</text:span><text:span text:style-name="T3"/></text:p>
          </table:table-cell>
          <table:table-cell table:style-name="Tabela18.A1" office:value-type="string">
            <text:p text:style-name="P4" loext:marker-style-name="T3"><text:span text:style-name="T4">Chance</text:span><text:span text:style-name="T3"/></text:p>
          </table:table-cell>
          <table:table-cell table:style-name="Tabela18.A1" office:value-type="string">
            <text:p text:style-name="P4" loext:marker-style-name="T3"><text:span text:style-name="T4">Drop secundário</text:span><text:span text:style-name="T3"/></text:p>
          </table:table-cell>
          <table:table-cell table:style-name="Tabela18.A1" office:value-type="string">
            <text:p text:style-name="P4" loext:marker-style-name="T3"><text:span text:style-name="T4">Chance</text:span><text:span text:style-name="T3"/></text:p>
          </table:table-cell>
        </table:table-row>
        <text:soft-page-break/>
        <table:table-row table:style-name="Tabela18.1">
          <table:table-cell table:style-name="Tabela18.A1" office:value-type="string">
            <text:p text:style-name="P4" loext:marker-style-name="T3"><text:span text:style-name="T4">Presas</text:span><text:span text:style-name="T3"/></text:p>
          </table:table-cell>
          <table:table-cell table:style-name="Tabela18.A1" office:value-type="string">
            <text:p text:style-name="P4" loext:marker-style-name="T3"><text:span text:style-name="T4">Comida crua comum</text:span><text:span text:style-name="T3"/></text:p>
          </table:table-cell>
          <table:table-cell table:style-name="Tabela18.A1" office:value-type="string">
            <text:p text:style-name="P4" loext:marker-style-name="T3"><text:span text:style-name="T4">80%</text:span><text:span text:style-name="T3"/></text:p>
          </table:table-cell>
          <table:table-cell table:style-name="Tabela18.A1" office:value-type="string">
            <text:p text:style-name="P4" loext:marker-style-name="T3"><text:span text:style-name="T4">Materiais comuns</text:span><text:span text:style-name="T3"/></text:p>
          </table:table-cell>
          <table:table-cell table:style-name="Tabela18.A1" office:value-type="string">
            <text:p text:style-name="P4" loext:marker-style-name="T3"><text:span text:style-name="T4">20%</text:span><text:span text:style-name="T3"/></text:p>
          </table:table-cell>
        </table:table-row>
        <table:table-row table:style-name="Tabela18.1">
          <table:table-cell table:style-name="Tabela18.A1" office:value-type="string">
            <text:p text:style-name="P4" loext:marker-style-name="T3"><text:span text:style-name="T4">Predadores</text:span><text:span text:style-name="T3"/></text:p>
          </table:table-cell>
          <table:table-cell table:style-name="Tabela18.A1" office:value-type="string">
            <text:p text:style-name="P4" loext:marker-style-name="T3"><text:span text:style-name="T4">Materiais raros</text:span><text:span text:style-name="T3"/></text:p>
          </table:table-cell>
          <table:table-cell table:style-name="Tabela18.A1" office:value-type="string">
            <text:p text:style-name="P4" loext:marker-style-name="T3"><text:span text:style-name="T4">60%</text:span><text:span text:style-name="T3"/></text:p>
          </table:table-cell>
          <table:table-cell table:style-name="Tabela18.A1" office:value-type="string">
            <text:p text:style-name="P4" loext:marker-style-name="T3"><text:span text:style-name="T4">Consumível comum (cura/energia)</text:span><text:span text:style-name="T3"/></text:p>
          </table:table-cell>
          <table:table-cell table:style-name="Tabela18.A1" office:value-type="string">
            <text:p text:style-name="P4" loext:marker-style-name="T3"><text:span text:style-name="T4">40%</text:span><text:span text:style-name="T3"/></text:p>
          </table:table-cell>
        </table:table-row>
        <table:table-row table:style-name="Tabela18.1">
          <table:table-cell table:style-name="Tabela18.A1" office:value-type="string">
            <text:p text:style-name="P4" loext:marker-style-name="T3"><text:span text:style-name="T4">Chefes</text:span><text:span text:style-name="T3"/></text:p>
          </table:table-cell>
          <table:table-cell table:style-name="Tabela18.A1" office:value-type="string">
            <text:p text:style-name="P4" loext:marker-style-name="T3"><text:span text:style-name="T4">Blueprint raro/épico</text:span><text:span text:style-name="T3"/></text:p>
          </table:table-cell>
          <table:table-cell table:style-name="Tabela18.A1" office:value-type="string">
            <text:p text:style-name="P4" loext:marker-style-name="T3"><text:span text:style-name="T4">40%</text:span><text:span text:style-name="T3"/></text:p>
          </table:table-cell>
          <table:table-cell table:style-name="Tabela18.A1" office:value-type="string">
            <text:p text:style-name="P4" loext:marker-style-name="T3"><text:span text:style-name="T4">Consumível raro (cura/energia/buff)</text:span><text:span text:style-name="T3"/></text:p>
          </table:table-cell>
          <table:table-cell table:style-name="Tabela18.A1" office:value-type="string">
            <text:p text:style-name="P4" loext:marker-style-name="T3"><text:span text:style-name="T4">60%</text:span><text:span text:style-name="T3"/></text:p>
          </table:table-cell>
        </table:table-row>
        <table:table-row table:style-name="Tabela18.1">
          <table:table-cell table:style-name="Tabela18.A1" office:value-type="string">
            <text:p text:style-name="P4" loext:marker-style-name="T3"><text:span text:style-name="T4">Sapos selvagens</text:span><text:span text:style-name="T3"/></text:p>
          </table:table-cell>
          <table:table-cell table:style-name="Tabela18.A1" office:value-type="string">
            <text:p text:style-name="P4" loext:marker-style-name="T3"><text:span text:style-name="T4">Equip. comum (pescoço/costas)</text:span><text:span text:style-name="T3"/></text:p>
          </table:table-cell>
          <table:table-cell table:style-name="Tabela18.A1" office:value-type="string">
            <text:p text:style-name="P4" loext:marker-style-name="T3"><text:span text:style-name="T4">50%</text:span><text:span text:style-name="T3"/></text:p>
          </table:table-cell>
          <table:table-cell table:style-name="Tabela18.A1" office:value-type="string">
            <text:p text:style-name="P4" loext:marker-style-name="T3"><text:span text:style-name="T4">Materiais comuns</text:span><text:span text:style-name="T3"/></text:p>
          </table:table-cell>
          <table:table-cell table:style-name="Tabela18.A1" office:value-type="string">
            <text:p text:style-name="P4" loext:marker-style-name="T3"><text:span text:style-name="T4">50%</text:span><text:span text:style-name="T3"/></text:p>
          </table:table-cell>
        </table:table-row>
        <table:table-row table:style-name="Tabela18.1">
          <table:table-cell table:style-name="Tabela18.A1" office:value-type="string">
            <text:p text:style-name="P4" loext:marker-style-name="T3"><text:span text:style-name="T4">Eventos</text:span><text:span text:style-name="T3"/></text:p>
          </table:table-cell>
          <table:table-cell table:style-name="Tabela18.A1" office:value-type="string">
            <text:p text:style-name="P4" loext:marker-style-name="T3"><text:span text:style-name="T4">Item especial do evento</text:span><text:span text:style-name="T3"/></text:p>
          </table:table-cell>
          <table:table-cell table:style-name="Tabela18.A1" office:value-type="string">
            <text:p text:style-name="P4" loext:marker-style-name="T3"><text:span text:style-name="T4">100%</text:span><text:span text:style-name="T3"/></text:p>
          </table:table-cell>
          <table:table-cell table:style-name="Tabela18.A1" office:value-type="string">
            <text:p text:style-name="P4" loext:marker-style-name="T3"><text:span text:style-name="T4">Loot comum associado</text:span><text:span text:style-name="T3"/></text:p>
          </table:table-cell>
          <table:table-cell table:style-name="Tabela18.A1" office:value-type="string">
            <text:p text:style-name="P4" loext:marker-style-name="T3"><text:span text:style-name="T4">0–50%</text:span><text:span text:style-name="T3"/></text:p>
          </table:table-cell>
        </table:table-row>
      </table:table>
      <text:h text:style-name="Heading_20_3" text:outline-level="3">2.2 Drop por tier de Hunt (ajuste fino)</text:h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C"/>
        <table:table-column table:style-name="Tabela19.B"/>
        <table:table-column table:style-name="Tabela19.A"/>
        <table:table-row table:style-name="Tabela19.1">
          <table:table-cell table:style-name="Tabela19.A1" office:value-type="string">
            <text:p text:style-name="P4" loext:marker-style-name="T3"><text:span text:style-name="T4">Tier</text:span><text:span text:style-name="T3"/></text:p>
          </table:table-cell>
          <table:table-cell table:style-name="Tabela19.A1" office:value-type="string">
            <text:p text:style-name="P4" loext:marker-style-name="T3"><text:span text:style-name="T4">Blueprint</text:span><text:span text:style-name="T3"/></text:p>
          </table:table-cell>
          <table:table-cell table:style-name="Tabela19.A1" office:value-type="string">
            <text:p text:style-name="P4" loext:marker-style-name="T3"><text:span text:style-name="T4">Cons. raro</text:span><text:span text:style-name="T3"/></text:p>
          </table:table-cell>
          <table:table-cell table:style-name="Tabela19.A1" office:value-type="string">
            <text:p text:style-name="P4" loext:marker-style-name="T3"><text:span text:style-name="T4">Cons. comum</text:span><text:span text:style-name="T3"/></text:p>
          </table:table-cell>
          <table:table-cell table:style-name="Tabela19.A1" office:value-type="string">
            <text:p text:style-name="P4" loext:marker-style-name="T3"><text:span text:style-name="T4">Materiais raros</text:span><text:span text:style-name="T3"/></text:p>
          </table:table-cell>
          <table:table-cell table:style-name="Tabela19.A1" office:value-type="string">
            <text:p text:style-name="P4" loext:marker-style-name="T3"><text:span text:style-name="T4">Materiais comuns</text:span><text:span text:style-name="T3"/></text:p>
          </table:table-cell>
          <table:table-cell table:style-name="Tabela19.A1" office:value-type="string">
            <text:p text:style-name="P4" loext:marker-style-name="T3"><text:span text:style-name="T4">Equip. comum</text:span><text:span text:style-name="T3"/></text:p>
          </table:table-cell>
        </table:table-row>
        <table:table-row table:style-name="Tabela19.1">
          <table:table-cell table:style-name="Tabela19.A1" office:value-type="string">
            <text:p text:style-name="P4" loext:marker-style-name="T3"><text:span text:style-name="T4">1 (1–5)</text:span><text:span text:style-name="T3"/></text:p>
          </table:table-cell>
          <table:table-cell table:style-name="Tabela19.A1" office:value-type="string">
            <text:p text:style-name="P4" loext:marker-style-name="T3"><text:span text:style-name="T4">5%</text:span><text:span text:style-name="T3"/></text:p>
          </table:table-cell>
          <table:table-cell table:style-name="Tabela19.A1" office:value-type="string">
            <text:p text:style-name="P4" loext:marker-style-name="T3"><text:span text:style-name="T4">10%</text:span><text:span text:style-name="T3"/></text:p>
          </table:table-cell>
          <table:table-cell table:style-name="Tabela19.A1" office:value-type="string">
            <text:p text:style-name="P4" loext:marker-style-name="T3"><text:span text:style-name="T4">35%</text:span><text:span text:style-name="T3"/></text:p>
          </table:table-cell>
          <table:table-cell table:style-name="Tabela19.A1" office:value-type="string">
            <text:p text:style-name="P4" loext:marker-style-name="T3"><text:span text:style-name="T4">10%</text:span><text:span text:style-name="T3"/></text:p>
          </table:table-cell>
          <table:table-cell table:style-name="Tabela19.A1" office:value-type="string">
            <text:p text:style-name="P4" loext:marker-style-name="T3"><text:span text:style-name="T4">35%</text:span><text:span text:style-name="T3"/></text:p>
          </table:table-cell>
          <table:table-cell table:style-name="Tabela19.A1" office:value-type="string">
            <text:p text:style-name="P4" loext:marker-style-name="T3"><text:span text:style-name="T4">5%</text:span><text:span text:style-name="T3"/></text:p>
          </table:table-cell>
        </table:table-row>
        <table:table-row table:style-name="Tabela19.1">
          <table:table-cell table:style-name="Tabela19.A1" office:value-type="string">
            <text:p text:style-name="P4" loext:marker-style-name="T3"><text:span text:style-name="T4">2 (6–10)</text:span><text:span text:style-name="T3"/></text:p>
          </table:table-cell>
          <table:table-cell table:style-name="Tabela19.A1" office:value-type="string">
            <text:p text:style-name="P4" loext:marker-style-name="T3"><text:span text:style-name="T4">8%</text:span><text:span text:style-name="T3"/></text:p>
          </table:table-cell>
          <table:table-cell table:style-name="Tabela19.A1" office:value-type="string">
            <text:p text:style-name="P4" loext:marker-style-name="T3"><text:span text:style-name="T4">12%</text:span><text:span text:style-name="T3"/></text:p>
          </table:table-cell>
          <table:table-cell table:style-name="Tabela19.A1" office:value-type="string">
            <text:p text:style-name="P4" loext:marker-style-name="T3"><text:span text:style-name="T4">30%</text:span><text:span text:style-name="T3"/></text:p>
          </table:table-cell>
          <table:table-cell table:style-name="Tabela19.A1" office:value-type="string">
            <text:p text:style-name="P4" loext:marker-style-name="T3"><text:span text:style-name="T4">15%</text:span><text:span text:style-name="T3"/></text:p>
          </table:table-cell>
          <table:table-cell table:style-name="Tabela19.A1" office:value-type="string">
            <text:p text:style-name="P4" loext:marker-style-name="T3"><text:span text:style-name="T4">30%</text:span><text:span text:style-name="T3"/></text:p>
          </table:table-cell>
          <table:table-cell table:style-name="Tabela19.A1" office:value-type="string">
            <text:p text:style-name="P4" loext:marker-style-name="T3"><text:span text:style-name="T4">5%</text:span><text:span text:style-name="T3"/></text:p>
          </table:table-cell>
        </table:table-row>
        <table:table-row table:style-name="Tabela19.1">
          <table:table-cell table:style-name="Tabela19.A1" office:value-type="string">
            <text:p text:style-name="P4" loext:marker-style-name="T3"><text:span text:style-name="T4">3 (11–20)</text:span><text:span text:style-name="T3"/></text:p>
          </table:table-cell>
          <table:table-cell table:style-name="Tabela19.A1" office:value-type="string">
            <text:p text:style-name="P4" loext:marker-style-name="T3"><text:span text:style-name="T4">12%</text:span><text:span text:style-name="T3"/></text:p>
          </table:table-cell>
          <table:table-cell table:style-name="Tabela19.A1" office:value-type="string">
            <text:p text:style-name="P4" loext:marker-style-name="T3"><text:span text:style-name="T4">15%</text:span><text:span text:style-name="T3"/></text:p>
          </table:table-cell>
          <table:table-cell table:style-name="Tabela19.A1" office:value-type="string">
            <text:p text:style-name="P4" loext:marker-style-name="T3"><text:span text:style-name="T4">25%</text:span><text:span text:style-name="T3"/></text:p>
          </table:table-cell>
          <table:table-cell table:style-name="Tabela19.A1" office:value-type="string">
            <text:p text:style-name="P4" loext:marker-style-name="T3"><text:span text:style-name="T4">20%</text:span><text:span text:style-name="T3"/></text:p>
          </table:table-cell>
          <table:table-cell table:style-name="Tabela19.A1" office:value-type="string">
            <text:p text:style-name="P4" loext:marker-style-name="T3"><text:span text:style-name="T4">25%</text:span><text:span text:style-name="T3"/></text:p>
          </table:table-cell>
          <table:table-cell table:style-name="Tabela19.A1" office:value-type="string">
            <text:p text:style-name="P4" loext:marker-style-name="T3"><text:span text:style-name="T4">3%</text:span><text:span text:style-name="T3"/></text:p>
          </table:table-cell>
        </table:table-row>
        <table:table-row table:style-name="Tabela19.1">
          <table:table-cell table:style-name="Tabela19.A1" office:value-type="string">
            <text:p text:style-name="P4" loext:marker-style-name="T3"><text:span text:style-name="T4">4 (21–30)</text:span><text:span text:style-name="T3"/></text:p>
          </table:table-cell>
          <table:table-cell table:style-name="Tabela19.A1" office:value-type="string">
            <text:p text:style-name="P4" loext:marker-style-name="T3"><text:span text:style-name="T4">15%</text:span><text:span text:style-name="T3"/></text:p>
          </table:table-cell>
          <table:table-cell table:style-name="Tabela19.A1" office:value-type="string">
            <text:p text:style-name="P4" loext:marker-style-name="T3"><text:span text:style-name="T4">18%</text:span><text:span text:style-name="T3"/></text:p>
          </table:table-cell>
          <table:table-cell table:style-name="Tabela19.A1" office:value-type="string">
            <text:p text:style-name="P4" loext:marker-style-name="T3"><text:span text:style-name="T4">20%</text:span><text:span text:style-name="T3"/></text:p>
          </table:table-cell>
          <table:table-cell table:style-name="Tabela19.A1" office:value-type="string">
            <text:p text:style-name="P4" loext:marker-style-name="T3"><text:span text:style-name="T4">25%</text:span><text:span text:style-name="T3"/></text:p>
          </table:table-cell>
          <table:table-cell table:style-name="Tabela19.A1" office:value-type="string">
            <text:p text:style-name="P4" loext:marker-style-name="T3"><text:span text:style-name="T4">20%</text:span><text:span text:style-name="T3"/></text:p>
          </table:table-cell>
          <table:table-cell table:style-name="Tabela19.A1" office:value-type="string">
            <text:p text:style-name="P4" loext:marker-style-name="T3"><text:span text:style-name="T4">2%</text:span><text:span text:style-name="T3"/></text:p>
          </table:table-cell>
        </table:table-row>
      </table:table>
      <text:list text:continue-numbering="true" text:style-name="WWNum1">
        <text:list-item>
          <text:p text:style-name="P3">Chefes adicionam: +10 p.p. em blueprint OU consumível raro (tabela específica da Hunt).</text:p>
        </text:list-item>
      </text:list>
      <text:h text:style-name="Heading_20_3" text:outline-level="3">2.3 Consumíveis de vida/energia (origem e frequência)</text:h>
      <table:table table:name="Tabela20" table:style-name="Tabela20">
        <table:table-column table:style-name="Tabela20.A" table:number-columns-repeated="3"/>
        <table:table-column table:style-name="Tabela20.D"/>
        <table:table-row table:style-name="Tabela20.1">
          <table:table-cell table:style-name="Tabela20.A1" office:value-type="string">
            <text:p text:style-name="P4" loext:marker-style-name="T3"><text:span text:style-name="T4">Item</text:span><text:span text:style-name="T3"/></text:p>
          </table:table-cell>
          <table:table-cell table:style-name="Tabela20.A1" office:value-type="string">
            <text:p text:style-name="P4" loext:marker-style-name="T3"><text:span text:style-name="T4">Tier recomendado</text:span><text:span text:style-name="T3"/></text:p>
          </table:table-cell>
          <table:table-cell table:style-name="Tabela20.A1" office:value-type="string">
            <text:p text:style-name="P4" loext:marker-style-name="T3"><text:span text:style-name="T4">Origem típica</text:span><text:span text:style-name="T3"/></text:p>
          </table:table-cell>
          <table:table-cell table:style-name="Tabela20.A1" office:value-type="string">
            <text:p text:style-name="P4" loext:marker-style-name="T3"><text:span text:style-name="T4">Chance média</text:span><text:span text:style-name="T3"/></text:p>
          </table:table-cell>
        </table:table-row>
        <table:table-row table:style-name="Tabela20.1">
          <table:table-cell table:style-name="Tabela20.A1" office:value-type="string">
            <text:p text:style-name="P4" loext:marker-style-name="T3"><text:span text:style-name="T4">Poção de Cura Comum</text:span><text:span text:style-name="T3"/></text:p>
          </table:table-cell>
          <table:table-cell table:style-name="Tabela20.A1" office:value-type="string">
            <text:p text:style-name="P4" loext:marker-style-name="T3"><text:span text:style-name="T4">1–4</text:span><text:span text:style-name="T3"/></text:p>
          </table:table-cell>
          <table:table-cell table:style-name="Tabela20.A1" office:value-type="string">
            <text:p text:style-name="P4" loext:marker-style-name="T3"><text:span text:style-name="T4">Predadores</text:span><text:span text:style-name="T3"/></text:p>
          </table:table-cell>
          <table:table-cell table:style-name="Tabela20.A1" office:value-type="string">
            <text:p text:style-name="P4" loext:marker-style-name="T3"><text:span text:style-name="T4">20–30%</text:span><text:span text:style-name="T3"/></text:p>
          </table:table-cell>
        </table:table-row>
        <table:table-row table:style-name="Tabela20.1">
          <table:table-cell table:style-name="Tabela20.A1" office:value-type="string">
            <text:p text:style-name="P4" loext:marker-style-name="T3"><text:span text:style-name="T4">Energético Natural</text:span><text:span text:style-name="T3"/></text:p>
          </table:table-cell>
          <table:table-cell table:style-name="Tabela20.A1" office:value-type="string">
            <text:p text:style-name="P4" loext:marker-style-name="T3"><text:span text:style-name="T4">1–4</text:span><text:span text:style-name="T3"/></text:p>
          </table:table-cell>
          <table:table-cell table:style-name="Tabela20.A1" office:value-type="string">
            <text:p text:style-name="P4" loext:marker-style-name="T3"><text:span text:style-name="T4">Presas/Predadores/Craft</text:span><text:span text:style-name="T3"/></text:p>
          </table:table-cell>
          <table:table-cell table:style-name="Tabela20.A1" office:value-type="string">
            <text:p text:style-name="P4" loext:marker-style-name="T3"><text:span text:style-name="T4">15–25%</text:span><text:span text:style-name="T3"/></text:p>
          </table:table-cell>
        </table:table-row>
        <table:table-row table:style-name="Tabela20.1">
          <table:table-cell table:style-name="Tabela20.A1" office:value-type="string">
            <text:p text:style-name="P4" loext:marker-style-name="T3"><text:span text:style-name="T4">Poção de Cura Rara</text:span><text:span text:style-name="T3"/></text:p>
          </table:table-cell>
          <table:table-cell table:style-name="Tabela20.A1" office:value-type="string">
            <text:p text:style-name="P4" loext:marker-style-name="T3"><text:span text:style-name="T4">2–4</text:span><text:span text:style-name="T3"/></text:p>
          </table:table-cell>
          <table:table-cell table:style-name="Tabela20.A1" office:value-type="string">
            <text:p text:style-name="P4" loext:marker-style-name="T3"><text:span text:style-name="T4">Chefes/Evento</text:span><text:span text:style-name="T3"/></text:p>
          </table:table-cell>
          <table:table-cell table:style-name="Tabela20.A1" office:value-type="string">
            <text:p text:style-name="P4" loext:marker-style-name="T3"><text:span text:style-name="T4">10–20%</text:span><text:span text:style-name="T3"/></text:p>
          </table:table-cell>
        </table:table-row>
        <table:table-row table:style-name="Tabela20.1">
          <table:table-cell table:style-name="Tabela20.A1" office:value-type="string">
            <text:p text:style-name="P4" loext:marker-style-name="T3"><text:span text:style-name="T4">Tônico de Energia Raro</text:span><text:span text:style-name="T3"/></text:p>
          </table:table-cell>
          <table:table-cell table:style-name="Tabela20.A1" office:value-type="string">
            <text:p text:style-name="P4" loext:marker-style-name="T3"><text:span text:style-name="T4">2–4</text:span><text:span text:style-name="T3"/></text:p>
          </table:table-cell>
          <table:table-cell table:style-name="Tabela20.A1" office:value-type="string">
            <text:p text:style-name="P4" loext:marker-style-name="T3"><text:span text:style-name="T4">Chefes/Evento</text:span><text:span text:style-name="T3"/></text:p>
          </table:table-cell>
          <table:table-cell table:style-name="Tabela20.A1" office:value-type="string">
            <text:p text:style-name="P4" loext:marker-style-name="T3"><text:span text:style-name="T4">10–15%</text:span><text:span text:style-name="T3"/></text:p>
          </table:table-cell>
        </table:table-row>
        <table:table-row table:style-name="Tabela20.1">
          <table:table-cell table:style-name="Tabela20.A1" office:value-type="string">
            <text:p text:style-name="P4" loext:marker-style-name="T3"><text:span text:style-name="T4">Kit Médico Completo</text:span><text:span text:style-name="T3"/></text:p>
          </table:table-cell>
          <table:table-cell table:style-name="Tabela20.A1" office:value-type="string">
            <text:p text:style-name="P4" loext:marker-style-name="T3"><text:span text:style-name="T4">3–4</text:span><text:span text:style-name="T3"/></text:p>
          </table:table-cell>
          <table:table-cell table:style-name="Tabela20.A1" office:value-type="string">
            <text:p text:style-name="P4" loext:marker-style-name="T3"><text:span text:style-name="T4">Evento/Blueprint</text:span><text:span text:style-name="T3"/></text:p>
          </table:table-cell>
          <table:table-cell table:style-name="Tabela20.A1" office:value-type="string">
            <text:p text:style-name="P4" loext:marker-style-name="T3"><text:span text:style-name="T4">2–5%</text:span><text:span text:style-name="T3"/></text:p>
          </table:table-cell>
        </table:table-row>
      </table:table>
      <text:h text:style-name="Heading_20_2" text:outline-level="2">3. Fluxos de sistemas (diagramas prontos para colar)</text:h>
      <text:p text:style-name="Standard">Use os blocos abaixo em editores que suportam Mermaid.</text:p>
      <text:h text:style-name="Heading_20_4" text:outline-level="4">3.1 Fluxo de Hunt</text:h>
      <text:p text:style-name="Standard">mermaid</text:p>
      <text:p text:style-name="Standard">flowchart TD</text:p>
      <text:p text:style-name="Standard">A[Seleciona Hunt] --&gt; B{Nível permitido?}</text:p>
      <text:p text:style-name="Standard">B -- Não --&gt; Z[Escolher outra Hunt]</text:p>
      <text:p text:style-name="Standard"><text:soft-page-break/>B -- Sim --&gt; C[Paga Energia de Entrada]</text:p>
      <text:p text:style-name="Standard">C --&gt; D[Fase 1]</text:p>
      <text:p text:style-name="Standard">D --&gt; E{Evento?}</text:p>
      <text:p text:style-name="Standard">E -- Sim --&gt; E1[Resolve Evento e Loot]</text:p>
      <text:p text:style-name="Standard">E -- Não --&gt; F[Combate Encontros]</text:p>
      <text:p text:style-name="Standard">F --&gt; G{Vitória?}</text:p>
      <text:p text:style-name="Standard">G -- Não --&gt; G1[Derrota: Vida &lt;=0? PvE =&gt; Burn | PvP =&gt; Vida=1]</text:p>
      <text:p text:style-name="Standard">G -- Sim --&gt; H[Loot + XP]</text:p>
      <text:p text:style-name="Standard">H --&gt; I{Mais Fases?}</text:p>
      <text:p text:style-name="Standard">I -- Sim --&gt; J[Próxima Fase]</text:p>
      <text:p text:style-name="Standard">I -- Não --&gt; K[Conclusão da Hunt]</text:p>
      <text:p text:style-name="Standard">K --&gt; L[Aplicar Loot, XP total]</text:p>
      <text:p text:style-name="Standard">L --&gt; M[Saída / Descanso / Nova Hunt]</text:p>
      <text:h text:style-name="Heading_20_4" text:outline-level="4">3.2 Breeding</text:h>
      <text:p text:style-name="Standard">mermaid</text:p>
      <text:p text:style-name="Standard">flowchart TD</text:p>
      <text:p text:style-name="Standard">A[Escolher Pais] --&gt; B[Equipar Itens de Suporte]</text:p>
      <text:p text:style-name="Standard">B --&gt; C[Checar Energia 30+30]</text:p>
      <text:p text:style-name="Standard">C --&gt; D[Executar Breeding]</text:p>
      <text:p text:style-name="Standard">D --&gt; E[Sorteio 1ª Skill por raridade]</text:p>
      <text:p text:style-name="Standard">E --&gt; F{Ganhou 1ª?}</text:p>
      <text:p text:style-name="Standard">F -- Não --&gt; G[0 Skills]</text:p>
      <text:p text:style-name="Standard">F -- Sim --&gt; H[Sorteio 2ª Skill condicional]</text:p>
      <text:p text:style-name="Standard">H --&gt; I[Determinar Raridade (0.1% up, 49.9% mesma, 50% down)]</text:p>
      <text:p text:style-name="Standard">I --&gt; J[Aplicar Genes (com travas)]</text:p>
      <text:p text:style-name="Standard">J --&gt; K[Mint Filhote + Consumir Itens]</text:p>
      <text:h text:style-name="Heading_20_4" text:outline-level="4"><text:soft-page-break/>3.3 Recuperação</text:h>
      <text:p text:style-name="Standard">mermaid</text:p>
      <text:p text:style-name="Standard">flowchart TD</text:p>
      <text:p text:style-name="Standard">A[Após batalha] --&gt; B{PvP Derrota?}</text:p>
      <text:p text:style-name="Standard">B -- Sim --&gt; C[Vida=1, usar cura/descanso]</text:p>
      <text:p text:style-name="Standard">B -- Não --&gt; D{Vida 0?}</text:p>
      <text:p text:style-name="Standard">D -- Sim --&gt; E[Burn obrigatório]</text:p>
      <text:p text:style-name="Standard">D -- Não --&gt; F{Fome &gt;= 50% e Inativo?}</text:p>
      <text:p text:style-name="Standard">F -- Sim --&gt; G[Regen Vida passiva]</text:p>
      <text:p text:style-name="Standard">F -- Não --&gt; H[Usar Consumíveis]</text:p>
      <text:h text:style-name="Heading_20_4" text:outline-level="4">3.4 Crafting</text:h>
      <text:p text:style-name="Standard">mermaid</text:p>
      <text:p text:style-name="Standard">flowchart TD</text:p>
      <text:p text:style-name="Standard">A[Materiais/Blueprints] --&gt; B[Escolher Receita]</text:p>
      <text:p text:style-name="Standard">B --&gt; C{Tem ingredientes?}</text:p>
      <text:p text:style-name="Standard">C -- Não --&gt; D[Farm/Comprar no Mercado]</text:p>
      <text:p text:style-name="Standard">C -- Sim --&gt; E[Iniciar Craft (tempo/custo)]</text:p>
      <text:p text:style-name="Standard">E --&gt; F[Item Pronto]</text:p>
      <text:p text:style-name="Standard">F --&gt; G[Equipar/Consumir/Vender]</text:p>
      <text:h text:style-name="Heading_20_4" text:outline-level="4">3.5 Mercado/Plaza</text:h>
      <text:p text:style-name="Standard">mermaid</text:p>
      <text:p text:style-name="Standard">flowchart TD</text:p>
      <text:p text:style-name="Standard">A[Entrar no Plaza] --&gt; B[Chat/PM]</text:p>
      <text:p text:style-name="Standard">A --&gt; C[Trade P2P não-NFT]</text:p>
      <text:p text:style-name="Standard">A --&gt; D[Mercado: listar/comprar]</text:p>
      <text:p text:style-name="Standard">D --&gt; E{NFT?}</text:p>
      <text:p text:style-name="Standard">E -- Sim --&gt; F[On-chain (assinatura, taxa)]</text:p>
      <text:p text:style-name="Standard"><text:soft-page-break/>E -- Não --&gt; G[In-game (saldo interno)]</text:p>
      <text:h text:style-name="Heading_20_2" text:outline-level="2">4. Arquitetura de contratos inteligentes (EVM)</text:h>
      <text:h text:style-name="Heading_20_3" text:outline-level="3">4.1 Módulos e responsabilidades</text:h>
      <text:list text:continue-numbering="true" text:style-name="WWNum1">
        <text:list-item>
          <text:p text:style-name="P3">FrogNFT (ERC-721): sapos, genome, metadados.</text:p>
        </text:list-item>
        <text:list-item>
          <text:p text:style-name="P3">EquipNFT (ERC-1155): cosméticos raros/limitados (NFT).</text:p>
        </text:list-item>
        <text:list-item>
          <text:p text:style-name="P3">BlueprintNFT (ERC-1155): blueprints épicos/lendários (NFT).</text:p>
        </text:list-item>
        <text:list-item>
          <text:p text:style-name="P3">BreedingManager: regras de breeding, consumo de energia, itens de suporte, emissão de filhotes.</text:p>
        </text:list-item>
        <text:list-item>
          <text:p text:style-name="P3">EquipRegistry: relacionamento opcional de “equipado” (tokenId do sapo → slots com NFTs).</text:p>
        </text:list-item>
        <text:list-item>
          <text:p text:style-name="P3">RandomnessProvider: integração VRF para sorteios justos.</text:p>
        </text:list-item>
        <text:list-item>
          <text:p text:style-name="P3">Marketplace (opcional): listagem/compra de NFTs in-game (ou usar mercados existentes).</text:p>
        </text:list-item>
        <text:list-item>
          <text:p text:style-name="P3">GameBank (custódia de taxas internas, se necessário).</text:p>
        </text:list-item>
      </text:list>
      <text:h text:style-name="Heading_20_3" text:outline-level="3">4.2 Padrões e extensões</text:h>
      <text:list text:continue-numbering="true" text:style-name="WWNum1">
        <text:list-item>
          <text:p text:style-name="P3">EIP-721 + EIP-2981 (royalties)</text:p>
        </text:list-item>
        <text:list-item>
          <text:p text:style-name="P3">EIP-1155 para itens fungíveis/semifungíveis</text:p>
        </text:list-item>
        <text:list-item>
          <text:p text:style-name="P3">Acesso: Ownable/AccessControl (DEFAULT_ADMIN_ROLE, MINTER_ROLE, PAUSER_ROLE)</text:p>
        </text:list-item>
        <text:list-item>
          <text:p text:style-name="P3">Pausable, ReentrancyGuard</text:p>
        </text:list-item>
        <text:list-item>
          <text:p text:style-name="P3">URI: baseURI mutável até “freeze”; possibilidade de on-chain SVG</text:p>
        </text:list-item>
      </text:list>
      <text:h text:style-name="Heading_20_3" text:outline-level="3">4.3 Estruturas e eventos (exemplo)</text:h>
      <text:p text:style-name="Standard">solidity</text:p>
      <text:p text:style-name="Standard">struct Genome {</text:p>
      <text:p text:style-name="Standard"><text:s text:c="2"/>uint64 colors; <text:s text:c="2"/>// bit packing cores</text:p>
      <text:p text:style-name="Standard"><text:s text:c="2"/>uint64 patterns; // bit packing padrões</text:p>
      <text:p text:style-name="Standard"><text:s text:c="2"/>uint32 flags; <text:s text:c="3"/>// raridade, mutações, etc.</text:p>
      <text:p text:style-name="Standard">}</text:p>
      <text:p text:style-name="Standard"/>
      <text:p text:style-name="Standard">event FrogMinted(address indexed to, uint256 indexed tokenId, Genome genome, uint8 rarity);</text:p>
      <text:p text:style-name="Standard">event Bred(uint256 indexed parentA, uint256 indexed parentB, uint256 indexed childId);</text:p>
      <text:p text:style-name="Standard">event Equipped(uint256 indexed frogId, uint8 slot, address itemContract, uint256 itemId);</text:p>
      <text:p text:style-name="Standard"><text:soft-page-break/>event Unequipped(uint256 indexed frogId, uint8 slot);</text:p>
      <text:p text:style-name="Standard">event BlueprintUsed(address indexed user, uint256 id, uint256 amount);</text:p>
      <text:h text:style-name="Heading_20_3" text:outline-level="3">4.4 Funções-chave (assinaturas)</text:h>
      <text:p text:style-name="Standard">solidity</text:p>
      <text:p text:style-name="Standard">// FrogNFT</text:p>
      <text:p text:style-name="Standard">function mint(address to, Genome calldata g, uint8 rarity) external;</text:p>
      <text:p text:style-name="Standard">function burn(uint256 tokenId) external;</text:p>
      <text:p text:style-name="Standard">function setBaseURI(string calldata) external;</text:p>
      <text:p text:style-name="Standard"/>
      <text:p text:style-name="Standard">// BreedingManager</text:p>
      <text:p text:style-name="Standard">function breed(uint256 parentA, uint256 parentB, BreedingItem[] calldata items) external payable;</text:p>
      <text:p text:style-name="Standard">function computeOffspring(uint256 parentA, uint256 parentB, BreedingItem[] calldata items) public view returns (Genome memory, uint8 rarity, SkillRoll memory);</text:p>
      <text:p text:style-name="Standard">function setEnergyCost(uint256 costEach) external;</text:p>
      <text:p text:style-name="Standard"/>
      <text:p text:style-name="Standard">// EquipRegistry</text:p>
      <text:p text:style-name="Standard">function equip(uint256 frogId, uint8 slot, address item, uint256 itemId) external;</text:p>
      <text:p text:style-name="Standard">function unequip(uint256 frogId, uint8 slot) external;</text:p>
      <text:p text:style-name="Standard">function getEquipment(uint256 frogId) external view returns (address[2] memory items, uint256[2] memory ids);</text:p>
      <text:p text:style-name="Standard"/>
      <text:p text:style-name="Standard">// RandomnessProvider (VRF)</text:p>
      <text:p text:style-name="Standard">function requestRandomWords() external returns (uint256 requestId);</text:p>
      <text:p text:style-name="Standard">function consumeRandomness(uint256 requestId) external returns (uint256 rng);</text:p>
      <text:h text:style-name="Heading_20_3" text:outline-level="3">4.5 Segurança e boas práticas</text:h>
      <text:list text:continue-numbering="true" text:style-name="WWNum1">
        <text:list-item>
          <text:p text:style-name="P3">ReentrancyGuard em funções com transferência de valor.</text:p>
        </text:list-item>
        <text:list-item>
          <text:p text:style-name="P3">Pausable para emergência.</text:p>
        </text:list-item>
        <text:list-item>
          <text:p text:style-name="P3">Assinaturas EIP-712 para autorizar equip/unequip cross-contract.</text:p>
        </text:list-item>
        <text:list-item>
          <text:p text:style-name="P3"><text:soft-page-break/>VRF para evitar manipulação de seed em breeding.</text:p>
        </text:list-item>
        <text:list-item>
          <text:p text:style-name="P3">Limitar privilégios (MINTER_ROLE somente em módulos de jogo).</text:p>
        </text:list-item>
        <text:list-item>
          <text:p text:style-name="P3">Testes de fuzz em distribuição de skills/raridade.</text:p>
        </text:list-item>
      </text:list>
      <text:h text:style-name="Heading_20_2" text:outline-level="2">5. Escolha de rede: comparação e recomendação</text:h>
      <text:h text:style-name="Heading_20_3" text:outline-level="3">5.1 Comparativo resumido</text:h>
      <table:table table:name="Tabela21" table:style-name="Tabela21">
        <table:table-column table:style-name="Tabela21.A" table:number-columns-repeated="5"/>
        <table:table-row table:style-name="Tabela21.1">
          <table:table-cell table:style-name="Tabela21.A1" office:value-type="string">
            <text:p text:style-name="P4" loext:marker-style-name="T3"><text:span text:style-name="T4">Rede</text:span><text:span text:style-name="T3"/></text:p>
          </table:table-cell>
          <table:table-cell table:style-name="Tabela21.A1" office:value-type="string">
            <text:p text:style-name="P4" loext:marker-style-name="T3"><text:span text:style-name="T4">Taxas</text:span><text:span text:style-name="T3"/></text:p>
          </table:table-cell>
          <table:table-cell table:style-name="Tabela21.A1" office:value-type="string">
            <text:p text:style-name="P4" loext:marker-style-name="T3"><text:span text:style-name="T4">Ecossistema NFT</text:span><text:span text:style-name="T3"/></text:p>
          </table:table-cell>
          <table:table-cell table:style-name="Tabela21.A1" office:value-type="string">
            <text:p text:style-name="P4" loext:marker-style-name="T3"><text:span text:style-name="T4">Pros</text:span><text:span text:style-name="T3"/></text:p>
          </table:table-cell>
          <table:table-cell table:style-name="Tabela21.A1" office:value-type="string">
            <text:p text:style-name="P4" loext:marker-style-name="T3"><text:span text:style-name="T4">Contras</text:span><text:span text:style-name="T3"/></text:p>
          </table:table-cell>
        </table:table-row>
        <table:table-row table:style-name="Tabela21.1">
          <table:table-cell table:style-name="Tabela21.A1" office:value-type="string">
            <text:p text:style-name="P4" loext:marker-style-name="T3"><text:span text:style-name="T4">Polygon PoS</text:span><text:span text:style-name="T3"/></text:p>
          </table:table-cell>
          <table:table-cell table:style-name="Tabela21.A1" office:value-type="string">
            <text:p text:style-name="P4" loext:marker-style-name="T3"><text:span text:style-name="T4">Muito baixas</text:span><text:span text:style-name="T3"/></text:p>
          </table:table-cell>
          <table:table-cell table:style-name="Tabela21.A1" office:value-type="string">
            <text:p text:style-name="P4" loext:marker-style-name="T3"><text:span text:style-name="T4">Amplo, integrado a grandes mercados</text:span><text:span text:style-name="T3"/></text:p>
          </table:table-cell>
          <table:table-cell table:style-name="Tabela21.A1" office:value-type="string">
            <text:p text:style-name="P4" loext:marker-style-name="T3"><text:span text:style-name="T4">Barato, EVM, amplo suporte</text:span><text:span text:style-name="T3"/></text:p>
          </table:table-cell>
          <table:table-cell table:style-name="Tabela21.A1" office:value-type="string">
            <text:p text:style-name="P4" loext:marker-style-name="T3"><text:span text:style-name="T4">Congestão ocasional</text:span><text:span text:style-name="T3"/></text:p>
          </table:table-cell>
        </table:table-row>
        <table:table-row table:style-name="Tabela21.1">
          <table:table-cell table:style-name="Tabela21.A1" office:value-type="string">
            <text:p text:style-name="P4" loext:marker-style-name="T3"><text:span text:style-name="T4">Base</text:span><text:span text:style-name="T3"/></text:p>
          </table:table-cell>
          <table:table-cell table:style-name="Tabela21.A1" office:value-type="string">
            <text:p text:style-name="P4" loext:marker-style-name="T3"><text:span text:style-name="T4">Baixas</text:span><text:span text:style-name="T3"/></text:p>
          </table:table-cell>
          <table:table-cell table:style-name="Tabela21.A1" office:value-type="string">
            <text:p text:style-name="P4" loext:marker-style-name="T3"><text:span text:style-name="T4">Crescente, boa integração infra</text:span><text:span text:style-name="T3"/></text:p>
          </table:table-cell>
          <table:table-cell table:style-name="Tabela21.A1" office:value-type="string">
            <text:p text:style-name="P4" loext:marker-style-name="T3"><text:span text:style-name="T4">Custos baixos, dev UX bom</text:span><text:span text:style-name="T3"/></text:p>
          </table:table-cell>
          <table:table-cell table:style-name="Tabela21.A1" office:value-type="string">
            <text:p text:style-name="P4" loext:marker-style-name="T3"><text:span text:style-name="T4">Ecossistema ainda em expansão</text:span><text:span text:style-name="T3"/></text:p>
          </table:table-cell>
        </table:table-row>
        <table:table-row table:style-name="Tabela21.1">
          <table:table-cell table:style-name="Tabela21.A1" office:value-type="string">
            <text:p text:style-name="P4" loext:marker-style-name="T3"><text:span text:style-name="T4">Arbitrum One</text:span><text:span text:style-name="T3"/></text:p>
          </table:table-cell>
          <table:table-cell table:style-name="Tabela21.A1" office:value-type="string">
            <text:p text:style-name="P4" loext:marker-style-name="T3"><text:span text:style-name="T4">Baixas</text:span><text:span text:style-name="T3"/></text:p>
          </table:table-cell>
          <table:table-cell table:style-name="Tabela21.A1" office:value-type="string">
            <text:p text:style-name="P4" loext:marker-style-name="T3"><text:span text:style-name="T4">Forte em DeFi/NFT</text:span><text:span text:style-name="T3"/></text:p>
          </table:table-cell>
          <table:table-cell table:style-name="Tabela21.A1" office:value-type="string">
            <text:p text:style-name="P4" loext:marker-style-name="T3"><text:span text:style-name="T4">Escala, tooling maduro</text:span><text:span text:style-name="T3"/></text:p>
          </table:table-cell>
          <table:table-cell table:style-name="Tabela21.A1" office:value-type="string">
            <text:p text:style-name="P4" loext:marker-style-name="T3"><text:span text:style-name="T4">Custos &gt; Polygon/Base em picos</text:span><text:span text:style-name="T3"/></text:p>
          </table:table-cell>
        </table:table-row>
        <table:table-row table:style-name="Tabela21.1">
          <table:table-cell table:style-name="Tabela21.A1" office:value-type="string">
            <text:p text:style-name="P4" loext:marker-style-name="T3"><text:span text:style-name="T4">BNB Chain</text:span><text:span text:style-name="T3"/></text:p>
          </table:table-cell>
          <table:table-cell table:style-name="Tabela21.A1" office:value-type="string">
            <text:p text:style-name="P4" loext:marker-style-name="T3"><text:span text:style-name="T4">Baixas</text:span><text:span text:style-name="T3"/></text:p>
          </table:table-cell>
          <table:table-cell table:style-name="Tabela21.A1" office:value-type="string">
            <text:p text:style-name="P4" loext:marker-style-name="T3"><text:span text:style-name="T4">Grande adoção retail</text:span><text:span text:style-name="T3"/></text:p>
          </table:table-cell>
          <table:table-cell table:style-name="Tabela21.A1" office:value-type="string">
            <text:p text:style-name="P4" loext:marker-style-name="T3"><text:span text:style-name="T4">Usuários muitos, liquidez</text:span><text:span text:style-name="T3"/></text:p>
          </table:table-cell>
          <table:table-cell table:style-name="Tabela21.A1" office:value-type="string">
            <text:p text:style-name="P4" loext:marker-style-name="T3"><text:span text:style-name="T4">Percepção centralização</text:span><text:span text:style-name="T3"/></text:p>
          </table:table-cell>
        </table:table-row>
        <table:table-row table:style-name="Tabela21.1">
          <table:table-cell table:style-name="Tabela21.A1" office:value-type="string">
            <text:p text:style-name="P4" loext:marker-style-name="T3"><text:span text:style-name="T4">Immutable</text:span><text:span text:style-name="T3"/></text:p>
          </table:table-cell>
          <table:table-cell table:style-name="Tabela21.A1" office:value-type="string">
            <text:p text:style-name="P4" loext:marker-style-name="T3"><text:span text:style-name="T4">Baixíssimas</text:span><text:span text:style-name="T3"/></text:p>
          </table:table-cell>
          <table:table-cell table:style-name="Tabela21.A1" office:value-type="string">
            <text:p text:style-name="P4" loext:marker-style-name="T3"><text:span text:style-name="T4">NFT-focused</text:span><text:span text:style-name="T3"/></text:p>
          </table:table-cell>
          <table:table-cell table:style-name="Tabela21.A1" office:value-type="string">
            <text:p text:style-name="P4" loext:marker-style-name="T3"><text:span text:style-name="T4">Infra para jogos, UX NFT</text:span><text:span text:style-name="T3"/></text:p>
          </table:table-cell>
          <table:table-cell table:style-name="Tabela21.A1" office:value-type="string">
            <text:p text:style-name="P4" loext:marker-style-name="T3"><text:span text:style-name="T4">Menos genérico que L2 EVM padrão</text:span><text:span text:style-name="T3"/></text:p>
          </table:table-cell>
        </table:table-row>
      </table:table>
      <text:h text:style-name="Heading_20_3" text:outline-level="3">5.2 Recomendação prática</text:h>
      <text:list text:continue-numbering="true" text:style-name="WWNum1">
        <text:list-item>
          <text:p text:style-name="P3">Primário: Polygon PoS ou Base para taxas baixas e adoção.</text:p>
        </text:list-item>
        <text:list-item>
          <text:p text:style-name="P3">Secundário: Arbitrum One para escalabilidade e tooling avançado.</text:p>
        </text:list-item>
        <text:list-item>
          <text:p text:style-name="P3">Estratégia híbrida:</text:p>
        </text:list-item>
        <text:list-item>
          <text:p text:style-name="P3">Gameplay e itens não‑NFT off-chain/in-game.</text:p>
        </text:list-item>
        <text:list-item>
          <text:p text:style-name="P3">NFTs (sapos, cosméticos raros, blueprints lendários) on-chain.</text:p>
        </text:list-item>
        <text:list-item>
          <text:p text:style-name="P3">Bridge/interop futura se necessário.</text:p>
        </text:list-item>
        <text:list-item>
          <text:p text:style-name="P3"><text:s text:c="4"/>Gameplay e itens não‑NFT off-chain/in-game.</text:p>
        </text:list-item>
        <text:list-item>
          <text:p text:style-name="P3"><text:s text:c="4"/>NFTs (sapos, cosméticos raros, blueprints lendários) on-chain.</text:p>
        </text:list-item>
        <text:list-item>
          <text:p text:style-name="P3"><text:s text:c="4"/>Bridge/interop futura se necessário.</text:p>
        </text:list-item>
        <text:list-item>
          <text:p text:style-name="P3">Gameplay e itens não‑NFT off-chain/in-game.</text:p>
        </text:list-item>
        <text:list-item>
          <text:p text:style-name="P3">NFTs (sapos, cosméticos raros, blueprints lendários) on-chain.</text:p>
        </text:list-item>
        <text:list-item>
          <text:p text:style-name="P3">Bridge/interop futura se necessário.</text:p>
        </text:list-item>
      </text:list>
      <text:h text:style-name="Heading_20_2" text:outline-level="2">6. Arte genética em SVG (especificação e templates)</text:h>
      <text:h text:style-name="Heading_20_3" text:outline-level="3">6.1 Camadas e ordem de render</text:h>
      <text:list text:continue-numbering="true" text:style-name="WWNum1">
        <text:list-item>
          <text:p text:style-name="P3">Corpo base</text:p>
        </text:list-item>
        <text:list-item>
          <text:p text:style-name="P3">Barriga</text:p>
        </text:list-item>
        <text:list-item>
          <text:p text:style-name="P3">Pernas</text:p>
        </text:list-item>
        <text:list-item>
          <text:p text:style-name="P3"><text:soft-page-break/>Contorno</text:p>
        </text:list-item>
        <text:list-item>
          <text:p text:style-name="P3">Olhos</text:p>
        </text:list-item>
        <text:list-item>
          <text:p text:style-name="P3">Bochechas</text:p>
        </text:list-item>
        <text:list-item>
          <text:p text:style-name="P3">Boca/Nariz</text:p>
        </text:list-item>
        <text:list-item>
          <text:p text:style-name="P3">Ombros/Cabeça extra</text:p>
        </text:list-item>
        <text:list-item>
          <text:p text:style-name="P3">Padrões (pintas/listras/formas)</text:p>
        </text:list-item>
        <text:list-item>
          <text:p text:style-name="P3">Equipamentos (pescoço/costas)</text:p>
        </text:list-item>
      </text:list>
      <text:h text:style-name="Heading_20_3" text:outline-level="3">6.2 Codificação do genoma</text:h>
      <text:list text:continue-numbering="true" text:style-name="WWNum1">
        <text:list-item>
          <text:p text:style-name="P3">16 bytes (128 bits) sugeridos:</text:p>
        </text:list-item>
        <text:list-item>
          <text:p text:style-name="P3">0–3: paletas de cores (corpo, barriga, olhos, padrão)</text:p>
        </text:list-item>
        <text:list-item>
          <text:p text:style-name="P3">4–7: padrões (tipo, densidade, escala, forma especial)</text:p>
        </text:list-item>
        <text:list-item>
          <text:p text:style-name="P3">8–9: flags (rarezas visuais, brilho, contorno)</text:p>
        </text:list-item>
        <text:list-item>
          <text:p text:style-name="P3">10–11: seed para distribuição de manchas</text:p>
        </text:list-item>
        <text:list-item>
          <text:p text:style-name="P3">12–13: reserva/mutações</text:p>
        </text:list-item>
        <text:list-item>
          <text:p text:style-name="P3">14–15: versão/checksum</text:p>
        </text:list-item>
        <text:list-item>
          <text:p text:style-name="P3"><text:s text:c="4"/>0–3: paletas de cores (corpo, barriga, olhos, padrão)</text:p>
        </text:list-item>
        <text:list-item>
          <text:p text:style-name="P3"><text:s text:c="4"/>4–7: padrões (tipo, densidade, escala, forma especial)</text:p>
        </text:list-item>
        <text:list-item>
          <text:p text:style-name="P3"><text:s text:c="4"/>8–9: flags (rarezas visuais, brilho, contorno)</text:p>
        </text:list-item>
        <text:list-item>
          <text:p text:style-name="P3"><text:s text:c="4"/>10–11: seed para distribuição de manchas</text:p>
        </text:list-item>
        <text:list-item>
          <text:p text:style-name="P3"><text:s text:c="4"/>12–13: reserva/mutações</text:p>
        </text:list-item>
        <text:list-item>
          <text:p text:style-name="P3"><text:s text:c="4"/>14–15: versão/checksum</text:p>
        </text:list-item>
        <text:list-item>
          <text:p text:style-name="P3">0–3: paletas de cores (corpo, barriga, olhos, padrão)</text:p>
        </text:list-item>
        <text:list-item>
          <text:p text:style-name="P3">4–7: padrões (tipo, densidade, escala, forma especial)</text:p>
        </text:list-item>
        <text:list-item>
          <text:p text:style-name="P3">8–9: flags (rarezas visuais, brilho, contorno)</text:p>
        </text:list-item>
        <text:list-item>
          <text:p text:style-name="P3">10–11: seed para distribuição de manchas</text:p>
        </text:list-item>
        <text:list-item>
          <text:p text:style-name="P3">12–13: reserva/mutações</text:p>
        </text:list-item>
        <text:list-item>
          <text:p text:style-name="P3">14–15: versão/checksum</text:p>
        </text:list-item>
      </text:list>
      <text:h text:style-name="Heading_20_3" text:outline-level="3">6.3 Mapeamento de paletas (exemplo)</text:h>
      <text:list text:continue-numbering="true" text:style-name="WWNum1">
        <text:list-item>
          <text:p text:style-name="P3">Corpo: [#5BC489, #3FAE6F, #2C8E59]</text:p>
        </text:list-item>
        <text:list-item>
          <text:p text:style-name="P3">Barriga: [#F2E6C9, #EBD9B0]</text:p>
        </text:list-item>
        <text:list-item>
          <text:p text:style-name="P3">Olhos: [#222222, #FFFFFF]</text:p>
        </text:list-item>
        <text:list-item>
          <text:p text:style-name="P3">Padrões: [#2A664A, #6AD9A8, #FFD166]</text:p>
        </text:list-item>
      </text:list>
      <text:h text:style-name="Heading_20_3" text:outline-level="3">6.4 Template SVG base (com variáveis)</text:h>
      <text:p text:style-name="Standard">&lt;svg xmlns="http://www.w3.org/2000/svg" width="512" height="512"&gt;</text:p>
      <text:p text:style-name="Standard"><text:s text:c="2"/>&lt;style&gt;</text:p>
      <text:p text:style-name="Standard"><text:s text:c="4"/>.body { fill: {{c_body}}; }</text:p>
      <text:p text:style-name="Standard"><text:s text:c="4"/>.belly { fill: {{c_belly}}; }</text:p>
      <text:p text:style-name="Standard"><text:soft-page-break/><text:s text:c="4"/>.outline { stroke: #132A13; stroke-width: 6; fill: none; }</text:p>
      <text:p text:style-name="Standard"><text:s text:c="4"/>.eye { fill: {{c_eye}}; }</text:p>
      <text:p text:style-name="Standard"><text:s text:c="4"/>.cheek { fill: {{c_cheek}}; opacity: .6; }</text:p>
      <text:p text:style-name="Standard"><text:s text:c="4"/>.pattern { fill: {{c_pattern}}; opacity: {{o_pattern}}; }</text:p>
      <text:p text:style-name="Standard"><text:s text:c="2"/>&lt;/style&gt;</text:p>
      <text:p text:style-name="Standard"><text:s text:c="2"/>&lt;g id="frog"&gt;</text:p>
      <text:p text:style-name="Standard"><text:s text:c="4"/>&lt;ellipse class="body" cx="256" cy="300" rx="170" ry="140"/&gt;</text:p>
      <text:p text:style-name="Standard"><text:s text:c="4"/>&lt;ellipse class="belly" cx="256" cy="330" rx="120" ry="90"/&gt;</text:p>
      <text:p text:style-name="Standard"><text:s text:c="4"/>&lt;circle class="eye" cx="190" cy="210" r="25"/&gt;</text:p>
      <text:p text:style-name="Standard"><text:s text:c="4"/>&lt;circle class="eye" cx="322" cy="210" r="25"/&gt;</text:p>
      <text:p text:style-name="Standard"><text:s text:c="4"/>&lt;circle class="cheek" cx="200" cy="340" r="18"/&gt;</text:p>
      <text:p text:style-name="Standard"><text:s text:c="4"/>&lt;circle class="cheek" cx="312" cy="340" r="18"/&gt;</text:p>
      <text:p text:style-name="Standard"><text:s text:c="4"/>&lt;!-- Padrões simples --&gt;</text:p>
      <text:p text:style-name="Standard"><text:s text:c="4"/>&lt;circle class="pattern" cx="220" cy="270" r="18"/&gt;</text:p>
      <text:p text:style-name="Standard"><text:s text:c="4"/>&lt;circle class="pattern" cx="290" cy="250" r="14"/&gt;</text:p>
      <text:p text:style-name="Standard"><text:s text:c="4"/>&lt;!-- Contorno principal --&gt;</text:p>
      <text:p text:style-name="Standard"><text:s text:c="4"/>&lt;ellipse class="outline" cx="256" cy="300" rx="170" ry="140"/&gt;</text:p>
      <text:p text:style-name="Standard"><text:s text:c="2"/>&lt;/g&gt;</text:p>
      <text:p text:style-name="Standard"><text:s text:c="2"/>&lt;!-- Slot de equipamento costas --&gt;</text:p>
      <text:p text:style-name="Standard"><text:s text:c="2"/>&lt;g id="equip_back"&gt;</text:p>
      <text:p text:style-name="Standard"><text:s text:c="4"/>{{svg_back}}</text:p>
      <text:p text:style-name="Standard"><text:s text:c="2"/>&lt;/g&gt;</text:p>
      <text:p text:style-name="Standard"><text:s text:c="2"/>&lt;!-- Slot de equipamento pescoço --&gt;</text:p>
      <text:p text:style-name="Standard"><text:s text:c="2"/>&lt;g id="equip_neck"&gt;</text:p>
      <text:p text:style-name="Standard"><text:s text:c="4"/>{{svg_neck}}</text:p>
      <text:p text:style-name="Standard"><text:s text:c="2"/>&lt;/g&gt;</text:p>
      <text:p text:style-name="Standard"><text:soft-page-break/>&lt;/svg&gt;</text:p>
      <text:list text:continue-numbering="true" text:style-name="WWNum1">
        <text:list-item>
          <text:p text:style-name="P3">Substitua placeholders via servidor (ex.: Mustache) ou gere on-chain compondo strings.</text:p>
        </text:list-item>
      </text:list>
      <text:h text:style-name="Heading_20_3" text:outline-level="3">6.5 Geração on-chain (opcional)</text:h>
      <text:list text:continue-numbering="true" text:style-name="WWNum1">
        <text:list-item>
          <text:p text:style-name="P3">Armazenar o genoma no token e renderizar SVG dentro de tokenURI:</text:p>
        </text:list-item>
        <text:list-item>
          <text:p text:style-name="P3">Retorno de data:application/json;base64 com o campo image como data:image/svg+xml;base64,...</text:p>
        </text:list-item>
        <text:list-item>
          <text:p text:style-name="P3"><text:s text:c="4"/>Retorno de data:application/json;base64 com o campo image como data:image/svg+xml;base64,...</text:p>
        </text:list-item>
        <text:list-item>
          <text:p text:style-name="P3">Retorno de data:application/json;base64 com o campo image como data:image/svg+xml;base64,...</text:p>
        </text:list-item>
        <text:list-item>
          <text:p text:style-name="P3">Custo de gás aumenta; considere armazenar apenas parâmetros e usar servidor confiável para a imagem.</text:p>
        </text:list-item>
      </text:list>
      <text:h text:style-name="Heading_20_2" text:outline-level="2">7. Planilhas e exportações (CSV prontos)</text:h>
      <text:h text:style-name="Heading_20_3" text:outline-level="3">7.1 Hunts (CSV)</text:h>
      <text:p text:style-name="Standard">Código</text:p>
      <text:p text:style-name="Standard">hunt_id,level_min,level_max,phase,monster,qty,xp_each,drop_primary,drop_p_chance,drop_secondary,drop_s_chance</text:p>
      <text:p text:style-name="Standard">H1,1,3,1,Formiga,2,1,Comida Crua Comum,0.8,Materiais Comuns,0.2</text:p>
      <text:p text:style-name="Standard">H1,1,3,2,Formiga,2,1,Comida Crua Comum,0.8,Materiais Comuns,0.2</text:p>
      <text:p text:style-name="Standard">H1,1,3,2,Formiga do Bundão,1,2,Materiais Comuns,0.6,Consumível Comum,0.4</text:p>
      <text:p text:style-name="Standard">H1,1,3,3,Rainha Formiga,1,5,Blueprint Comum,0.2,Materiais Raros,0.8</text:p>
      <text:h text:style-name="Heading_20_3" text:outline-level="3">7.2 Drops por tier (CSV)</text:h>
      <text:p text:style-name="Standard">Código</text:p>
      <text:p text:style-name="Standard">tier,blueprint,consumivel_raro,consumivel_comum,materiais_raros,materiais_comuns,equip_comum</text:p>
      <text:p text:style-name="Standard">1,0.05,0.10,0.35,0.10,0.35,0.05</text:p>
      <text:p text:style-name="Standard">2,0.08,0.12,0.30,0.15,0.30,0.05</text:p>
      <text:p text:style-name="Standard">3,0.12,0.15,0.25,0.20,0.25,0.03</text:p>
      <text:p text:style-name="Standard">4,0.15,0.18,0.20,0.25,0.20,0.02</text:p>
      <text:h text:style-name="Heading_20_3" text:outline-level="3">7.3 Consumíveis (CSV)</text:h>
      <text:p text:style-name="Standard">Código</text:p>
      <text:p text:style-name="Standard"><text:soft-page-break/>item,efeito,raridade,origem,cooldown</text:p>
      <text:p text:style-name="Standard">Pocao Cura Comum,+30% Vida,Comum,Predadores/Craft,600</text:p>
      <text:p text:style-name="Standard">Pocao Cura Rara,Vida total + DEF 5min,Raro,Chefes,600</text:p>
      <text:p text:style-name="Standard">Energetico Natural,+20% Energia,Comum,Craft,600</text:p>
      <text:p text:style-name="Standard">Tonico Energia Raro,+50% Energia + VEL 3min,Raro,Chefes/Eventos,600</text:p>
      <text:p text:style-name="Standard">Kit Medico Completo,Vida total + 50% Energia,Epico,Evento,3600</text:p>
      <text:h text:style-name="Heading_20_2" text:outline-level="2">8. Checklists e próximos passos</text:h>
      <text:h text:style-name="Heading_20_3" text:outline-level="3">8.1 Balanceamento</text:h>
      <text:list text:continue-numbering="true" text:style-name="WWNum1">
        <text:list-item>
          <text:p text:style-name="P3">[ ] Validar metas de tempo por nível com simulação (runs/hora).</text:p>
        </text:list-item>
        <text:list-item>
          <text:p text:style-name="P3">[ ] Ajustar r_E, r_F, r_V e r_{V+} conforme telemetria.</text:p>
        </text:list-item>
        <text:list-item>
          <text:p text:style-name="P3">[ ] Revisar caps ATK/DEF/VEL e impacto de equipamentos.</text:p>
        </text:list-item>
      </text:list>
      <text:h text:style-name="Heading_20_3" text:outline-level="3">8.2 Conteúdo</text:h>
      <text:list text:continue-numbering="true" text:style-name="WWNum1">
        <text:list-item>
          <text:p text:style-name="P3">[ ] Expandir Hunts H1–H20 para H50, mantendo tiers e diversidade.</text:p>
        </text:list-item>
        <text:list-item>
          <text:p text:style-name="P3">[ ] Completar banco de blueprints e receitas épicas/lendárias.</text:p>
        </text:list-item>
        <text:list-item>
          <text:p text:style-name="P3">[ ] Definir paletas adicionais e variações de padrões.</text:p>
        </text:list-item>
      </text:list>
      <text:h text:style-name="Heading_20_3" text:outline-level="3">8.3 Blockchain</text:h>
      <text:list text:continue-numbering="true" text:style-name="WWNum1">
        <text:list-item>
          <text:p text:style-name="P3">[ ] Escolher rede (Polygon/Base) e configurar contratos.</text:p>
        </text:list-item>
        <text:list-item>
          <text:p text:style-name="P3">[ ] Integrar VRF para breeding e loot épico.</text:p>
        </text:list-item>
        <text:list-item>
          <text:p text:style-name="P3">[ ] Implementar royalties (EIP-2981) e freeze de metadata quando necessário.</text:p>
        </text:list-item>
      </text:list>
      <text:h text:style-name="Heading_20_3" text:outline-level="3">8.4 Cliente/Servidor</text:h>
      <text:list text:continue-numbering="true" text:style-name="WWNum1">
        <text:list-item>
          <text:p text:style-name="P3">[ ] Implementar render dinâmica de SVG (server) e cache.</text:p>
        </text:list-item>
        <text:list-item>
          <text:p text:style-name="P3">[ ] Autoridade de jogo (anti-cheat) para energia/fome/XP.</text:p>
        </text:list-item>
        <text:list-item>
          <text:p text:style-name="P3">[ ] Telemetria: taxa de vitória, itens/hora, burn rate.</text:p>
        </text:list-item>
      </text:list>
      <text:p text:style-name="Standard"/>
      <text:h text:style-name="Heading_20_2" text:outline-level="2">🌍 Lore — A História do Mundo dos Sapos</text:h>
      <text:p text:style-name="Standard">Muito antes de qualquer jogador cruzar as águas e pântanos deste mundo, havia apenas A Lagoa Eterna — uma nascente de águas cristalinas no coração de um bosque que tocava todos os biomas. Dela surgiram os Primeiros Sapos, guardiões elementais que moldaram a terra, o clima e a fauna à sua volta.</text:p>
      <text:p text:style-name="Standard">Com o tempo, esses guardiões espalharam-se e geraram linhagens adaptadas a cada ambiente: desertos secos, picos gelados, vulcões ativos, florestas sombrias. Cada linhagem desenvolveu cores, padrões e habilidades únicas para sobreviver.</text:p>
      <text:p text:style-name="Standard"><text:soft-page-break/>Mas algo mudou: A Sombra do Nevoeiro — um fenômeno misterioso que começou a corromper habitats, mutar criaturas e espalhar instabilidade. O papel dos jogadores é simples e grandioso: explorar, defender e restaurar equilíbrio, fortalecendo seus sapos através de caçadas, alianças e descobertas.</text:p>
      <text:h text:style-name="Heading_20_2" text:outline-level="2">🗺 Mapa-Múndi — Regiões e Biomas</text:h>
      <text:list text:continue-numbering="true" text:style-name="WWNum1">
        <text:list-item>
          <text:p text:style-name="P3">Lagoa Eterna (Zona Inicial)</text:p>
        </text:list-item>
        <text:list-item>
          <text:p text:style-name="P3">Local seguro e ponto de partida dos jogadores.</text:p>
        </text:list-item>
        <text:list-item>
          <text:p text:style-name="P3">Acesso ao Plaza, Mercado e áreas de treino.</text:p>
        </text:list-item>
        <text:list-item>
          <text:p text:style-name="P3"><text:s text:c="4"/>Local seguro e ponto de partida dos jogadores.</text:p>
        </text:list-item>
        <text:list-item>
          <text:p text:style-name="P3"><text:s text:c="4"/>Acesso ao Plaza, Mercado e áreas de treino.</text:p>
        </text:list-item>
        <text:list-item>
          <text:p text:style-name="P3">Local seguro e ponto de partida dos jogadores.</text:p>
        </text:list-item>
        <text:list-item>
          <text:p text:style-name="P3">Acesso ao Plaza, Mercado e áreas de treino.</text:p>
        </text:list-item>
        <text:list-item>
          <text:p text:style-name="P3">Campos Verdejantes</text:p>
        </text:list-item>
        <text:list-item>
          <text:p text:style-name="P3">Primeiro bioma de Hunts fáceis.</text:p>
        </text:list-item>
        <text:list-item>
          <text:p text:style-name="P3">Presas simples como formigas e insetos.</text:p>
        </text:list-item>
        <text:list-item>
          <text:p text:style-name="P3"><text:s text:c="4"/>Primeiro bioma de Hunts fáceis.</text:p>
        </text:list-item>
        <text:list-item>
          <text:p text:style-name="P3"><text:s text:c="4"/>Presas simples como formigas e insetos.</text:p>
        </text:list-item>
        <text:list-item>
          <text:p text:style-name="P3">Primeiro bioma de Hunts fáceis.</text:p>
        </text:list-item>
        <text:list-item>
          <text:p text:style-name="P3">Presas simples como formigas e insetos.</text:p>
        </text:list-item>
        <text:list-item>
          <text:p text:style-name="P3">Lago dos Girinos</text:p>
        </text:list-item>
        <text:list-item>
          <text:p text:style-name="P3">Zona aquática com criaturas jovens e rápidas.</text:p>
        </text:list-item>
        <text:list-item>
          <text:p text:style-name="P3">Fonte inicial de comida aquática e consumíveis de energia.</text:p>
        </text:list-item>
        <text:list-item>
          <text:p text:style-name="P3"><text:s text:c="4"/>Zona aquática com criaturas jovens e rápidas.</text:p>
        </text:list-item>
        <text:list-item>
          <text:p text:style-name="P3"><text:s text:c="4"/>Fonte inicial de comida aquática e consumíveis de energia.</text:p>
        </text:list-item>
        <text:list-item>
          <text:p text:style-name="P3">Zona aquática com criaturas jovens e rápidas.</text:p>
        </text:list-item>
        <text:list-item>
          <text:p text:style-name="P3">Fonte inicial de comida aquática e consumíveis de energia.</text:p>
        </text:list-item>
        <text:list-item>
          <text:p text:style-name="P3">Pântano Nebuloso</text:p>
        </text:list-item>
        <text:list-item>
          <text:p text:style-name="P3">Ambientes úmidos, visão reduzida.</text:p>
        </text:list-item>
        <text:list-item>
          <text:p text:style-name="P3">Predadores perigosos, loot mais valioso.</text:p>
        </text:list-item>
        <text:list-item>
          <text:p text:style-name="P3"><text:s text:c="4"/>Ambientes úmidos, visão reduzida.</text:p>
        </text:list-item>
        <text:list-item>
          <text:p text:style-name="P3"><text:s text:c="4"/>Predadores perigosos, loot mais valioso.</text:p>
        </text:list-item>
        <text:list-item>
          <text:p text:style-name="P3">Ambientes úmidos, visão reduzida.</text:p>
        </text:list-item>
        <text:list-item>
          <text:p text:style-name="P3">Predadores perigosos, loot mais valioso.</text:p>
        </text:list-item>
        <text:list-item>
          <text:p text:style-name="P3">Floresta Sombria</text:p>
        </text:list-item>
        <text:list-item>
          <text:p text:style-name="P3">Cobertura densa, ideal para encontros PvP opt-in.</text:p>
        </text:list-item>
        <text:list-item>
          <text:p text:style-name="P3">Monstros voadores e terrestres se alternam.</text:p>
        </text:list-item>
        <text:list-item>
          <text:p text:style-name="P3"><text:s text:c="4"/>Cobertura densa, ideal para encontros PvP opt-in.</text:p>
        </text:list-item>
        <text:list-item>
          <text:p text:style-name="P3"><text:s text:c="4"/>Monstros voadores e terrestres se alternam.</text:p>
        </text:list-item>
        <text:list-item>
          <text:p text:style-name="P3">Cobertura densa, ideal para encontros PvP opt-in.</text:p>
        </text:list-item>
        <text:list-item>
          <text:p text:style-name="P3">Monstros voadores e terrestres se alternam.</text:p>
        </text:list-item>
        <text:list-item>
          <text:p text:style-name="P3">Montanha Rochosa / Cavernas de Cristal</text:p>
        </text:list-item>
        <text:list-item>
          <text:p text:style-name="P3"><text:soft-page-break/>Hunts de média/alta dificuldade, loot de craft avançado.</text:p>
        </text:list-item>
        <text:list-item>
          <text:p text:style-name="P3">Presença de chefes guardiões minerais.</text:p>
        </text:list-item>
        <text:list-item>
          <text:p text:style-name="P3"><text:s text:c="4"/>Hunts de média/alta dificuldade, loot de craft avançado.</text:p>
        </text:list-item>
        <text:list-item>
          <text:p text:style-name="P3"><text:s text:c="4"/>Presença de chefes guardiões minerais.</text:p>
        </text:list-item>
        <text:list-item>
          <text:p text:style-name="P3">Hunts de média/alta dificuldade, loot de craft avançado.</text:p>
        </text:list-item>
        <text:list-item>
          <text:p text:style-name="P3">Presença de chefes guardiões minerais.</text:p>
        </text:list-item>
        <text:list-item>
          <text:p text:style-name="P3">Desertos e Desertos Negros</text:p>
        </text:list-item>
        <text:list-item>
          <text:p text:style-name="P3">Ambientes extremos, fome e sede mais rápidas.</text:p>
        </text:list-item>
        <text:list-item>
          <text:p text:style-name="P3">Loot raro de pedras e minerais especiais.</text:p>
        </text:list-item>
        <text:list-item>
          <text:p text:style-name="P3"><text:s text:c="4"/>Ambientes extremos, fome e sede mais rápidas.</text:p>
        </text:list-item>
        <text:list-item>
          <text:p text:style-name="P3"><text:s text:c="4"/>Loot raro de pedras e minerais especiais.</text:p>
        </text:list-item>
        <text:list-item>
          <text:p text:style-name="P3">Ambientes extremos, fome e sede mais rápidas.</text:p>
        </text:list-item>
        <text:list-item>
          <text:p text:style-name="P3">Loot raro de pedras e minerais especiais.</text:p>
        </text:list-item>
        <text:list-item>
          <text:p text:style-name="P3">Vulcão Ativo</text:p>
        </text:list-item>
        <text:list-item>
          <text:p text:style-name="P3">Áreas de risco elevado; inimigos de fogo.</text:p>
        </text:list-item>
        <text:list-item>
          <text:p text:style-name="P3">Fonte de materiais de lava para crafting lendário.</text:p>
        </text:list-item>
        <text:list-item>
          <text:p text:style-name="P3"><text:s text:c="4"/>Áreas de risco elevado; inimigos de fogo.</text:p>
        </text:list-item>
        <text:list-item>
          <text:p text:style-name="P3"><text:s text:c="4"/>Fonte de materiais de lava para crafting lendário.</text:p>
        </text:list-item>
        <text:list-item>
          <text:p text:style-name="P3">Áreas de risco elevado; inimigos de fogo.</text:p>
        </text:list-item>
        <text:list-item>
          <text:p text:style-name="P3">Fonte de materiais de lava para crafting lendário.</text:p>
        </text:list-item>
        <text:list-item>
          <text:p text:style-name="P3">Penhascos Ventosos / Congelados</text:p>
        </text:list-item>
        <text:list-item>
          <text:p text:style-name="P3">Desafios verticais, monstros aéreos e raros.</text:p>
        </text:list-item>
        <text:list-item>
          <text:p text:style-name="P3"><text:s text:c="4"/>Desafios verticais, monstros aéreos e raros.</text:p>
        </text:list-item>
        <text:list-item>
          <text:p text:style-name="P3">Desafios verticais, monstros aéreos e raros.</text:p>
        </text:list-item>
        <text:list-item>
          <text:p text:style-name="P3">Selvas e Florestas Antigas</text:p>
        </text:list-item>
        <text:list-item>
          <text:p text:style-name="P3">Biomas densos, inimigos ágeis e eventos ricos.</text:p>
        </text:list-item>
        <text:list-item>
          <text:p text:style-name="P3"><text:s text:c="4"/>Biomas densos, inimigos ágeis e eventos ricos.</text:p>
        </text:list-item>
        <text:list-item>
          <text:p text:style-name="P3">Biomas densos, inimigos ágeis e eventos ricos.</text:p>
        </text:list-item>
        <text:list-item>
          <text:p text:style-name="P3">Campos Congelados / Geleiras</text:p>
        </text:list-item>
        <text:list-item>
          <text:p text:style-name="P3">Hunts de frio intenso; recursos raros para equipamentos térmicos.</text:p>
        </text:list-item>
        <text:list-item>
          <text:p text:style-name="P3"><text:s text:c="4"/>Hunts de frio intenso; recursos raros para equipamentos térmicos.</text:p>
        </text:list-item>
        <text:list-item>
          <text:p text:style-name="P3">Hunts de frio intenso; recursos raros para equipamentos térmicos.</text:p>
        </text:list-item>
        <text:list-item>
          <text:p text:style-name="P3">Ruínas Afundadas / Catedral Submersa</text:p>
        </text:list-item>
        <text:list-item>
          <text:p text:style-name="P3">Ambientes subaquáticos de alta dificuldade.</text:p>
        </text:list-item>
        <text:list-item>
          <text:p text:style-name="P3"><text:s text:c="4"/>Ambientes subaquáticos de alta dificuldade.</text:p>
        </text:list-item>
        <text:list-item>
          <text:p text:style-name="P3">Ambientes subaquáticos de alta dificuldade.</text:p>
        </text:list-item>
        <text:list-item>
          <text:p text:style-name="P3">Vale do Crepúsculo</text:p>
        </text:list-item>
        <text:list-item>
          <text:p text:style-name="P3">Cenário crepuscular, inimigos únicos.</text:p>
        </text:list-item>
        <text:list-item>
          <text:p text:style-name="P3"><text:s text:c="4"/>Cenário crepuscular, inimigos únicos.</text:p>
        </text:list-item>
        <text:list-item>
          <text:p text:style-name="P3">Cenário crepuscular, inimigos únicos.</text:p>
        </text:list-item>
        <text:list-item>
          <text:p text:style-name="P3">Trono dos Ancestrais (Zona Final)</text:p>
        </text:list-item>
        <text:list-item>
          <text:p text:style-name="P3"><text:soft-page-break/>O covil do Rei Ancestral, chefe supremo.</text:p>
        </text:list-item>
        <text:list-item>
          <text:p text:style-name="P3">Eventos finais e loot lendário.</text:p>
        </text:list-item>
        <text:list-item>
          <text:p text:style-name="P3"><text:s text:c="4"/>O covil do Rei Ancestral, chefe supremo.</text:p>
        </text:list-item>
        <text:list-item>
          <text:p text:style-name="P3"><text:s text:c="4"/>Eventos finais e loot lendário.</text:p>
        </text:list-item>
        <text:list-item>
          <text:p text:style-name="P3">O covil do Rei Ancestral, chefe supremo.</text:p>
        </text:list-item>
        <text:list-item>
          <text:p text:style-name="P3">Eventos finais e loot lendário.</text:p>
        </text:list-item>
      </text:list>
      <text:h text:style-name="Heading_20_2" text:outline-level="2">🔮 Facções e Personagens</text:h>
      <text:list text:continue-numbering="true" text:style-name="WWNum1">
        <text:list-item>
          <text:p text:style-name="P3">Conselho dos Anuros — sábios que regem a Lagoa Eterna e orientam novos jogadores.</text:p>
        </text:list-item>
        <text:list-item>
          <text:p text:style-name="P3">Os Mercadores de Casco — nômades que aparecem em eventos e vendem itens raros.</text:p>
        </text:list-item>
        <text:list-item>
          <text:p text:style-name="P3">Guardas do Nevoeiro — elite de combate focada em defender biomas corrompidos.</text:p>
        </text:list-item>
        <text:list-item>
          <text:p text:style-name="P3">O Rei Ancestral — última barreira, guardião corrompido que decide o destino do mundo.</text:p>
        </text:list-item>
      </text:list>
      <text:p text:style-name="Standard"/>
      <text:h text:style-name="Heading_20_2" text:outline-level="2">🗺 Mapa Visual – Mundo dos Sapos (descrição para guia artístico)</text:h>
      <text:p text:style-name="Standard">Formato sugerido: mapa circular em estilo “storybook” visto de cima, dividido em biomas conectados por rios, trilhas e portais naturais. O centro é a Lagoa Eterna, e a partir dela, em anéis ou setores, se distribuem os biomas na ordem de progressão.</text:p>
      <text:h text:style-name="Heading_20_3" text:outline-level="3">Layout:</text:h>
      <text:list text:continue-numbering="true" text:style-name="WWNum1">
        <text:list-item>
          <text:p text:style-name="P3">Centro: Lagoa Eterna (Plaza, Mercado, Conselho dos Anuros)</text:p>
        </text:list-item>
        <text:list-item>
          <text:p text:style-name="P3">Norte: Campos Congelados → Penhascos Congelados → Geleira Ancestral</text:p>
        </text:list-item>
        <text:list-item>
          <text:p text:style-name="P3">Sul: Selva Antiga → Vale do Crepúsculo → Trono dos Ancestrais</text:p>
        </text:list-item>
        <text:list-item>
          <text:p text:style-name="P3">Leste: Pântano Nebuloso → Floresta Sombria → Montanha Rochosa → Cavernas de Cristal</text:p>
        </text:list-item>
        <text:list-item>
          <text:p text:style-name="P3">Oeste: Campos Verdejantes → Lago dos Girinos → Deserto Escaldante → Vulcão Ativo</text:p>
        </text:list-item>
        <text:list-item>
          <text:p text:style-name="P3">Elementos de conexão:</text:p>
        </text:list-item>
        <text:list-item>
          <text:p text:style-name="P3">Pontes de troncos entre zonas de floresta</text:p>
        </text:list-item>
        <text:list-item>
          <text:p text:style-name="P3">Gôndolas improvisadas ligando biomas aquáticos</text:p>
        </text:list-item>
        <text:list-item>
          <text:p text:style-name="P3">Portais de pedra nas áreas de chefes lendários</text:p>
        </text:list-item>
        <text:list-item>
          <text:p text:style-name="P3"><text:s text:c="4"/>Pontes de troncos entre zonas de floresta</text:p>
        </text:list-item>
        <text:list-item>
          <text:p text:style-name="P3"><text:s text:c="4"/>Gôndolas improvisadas ligando biomas aquáticos</text:p>
        </text:list-item>
        <text:list-item>
          <text:p text:style-name="P3"><text:s text:c="4"/>Portais de pedra nas áreas de chefes lendários</text:p>
        </text:list-item>
        <text:list-item>
          <text:p text:style-name="P3">Pontes de troncos entre zonas de floresta</text:p>
        </text:list-item>
        <text:list-item>
          <text:p text:style-name="P3">Gôndolas improvisadas ligando biomas aquáticos</text:p>
        </text:list-item>
        <text:list-item>
          <text:p text:style-name="P3">Portais de pedra nas áreas de chefes lendários</text:p>
        </text:list-item>
      </text:list>
      <text:h text:style-name="Heading_20_2" text:outline-level="2">📜 Fichas de Facções e Personagens</text:h>
      <text:h text:style-name="Heading_20_3" text:outline-level="3">Conselho dos Anuros</text:h>
      <text:list text:continue-numbering="true" text:style-name="WWNum1">
        <text:list-item>
          <text:p text:style-name="P3">Função: liderança espiritual e administrativa da Lagoa Eterna.</text:p>
        </text:list-item>
        <text:list-item>
          <text:p text:style-name="P3"><text:soft-page-break/>Visual: três sapos anciões com cores que representam os elementos primários (água, terra, vento).</text:p>
        </text:list-item>
        <text:list-item>
          <text:p text:style-name="P3">Papel no jogo: NPCs de tutoriais, missões de história e validação de conquistas importantes.</text:p>
        </text:list-item>
      </text:list>
      <text:h text:style-name="Heading_20_3" text:outline-level="3">Os Mercadores de Casco</text:h>
      <text:list text:continue-numbering="true" text:style-name="WWNum1">
        <text:list-item>
          <text:p text:style-name="P3">Função: comerciantes nômades que surgem em eventos aleatórios nas Hunts e no Plaza.</text:p>
        </text:list-item>
        <text:list-item>
          <text:p text:style-name="P3">Visual: tartarugas antropomórficas carregando pequenas barracas nas costas.</text:p>
        </text:list-item>
        <text:list-item>
          <text:p text:style-name="P3">Papel no jogo: venda de itens raros, consumíveis especiais, cosméticos.</text:p>
        </text:list-item>
      </text:list>
      <text:h text:style-name="Heading_20_3" text:outline-level="3">Guardas do Nevoeiro</text:h>
      <text:list text:continue-numbering="true" text:style-name="WWNum1">
        <text:list-item>
          <text:p text:style-name="P3">Função: defensores das fronteiras dos biomas corrompidos.</text:p>
        </text:list-item>
        <text:list-item>
          <text:p text:style-name="P3">Visual: sapos equipados com armaduras leves, adornos tribais e marcas de guerra.</text:p>
        </text:list-item>
        <text:list-item>
          <text:p text:style-name="P3">Papel no jogo: dão missões de combate e “limpeza” de áreas críticas.</text:p>
        </text:list-item>
      </text:list>
      <text:h text:style-name="Heading_20_3" text:outline-level="3">Rei Ancestral</text:h>
      <text:list text:continue-numbering="true" text:style-name="WWNum1">
        <text:list-item>
          <text:p text:style-name="P3">Função: chefe final, líder original corrompido pela Sombra do Nevoeiro.</text:p>
        </text:list-item>
        <text:list-item>
          <text:p text:style-name="P3">Visual: sapo colossal com armadura orgânica, olhos brilhantes e padrões distorcidos.</text:p>
        </text:list-item>
        <text:list-item>
          <text:p text:style-name="P3">Papel no jogo: missão final de história, dropa loot lendário e itens únicos.</text:p>
        </text:list-item>
      </text:list>
      <text:h text:style-name="Heading_20_2" text:outline-level="2">🎯 Sugestão de Estilo de Arte para o Mapa</text:h>
      <text:list text:continue-numbering="true" text:style-name="WWNum1">
        <text:list-item>
          <text:p text:style-name="P3">Cores: vivas, saturadas, com transições suaves entre biomas.</text:p>
        </text:list-item>
        <text:list-item>
          <text:p text:style-name="P3">Detalhes: incluir miniaturas dos chefes nas áreas-chave.</text:p>
        </text:list-item>
        <text:list-item>
          <text:p text:style-name="P3">Tipografia: letras orgânicas, com curvas inspiradas em juncos e plantas aquáticas.</text:p>
        </text:list-item>
        <text:list-item>
          <text:p text:style-name="P3">Escala: suficiente para identificar rotas e áreas, mas com estilo ilustrado, não topográfico.</text:p>
        </text:list-item>
      </text:list>
      <text:p text:style-name="Standard"/>
      <text:h text:style-name="Heading_20_2" text:outline-level="2">🎭 Capítulo de Abertura — “O Chamado da Lagoa”</text:h>
      <text:p text:style-name="Standard">Cena 1 — Chegada</text:p>
      <text:list text:continue-numbering="true" text:style-name="WWNum1">
        <text:list-item>
          <text:p text:style-name="P3">Tela abre com uma vista aérea da Lagoa Eterna sob o sol nascente.</text:p>
        </text:list-item>
        <text:list-item>
          <text:p text:style-name="P3">Música suave de cordas e sons de água.</text:p>
        </text:list-item>
        <text:list-item>
          <text:p text:style-name="P3">Texto narrado:</text:p>
        </text:list-item>
      </text:list>
      <text:p text:style-name="Standard">Controle liberado: jogador movimenta seu primeiro sapo (🆓 Grátis) pelo pequeno cais.</text:p>
      <text:h text:style-name="Heading_20_3" text:outline-level="3">🐸 NPC Inicial: Ancião Verdeton</text:h>
      <text:list text:continue-numbering="true" text:style-name="WWNum1">
        <text:list-item>
          <text:p text:style-name="P3">Aparência: sapo idoso, pele verde‑musgo, cajado de bambu.</text:p>
        </text:list-item>
        <text:list-item>
          <text:p text:style-name="P3">Diálogo:</text:p>
        </text:list-item>
        <text:list-item>
          <text:p text:style-name="P3">Missão 1 – “Primeira Caça”</text:p>
        </text:list-item>
        <text:list-item>
          <text:p text:style-name="P3">Objetivo: entrar em uma Hunt de nível 1–3 (Colônia das Formigas).</text:p>
        </text:list-item>
        <text:list-item>
          <text:p text:style-name="P3">Recompensa: comida crua + 10 XP.</text:p>
        </text:list-item>
        <text:list-item>
          <text:p text:style-name="P3">Tutorial de energia/fome/vida.</text:p>
        </text:list-item>
        <text:list-item>
          <text:p text:style-name="P3"><text:soft-page-break/><text:s text:c="4"/>Objetivo: entrar em uma Hunt de nível 1–3 (Colônia das Formigas).</text:p>
        </text:list-item>
        <text:list-item>
          <text:p text:style-name="P3"><text:s text:c="4"/>Recompensa: comida crua + 10 XP.</text:p>
        </text:list-item>
        <text:list-item>
          <text:p text:style-name="P3"><text:s text:c="4"/>Tutorial de energia/fome/vida.</text:p>
        </text:list-item>
        <text:list-item>
          <text:p text:style-name="P3">Objetivo: entrar em uma Hunt de nível 1–3 (Colônia das Formigas).</text:p>
        </text:list-item>
        <text:list-item>
          <text:p text:style-name="P3">Recompensa: comida crua + 10 XP.</text:p>
        </text:list-item>
        <text:list-item>
          <text:p text:style-name="P3">Tutorial de energia/fome/vida.</text:p>
        </text:list-item>
      </text:list>
      <text:h text:style-name="Heading_20_3" text:outline-level="3">🛶 NPC Secundário: Mestre Cinturão</text:h>
      <text:list text:continue-numbering="true" text:style-name="WWNum1">
        <text:list-item>
          <text:p text:style-name="P3">Aparência: sapo de barriga dourada e faixa trançada.</text:p>
        </text:list-item>
        <text:list-item>
          <text:p text:style-name="P3">Função: ensinar habilidades (skills).</text:p>
        </text:list-item>
        <text:list-item>
          <text:p text:style-name="P3">Missão 2 – “Aprenda a Defender”</text:p>
        </text:list-item>
        <text:list-item>
          <text:p text:style-name="P3">Objetivo: vencer uma fase usando ao menos 1 habilidade de defesa.</text:p>
        </text:list-item>
        <text:list-item>
          <text:p text:style-name="P3">Recompensa: 1 poção de cura comum.</text:p>
        </text:list-item>
        <text:list-item>
          <text:p text:style-name="P3"><text:s text:c="4"/>Objetivo: vencer uma fase usando ao menos 1 habilidade de defesa.</text:p>
        </text:list-item>
        <text:list-item>
          <text:p text:style-name="P3"><text:s text:c="4"/>Recompensa: 1 poção de cura comum.</text:p>
        </text:list-item>
        <text:list-item>
          <text:p text:style-name="P3">Objetivo: vencer uma fase usando ao menos 1 habilidade de defesa.</text:p>
        </text:list-item>
        <text:list-item>
          <text:p text:style-name="P3">Recompensa: 1 poção de cura comum.</text:p>
        </text:list-item>
      </text:list>
      <text:h text:style-name="Heading_20_3" text:outline-level="3">🐢 Evento Dinâmico: Visita dos Mercadores de Casco</text:h>
      <text:list text:continue-numbering="true" text:style-name="WWNum1">
        <text:list-item>
          <text:p text:style-name="P3">Ocorre no Plaza após a Missão 1.</text:p>
        </text:list-item>
        <text:list-item>
          <text:p text:style-name="P3">Diálogo:</text:p>
        </text:list-item>
        <text:list-item>
          <text:p text:style-name="P3">Loja temporária: 3 itens aleatórios (1 consumível, 1 material raro, 1 cosmético não‑NFT).</text:p>
        </text:list-item>
      </text:list>
      <text:h text:style-name="Heading_20_2" text:outline-level="2">📜 Primeiro Arco Narrativo: “Rastro do Nevoeiro”</text:h>
      <text:p text:style-name="Standard">Após concluir Hunts H1 e H2:</text:p>
      <text:list text:continue-numbering="true" text:style-name="WWNum1">
        <text:list-item>
          <text:p text:style-name="P3">Cutscene breve mostra Pântano Nebuloso envolto numa névoa estranha.</text:p>
        </text:list-item>
        <text:list-item>
          <text:p text:style-name="P3">Ancião Verdeton:</text:p>
        </text:list-item>
        <text:list-item>
          <text:p text:style-name="P3">Missão 3 – “Patrulha do Pântano”</text:p>
        </text:list-item>
        <text:list-item>
          <text:p text:style-name="P3">Objetivo: concluir H3 com pelo menos 80% de vida restante.</text:p>
        </text:list-item>
        <text:list-item>
          <text:p text:style-name="P3">Recompensa: desbloqueia acesso à H4 e ao sistema de trade no Plaza.</text:p>
        </text:list-item>
        <text:list-item>
          <text:p text:style-name="P3"><text:s text:c="4"/>Objetivo: concluir H3 com pelo menos 80% de vida restante.</text:p>
        </text:list-item>
        <text:list-item>
          <text:p text:style-name="P3"><text:s text:c="4"/>Recompensa: desbloqueia acesso à H4 e ao sistema de trade no Plaza.</text:p>
        </text:list-item>
        <text:list-item>
          <text:p text:style-name="P3">Objetivo: concluir H3 com pelo menos 80% de vida restante.</text:p>
        </text:list-item>
        <text:list-item>
          <text:p text:style-name="P3">Recompensa: desbloqueia acesso à H4 e ao sistema de trade no Plaza.</text:p>
        </text:list-item>
      </text:list>
      <text:h text:style-name="Heading_20_2" text:outline-level="2">🗺 Gancho de Progressão</text:h>
      <text:p text:style-name="Standard">Cada facção introduz missões iniciais que:</text:p>
      <text:list text:continue-numbering="true" text:style-name="WWNum1">
        <text:list-item>
          <text:p text:style-name="P3">Levam o jogador a um bioma novo.</text:p>
        </text:list-item>
        <text:list-item>
          <text:p text:style-name="P3">Introduzem novas mecânicas (PvP opt‑in, breeding, crafting avançado).</text:p>
        </text:list-item>
        <text:list-item>
          <text:p text:style-name="P3">Dão recompensas que ampliam as opções (equipamentos, receitas).</text:p>
        </text:list-item>
      </text:list>
      <text:p text:style-name="Standard"><text:soft-page-break/></text:p>
      <text:h text:style-name="Heading_20_2" text:outline-level="2">📖 Roteiro Narrativo — Missões Principais</text:h>
      <text:h text:style-name="Heading_20_3" text:outline-level="3">Arco 1 – Guardião Iniciante (Nível 1–5)</text:h>
      <text:p text:style-name="Standard">Objetivo geral: aprender sobrevivência, combate básico e coleta.</text:p>
      <text:list text:continue-numbering="true" text:style-name="WWNum1">
        <text:list-item>
          <text:p text:style-name="P3">O Chamado da Lagoa (tutorial)</text:p>
        </text:list-item>
        <text:list-item>
          <text:p text:style-name="P3">NPC: Ancião Verdeton</text:p>
        </text:list-item>
        <text:list-item>
          <text:p text:style-name="P3">Caçar na Colônia das Formigas (H1)</text:p>
        </text:list-item>
        <text:list-item>
          <text:p text:style-name="P3">Recompensa: comida, 10 XP, desbloqueio crafting básico.</text:p>
        </text:list-item>
        <text:list-item>
          <text:p text:style-name="P3"><text:s text:c="4"/>NPC: Ancião Verdeton</text:p>
        </text:list-item>
        <text:list-item>
          <text:p text:style-name="P3"><text:s text:c="4"/>Caçar na Colônia das Formigas (H1)</text:p>
        </text:list-item>
        <text:list-item>
          <text:p text:style-name="P3"><text:s text:c="4"/>Recompensa: comida, 10 XP, desbloqueio crafting básico.</text:p>
        </text:list-item>
        <text:list-item>
          <text:p text:style-name="P3">NPC: Ancião Verdeton</text:p>
        </text:list-item>
        <text:list-item>
          <text:p text:style-name="P3">Caçar na Colônia das Formigas (H1)</text:p>
        </text:list-item>
        <text:list-item>
          <text:p text:style-name="P3">Recompensa: comida, 10 XP, desbloqueio crafting básico.</text:p>
        </text:list-item>
        <text:list-item>
          <text:p text:style-name="P3">Primeiras Defesas</text:p>
        </text:list-item>
        <text:list-item>
          <text:p text:style-name="P3">NPC: Mestre Cinturão</text:p>
        </text:list-item>
        <text:list-item>
          <text:p text:style-name="P3">Usar habilidade de defesa em Hunt H2</text:p>
        </text:list-item>
        <text:list-item>
          <text:p text:style-name="P3">Recompensa: poção de cura comum.</text:p>
        </text:list-item>
        <text:list-item>
          <text:p text:style-name="P3"><text:s text:c="4"/>NPC: Mestre Cinturão</text:p>
        </text:list-item>
        <text:list-item>
          <text:p text:style-name="P3"><text:s text:c="4"/>Usar habilidade de defesa em Hunt H2</text:p>
        </text:list-item>
        <text:list-item>
          <text:p text:style-name="P3"><text:s text:c="4"/>Recompensa: poção de cura comum.</text:p>
        </text:list-item>
        <text:list-item>
          <text:p text:style-name="P3">NPC: Mestre Cinturão</text:p>
        </text:list-item>
        <text:list-item>
          <text:p text:style-name="P3">Usar habilidade de defesa em Hunt H2</text:p>
        </text:list-item>
        <text:list-item>
          <text:p text:style-name="P3">Recompensa: poção de cura comum.</text:p>
        </text:list-item>
        <text:list-item>
          <text:p text:style-name="P3">Encontro com os Mercadores</text:p>
        </text:list-item>
        <text:list-item>
          <text:p text:style-name="P3">Evento no Plaza (Mercadores de Casco)</text:p>
        </text:list-item>
        <text:list-item>
          <text:p text:style-name="P3">Comprar ou trocar por 1 consumível raro.</text:p>
        </text:list-item>
        <text:list-item>
          <text:p text:style-name="P3"><text:s text:c="4"/>Evento no Plaza (Mercadores de Casco)</text:p>
        </text:list-item>
        <text:list-item>
          <text:p text:style-name="P3"><text:s text:c="4"/>Comprar ou trocar por 1 consumível raro.</text:p>
        </text:list-item>
        <text:list-item>
          <text:p text:style-name="P3">Evento no Plaza (Mercadores de Casco)</text:p>
        </text:list-item>
        <text:list-item>
          <text:p text:style-name="P3">Comprar ou trocar por 1 consumível raro.</text:p>
        </text:list-item>
      </text:list>
      <text:h text:style-name="Heading_20_3" text:outline-level="3">Arco 2 – O Rastro do Nevoeiro (Nível 6–10)</text:h>
      <text:p text:style-name="Standard">Objetivo geral: introduzir ameaças mais perigosas e mecânica de eventos.</text:p>
      <text:list text:continue-numbering="true" text:style-name="WWNum1">
        <text:list-item>
          <text:p text:style-name="P3">Patrulha do Pântano</text:p>
        </text:list-item>
        <text:list-item>
          <text:p text:style-name="P3">NPC: Guarda do Nevoeiro Tarek</text:p>
        </text:list-item>
        <text:list-item>
          <text:p text:style-name="P3">Concluir H3 com ≥ 80% Vida</text:p>
        </text:list-item>
        <text:list-item>
          <text:p text:style-name="P3">Recompensa: desbloqueio Floresta Sombria (H4).</text:p>
        </text:list-item>
        <text:list-item>
          <text:p text:style-name="P3"><text:s text:c="4"/>NPC: Guarda do Nevoeiro Tarek</text:p>
        </text:list-item>
        <text:list-item>
          <text:p text:style-name="P3"><text:soft-page-break/><text:s text:c="4"/>Concluir H3 com ≥ 80% Vida</text:p>
        </text:list-item>
        <text:list-item>
          <text:p text:style-name="P3"><text:s text:c="4"/>Recompensa: desbloqueio Floresta Sombria (H4).</text:p>
        </text:list-item>
        <text:list-item>
          <text:p text:style-name="P3">NPC: Guarda do Nevoeiro Tarek</text:p>
        </text:list-item>
        <text:list-item>
          <text:p text:style-name="P3">Concluir H3 com ≥ 80% Vida</text:p>
        </text:list-item>
        <text:list-item>
          <text:p text:style-name="P3">Recompensa: desbloqueio Floresta Sombria (H4).</text:p>
        </text:list-item>
        <text:list-item>
          <text:p text:style-name="P3">Ventos Inquietos</text:p>
        </text:list-item>
        <text:list-item>
          <text:p text:style-name="P3">NPC: Batedora Liliana</text:p>
        </text:list-item>
        <text:list-item>
          <text:p text:style-name="P3">Caçar em H9 (Penhascos Ventosos) e vencer Condor.</text:p>
        </text:list-item>
        <text:list-item>
          <text:p text:style-name="P3">Recompensa: equipamento costas comum.</text:p>
        </text:list-item>
        <text:list-item>
          <text:p text:style-name="P3"><text:s text:c="4"/>NPC: Batedora Liliana</text:p>
        </text:list-item>
        <text:list-item>
          <text:p text:style-name="P3"><text:s text:c="4"/>Caçar em H9 (Penhascos Ventosos) e vencer Condor.</text:p>
        </text:list-item>
        <text:list-item>
          <text:p text:style-name="P3"><text:s text:c="4"/>Recompensa: equipamento costas comum.</text:p>
        </text:list-item>
        <text:list-item>
          <text:p text:style-name="P3">NPC: Batedora Liliana</text:p>
        </text:list-item>
        <text:list-item>
          <text:p text:style-name="P3">Caçar em H9 (Penhascos Ventosos) e vencer Condor.</text:p>
        </text:list-item>
        <text:list-item>
          <text:p text:style-name="P3">Recompensa: equipamento costas comum.</text:p>
        </text:list-item>
      </text:list>
      <text:h text:style-name="Heading_20_3" text:outline-level="3">Arco 3 – Ecos dos Antigos (Nível 11–20)</text:h>
      <text:p text:style-name="Standard">Objetivo geral: preparar o jogador para breeding e crafting avançado.</text:p>
      <text:list text:continue-numbering="true" text:style-name="WWNum1">
        <text:list-item>
          <text:p text:style-name="P3">Cristais e Segredos</text:p>
        </text:list-item>
        <text:list-item>
          <text:p text:style-name="P3">NPC: Artesão Pebble</text:p>
        </text:list-item>
        <text:list-item>
          <text:p text:style-name="P3">Obter 3 materiais de cristal em H6</text:p>
        </text:list-item>
        <text:list-item>
          <text:p text:style-name="P3">Recompensa: blueprint equipamento raro.</text:p>
        </text:list-item>
        <text:list-item>
          <text:p text:style-name="P3"><text:s text:c="4"/>NPC: Artesão Pebble</text:p>
        </text:list-item>
        <text:list-item>
          <text:p text:style-name="P3"><text:s text:c="4"/>Obter 3 materiais de cristal em H6</text:p>
        </text:list-item>
        <text:list-item>
          <text:p text:style-name="P3"><text:s text:c="4"/>Recompensa: blueprint equipamento raro.</text:p>
        </text:list-item>
        <text:list-item>
          <text:p text:style-name="P3">NPC: Artesão Pebble</text:p>
        </text:list-item>
        <text:list-item>
          <text:p text:style-name="P3">Obter 3 materiais de cristal em H6</text:p>
        </text:list-item>
        <text:list-item>
          <text:p text:style-name="P3">Recompensa: blueprint equipamento raro.</text:p>
        </text:list-item>
        <text:list-item>
          <text:p text:style-name="P3">Primeiro Breeding</text:p>
        </text:list-item>
        <text:list-item>
          <text:p text:style-name="P3">NPC: Ancião Verdeton</text:p>
        </text:list-item>
        <text:list-item>
          <text:p text:style-name="P3">Criar um filhote usando qualquer item de suporte.</text:p>
        </text:list-item>
        <text:list-item>
          <text:p text:style-name="P3">Recompensa: Essência Evolutiva.</text:p>
        </text:list-item>
        <text:list-item>
          <text:p text:style-name="P3"><text:s text:c="4"/>NPC: Ancião Verdeton</text:p>
        </text:list-item>
        <text:list-item>
          <text:p text:style-name="P3"><text:s text:c="4"/>Criar um filhote usando qualquer item de suporte.</text:p>
        </text:list-item>
        <text:list-item>
          <text:p text:style-name="P3"><text:s text:c="4"/>Recompensa: Essência Evolutiva.</text:p>
        </text:list-item>
        <text:list-item>
          <text:p text:style-name="P3">NPC: Ancião Verdeton</text:p>
        </text:list-item>
        <text:list-item>
          <text:p text:style-name="P3">Criar um filhote usando qualquer item de suporte.</text:p>
        </text:list-item>
        <text:list-item>
          <text:p text:style-name="P3">Recompensa: Essência Evolutiva.</text:p>
        </text:list-item>
        <text:list-item>
          <text:p text:style-name="P3">O Calor do Vulcão</text:p>
        </text:list-item>
        <text:list-item>
          <text:p text:style-name="P3">NPC: Guarda do Nevoeiro Tarek</text:p>
        </text:list-item>
        <text:list-item>
          <text:p text:style-name="P3">Vencer Elemental de Fogo em H8</text:p>
        </text:list-item>
        <text:list-item>
          <text:p text:style-name="P3"><text:soft-page-break/>Recompensa: item de breeding raro.</text:p>
        </text:list-item>
        <text:list-item>
          <text:p text:style-name="P3"><text:s text:c="4"/>NPC: Guarda do Nevoeiro Tarek</text:p>
        </text:list-item>
        <text:list-item>
          <text:p text:style-name="P3"><text:s text:c="4"/>Vencer Elemental de Fogo em H8</text:p>
        </text:list-item>
        <text:list-item>
          <text:p text:style-name="P3"><text:s text:c="4"/>Recompensa: item de breeding raro.</text:p>
        </text:list-item>
        <text:list-item>
          <text:p text:style-name="P3">NPC: Guarda do Nevoeiro Tarek</text:p>
        </text:list-item>
        <text:list-item>
          <text:p text:style-name="P3">Vencer Elemental de Fogo em H8</text:p>
        </text:list-item>
        <text:list-item>
          <text:p text:style-name="P3">Recompensa: item de breeding raro.</text:p>
        </text:list-item>
      </text:list>
      <text:h text:style-name="Heading_20_3" text:outline-level="3">Arco 4 – Sombras e Revelações (Nível 21–30)</text:h>
      <text:p text:style-name="Standard">Objetivo geral: desbloquear áreas finais e preparar para o Rei Ancestral.</text:p>
      <text:list text:continue-numbering="true" text:style-name="WWNum1">
        <text:list-item>
          <text:p text:style-name="P3">Ritual nas Rochas Lunares</text:p>
        </text:list-item>
        <text:list-item>
          <text:p text:style-name="P3">Evento: Ritual Arcano em H17</text:p>
        </text:list-item>
        <text:list-item>
          <text:p text:style-name="P3">Recompensa: blueprint épico.</text:p>
        </text:list-item>
        <text:list-item>
          <text:p text:style-name="P3"><text:s text:c="4"/>Evento: Ritual Arcano em H17</text:p>
        </text:list-item>
        <text:list-item>
          <text:p text:style-name="P3"><text:s text:c="4"/>Recompensa: blueprint épico.</text:p>
        </text:list-item>
        <text:list-item>
          <text:p text:style-name="P3">Evento: Ritual Arcano em H17</text:p>
        </text:list-item>
        <text:list-item>
          <text:p text:style-name="P3">Recompensa: blueprint épico.</text:p>
        </text:list-item>
        <text:list-item>
          <text:p text:style-name="P3">O Vale do Crepúsculo</text:p>
        </text:list-item>
        <text:list-item>
          <text:p text:style-name="P3">NPC: Batedora Liliana</text:p>
        </text:list-item>
        <text:list-item>
          <text:p text:style-name="P3">Vencer Guardião do Crepúsculo (H18) usando pelo menos 1 buff.</text:p>
        </text:list-item>
        <text:list-item>
          <text:p text:style-name="P3">Recompensa: equipamento costas raro.</text:p>
        </text:list-item>
        <text:list-item>
          <text:p text:style-name="P3"><text:s text:c="4"/>NPC: Batedora Liliana</text:p>
        </text:list-item>
        <text:list-item>
          <text:p text:style-name="P3"><text:s text:c="4"/>Vencer Guardião do Crepúsculo (H18) usando pelo menos 1 buff.</text:p>
        </text:list-item>
        <text:list-item>
          <text:p text:style-name="P3"><text:s text:c="4"/>Recompensa: equipamento costas raro.</text:p>
        </text:list-item>
        <text:list-item>
          <text:p text:style-name="P3">NPC: Batedora Liliana</text:p>
        </text:list-item>
        <text:list-item>
          <text:p text:style-name="P3">Vencer Guardião do Crepúsculo (H18) usando pelo menos 1 buff.</text:p>
        </text:list-item>
        <text:list-item>
          <text:p text:style-name="P3">Recompensa: equipamento costas raro.</text:p>
        </text:list-item>
        <text:list-item>
          <text:p text:style-name="P3">O Último Conselho</text:p>
        </text:list-item>
        <text:list-item>
          <text:p text:style-name="P3">NPCs: Todo o Conselho dos Anuros reunido.</text:p>
        </text:list-item>
        <text:list-item>
          <text:p text:style-name="P3">Objetivo: reunir 3 fragmentos ancestrais (drop em H14, H16, H19).</text:p>
        </text:list-item>
        <text:list-item>
          <text:p text:style-name="P3">Recompensa: acesso ao H20 — Trono dos Ancestrais.</text:p>
        </text:list-item>
        <text:list-item>
          <text:p text:style-name="P3"><text:s text:c="4"/>NPCs: Todo o Conselho dos Anuros reunido.</text:p>
        </text:list-item>
        <text:list-item>
          <text:p text:style-name="P3"><text:s text:c="4"/>Objetivo: reunir 3 fragmentos ancestrais (drop em H14, H16, H19).</text:p>
        </text:list-item>
        <text:list-item>
          <text:p text:style-name="P3"><text:s text:c="4"/>Recompensa: acesso ao H20 — Trono dos Ancestrais.</text:p>
        </text:list-item>
        <text:list-item>
          <text:p text:style-name="P3">NPCs: Todo o Conselho dos Anuros reunido.</text:p>
        </text:list-item>
        <text:list-item>
          <text:p text:style-name="P3">Objetivo: reunir 3 fragmentos ancestrais (drop em H14, H16, H19).</text:p>
        </text:list-item>
        <text:list-item>
          <text:p text:style-name="P3">Recompensa: acesso ao H20 — Trono dos Ancestrais.</text:p>
        </text:list-item>
      </text:list>
      <text:h text:style-name="Heading_20_3" text:outline-level="3">Arco Final – A Queda do Rei Ancestral</text:h>
      <text:list text:continue-numbering="true" text:style-name="WWNum1">
        <text:list-item>
          <text:p text:style-name="P3">Trono dos Ancestrais (H20)</text:p>
        </text:list-item>
        <text:list-item>
          <text:p text:style-name="P3">Derrotar o Rei Ancestral (chefe final).</text:p>
        </text:list-item>
        <text:list-item>
          <text:p text:style-name="P3">Loot: equipamento lendário, blueprint lendário, título “Guardião da Lagoa”.</text:p>
        </text:list-item>
        <text:list-item>
          <text:p text:style-name="P3"><text:soft-page-break/><text:s text:c="4"/>Derrotar o Rei Ancestral (chefe final).</text:p>
        </text:list-item>
        <text:list-item>
          <text:p text:style-name="P3"><text:s text:c="4"/>Loot: equipamento lendário, blueprint lendário, título “Guardião da Lagoa”.</text:p>
        </text:list-item>
        <text:list-item>
          <text:p text:style-name="P3">Derrotar o Rei Ancestral (chefe final).</text:p>
        </text:list-item>
        <text:list-item>
          <text:p text:style-name="P3">Loot: equipamento lendário, blueprint lendário, título “Guardião da Lagoa”.</text:p>
        </text:list-item>
        <text:list-item>
          <text:p text:style-name="P3">Epílogo – A Calmaria</text:p>
        </text:list-item>
        <text:list-item>
          <text:p text:style-name="P3">Cena no Plaza com todos os NPCs.</text:p>
        </text:list-item>
        <text:list-item>
          <text:p text:style-name="P3">Fala final do Ancião Verdeton:</text:p>
        </text:list-item>
        <text:list-item>
          <text:p text:style-name="P3"><text:s text:c="4"/>Cena no Plaza com todos os NPCs.</text:p>
        </text:list-item>
        <text:list-item>
          <text:p text:style-name="P3"><text:s text:c="4"/>Fala final do Ancião Verdeton:</text:p>
        </text:list-item>
        <text:list-item>
          <text:p text:style-name="P3">Cena no Plaza com todos os NPCs.</text:p>
        </text:list-item>
        <text:list-item>
          <text:p text:style-name="P3">Fala final do Ancião Verdeton:</text:p>
        </text:list-item>
      </text:list>
      <text:p text:style-name="Standard"/>
      <text:h text:style-name="Heading_20_2" text:outline-level="2">📅 Roadmap Narrativo – Nível 1 a 30</text:h>
      <table:table table:name="Tabela22" table:style-name="Tabela22">
        <table:table-column table:style-name="Tabela22.A" table:number-columns-repeated="5"/>
        <table:table-row table:style-name="Tabela22.1">
          <table:table-cell table:style-name="Tabela22.A1" office:value-type="string">
            <text:p text:style-name="P4" loext:marker-style-name="T3"><text:span text:style-name="T4">Nível alvo</text:span><text:span text:style-name="T3"/></text:p>
          </table:table-cell>
          <table:table-cell table:style-name="Tabela22.A1" office:value-type="string">
            <text:p text:style-name="P4" loext:marker-style-name="T3"><text:span text:style-name="T4">NPC responsável</text:span><text:span text:style-name="T3"/></text:p>
          </table:table-cell>
          <table:table-cell table:style-name="Tabela22.A1" office:value-type="string">
            <text:p text:style-name="P4" loext:marker-style-name="T3"><text:span text:style-name="T4">Objetivo narrativo/sistêmico</text:span><text:span text:style-name="T3"/></text:p>
          </table:table-cell>
          <table:table-cell table:style-name="Tabela22.A1" office:value-type="string">
            <text:p text:style-name="P4" loext:marker-style-name="T3"><text:span text:style-name="T4">Local/Conteúdo</text:span><text:span text:style-name="T3"/></text:p>
          </table:table-cell>
          <table:table-cell table:style-name="Tabela22.A1" office:value-type="string">
            <text:p text:style-name="P4" loext:marker-style-name="T3"><text:span text:style-name="T4">Recompensa chave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1–3</text:span><text:span text:style-name="T3"/></text:p>
          </table:table-cell>
          <table:table-cell table:style-name="Tabela22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2.A1" office:value-type="string">
            <text:p text:style-name="P4" loext:marker-style-name="T3"><text:span text:style-name="T4">Concluir primeira Hunt (H1), aprender energia/fome/vida</text:span><text:span text:style-name="T3"/></text:p>
          </table:table-cell>
          <table:table-cell table:style-name="Tabela22.A1" office:value-type="string">
            <text:p text:style-name="P4" loext:marker-style-name="T3"><text:span text:style-name="T4">Colônia das Formigas</text:span><text:span text:style-name="T3"/></text:p>
          </table:table-cell>
          <table:table-cell table:style-name="Tabela22.A1" office:value-type="string">
            <text:p text:style-name="P4" loext:marker-style-name="T3"><text:span text:style-name="T4">Comida crua + 10 XP + crafting básico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2–4</text:span><text:span text:style-name="T3"/></text:p>
          </table:table-cell>
          <table:table-cell table:style-name="Tabela22.A1" office:value-type="string">
            <text:p text:style-name="P4" loext:marker-style-name="T3"><text:span text:style-name="T4">Mestre Cinturão</text:span><text:span text:style-name="T3"/></text:p>
          </table:table-cell>
          <table:table-cell table:style-name="Tabela22.A1" office:value-type="string">
            <text:p text:style-name="P4" loext:marker-style-name="T3"><text:span text:style-name="T4">Usar habilidade de defesa ao menos 1x</text:span><text:span text:style-name="T3"/></text:p>
          </table:table-cell>
          <table:table-cell table:style-name="Tabela22.A1" office:value-type="string">
            <text:p text:style-name="P4" loext:marker-style-name="T3"><text:span text:style-name="T4">Lago dos Girinos (H2)</text:span><text:span text:style-name="T3"/></text:p>
          </table:table-cell>
          <table:table-cell table:style-name="Tabela22.A1" office:value-type="string">
            <text:p text:style-name="P4" loext:marker-style-name="T3"><text:span text:style-name="T4">Poção de cura comum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3–5</text:span><text:span text:style-name="T3"/></text:p>
          </table:table-cell>
          <table:table-cell table:style-name="Tabela22.A1" office:value-type="string">
            <text:p text:style-name="P4" loext:marker-style-name="T3"><text:span text:style-name="T4">Mercadores de Casco (evento)</text:span><text:span text:style-name="T3"/></text:p>
          </table:table-cell>
          <table:table-cell table:style-name="Tabela22.A1" office:value-type="string">
            <text:p text:style-name="P4" loext:marker-style-name="T3"><text:span text:style-name="T4">Interagir e negociar com mercador raro</text:span><text:span text:style-name="T3"/></text:p>
          </table:table-cell>
          <table:table-cell table:style-name="Tabela22.A1" office:value-type="string">
            <text:p text:style-name="P4" loext:marker-style-name="T3"><text:span text:style-name="T4">Plaza</text:span><text:span text:style-name="T3"/></text:p>
          </table:table-cell>
          <table:table-cell table:style-name="Tabela22.A1" office:value-type="string">
            <text:p text:style-name="P4" loext:marker-style-name="T3"><text:span text:style-name="T4">Consumível raro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6–8</text:span><text:span text:style-name="T3"/></text:p>
          </table:table-cell>
          <table:table-cell table:style-name="Tabela22.A1" office:value-type="string">
            <text:p text:style-name="P4" loext:marker-style-name="T3"><text:span text:style-name="T4">Guarda do Nevoeiro Tarek</text:span><text:span text:style-name="T3"/></text:p>
          </table:table-cell>
          <table:table-cell table:style-name="Tabela22.A1" office:value-type="string">
            <text:p text:style-name="P4" loext:marker-style-name="T3"><text:span text:style-name="T4">Concluir H3 com ≥80% Vida</text:span><text:span text:style-name="T3"/></text:p>
          </table:table-cell>
          <table:table-cell table:style-name="Tabela22.A1" office:value-type="string">
            <text:p text:style-name="P4" loext:marker-style-name="T3"><text:span text:style-name="T4">Pântano Nebuloso</text:span><text:span text:style-name="T3"/></text:p>
          </table:table-cell>
          <table:table-cell table:style-name="Tabela22.A1" office:value-type="string">
            <text:p text:style-name="P4" loext:marker-style-name="T3"><text:span text:style-name="T4">Acesso a H4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7–9</text:span><text:span text:style-name="T3"/></text:p>
          </table:table-cell>
          <table:table-cell table:style-name="Tabela22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2.A1" office:value-type="string">
            <text:p text:style-name="P4" loext:marker-style-name="T3"><text:span text:style-name="T4">Vencer Condor (H9)</text:span><text:span text:style-name="T3"/></text:p>
          </table:table-cell>
          <table:table-cell table:style-name="Tabela22.A1" office:value-type="string">
            <text:p text:style-name="P4" loext:marker-style-name="T3"><text:span text:style-name="T4">Penhascos Ventosos</text:span><text:span text:style-name="T3"/></text:p>
          </table:table-cell>
          <table:table-cell table:style-name="Tabela22.A1" office:value-type="string">
            <text:p text:style-name="P4" loext:marker-style-name="T3"><text:span text:style-name="T4">Equipamento costas comum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9–12</text:span><text:span text:style-name="T3"/></text:p>
          </table:table-cell>
          <table:table-cell table:style-name="Tabela22.A1" office:value-type="string">
            <text:p text:style-name="P4" loext:marker-style-name="T3"><text:span text:style-name="T4">Artesão Pebble</text:span><text:span text:style-name="T3"/></text:p>
          </table:table-cell>
          <table:table-cell table:style-name="Tabela22.A1" office:value-type="string">
            <text:p text:style-name="P4" loext:marker-style-name="T3"><text:span text:style-name="T4">Obter 3 materiais de cristal</text:span><text:span text:style-name="T3"/></text:p>
          </table:table-cell>
          <table:table-cell table:style-name="Tabela22.A1" office:value-type="string">
            <text:p text:style-name="P4" loext:marker-style-name="T3"><text:span text:style-name="T4">Cavernas de Cristal (H6)</text:span><text:span text:style-name="T3"/></text:p>
          </table:table-cell>
          <table:table-cell table:style-name="Tabela22.A1" office:value-type="string">
            <text:p text:style-name="P4" loext:marker-style-name="T3"><text:span text:style-name="T4">Blueprint equipamento raro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10–14</text:span><text:span text:style-name="T3"/></text:p>
          </table:table-cell>
          <table:table-cell table:style-name="Tabela22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2.A1" office:value-type="string">
            <text:p text:style-name="P4" loext:marker-style-name="T3"><text:span text:style-name="T4">Realizar 1 breeding com item de suporte</text:span><text:span text:style-name="T3"/></text:p>
          </table:table-cell>
          <table:table-cell table:style-name="Tabela22.A1" office:value-type="string">
            <text:p text:style-name="P4" loext:marker-style-name="T3"><text:span text:style-name="T4">Plaza/Breeding</text:span><text:span text:style-name="T3"/></text:p>
          </table:table-cell>
          <table:table-cell table:style-name="Tabela22.A1" office:value-type="string">
            <text:p text:style-name="P4" loext:marker-style-name="T3"><text:span text:style-name="T4">Essência Evolutiva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12–16</text:span><text:span text:style-name="T3"/></text:p>
          </table:table-cell>
          <table:table-cell table:style-name="Tabela22.A1" office:value-type="string">
            <text:p text:style-name="P4" loext:marker-style-name="T3"><text:span text:style-name="T4">Guarda Tarek</text:span><text:span text:style-name="T3"/></text:p>
          </table:table-cell>
          <table:table-cell table:style-name="Tabela22.A1" office:value-type="string">
            <text:p text:style-name="P4" loext:marker-style-name="T3"><text:span text:style-name="T4">Vencer Elemental de Fogo</text:span><text:span text:style-name="T3"/></text:p>
          </table:table-cell>
          <table:table-cell table:style-name="Tabela22.A1" office:value-type="string">
            <text:p text:style-name="P4" loext:marker-style-name="T3"><text:span text:style-name="T4">Vulcão Ativo (H8)</text:span><text:span text:style-name="T3"/></text:p>
          </table:table-cell>
          <table:table-cell table:style-name="Tabela22.A1" office:value-type="string">
            <text:p text:style-name="P4" loext:marker-style-name="T3"><text:span text:style-name="T4">Item breeding raro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21–24</text:span><text:span text:style-name="T3"/></text:p>
          </table:table-cell>
          <table:table-cell table:style-name="Tabela22.A1" office:value-type="string">
            <text:p text:style-name="P4" loext:marker-style-name="T3"><text:span text:style-name="T4">Evento Ritual Arcano</text:span><text:span text:style-name="T3"/></text:p>
          </table:table-cell>
          <table:table-cell table:style-name="Tabela22.A1" office:value-type="string">
            <text:p text:style-name="P4" loext:marker-style-name="T3"><text:span text:style-name="T4">Completar ritual em H17</text:span><text:span text:style-name="T3"/></text:p>
          </table:table-cell>
          <table:table-cell table:style-name="Tabela22.A1" office:value-type="string">
            <text:p text:style-name="P4" loext:marker-style-name="T3"><text:span text:style-name="T4">Cratera Lunar</text:span><text:span text:style-name="T3"/></text:p>
          </table:table-cell>
          <table:table-cell table:style-name="Tabela22.A1" office:value-type="string">
            <text:p text:style-name="P4" loext:marker-style-name="T3"><text:span text:style-name="T4">Blueprint épico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25–28</text:span><text:span text:style-name="T3"/></text:p>
          </table:table-cell>
          <table:table-cell table:style-name="Tabela22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2.A1" office:value-type="string">
            <text:p text:style-name="P4" loext:marker-style-name="T3"><text:span text:style-name="T4">Vencer Guardião do Crepúsculo </text:span><text:soft-page-break/><text:span text:style-name="T4">usando buff</text:span><text:span text:style-name="T3"/></text:p>
          </table:table-cell>
          <table:table-cell table:style-name="Tabela22.A1" office:value-type="string">
            <text:p text:style-name="P4" loext:marker-style-name="T3"><text:span text:style-name="T4">Vale do Crepúsculo (H18)</text:span><text:span text:style-name="T3"/></text:p>
          </table:table-cell>
          <table:table-cell table:style-name="Tabela22.A1" office:value-type="string">
            <text:p text:style-name="P4" loext:marker-style-name="T3"><text:span text:style-name="T4">Equipamento costas raro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27–30</text:span><text:span text:style-name="T3"/></text:p>
          </table:table-cell>
          <table:table-cell table:style-name="Tabela22.A1" office:value-type="string">
            <text:p text:style-name="P4" loext:marker-style-name="T3"><text:span text:style-name="T4">Conselho dos Anuros</text:span><text:span text:style-name="T3"/></text:p>
          </table:table-cell>
          <table:table-cell table:style-name="Tabela22.A1" office:value-type="string">
            <text:p text:style-name="P4" loext:marker-style-name="T3"><text:span text:style-name="T4">Reunir 3 fragmentos ancestrais</text:span><text:span text:style-name="T3"/></text:p>
          </table:table-cell>
          <table:table-cell table:style-name="Tabela22.A1" office:value-type="string">
            <text:p text:style-name="P4" loext:marker-style-name="T3"><text:span text:style-name="T4">H14, H16, H19</text:span><text:span text:style-name="T3"/></text:p>
          </table:table-cell>
          <table:table-cell table:style-name="Tabela22.A1" office:value-type="string">
            <text:p text:style-name="P4" loext:marker-style-name="T3"><text:span text:style-name="T4">Acesso a H20</text:span><text:span text:style-name="T3"/></text:p>
          </table:table-cell>
        </table:table-row>
        <table:table-row table:style-name="Tabela22.1">
          <table:table-cell table:style-name="Tabela22.A1" office:value-type="string">
            <text:p text:style-name="P4" loext:marker-style-name="T3"><text:span text:style-name="T4">30</text:span><text:span text:style-name="T3"/></text:p>
          </table:table-cell>
          <table:table-cell table:style-name="Tabela22.A1" office:value-type="string">
            <text:p text:style-name="P4" loext:marker-style-name="T3"><text:span text:style-name="T4">Rei Ancestral</text:span><text:span text:style-name="T3"/></text:p>
          </table:table-cell>
          <table:table-cell table:style-name="Tabela22.A1" office:value-type="string">
            <text:p text:style-name="P4" loext:marker-style-name="T3"><text:span text:style-name="T4">Derrotar chefe final</text:span><text:span text:style-name="T3"/></text:p>
          </table:table-cell>
          <table:table-cell table:style-name="Tabela22.A1" office:value-type="string">
            <text:p text:style-name="P4" loext:marker-style-name="T3"><text:span text:style-name="T4">Trono dos Ancestrais (H20)</text:span><text:span text:style-name="T3"/></text:p>
          </table:table-cell>
          <table:table-cell table:style-name="Tabela22.A1" office:value-type="string">
            <text:p text:style-name="P4" loext:marker-style-name="T3"><text:span text:style-name="T4">Equipamento lendário + título</text:span><text:span text:style-name="T3"/></text:p>
          </table:table-cell>
        </table:table-row>
      </table:table>
      <text:p text:style-name="Standard"/>
      <text:h text:style-name="Heading_20_2" text:outline-level="2">🎙 Roteiro de Diálogos – Campanha Principal</text:h>
      <text:h text:style-name="Heading_20_3" text:outline-level="3">Missão 1 – O Chamado da Lagoa (Ancião Verdeton)</text:h>
      <text:p text:style-name="Standard">Cena: Plaza, manhã, câmera em plano aberto mostrando a Lagoa Eterna. Ancião Verdeton: “Ah… um novo guardião surge das águas. O mundo lá fora é vasto, mas também faminto. Venha, vamos começar com algo simples: Formigas.” Tutorial UI: Mostrar barra de Energia/Fome/Vida piscando. Objetivo: Concluir H1. Ao retornar: “Muito bem. Senti firmeza nos seus saltos. Lembre-se: energia gasta é caçada merecida.”</text:p>
      <text:h text:style-name="Heading_20_3" text:outline-level="3">Missão 2 – Primeiras Defesas (Mestre Cinturão)</text:h>
      <text:p text:style-name="Standard">Cena: Pátio de treino no Plaza. Mestre Cinturão: “Força é inútil sem defesa. Quero ver você levantar sua guarda quando a batalha apertar.” Tutorial UI: Destacar botão/comando de habilidade defensiva. Objetivo: Usar uma habilidade de defesa em H2. Conclusão: “Bom. Mais um golpe e sua pele teria sentido. Guarde isso.”</text:p>
      <text:h text:style-name="Heading_20_3" text:outline-level="3">Evento – Visita dos Mercadores de Casco</text:h>
      <text:p text:style-name="Standard">Cena: Música alegre e sinos de vento no Plaza. Mercador: “Trago mercadorias fresquinhas das trilhas! Olhe, toque, barganhe. Mas seja rápido, nada aqui dura muito.” UI: Abrir loja temporária com 3 itens aleatórios.</text:p>
      <text:h text:style-name="Heading_20_3" text:outline-level="3">Missão 4 – Patrulha do Pântano (Guarda Tarek)</text:h>
      <text:p text:style-name="Standard">Cena: Margem do Pântano Nebuloso, névoa densa. Tarek: “Está vendo essa névoa? Cheirinho de problema. Entre e volte vivo, e talvez eu confie em você.” Objetivo: Concluir H3 com ≥80% Vida. Conclusão: “Não é qualquer um que volta sorrindo… e respirando.”</text:p>
      <text:h text:style-name="Heading_20_3" text:outline-level="3">Missão 5 – Ventos Inquietos (Batedora Liliana)</text:h>
      <text:p text:style-name="Standard">Cena: Penhascos Ventosos, rajadas fortes de vento. Liliana: “Aquelas asas no horizonte… são presas ou são caçadores? Só tem um jeito de saber.” Objetivo: Derrotar Condor em H9. Conclusão: “Viu só? Nem todo voo é seguro.”</text:p>
      <text:h text:style-name="Heading_20_3" text:outline-level="3">Missão 6 – Cristais e Segredos (Artesão Pebble)</text:h>
      <text:p text:style-name="Standard">Cena: Oficina iluminada por cristais. Pebble: “Com o brilho certo, até um casco velho parece novo. Me traga alguns cristais e te mostro.” Objetivo: Obter 3 materiais de cristal em H6. Conclusão: “Olhe só… não é só bonito, é resistente.”</text:p>
      <text:h text:style-name="Heading_20_3" text:outline-level="3"><text:soft-page-break/>Missão 7 – Primeiro Breeding (Ancião Verdeton)</text:h>
      <text:p text:style-name="Standard">Cena: Área de breeding da Lagoa. Ancião: “A vida renova a vida. Está pronto para deixar um legado?” UI: Tutorial de breeding, uso de item de suporte. Conclusão: “Um novo guardião nasceu… cuide bem dele.”</text:p>
      <text:h text:style-name="Heading_20_3" text:outline-level="3">Missão 8 – O Calor do Vulcão (Tarek)</text:h>
      <text:p text:style-name="Standard">Cena: Entrada do Vulcão Ativo, fumaça e brilho de magma. Tarek: “Se não aguenta o calor, não pule na lava. Mas se aguenta… traga a cabeça desse elemental.” Objetivo: Vencer Elemental de Fogo em H8. Conclusão: “Cheiro de enxofre… e de vitória.”</text:p>
      <text:h text:style-name="Heading_20_3" text:outline-level="3">Missão 9 – Ritual nas Rochas Lunares (Evento)</text:h>
      <text:p text:style-name="Standard">Cena: Plataforma iluminada por luar. Guardião Lunar: “A noite pede sacrifício… e coragem.” Objetivo: Completar Ritual Arcano em H17. Conclusão: “A lua sorri para quem ousa.”</text:p>
      <text:h text:style-name="Heading_20_3" text:outline-level="3">Missão 10 – Vale do Crepúsculo (Liliana)</text:h>
      <text:p text:style-name="Standard">Cena: Floresta densa em penumbra. Liliana: “Aqui, as sombras falam… e às vezes mordem. Use algo para se proteger.” Objetivo: Derrotar Guardião do Crepúsculo usando buff. Conclusão: “Ainda está inteiro. É mais do que muitos conseguem.”</text:p>
      <text:h text:style-name="Heading_20_3" text:outline-level="3">Missão 11 – O Último Conselho (Conselho dos Anuros)</text:h>
      <text:p text:style-name="Standard">Cena: Salão iluminado por vitrais aquáticos. Conselho: “Três fragmentos ancestrais mantêm o equilíbrio. Sem eles, nada se mantém de pé.” Objetivo: Obter fragmentos em H14, H16, H19. Conclusão: “As portas para o Trono estão abertas.”</text:p>
      <text:h text:style-name="Heading_20_3" text:outline-level="3">Missão 12 – Trono dos Ancestrais (Chefe Final)</text:h>
      <text:p text:style-name="Standard">Cena: Salão colossal coberto por névoa viva. Rei Ancestral: “Guardião ou ladrão… pouco importa. Hoje, você cai.” Objetivo: Derrotar o Rei Ancestral. Conclusão: Ancião Verdeton: “O nevoeiro recua. O mundo respira. Mas nunca para sempre.”</text:p>
      <text:p text:style-name="Standard"/>
      <text:h text:style-name="Heading_20_2" text:outline-level="2">📑 Tabela de Localização – Missões Principais</text:h>
      <table:table table:name="Tabela23" table:style-name="Tabela23">
        <table:table-column table:style-name="Tabela23.A" table:number-columns-repeated="3"/>
        <table:table-column table:style-name="Tabela23.D"/>
        <table:table-row table:style-name="Tabela23.1">
          <table:table-cell table:style-name="Tabela23.A1" office:value-type="string">
            <text:p text:style-name="P4" loext:marker-style-name="T3"><text:span text:style-name="T4">ID</text:span><text:span text:style-name="T3"/></text:p>
          </table:table-cell>
          <table:table-cell table:style-name="Tabela23.A1" office:value-type="string">
            <text:p text:style-name="P4" loext:marker-style-name="T3"><text:span text:style-name="T4">NPC</text:span><text:span text:style-name="T3"/></text:p>
          </table:table-cell>
          <table:table-cell table:style-name="Tabela23.A1" office:value-type="string">
            <text:p text:style-name="P4" loext:marker-style-name="T3"><text:span text:style-name="T4">Contexto</text:span><text:span text:style-name="T3"/></text:p>
          </table:table-cell>
          <table:table-cell table:style-name="Tabela23.A1" office:value-type="string">
            <text:p text:style-name="P4" loext:marker-style-name="T3"><text:span text:style-name="T4">Texto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1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3.A1" office:value-type="string">
            <text:p text:style-name="P4" loext:marker-style-name="T3"><text:span text:style-name="T4">Introdução no Plaza</text:span><text:span text:style-name="T3"/></text:p>
          </table:table-cell>
          <table:table-cell table:style-name="Tabela23.A1" office:value-type="string">
            <text:p text:style-name="P4" loext:marker-style-name="T3"><text:span text:style-name="T4">“Ah… um novo guardião surge das águas. O mundo lá fora é vasto, mas também faminto. Venha, vamos começar com algo simples: Formigas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1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concluir H1</text:span><text:span text:style-name="T3"/></text:p>
          </table:table-cell>
          <table:table-cell table:style-name="Tabela23.A1" office:value-type="string">
            <text:p text:style-name="P4" loext:marker-style-name="T3"><text:span text:style-name="T4">“Muito bem. Senti firmeza nos seus saltos. Lembre-se: energia gasta é caçada merecida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2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Mestre Cinturão</text:span><text:span text:style-name="T3"/></text:p>
          </table:table-cell>
          <table:table-cell table:style-name="Tabela23.A1" office:value-type="string">
            <text:p text:style-name="P4" loext:marker-style-name="T3"><text:span text:style-name="T4">Pátio de treino</text:span><text:span text:style-name="T3"/></text:p>
          </table:table-cell>
          <table:table-cell table:style-name="Tabela23.A1" office:value-type="string">
            <text:p text:style-name="P4" loext:marker-style-name="T3"><text:span text:style-name="T4">“Força é inútil sem </text:span><text:soft-page-break/><text:span text:style-name="T4">defesa. Quero ver você levantar sua guarda quando a batalha apertar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2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Mestre Cinturão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usar defesa em H2</text:span><text:span text:style-name="T3"/></text:p>
          </table:table-cell>
          <table:table-cell table:style-name="Tabela23.A1" office:value-type="string">
            <text:p text:style-name="P4" loext:marker-style-name="T3"><text:span text:style-name="T4">“Bom. Mais um golpe e sua pele teria sentido. Guarde isso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EVT_MERCADOR</text:span><text:span text:style-name="T3"/></text:p>
          </table:table-cell>
          <table:table-cell table:style-name="Tabela23.A1" office:value-type="string">
            <text:p text:style-name="P4" loext:marker-style-name="T3"><text:span text:style-name="T4">Mercador de Casco</text:span><text:span text:style-name="T3"/></text:p>
          </table:table-cell>
          <table:table-cell table:style-name="Tabela23.A1" office:value-type="string">
            <text:p text:style-name="P4" loext:marker-style-name="T3"><text:span text:style-name="T4">Evento no Plaza</text:span><text:span text:style-name="T3"/></text:p>
          </table:table-cell>
          <table:table-cell table:style-name="Tabela23.A1" office:value-type="string">
            <text:p text:style-name="P4" loext:marker-style-name="T3"><text:span text:style-name="T4">“Trago mercadorias fresquinhas das trilhas! Olhe, toque, barganhe. Mas seja rápido, nada aqui dura muito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4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Guarda Tarek</text:span><text:span text:style-name="T3"/></text:p>
          </table:table-cell>
          <table:table-cell table:style-name="Tabela23.A1" office:value-type="string">
            <text:p text:style-name="P4" loext:marker-style-name="T3"><text:span text:style-name="T4">Margem do Pântano Nebuloso</text:span><text:span text:style-name="T3"/></text:p>
          </table:table-cell>
          <table:table-cell table:style-name="Tabela23.A1" office:value-type="string">
            <text:p text:style-name="P4" loext:marker-style-name="T3"><text:span text:style-name="T4">“Está vendo essa névoa? Cheirinho de problema. Entre e volte vivo, e talvez eu confie em você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4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Guarda Tarek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H3 ≥80% Vida</text:span><text:span text:style-name="T3"/></text:p>
          </table:table-cell>
          <table:table-cell table:style-name="Tabela23.A1" office:value-type="string">
            <text:p text:style-name="P4" loext:marker-style-name="T3"><text:span text:style-name="T4">“Não é qualquer um que volta sorrindo… e respirando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5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3.A1" office:value-type="string">
            <text:p text:style-name="P4" loext:marker-style-name="T3"><text:span text:style-name="T4">Penhascos Ventosos</text:span><text:span text:style-name="T3"/></text:p>
          </table:table-cell>
          <table:table-cell table:style-name="Tabela23.A1" office:value-type="string">
            <text:p text:style-name="P4" loext:marker-style-name="T3"><text:span text:style-name="T4">“Aquelas asas no horizonte… são presas ou são caçadores? Só tem um jeito de saber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5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derrotar Condor</text:span><text:span text:style-name="T3"/></text:p>
          </table:table-cell>
          <table:table-cell table:style-name="Tabela23.A1" office:value-type="string">
            <text:p text:style-name="P4" loext:marker-style-name="T3"><text:span text:style-name="T4">“Viu só? Nem todo voo é seguro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6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Artesão Pebble</text:span><text:span text:style-name="T3"/></text:p>
          </table:table-cell>
          <table:table-cell table:style-name="Tabela23.A1" office:value-type="string">
            <text:p text:style-name="P4" loext:marker-style-name="T3"><text:span text:style-name="T4">Oficina de cristais</text:span><text:span text:style-name="T3"/></text:p>
          </table:table-cell>
          <table:table-cell table:style-name="Tabela23.A1" office:value-type="string">
            <text:p text:style-name="P4" loext:marker-style-name="T3"><text:span text:style-name="T4">“Com o brilho certo, até um casco velho parece novo. Me traga alguns cristais e te mostro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6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Artesão Pebble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obter cristais</text:span><text:span text:style-name="T3"/></text:p>
          </table:table-cell>
          <table:table-cell table:style-name="Tabela23.A1" office:value-type="string">
            <text:p text:style-name="P4" loext:marker-style-name="T3"><text:span text:style-name="T4">“Olhe só… não é só bonito, é resistente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7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3.A1" office:value-type="string">
            <text:p text:style-name="P4" loext:marker-style-name="T3"><text:span text:style-name="T4">Área de breeding</text:span><text:span text:style-name="T3"/></text:p>
          </table:table-cell>
          <table:table-cell table:style-name="Tabela23.A1" office:value-type="string">
            <text:p text:style-name="P4" loext:marker-style-name="T3"><text:span text:style-name="T4">“A vida renova a vida. Está pronto para deixar um legado?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7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breeding</text:span><text:span text:style-name="T3"/></text:p>
          </table:table-cell>
          <table:table-cell table:style-name="Tabela23.A1" office:value-type="string">
            <text:p text:style-name="P4" loext:marker-style-name="T3"><text:span text:style-name="T4">“Um novo guardião nasceu… cuide bem dele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8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Guarda Tarek</text:span><text:span text:style-name="T3"/></text:p>
          </table:table-cell>
          <table:table-cell table:style-name="Tabela23.A1" office:value-type="string">
            <text:p text:style-name="P4" loext:marker-style-name="T3"><text:span text:style-name="T4">Vulcão Ativo</text:span><text:span text:style-name="T3"/></text:p>
          </table:table-cell>
          <table:table-cell table:style-name="Tabela23.A1" office:value-type="string">
            <text:p text:style-name="P4" loext:marker-style-name="T3"><text:span text:style-name="T4">“Se não aguenta o calor, não pule na lava. Mas se aguenta… traga a cabeça desse elemental.”</text:span><text:span text:style-name="T3"/></text:p>
          </table:table-cell>
        </table:table-row>
        <text:soft-page-break/>
        <table:table-row table:style-name="Tabela23.1">
          <table:table-cell table:style-name="Tabela23.A1" office:value-type="string">
            <text:p text:style-name="P4" loext:marker-style-name="T3"><text:span text:style-name="T4">M8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Guarda Tarek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vencer Elemental de Fogo</text:span><text:span text:style-name="T3"/></text:p>
          </table:table-cell>
          <table:table-cell table:style-name="Tabela23.A1" office:value-type="string">
            <text:p text:style-name="P4" loext:marker-style-name="T3"><text:span text:style-name="T4">“Cheiro de enxofre… e de vitória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9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Guardião Lunar</text:span><text:span text:style-name="T3"/></text:p>
          </table:table-cell>
          <table:table-cell table:style-name="Tabela23.A1" office:value-type="string">
            <text:p text:style-name="P4" loext:marker-style-name="T3"><text:span text:style-name="T4">Ritual Arcano</text:span><text:span text:style-name="T3"/></text:p>
          </table:table-cell>
          <table:table-cell table:style-name="Tabela23.A1" office:value-type="string">
            <text:p text:style-name="P4" loext:marker-style-name="T3"><text:span text:style-name="T4">“A noite pede sacrifício… e coragem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9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Guardião Lunar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completar Ritual</text:span><text:span text:style-name="T3"/></text:p>
          </table:table-cell>
          <table:table-cell table:style-name="Tabela23.A1" office:value-type="string">
            <text:p text:style-name="P4" loext:marker-style-name="T3"><text:span text:style-name="T4">“A lua sorri para quem ousa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10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3.A1" office:value-type="string">
            <text:p text:style-name="P4" loext:marker-style-name="T3"><text:span text:style-name="T4">Vale do Crepúsculo</text:span><text:span text:style-name="T3"/></text:p>
          </table:table-cell>
          <table:table-cell table:style-name="Tabela23.A1" office:value-type="string">
            <text:p text:style-name="P4" loext:marker-style-name="T3"><text:span text:style-name="T4">“Aqui, as sombras falam… e às vezes mordem. Use algo para se proteger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10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vencer Guardião do Crepúsculo</text:span><text:span text:style-name="T3"/></text:p>
          </table:table-cell>
          <table:table-cell table:style-name="Tabela23.A1" office:value-type="string">
            <text:p text:style-name="P4" loext:marker-style-name="T3"><text:span text:style-name="T4">“Ainda está inteiro. É mais do que muitos conseguem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11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Conselho dos Anuros</text:span><text:span text:style-name="T3"/></text:p>
          </table:table-cell>
          <table:table-cell table:style-name="Tabela23.A1" office:value-type="string">
            <text:p text:style-name="P4" loext:marker-style-name="T3"><text:span text:style-name="T4">Salão principal</text:span><text:span text:style-name="T3"/></text:p>
          </table:table-cell>
          <table:table-cell table:style-name="Tabela23.A1" office:value-type="string">
            <text:p text:style-name="P4" loext:marker-style-name="T3"><text:span text:style-name="T4">“Três fragmentos ancestrais mantêm o equilíbrio. Sem eles, nada se mantém de pé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11_RETORNO</text:span><text:span text:style-name="T3"/></text:p>
          </table:table-cell>
          <table:table-cell table:style-name="Tabela23.A1" office:value-type="string">
            <text:p text:style-name="P4" loext:marker-style-name="T3"><text:span text:style-name="T4">Conselho dos Anuros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obter fragmentos</text:span><text:span text:style-name="T3"/></text:p>
          </table:table-cell>
          <table:table-cell table:style-name="Tabela23.A1" office:value-type="string">
            <text:p text:style-name="P4" loext:marker-style-name="T3"><text:span text:style-name="T4">“As portas para o Trono estão abertas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12_INICIO</text:span><text:span text:style-name="T3"/></text:p>
          </table:table-cell>
          <table:table-cell table:style-name="Tabela23.A1" office:value-type="string">
            <text:p text:style-name="P4" loext:marker-style-name="T3"><text:span text:style-name="T4">Rei Ancestral</text:span><text:span text:style-name="T3"/></text:p>
          </table:table-cell>
          <table:table-cell table:style-name="Tabela23.A1" office:value-type="string">
            <text:p text:style-name="P4" loext:marker-style-name="T3"><text:span text:style-name="T4">Trono dos Ancestrais</text:span><text:span text:style-name="T3"/></text:p>
          </table:table-cell>
          <table:table-cell table:style-name="Tabela23.A1" office:value-type="string">
            <text:p text:style-name="P4" loext:marker-style-name="T3"><text:span text:style-name="T4">“Guardião ou ladrão… pouco importa. Hoje, você cai.”</text:span><text:span text:style-name="T3"/></text:p>
          </table:table-cell>
        </table:table-row>
        <table:table-row table:style-name="Tabela23.1">
          <table:table-cell table:style-name="Tabela23.A1" office:value-type="string">
            <text:p text:style-name="P4" loext:marker-style-name="T3"><text:span text:style-name="T4">M12_EPILOGO</text:span><text:span text:style-name="T3"/></text:p>
          </table:table-cell>
          <table:table-cell table:style-name="Tabela23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3.A1" office:value-type="string">
            <text:p text:style-name="P4" loext:marker-style-name="T3"><text:span text:style-name="T4">Após vitória final</text:span><text:span text:style-name="T3"/></text:p>
          </table:table-cell>
          <table:table-cell table:style-name="Tabela23.A1" office:value-type="string">
            <text:p text:style-name="P5" loext:marker-style-name="T3"/>
          </table:table-cell>
        </table:table-row>
      </table:table>
      <text:p text:style-name="Standard"/>
      <text:h text:style-name="Heading_20_2" text:outline-level="2">🗨 Variações de Fala por Desempenho</text:h>
      <text:h text:style-name="Heading_20_3" text:outline-level="3">Missão 1 – O Chamado da Lagoa (Ancião Verdeton)</text:h>
      <text:list text:continue-numbering="true" text:style-name="WWNum1">
        <text:list-item>
          <text:p text:style-name="P3">Retorno perfeito (Vida cheia, sem consumo de cura):</text:p>
        </text:list-item>
        <text:list-item>
          <text:p text:style-name="P3">Retorno ferido:</text:p>
        </text:list-item>
      </text:list>
      <text:h text:style-name="Heading_20_3" text:outline-level="3">Missão 2 – Primeiras Defesas (Mestre Cinturão)</text:h>
      <text:list text:continue-numbering="true" text:style-name="WWNum1">
        <text:list-item>
          <text:p text:style-name="P3">Defendeu na hora certa:</text:p>
        </text:list-item>
        <text:list-item>
          <text:p text:style-name="P3">Defendeu tarde:</text:p>
        </text:list-item>
      </text:list>
      <text:h text:style-name="Heading_20_3" text:outline-level="3">Patrulha do Pântano (Guarda Tarek)</text:h>
      <text:list text:continue-numbering="true" text:style-name="WWNum1">
        <text:list-item>
          <text:p text:style-name="P3">Volta com ≥90% Vida:</text:p>
        </text:list-item>
        <text:list-item>
          <text:p text:style-name="P3">Volta abaixo de 50% Vida:</text:p>
        </text:list-item>
      </text:list>
      <text:h text:style-name="Heading_20_3" text:outline-level="3">Ventos Inquietos (Batedora Liliana)</text:h>
      <text:list text:continue-numbering="true" text:style-name="WWNum1">
        <text:list-item>
          <text:p text:style-name="P3">Vence rápido:</text:p>
        </text:list-item>
        <text:list-item>
          <text:p text:style-name="P3">Demora para vencer:</text:p>
        </text:list-item>
      </text:list>
      <text:h text:style-name="Heading_20_3" text:outline-level="3"><text:soft-page-break/>Cristais e Segredos (Artesão Pebble)</text:h>
      <text:list text:continue-numbering="true" text:style-name="WWNum1">
        <text:list-item>
          <text:p text:style-name="P3">Traz cristal extra:</text:p>
        </text:list-item>
        <text:list-item>
          <text:p text:style-name="P3">Traz só o necessário:</text:p>
        </text:list-item>
      </text:list>
      <text:h text:style-name="Heading_20_3" text:outline-level="3">Primeiro Breeding (Ancião Verdeton)</text:h>
      <text:list text:continue-numbering="true" text:style-name="WWNum1">
        <text:list-item>
          <text:p text:style-name="P3">Filhote nasce com 2 skills:</text:p>
        </text:list-item>
        <text:list-item>
          <text:p text:style-name="P3">Filhote nasce sem skills:</text:p>
        </text:list-item>
      </text:list>
      <text:h text:style-name="Heading_20_3" text:outline-level="3">O Calor do Vulcão (Tarek)</text:h>
      <text:list text:continue-numbering="true" text:style-name="WWNum1">
        <text:list-item>
          <text:p text:style-name="P3">Derrota o chefe rápido:</text:p>
        </text:list-item>
        <text:list-item>
          <text:p text:style-name="P3">Volta queimado (vida baixa):</text:p>
        </text:list-item>
      </text:list>
      <text:h text:style-name="Heading_20_3" text:outline-level="3">Ritual nas Rochas Lunares</text:h>
      <text:list text:continue-numbering="true" text:style-name="WWNum1">
        <text:list-item>
          <text:p text:style-name="P3">Completa sem levar dano:</text:p>
        </text:list-item>
        <text:list-item>
          <text:p text:style-name="P3">Quase falha:</text:p>
        </text:list-item>
      </text:list>
      <text:h text:style-name="Heading_20_3" text:outline-level="3">Vale do Crepúsculo</text:h>
      <text:list text:continue-numbering="true" text:style-name="WWNum1">
        <text:list-item>
          <text:p text:style-name="P3">Usa buff com maestria:</text:p>
        </text:list-item>
        <text:list-item>
          <text:p text:style-name="P3">Esquece o buff:</text:p>
        </text:list-item>
      </text:list>
      <text:h text:style-name="Heading_20_3" text:outline-level="3">O Último Conselho</text:h>
      <text:list text:continue-numbering="true" text:style-name="WWNum1">
        <text:list-item>
          <text:p text:style-name="P3">Entrega os fragmentos rápido:</text:p>
        </text:list-item>
        <text:list-item>
          <text:p text:style-name="P3">Demora várias Hunts:</text:p>
        </text:list-item>
      </text:list>
      <text:h text:style-name="Heading_20_3" text:outline-level="3">Trono dos Ancestrais</text:h>
      <text:list text:continue-numbering="true" text:style-name="WWNum1">
        <text:list-item>
          <text:p text:style-name="P3">Vence com vida alta:</text:p>
        </text:list-item>
        <text:list-item>
          <text:p text:style-name="P3">Vence por pouco:</text:p>
        </text:list-item>
      </text:list>
      <text:p text:style-name="Standard"/>
      <text:h text:style-name="Heading_20_2" text:outline-level="2">📑 Tabela de Localização Dinâmica – Campanha Principal</text:h>
      <table:table table:name="Tabela24" table:style-name="Tabela24">
        <table:table-column table:style-name="Tabela24.A" table:number-columns-repeated="5"/>
        <table:table-row table:style-name="Tabela24.1">
          <table:table-cell table:style-name="Tabela24.A1" office:value-type="string">
            <text:p text:style-name="P4" loext:marker-style-name="T3"><text:span text:style-name="T4">ID</text:span><text:span text:style-name="T3"/></text:p>
          </table:table-cell>
          <table:table-cell table:style-name="Tabela24.A1" office:value-type="string">
            <text:p text:style-name="P4" loext:marker-style-name="T3"><text:span text:style-name="T4">NPC</text:span><text:span text:style-name="T3"/></text:p>
          </table:table-cell>
          <table:table-cell table:style-name="Tabela24.A1" office:value-type="string">
            <text:p text:style-name="P4" loext:marker-style-name="T3"><text:span text:style-name="T4">Contexto</text:span><text:span text:style-name="T3"/></text:p>
          </table:table-cell>
          <table:table-cell table:style-name="Tabela24.A1" office:value-type="string">
            <text:p text:style-name="P4" loext:marker-style-name="T3"><text:span text:style-name="T4">Condição de disparo</text:span><text:span text:style-name="T3"/></text:p>
          </table:table-cell>
          <table:table-cell table:style-name="Tabela24.A1" office:value-type="string">
            <text:p text:style-name="P4" loext:marker-style-name="T3"><text:span text:style-name="T4">Texto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1_RETORNO_OK</text:span><text:span text:style-name="T3"/></text:p>
          </table:table-cell>
          <table:table-cell table:style-name="Tabela24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1</text:span><text:span text:style-name="T3"/></text:p>
          </table:table-cell>
          <table:table-cell table:style-name="Tabela24.A1" office:value-type="string">
            <text:p text:style-name="P4" loext:marker-style-name="T3"><text:span text:style-name="T4">Vida cheia, nenhum consumível usado</text:span><text:span text:style-name="T3"/></text:p>
          </table:table-cell>
          <table:table-cell table:style-name="Tabela24.A1" office:value-type="string">
            <text:p text:style-name="P4" loext:marker-style-name="T3"><text:span text:style-name="T4">“Vejo que as águas te escolheram bem. Nem um arranhão… digno de nota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1_RETORNO_DANO</text:span><text:span text:style-name="T3"/></text:p>
          </table:table-cell>
          <table:table-cell table:style-name="Tabela24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1</text:span><text:span text:style-name="T3"/></text:p>
          </table:table-cell>
          <table:table-cell table:style-name="Tabela24.A1" office:value-type="string">
            <text:p text:style-name="P4" loext:marker-style-name="T3"><text:span text:style-name="T4">Vida &lt; 100%</text:span><text:span text:style-name="T3"/></text:p>
          </table:table-cell>
          <table:table-cell table:style-name="Tabela24.A1" office:value-type="string">
            <text:p text:style-name="P4" loext:marker-style-name="T3"><text:span text:style-name="T4">“Hmmm… a formiga mordeu mais do que devia, não? Vai aprender a não subestimar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2_RETORNO_</text:span><text:soft-page-break/><text:span text:style-name="T4">PERF</text:span><text:span text:style-name="T3"/></text:p>
          </table:table-cell>
          <table:table-cell table:style-name="Tabela24.A1" office:value-type="string">
            <text:p text:style-name="P4" loext:marker-style-name="T3"><text:span text:style-name="T4">Mestre </text:span><text:soft-page-break/><text:span text:style-name="T4">Cinturão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2</text:span><text:span text:style-name="T3"/></text:p>
          </table:table-cell>
          <table:table-cell table:style-name="Tabela24.A1" office:value-type="string">
            <text:p text:style-name="P4" loext:marker-style-name="T3"><text:span text:style-name="T4">Defesa </text:span><text:soft-page-break/><text:span text:style-name="T4">acionada no momento certo</text:span><text:span text:style-name="T3"/></text:p>
          </table:table-cell>
          <table:table-cell table:style-name="Tabela24.A1" office:value-type="string">
            <text:p text:style-name="P4" loext:marker-style-name="T3"><text:span text:style-name="T4">“Isso é reflexo </text:span><text:soft-page-break/><text:span text:style-name="T4">de guardião. Vai viver mais assim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2_RETORNO_TARDE</text:span><text:span text:style-name="T3"/></text:p>
          </table:table-cell>
          <table:table-cell table:style-name="Tabela24.A1" office:value-type="string">
            <text:p text:style-name="P4" loext:marker-style-name="T3"><text:span text:style-name="T4">Mestre Cinturão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2</text:span><text:span text:style-name="T3"/></text:p>
          </table:table-cell>
          <table:table-cell table:style-name="Tabela24.A1" office:value-type="string">
            <text:p text:style-name="P4" loext:marker-style-name="T3"><text:span text:style-name="T4">Defesa acionada tardiamente</text:span><text:span text:style-name="T3"/></text:p>
          </table:table-cell>
          <table:table-cell table:style-name="Tabela24.A1" office:value-type="string">
            <text:p text:style-name="P4" loext:marker-style-name="T3"><text:span text:style-name="T4">“Chegou a levantar, mas foi quase depois do tombo. Ainda falta treino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4_RETORNO_ALTA</text:span><text:span text:style-name="T3"/></text:p>
          </table:table-cell>
          <table:table-cell table:style-name="Tabela24.A1" office:value-type="string">
            <text:p text:style-name="P4" loext:marker-style-name="T3"><text:span text:style-name="T4">Guarda Tarek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3</text:span><text:span text:style-name="T3"/></text:p>
          </table:table-cell>
          <table:table-cell table:style-name="Tabela24.A1" office:value-type="string">
            <text:p text:style-name="P4" loext:marker-style-name="T3"><text:span text:style-name="T4">Vida ≥ 90%</text:span><text:span text:style-name="T3"/></text:p>
          </table:table-cell>
          <table:table-cell table:style-name="Tabela24.A1" office:value-type="string">
            <text:p text:style-name="P4" loext:marker-style-name="T3"><text:span text:style-name="T4">“Sabe se esquivar… e sabe quando morder de volta. Gosto disso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4_RETORNO_BAIXA</text:span><text:span text:style-name="T3"/></text:p>
          </table:table-cell>
          <table:table-cell table:style-name="Tabela24.A1" office:value-type="string">
            <text:p text:style-name="P4" loext:marker-style-name="T3"><text:span text:style-name="T4">Guarda Tarek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3</text:span><text:span text:style-name="T3"/></text:p>
          </table:table-cell>
          <table:table-cell table:style-name="Tabela24.A1" office:value-type="string">
            <text:p text:style-name="P4" loext:marker-style-name="T3"><text:span text:style-name="T4">Vida &lt; 50%</text:span><text:span text:style-name="T3"/></text:p>
          </table:table-cell>
          <table:table-cell table:style-name="Tabela24.A1" office:value-type="string">
            <text:p text:style-name="P4" loext:marker-style-name="T3"><text:span text:style-name="T4">“Voltou, mas quase que não. O pântano guarda rancor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5_RETORNO_RAPIDO</text:span><text:span text:style-name="T3"/></text:p>
          </table:table-cell>
          <table:table-cell table:style-name="Tabela24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9</text:span><text:span text:style-name="T3"/></text:p>
          </table:table-cell>
          <table:table-cell table:style-name="Tabela24.A1" office:value-type="string">
            <text:p text:style-name="P4" loext:marker-style-name="T3"><text:span text:style-name="T4">Batalha &lt; tempo médio esperado</text:span><text:span text:style-name="T3"/></text:p>
          </table:table-cell>
          <table:table-cell table:style-name="Tabela24.A1" office:value-type="string">
            <text:p text:style-name="P4" loext:marker-style-name="T3"><text:span text:style-name="T4">“Cortou o vento e foi direto ao alvo. Impressionante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5_RETORNO_LENTO</text:span><text:span text:style-name="T3"/></text:p>
          </table:table-cell>
          <table:table-cell table:style-name="Tabela24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9</text:span><text:span text:style-name="T3"/></text:p>
          </table:table-cell>
          <table:table-cell table:style-name="Tabela24.A1" office:value-type="string">
            <text:p text:style-name="P4" loext:marker-style-name="T3"><text:span text:style-name="T4">Batalha ≥ tempo médio esperado</text:span><text:span text:style-name="T3"/></text:p>
          </table:table-cell>
          <table:table-cell table:style-name="Tabela24.A1" office:value-type="string">
            <text:p text:style-name="P4" loext:marker-style-name="T3"><text:span text:style-name="T4">“Chegou lá… mas parece que o vento brincou com você primeiro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6_RETORNO_EXTRA</text:span><text:span text:style-name="T3"/></text:p>
          </table:table-cell>
          <table:table-cell table:style-name="Tabela24.A1" office:value-type="string">
            <text:p text:style-name="P4" loext:marker-style-name="T3"><text:span text:style-name="T4">Artesão Pebble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6</text:span><text:span text:style-name="T3"/></text:p>
          </table:table-cell>
          <table:table-cell table:style-name="Tabela24.A1" office:value-type="string">
            <text:p text:style-name="P4" loext:marker-style-name="T3"><text:span text:style-name="T4">Traz mais cristais que o solicitado</text:span><text:span text:style-name="T3"/></text:p>
          </table:table-cell>
          <table:table-cell table:style-name="Tabela24.A1" office:value-type="string">
            <text:p text:style-name="P4" loext:marker-style-name="T3"><text:span text:style-name="T4">“Olhe só… trouxe até mais do que pedi. Isso é zelo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6_RETORNO_NECESS</text:span><text:span text:style-name="T3"/></text:p>
          </table:table-cell>
          <table:table-cell table:style-name="Tabela24.A1" office:value-type="string">
            <text:p text:style-name="P4" loext:marker-style-name="T3"><text:span text:style-name="T4">Artesão Pebble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6</text:span><text:span text:style-name="T3"/></text:p>
          </table:table-cell>
          <table:table-cell table:style-name="Tabela24.A1" office:value-type="string">
            <text:p text:style-name="P4" loext:marker-style-name="T3"><text:span text:style-name="T4">Traz somente o necessário</text:span><text:span text:style-name="T3"/></text:p>
          </table:table-cell>
          <table:table-cell table:style-name="Tabela24.A1" office:value-type="string">
            <text:p text:style-name="P4" loext:marker-style-name="T3"><text:span text:style-name="T4">“Cumpriu a lista, nada mais nada menos. Direto ao ponto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7_RETORNO_TOP</text:span><text:span text:style-name="T3"/></text:p>
          </table:table-cell>
          <table:table-cell table:style-name="Tabela24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breeding</text:span><text:span text:style-name="T3"/></text:p>
          </table:table-cell>
          <table:table-cell table:style-name="Tabela24.A1" office:value-type="string">
            <text:p text:style-name="P4" loext:marker-style-name="T3"><text:span text:style-name="T4">Filhote nasce com 2 skills</text:span><text:span text:style-name="T3"/></text:p>
          </table:table-cell>
          <table:table-cell table:style-name="Tabela24.A1" office:value-type="string">
            <text:p text:style-name="P4" loext:marker-style-name="T3"><text:span text:style-name="T4">“Os ventos sopram a seu favor. Esse pequeno já nasceu especial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7_RETORNO_SEM</text:span><text:span text:style-name="T3"/></text:p>
          </table:table-cell>
          <table:table-cell table:style-name="Tabela24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breeding</text:span><text:span text:style-name="T3"/></text:p>
          </table:table-cell>
          <table:table-cell table:style-name="Tabela24.A1" office:value-type="string">
            <text:p text:style-name="P4" loext:marker-style-name="T3"><text:span text:style-name="T4">Filhote nasce sem skills</text:span><text:span text:style-name="T3"/></text:p>
          </table:table-cell>
          <table:table-cell table:style-name="Tabela24.A1" office:value-type="string">
            <text:p text:style-name="P4" loext:marker-style-name="T3"><text:span text:style-name="T4">“Nem sempre o rio traz o peixe que queremos, mas sempre traz algo vivo.”</text:span><text:span text:style-name="T3"/></text:p>
          </table:table-cell>
        </table:table-row>
        <text:soft-page-break/>
        <table:table-row table:style-name="Tabela24.1">
          <table:table-cell table:style-name="Tabela24.A1" office:value-type="string">
            <text:p text:style-name="P4" loext:marker-style-name="T3"><text:span text:style-name="T4">M8_RETORNO_RAPIDO</text:span><text:span text:style-name="T3"/></text:p>
          </table:table-cell>
          <table:table-cell table:style-name="Tabela24.A1" office:value-type="string">
            <text:p text:style-name="P4" loext:marker-style-name="T3"><text:span text:style-name="T4">Guarda Tarek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8</text:span><text:span text:style-name="T3"/></text:p>
          </table:table-cell>
          <table:table-cell table:style-name="Tabela24.A1" office:value-type="string">
            <text:p text:style-name="P4" loext:marker-style-name="T3"><text:span text:style-name="T4">Batalha curta contra chefe</text:span><text:span text:style-name="T3"/></text:p>
          </table:table-cell>
          <table:table-cell table:style-name="Tabela24.A1" office:value-type="string">
            <text:p text:style-name="P4" loext:marker-style-name="T3"><text:span text:style-name="T4">“E nem precisou se esconder das chamas… ou quase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8_RETORNO_QUEIMADO</text:span><text:span text:style-name="T3"/></text:p>
          </table:table-cell>
          <table:table-cell table:style-name="Tabela24.A1" office:value-type="string">
            <text:p text:style-name="P4" loext:marker-style-name="T3"><text:span text:style-name="T4">Guarda Tarek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8</text:span><text:span text:style-name="T3"/></text:p>
          </table:table-cell>
          <table:table-cell table:style-name="Tabela24.A1" office:value-type="string">
            <text:p text:style-name="P4" loext:marker-style-name="T3"><text:span text:style-name="T4">Vida baixa ao retornar</text:span><text:span text:style-name="T3"/></text:p>
          </table:table-cell>
          <table:table-cell table:style-name="Tabela24.A1" office:value-type="string">
            <text:p text:style-name="P4" loext:marker-style-name="T3"><text:span text:style-name="T4">“Senti cheiro de sapo grelhado chegando. Ainda bem que só queimou de leve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9_RETORNO_LIMPO</text:span><text:span text:style-name="T3"/></text:p>
          </table:table-cell>
          <table:table-cell table:style-name="Tabela24.A1" office:value-type="string">
            <text:p text:style-name="P4" loext:marker-style-name="T3"><text:span text:style-name="T4">Guardião Lunar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17</text:span><text:span text:style-name="T3"/></text:p>
          </table:table-cell>
          <table:table-cell table:style-name="Tabela24.A1" office:value-type="string">
            <text:p text:style-name="P4" loext:marker-style-name="T3"><text:span text:style-name="T4">Sem levar dano</text:span><text:span text:style-name="T3"/></text:p>
          </table:table-cell>
          <table:table-cell table:style-name="Tabela24.A1" office:value-type="string">
            <text:p text:style-name="P4" loext:marker-style-name="T3"><text:span text:style-name="T4">“As estrelas devem gostar de você… ou você é muito rápido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9_RETORNO_APERTO</text:span><text:span text:style-name="T3"/></text:p>
          </table:table-cell>
          <table:table-cell table:style-name="Tabela24.A1" office:value-type="string">
            <text:p text:style-name="P4" loext:marker-style-name="T3"><text:span text:style-name="T4">Guardião Lunar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17</text:span><text:span text:style-name="T3"/></text:p>
          </table:table-cell>
          <table:table-cell table:style-name="Tabela24.A1" office:value-type="string">
            <text:p text:style-name="P4" loext:marker-style-name="T3"><text:span text:style-name="T4">Vitória com Vida &lt; 40%</text:span><text:span text:style-name="T3"/></text:p>
          </table:table-cell>
          <table:table-cell table:style-name="Tabela24.A1" office:value-type="string">
            <text:p text:style-name="P4" loext:marker-style-name="T3"><text:span text:style-name="T4">“O luar brilhou por um triz. Sorte e coragem andam juntas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10_RETORNO_BUFF</text:span><text:span text:style-name="T3"/></text:p>
          </table:table-cell>
          <table:table-cell table:style-name="Tabela24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18</text:span><text:span text:style-name="T3"/></text:p>
          </table:table-cell>
          <table:table-cell table:style-name="Tabela24.A1" office:value-type="string">
            <text:p text:style-name="P4" loext:marker-style-name="T3"><text:span text:style-name="T4">Buff usado corretamente</text:span><text:span text:style-name="T3"/></text:p>
          </table:table-cell>
          <table:table-cell table:style-name="Tabela24.A1" office:value-type="string">
            <text:p text:style-name="P4" loext:marker-style-name="T3"><text:span text:style-name="T4">“Foi como ver um raio cortar as sombras. Belo trabalho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10_RETORNO_SEMBUFF</text:span><text:span text:style-name="T3"/></text:p>
          </table:table-cell>
          <table:table-cell table:style-name="Tabela24.A1" office:value-type="string">
            <text:p text:style-name="P4" loext:marker-style-name="T3"><text:span text:style-name="T4">Batedora Liliana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18</text:span><text:span text:style-name="T3"/></text:p>
          </table:table-cell>
          <table:table-cell table:style-name="Tabela24.A1" office:value-type="string">
            <text:p text:style-name="P4" loext:marker-style-name="T3"><text:span text:style-name="T4">Buff não usado</text:span><text:span text:style-name="T3"/></text:p>
          </table:table-cell>
          <table:table-cell table:style-name="Tabela24.A1" office:value-type="string">
            <text:p text:style-name="P4" loext:marker-style-name="T3"><text:span text:style-name="T4">“Eu disse para usar algo… mas pelo menos voltou inteiro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11_RETORNO_RAPIDO</text:span><text:span text:style-name="T3"/></text:p>
          </table:table-cell>
          <table:table-cell table:style-name="Tabela24.A1" office:value-type="string">
            <text:p text:style-name="P4" loext:marker-style-name="T3"><text:span text:style-name="T4">Conselho dos Anuros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fragmentos</text:span><text:span text:style-name="T3"/></text:p>
          </table:table-cell>
          <table:table-cell table:style-name="Tabela24.A1" office:value-type="string">
            <text:p text:style-name="P4" loext:marker-style-name="T3"><text:span text:style-name="T4">Entrega em tempo curto</text:span><text:span text:style-name="T3"/></text:p>
          </table:table-cell>
          <table:table-cell table:style-name="Tabela24.A1" office:value-type="string">
            <text:p text:style-name="P4" loext:marker-style-name="T3"><text:span text:style-name="T4">“Mal pedimos e já voltou. A pressa também é uma arma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11_RETORNO_LENTO</text:span><text:span text:style-name="T3"/></text:p>
          </table:table-cell>
          <table:table-cell table:style-name="Tabela24.A1" office:value-type="string">
            <text:p text:style-name="P4" loext:marker-style-name="T3"><text:span text:style-name="T4">Conselho dos Anuros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fragmentos</text:span><text:span text:style-name="T3"/></text:p>
          </table:table-cell>
          <table:table-cell table:style-name="Tabela24.A1" office:value-type="string">
            <text:p text:style-name="P4" loext:marker-style-name="T3"><text:span text:style-name="T4">Muitas Hunts para completar</text:span><text:span text:style-name="T3"/></text:p>
          </table:table-cell>
          <table:table-cell table:style-name="Tabela24.A1" office:value-type="string">
            <text:p text:style-name="P4" loext:marker-style-name="T3"><text:span text:style-name="T4">“Trouxe o que pedimos. Espero que o caminho tenha valido a pena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12_RETORNO_FORTE</text:span><text:span text:style-name="T3"/></text:p>
          </table:table-cell>
          <table:table-cell table:style-name="Tabela24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20</text:span><text:span text:style-name="T3"/></text:p>
          </table:table-cell>
          <table:table-cell table:style-name="Tabela24.A1" office:value-type="string">
            <text:p text:style-name="P4" loext:marker-style-name="T3"><text:span text:style-name="T4">Vitória com Vida alta</text:span><text:span text:style-name="T3"/></text:p>
          </table:table-cell>
          <table:table-cell table:style-name="Tabela24.A1" office:value-type="string">
            <text:p text:style-name="P4" loext:marker-style-name="T3"><text:span text:style-name="T4">“O rei caiu… e você sequer se curvou.”</text:span><text:span text:style-name="T3"/></text:p>
          </table:table-cell>
        </table:table-row>
        <table:table-row table:style-name="Tabela24.1">
          <table:table-cell table:style-name="Tabela24.A1" office:value-type="string">
            <text:p text:style-name="P4" loext:marker-style-name="T3"><text:span text:style-name="T4">M12_RETORNO_SOFRIDO</text:span><text:span text:style-name="T3"/></text:p>
          </table:table-cell>
          <table:table-cell table:style-name="Tabela24.A1" office:value-type="string">
            <text:p text:style-name="P4" loext:marker-style-name="T3"><text:span text:style-name="T4">Ancião Verdeton</text:span><text:span text:style-name="T3"/></text:p>
          </table:table-cell>
          <table:table-cell table:style-name="Tabela24.A1" office:value-type="string">
            <text:p text:style-name="P4" loext:marker-style-name="T3"><text:span text:style-name="T4">Após H20</text:span><text:span text:style-name="T3"/></text:p>
          </table:table-cell>
          <table:table-cell table:style-name="Tabela24.A1" office:value-type="string">
            <text:p text:style-name="P4" loext:marker-style-name="T3"><text:span text:style-name="T4">Vitória com Vida muito baixa</text:span><text:span text:style-name="T3"/></text:p>
          </table:table-cell>
          <table:table-cell table:style-name="Tabela24.A1" office:value-type="string">
            <text:p text:style-name="P4" loext:marker-style-name="T3"><text:span text:style-name="T4">“O mundo respira… e você quase não.”</text:span><text:span text:style-name="T3"/></text:p>
          </table:table-cell>
        </table:table-row>
      </table:table>
      <text:p text:style-name="Standard"/>
      <text:h text:style-name="Heading_20_2" text:outline-level="2">🔧 Tabela Técnica – Condições de Disparo de Diálogo</text:h>
      <table:table table:name="Tabela25" table:style-name="Tabela25">
        <table:table-column table:style-name="Tabela25.A" table:number-columns-repeated="3"/>
        <table:table-column table:style-name="Tabela25.D"/>
        <table:table-row table:style-name="Tabela25.1">
          <table:table-cell table:style-name="Tabela25.A1" office:value-type="string">
            <text:p text:style-name="P4" loext:marker-style-name="T3"><text:span text:style-name="T4">ID</text:span><text:span text:style-name="T3"/></text:p>
          </table:table-cell>
          <table:table-cell table:style-name="Tabela25.A1" office:value-type="string">
            <text:p text:style-name="P4" loext:marker-style-name="T3"><text:span text:style-name="T4">Evento do jogo</text:span><text:span text:style-name="T3"/></text:p>
          </table:table-cell>
          <table:table-cell table:style-name="Tabela25.A1" office:value-type="string">
            <text:p text:style-name="P4" loext:marker-style-name="T3"><text:span text:style-name="T4">Condição em código/engine</text:span><text:span text:style-name="T3"/></text:p>
          </table:table-cell>
          <table:table-cell table:style-name="Tabela25.A1" office:value-type="string">
            <text:p text:style-name="P4" loext:marker-style-name="T3"><text:span text:style-name="T4">Ação</text:span><text:span text:style-name="T3"/></text:p>
          </table:table-cell>
        </table:table-row>
        <text:soft-page-break/>
        <table:table-row table:style-name="Tabela25.1">
          <table:table-cell table:style-name="Tabela25.A1" office:value-type="string">
            <text:p text:style-name="P4" loext:marker-style-name="T3"><text:span text:style-name="T4">M1_RETORNO_OK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1)</text:span><text:span text:style-name="T3"/></text:p>
          </table:table-cell>
          <table:table-cell table:style-name="Tabela25.A1" office:value-type="string">
            <text:p text:style-name="P4" loext:marker-style-name="T3"><text:span text:style-name="T4">player.health == player.maxHealth &amp;&amp; consumiveisUsados == 0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Vejo que as águas te escolheram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1_RETORNO_DANO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1)</text:span><text:span text:style-name="T3"/></text:p>
          </table:table-cell>
          <table:table-cell table:style-name="Tabela25.A1" office:value-type="string">
            <text:p text:style-name="P4" loext:marker-style-name="T3"><text:span text:style-name="T4">player.health &lt; player.maxHealth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Hmmm… a formiga mordeu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2_RETORNO_PERF</text:span><text:span text:style-name="T3"/></text:p>
          </table:table-cell>
          <table:table-cell table:style-name="Tabela25.A1" office:value-type="string">
            <text:p text:style-name="P4" loext:marker-style-name="T3"><text:span text:style-name="T4">OnSkillUse(defesa) + OnHuntComplete(H2)</text:span><text:span text:style-name="T3"/></text:p>
          </table:table-cell>
          <table:table-cell table:style-name="Tabela25.A1" office:value-type="string">
            <text:p text:style-name="P4" loext:marker-style-name="T3"><text:span text:style-name="T4">defesa.usadaNoMomentoCerto == true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Isso é reflexo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2_RETORNO_TARDE</text:span><text:span text:style-name="T3"/></text:p>
          </table:table-cell>
          <table:table-cell table:style-name="Tabela25.A1" office:value-type="string">
            <text:p text:style-name="P4" loext:marker-style-name="T3"><text:span text:style-name="T4">OnSkillUse(defesa) + OnHuntComplete(H2)</text:span><text:span text:style-name="T3"/></text:p>
          </table:table-cell>
          <table:table-cell table:style-name="Tabela25.A1" office:value-type="string">
            <text:p text:style-name="P4" loext:marker-style-name="T3"><text:span text:style-name="T4">defesa.usadaAtrasada == true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Chegou a levantar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4_RETORNO_ALTA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3)</text:span><text:span text:style-name="T3"/></text:p>
          </table:table-cell>
          <table:table-cell table:style-name="Tabela25.A1" office:value-type="string">
            <text:p text:style-name="P4" loext:marker-style-name="T3"><text:span text:style-name="T4">player.healthPercent &gt;= 0.90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Sabe se esquivar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4_RETORNO_BAIXA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3)</text:span><text:span text:style-name="T3"/></text:p>
          </table:table-cell>
          <table:table-cell table:style-name="Tabela25.A1" office:value-type="string">
            <text:p text:style-name="P4" loext:marker-style-name="T3"><text:span text:style-name="T4">player.healthPercent &lt; 0.50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Voltou, mas quase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5_RETORNO_RAPIDO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9)</text:span><text:span text:style-name="T3"/></text:p>
          </table:table-cell>
          <table:table-cell table:style-name="Tabela25.A1" office:value-type="string">
            <text:p text:style-name="P4" loext:marker-style-name="T3"><text:span text:style-name="T4">tempoCombate &lt; tempoMedio[H9]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Cortou o vento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5_RETORNO_LENTO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9)</text:span><text:span text:style-name="T3"/></text:p>
          </table:table-cell>
          <table:table-cell table:style-name="Tabela25.A1" office:value-type="string">
            <text:p text:style-name="P4" loext:marker-style-name="T3"><text:span text:style-name="T4">tempoCombate &gt;= tempoMedio[H9]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Chegou lá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6_RETORNO_EXTRA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6)</text:span><text:span text:style-name="T3"/></text:p>
          </table:table-cell>
          <table:table-cell table:style-name="Tabela25.A1" office:value-type="string">
            <text:p text:style-name="P4" loext:marker-style-name="T3"><text:span text:style-name="T4">cristaisColetados &gt; cristaisNecessarios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Olhe só... trouxe até mais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6_RETORNO_NECESS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6)</text:span><text:span text:style-name="T3"/></text:p>
          </table:table-cell>
          <table:table-cell table:style-name="Tabela25.A1" office:value-type="string">
            <text:p text:style-name="P4" loext:marker-style-name="T3"><text:span text:style-name="T4">cristaisColetados == cristaisNecessarios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Cumpriu a lista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7_RETORNO_TOP</text:span><text:span text:style-name="T3"/></text:p>
          </table:table-cell>
          <table:table-cell table:style-name="Tabela25.A1" office:value-type="string">
            <text:p text:style-name="P4" loext:marker-style-name="T3"><text:span text:style-name="T4">OnBreedingComplete</text:span><text:span text:style-name="T3"/></text:p>
          </table:table-cell>
          <table:table-cell table:style-name="Tabela25.A1" office:value-type="string">
            <text:p text:style-name="P4" loext:marker-style-name="T3"><text:span text:style-name="T4">filhote.skills == 2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Os ventos sopram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7_RETORNO_SEM</text:span><text:span text:style-name="T3"/></text:p>
          </table:table-cell>
          <table:table-cell table:style-name="Tabela25.A1" office:value-type="string">
            <text:p text:style-name="P4" loext:marker-style-name="T3"><text:span text:style-name="T4">OnBreedingComplete</text:span><text:span text:style-name="T3"/></text:p>
          </table:table-cell>
          <table:table-cell table:style-name="Tabela25.A1" office:value-type="string">
            <text:p text:style-name="P4" loext:marker-style-name="T3"><text:span text:style-name="T4">filhote.skills == 0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Nem sempre o rio traz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8_RETORNO_RAPIDO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8)</text:span><text:span text:style-name="T3"/></text:p>
          </table:table-cell>
          <table:table-cell table:style-name="Tabela25.A1" office:value-type="string">
            <text:p text:style-name="P4" loext:marker-style-name="T3"><text:span text:style-name="T4">tempoCombate &lt; tempoMedio[H8]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E nem precisou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8_RETORNO_QUEIMADO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8)</text:span><text:span text:style-name="T3"/></text:p>
          </table:table-cell>
          <table:table-cell table:style-name="Tabela25.A1" office:value-type="string">
            <text:p text:style-name="P4" loext:marker-style-name="T3"><text:span text:style-name="T4">player.healthPercent &lt; 0.40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Senti cheiro de sapo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9_RETORNO_LIMPO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17)</text:span><text:span text:style-name="T3"/></text:p>
          </table:table-cell>
          <table:table-cell table:style-name="Tabela25.A1" office:value-type="string">
            <text:p text:style-name="P4" loext:marker-style-name="T3"><text:span text:style-name="T4">danoRecebido == 0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As estrelas devem gostar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9_RETORNO_APERTO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17)</text:span><text:span text:style-name="T3"/></text:p>
          </table:table-cell>
          <table:table-cell table:style-name="Tabela25.A1" office:value-type="string">
            <text:p text:style-name="P4" loext:marker-style-name="T3"><text:span text:style-name="T4">player.healthPercent &lt; 0.40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O luar brilhou por um triz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10_RETORNO_BUFF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18)</text:span><text:span text:style-name="T3"/></text:p>
          </table:table-cell>
          <table:table-cell table:style-name="Tabela25.A1" office:value-type="string">
            <text:p text:style-name="P4" loext:marker-style-name="T3"><text:span text:style-name="T4">buffUsadoCorretamente == true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Foi como ver um raio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10_RETORNO_SEMBUFF</text:span><text:span text:style-name="T3"/></text:p>
          </table:table-cell>
          <table:table-cell table:style-name="Tabela25.A1" office:value-type="string">
            <text:p text:style-name="P4" loext:marker-style-name="T3"><text:span text:style-name="T4">OnHuntComplete(H18)</text:span><text:span text:style-name="T3"/></text:p>
          </table:table-cell>
          <table:table-cell table:style-name="Tabela25.A1" office:value-type="string">
            <text:p text:style-name="P4" loext:marker-style-name="T3"><text:span text:style-name="T4">buffUsadoCorretamente == false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Eu disse para usar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11_RETORNO_RAPIDO</text:span><text:span text:style-name="T3"/></text:p>
          </table:table-cell>
          <table:table-cell table:style-name="Tabela25.A1" office:value-type="string">
            <text:p text:style-name="P4" loext:marker-style-name="T3"><text:span text:style-name="T4">OnItensEntregues(fragmentosAncestrais</text:span><text:soft-page-break/><text:span text:style-name="T4">)</text:span><text:span text:style-name="T3"/></text:p>
          </table:table-cell>
          <table:table-cell table:style-name="Tabela25.A1" office:value-type="string">
            <text:p text:style-name="P4" loext:marker-style-name="T3"><text:span text:style-name="T4">tempoEntrega &lt; tempoMedioEntrega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Mal pedimos e já </text:span><text:soft-page-break/><text:span text:style-name="T4">voltou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11_RETORNO_LENTO</text:span><text:span text:style-name="T3"/></text:p>
          </table:table-cell>
          <table:table-cell table:style-name="Tabela25.A1" office:value-type="string">
            <text:p text:style-name="P4" loext:marker-style-name="T3"><text:span text:style-name="T4">OnItensEntregues(fragmentosAncestrais)</text:span><text:span text:style-name="T3"/></text:p>
          </table:table-cell>
          <table:table-cell table:style-name="Tabela25.A1" office:value-type="string">
            <text:p text:style-name="P4" loext:marker-style-name="T3"><text:span text:style-name="T4">tempoEntrega &gt;= tempoMedioEntrega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Trouxe o que pedimos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12_RETORNO_FORTE</text:span><text:span text:style-name="T3"/></text:p>
          </table:table-cell>
          <table:table-cell table:style-name="Tabela25.A1" office:value-type="string">
            <text:p text:style-name="P4" loext:marker-style-name="T3"><text:span text:style-name="T4">OnBossDefeated(ReiAncestral)</text:span><text:span text:style-name="T3"/></text:p>
          </table:table-cell>
          <table:table-cell table:style-name="Tabela25.A1" office:value-type="string">
            <text:p text:style-name="P4" loext:marker-style-name="T3"><text:span text:style-name="T4">player.healthPercent &gt;= 0.80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O rei caiu...")</text:span><text:span text:style-name="T3"/></text:p>
          </table:table-cell>
        </table:table-row>
        <table:table-row table:style-name="Tabela25.1">
          <table:table-cell table:style-name="Tabela25.A1" office:value-type="string">
            <text:p text:style-name="P4" loext:marker-style-name="T3"><text:span text:style-name="T4">M12_RETORNO_SOFRIDO</text:span><text:span text:style-name="T3"/></text:p>
          </table:table-cell>
          <table:table-cell table:style-name="Tabela25.A1" office:value-type="string">
            <text:p text:style-name="P4" loext:marker-style-name="T3"><text:span text:style-name="T4">OnBossDefeated(ReiAncestral)</text:span><text:span text:style-name="T3"/></text:p>
          </table:table-cell>
          <table:table-cell table:style-name="Tabela25.A1" office:value-type="string">
            <text:p text:style-name="P4" loext:marker-style-name="T3"><text:span text:style-name="T4">player.healthPercent &lt; 0.30</text:span><text:span text:style-name="T3"/></text:p>
          </table:table-cell>
          <table:table-cell table:style-name="Tabela25.A1" office:value-type="string">
            <text:p text:style-name="P4" loext:marker-style-name="T3"><text:span text:style-name="T4">exibirFala("O mundo respira...")</text:span><text:span text:style-name="T3"/></text:p>
          </table:table-cell>
        </table:table-row>
      </table:table>
      <text:p text:style-name="Standard"/>
      <text:p text:style-name="Standard">Aqui vai um modelo genérico que o time pode encaixar em qualquer framework/web‑engine (Phaser, PixiJS, Babylon, Unity WebGL, etc.):</text:p>
      <text:p text:style-name="Standard">javascript</text:p>
      <text:p text:style-name="Standard">// Estrutura: cada fala tem ID, condição e texto</text:p>
      <text:p text:style-name="Standard">const falas = [</text:p>
      <text:p text:style-name="Standard"><text:s text:c="2"/>{</text:p>
      <text:p text:style-name="Standard"><text:s text:c="4"/>id: "M1_RETORNO_OK",</text:p>
      <text:p text:style-name="Standard"><text:s text:c="4"/>condicao: (ctx) =&gt; ctx.huntId === "H1" &amp;&amp; ctx.health === ctx.maxHealth &amp;&amp; ctx.consumiveisUsados === 0,</text:p>
      <text:p text:style-name="Standard"><text:s text:c="4"/>texto: "Vejo que as águas te escolheram bem. Nem um arranhão… digno de nota."</text:p>
      <text:p text:style-name="Standard"><text:s text:c="2"/>},</text:p>
      <text:p text:style-name="Standard"><text:s text:c="2"/>{</text:p>
      <text:p text:style-name="Standard"><text:s text:c="4"/>id: "M1_RETORNO_DANO",</text:p>
      <text:p text:style-name="Standard"><text:s text:c="4"/>condicao: (ctx) =&gt; ctx.huntId === "H1" &amp;&amp; ctx.health &lt; ctx.maxHealth,</text:p>
      <text:p text:style-name="Standard"><text:s text:c="4"/>texto: "Hmmm… a formiga mordeu mais do que devia, não? Vai aprender a não subestimar."</text:p>
      <text:p text:style-name="Standard"><text:s text:c="2"/>},</text:p>
      <text:p text:style-name="Standard"><text:s text:c="2"/>// ... inserir todas as demais falas aqui</text:p>
      <text:p text:style-name="Standard">];</text:p>
      <text:p text:style-name="Standard"/>
      <text:p text:style-name="Standard">// Dispatcher genérico</text:p>
      <text:p text:style-name="Standard">function exibirFala(evento, contexto) {</text:p>
      <text:p text:style-name="Standard"><text:soft-page-break/><text:s text:c="2"/>// Filtra por evento, checa condições e retorna o texto da primeira que bater</text:p>
      <text:p text:style-name="Standard"><text:s text:c="2"/>const fala = falas.find(f =&gt; f.condicao(contexto));</text:p>
      <text:p text:style-name="Standard"><text:s text:c="2"/>if (fala) {</text:p>
      <text:p text:style-name="Standard"><text:s text:c="4"/>mostrarNaUI(fala.texto);</text:p>
      <text:p text:style-name="Standard"><text:s text:c="2"/>}</text:p>
      <text:p text:style-name="Standard">}</text:p>
      <text:p text:style-name="Standard"/>
      <text:p text:style-name="Standard">// Exemplo de uso: quando uma hunt termina</text:p>
      <text:p text:style-name="Standard">game.on("huntComplete", (dados) =&gt; {</text:p>
      <text:p text:style-name="Standard"><text:s text:c="2"/>const contexto = {</text:p>
      <text:p text:style-name="Standard"><text:s text:c="4"/>huntId: dados.huntId,</text:p>
      <text:p text:style-name="Standard"><text:s text:c="4"/>health: player.health,</text:p>
      <text:p text:style-name="Standard"><text:s text:c="4"/>maxHealth: player.maxHealth,</text:p>
      <text:p text:style-name="Standard"><text:s text:c="4"/>healthPercent: player.health / player.maxHealth,</text:p>
      <text:p text:style-name="Standard"><text:s text:c="4"/>consumiveisUsados: player.stats.consumiveisUsados,</text:p>
      <text:p text:style-name="Standard"><text:s text:c="4"/>tempoCombate: dados.tempoCombate,</text:p>
      <text:p text:style-name="Standard"><text:s text:c="4"/>tempoMedio: dados.tempoMedio,</text:p>
      <text:p text:style-name="Standard"><text:s text:c="4"/>buffUsadoCorretamente: dados.buffOK,</text:p>
      <text:p text:style-name="Standard"><text:s text:c="4"/>danoRecebido: dados.danoRecebido,</text:p>
      <text:p text:style-name="Standard"><text:s text:c="4"/>cristaisColetados: dados.cristaisColetados,</text:p>
      <text:p text:style-name="Standard"><text:s text:c="4"/>cristaisNecessarios: dados.cristaisNecessarios,</text:p>
      <text:p text:style-name="Standard"><text:s text:c="4"/>filhote: dados.filhote || null,</text:p>
      <text:p text:style-name="Standard"><text:s text:c="4"/>tempoEntrega: dados.tempoEntrega,</text:p>
      <text:p text:style-name="Standard"><text:s text:c="4"/>tempoMedioEntrega: dados.tempoMedioEntrega</text:p>
      <text:p text:style-name="Standard"><text:s text:c="2"/>};</text:p>
      <text:p text:style-name="Standard"><text:s text:c="2"/></text:p>
      <text:p text:style-name="Standard"><text:soft-page-break/><text:s text:c="2"/>exibirFala("huntComplete", contexto);</text:p>
      <text:p text:style-name="Standard">});</text:p>
      <text:p text:style-name="Standard"/>
      <text:p text:style-name="Standard">function mostrarNaUI(texto) {</text:p>
      <text:p text:style-name="Standard"><text:s text:c="2"/>// Aqui entra a lógica da UI — pode ser uma caixa de diálogo, balão acima do NPC, etc.</text:p>
      <text:p text:style-name="Standard"><text:s text:c="2"/>console.log(`NPC diz: ${texto}`);</text:p>
      <text:p text:style-name="Standard">}</text:p>
      <text:h text:style-name="Heading_20_3" text:outline-level="3">🔹 Pontos‑chave para web:</text:h>
      <text:list text:continue-numbering="true" text:style-name="WWNum1">
        <text:list-item>
          <text:p text:style-name="P3">Contexto: é o pacote de dados que seu front vai receber do jogo/servidor ao final de cada evento.</text:p>
        </text:list-item>
        <text:list-item>
          <text:p text:style-name="P3">Condicoes: são funções puras que avaliam se aquela fala deve ser usada.</text:p>
        </text:list-item>
        <text:list-item>
          <text:p text:style-name="P3">mostrarNaUI: você pluga no sistema de HUD/diálogo que já tiver (caixa, balão, overlay).</text:p>
        </text:list-item>
      </text:list>
      <text:p text:style-name="Standard">💡 A grande vantagem desse formato é que o mesmo JSON/array de falas que definimos também serve para localização: basta trocar o campo texto por traduções sem alterar o código.</text:p>
      <text:p text:style-name="Standard"/>
      <text:p text:style-name="Standard"/>
      <text:h text:style-name="P6" text:outline-level="2"><text:span text:style-name="Strong_20_Emphasis"><text:span text:style-name="T5">Protocolo de Armazenamento e Uso da Carteira Owner/Tesouro</text:span></text:span></text:h>
      <text:p text:style-name="P7">A carteira <text:span text:style-name="Strong_20_Emphasis">Owner/Tesouro</text:span> concentra as funções administrativas de todos os contratos (ERC‑20, ERC‑1155 e marketplace) e recebe 100% das taxas e receitas do jogo. Para garantir máxima segurança, o acesso e a custódia desta carteira seguem o protocolo abaixo:</text:p>
      <text:h text:style-name="P8" text:outline-level="3"><text:span text:style-name="Strong_20_Emphasis"><text:span text:style-name="T5">Armazenamento</text:span></text:span></text:h>
      <text:list text:style-name="WWNum7">
        <text:list-item>
          <text:p text:style-name="P9"><text:span text:style-name="Strong_20_Emphasis">Keystore (.json)</text:span>: armazenado em pendrive dedicado (cold storage), protegido por senha forte.</text:p>
        </text:list-item>
        <text:list-item>
          <text:p text:style-name="P9"><text:span text:style-name="Strong_20_Emphasis">Seed phrase (24 palavras)</text:span>: registrada em suporte físico (papel resistente ou metal) e mantida em local físico distinto do pendrive.</text:p>
        </text:list-item>
        <text:list-item>
          <text:p text:style-name="P9"><text:span text:style-name="Strong_20_Emphasis">Senha do Keystore</text:span>: guardada separadamente da seed e do pendrive, preferencialmente memorizada ou em backup seguro criptografado.</text:p>
        </text:list-item>
      </text:list>
      <text:h text:style-name="P8" text:outline-level="3"><text:span text:style-name="Strong_20_Emphasis"><text:span text:style-name="T5">Operação</text:span></text:span></text:h>
      <text:list text:style-name="WWNum8">
        <text:list-item>
          <text:p text:style-name="P10">A carteira Owner/Tesouro <text:span text:style-name="Strong_20_Emphasis">nunca é importada permanentemente</text:span> em dispositivos conectados à internet.</text:p>
        </text:list-item>
        <text:list-item>
          <text:p text:style-name="P10">Para qualquer operação:</text:p>
          <text:list>
            <text:list-item>
              <text:p text:style-name="P11">Utilizar PC temporariamente offline para assinar transações.</text:p>
            </text:list-item>
            <text:list-item>
              <text:p text:style-name="P11">Importar o Keystore ou a seed apenas para o tempo necessário.</text:p>
            </text:list-item>
            <text:list-item>
              <text:p text:style-name="P11">Executar a assinatura (deploy, alteração de parâmetros críticos ou movimentação de grandes valores).</text:p>
            </text:list-item>
            <text:list-item>
              <text:p text:style-name="P11">Remover a conta do software de carteira e ejetar o pendrive.</text:p>
            </text:list-item>
            <text:list-item>
              <text:p text:style-name="P11">Reconectar o PC à internet somente após a limpeza.</text:p>
            </text:list-item>
          </text:list>
        </text:list-item>
      </text:list>
      <text:h text:style-name="P8" text:outline-level="3"><text:span text:style-name="Strong_20_Emphasis"><text:span text:style-name="T5">Hot Wallets</text:span></text:span></text:h>
      <text:list text:style-name="WWNum9">
        <text:list-item>
          <text:p text:style-name="P12">Todas as operações diárias e transações comuns do jogo devem ser realizadas por <text:span text:style-name="Strong_20_Emphasis">carteiras operacionais</text:span> (hot wallets) sem permissões administrativas.</text:p>
        </text:list-item>
        <text:list-item>
          <text:p text:style-name="P12">As hot wallets mantêm apenas o saldo necessário para operação imediata.</text:p>
        </text:list-item>
      </text:list>
      <text:h text:style-name="P8" text:outline-level="3"><text:span text:style-name="Strong_20_Emphasis"><text:span text:style-name="T5">Backup &amp; Recuperação</text:span></text:span></text:h>
      <text:list text:style-name="WWNum10">
        <text:list-item>
          <text:p text:style-name="P13">Em caso de perda do pendrive, utilizar a seed phrase para restaurar a carteira em ambiente seguro e gerar novo Keystore.</text:p>
        </text:list-item>
        <text:list-item>
          <text:p text:style-name="P13">Em caso de perda da seed phrase, utilizar o Keystore e senha para recuperar acesso.</text:p>
        </text:list-item>
      </text:list>
      <text:p text:style-name="P7"><text:soft-page-break/><text:span text:style-name="Strong_20_Emphasis">Observação:</text:span> O protocolo é obrigatório para qualquer pessoa que, no futuro, venha a ter acesso administrativo, garantindo a integridade financeira e operacional do ecossistema <text:span text:style-name="Emphasis">Mundo dos Sapos</text:span>.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Cabeçalho_20_e_20_rodapé" style:display-name="Cabeçalho e rodapé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F" style:font-family-generic-asian="system" style:font-pitch-asian="variable" style:font-size-asian="10pt" style:language-asian="en" style:country-asian="US" style:font-name-complex="F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Título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Marcadore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ímbolos_20_de_20_numeração" style:display-name="Símbolos de numeração" style:family="text"/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3-12-23T23:15:00</meta:creation-date>
    <meta:initial-creator>python-docx</meta:initial-creator>
    <dc:description>generated by python-docx</dc:description>
    <dc:language>pt-BR</dc:language>
    <dc:date>2025-08-22T03:31:33</dc:date>
    <meta:editing-cycles>2</meta:editing-cycles>
    <dc:title>Mundo dos Sapos — Documento Organizado</dc:title>
    <meta:editing-duration>PT1M</meta:editing-duration>
    <meta:generator>LibreOffice/25.2.5.2$Windows_X86_64 LibreOffice_project/03d19516eb2e1dd5d4ccd751a0d6f35f35e08022</meta:generator>
    <meta:document-statistic meta:table-count="25" meta:image-count="0" meta:object-count="0" meta:page-count="66" meta:paragraph-count="2650" meta:word-count="15898" meta:character-count="96958" meta:non-whitespace-character-count="83837"/>
    <meta:user-defined meta:name="AppVersion">15.0000</meta:user-defined>
    <meta:template xlink:type="simple" xlink:actuate="onRequest" xlink:title="Normal.dotm" xlink:href=""/>
  </office:meta>
</office:document-meta>
</file>